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ec times First two function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ms/call</text:p>
          </table:table-cell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parallel</text:p>
          </table:table-cell>
          <table:table-cell table:number-columns-repeated="8"/>
          <table:table-cell office:value-type="float" office:value="0.002059297390196" calcext:value-type="float">
            <text:p>0.00205929739019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002044654492157" calcext:value-type="float">
            <text:p>0.002044654492157</text:p>
          </table:table-cell>
          <table:table-cell/>
          <table:table-cell table:formula="of:=AVERAGE([.J5:.J8])" office:value-type="float" office:value="0.002173699669608" calcext:value-type="float">
            <text:p>0.002173699669608</text:p>
          </table:table-cell>
        </table:table-row>
        <table:table-row table:style-name="ro1">
          <table:table-cell office:value-type="float" office:value="61.86" calcext:value-type="float">
            <text:p>61.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020" calcext:value-type="float">
            <text:p>1020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RayMarching::calculateRays(Particle_t*,</text:p>
          </table:table-cell>
          <table:table-cell table:number-columns-repeated="2"/>
          <table:table-cell office:value-type="float" office:value="0.002417147126471" calcext:value-type="float">
            <text:p>0.002417147126471</text:p>
          </table:table-cell>
          <table:table-cell table:number-columns-repeated="2"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1020" calcext:value-type="float">
            <text:p>1020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ayMarching::calculateWeights(Particle_t*,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Inner for parallel (4 th, static schedm ch_sz 1):</text:p>
          </table:table-cell>
          <table:table-cell table:style-name="ce2" table:number-columns-repeated="6"/>
          <table:table-cell table:number-columns-repeated="5"/>
        </table:table-row>
        <table:table-row table:style-name="ro1">
          <table:table-cell table:style-name="ce2" table:number-columns-repeated="7"/>
          <table:table-cell table:number-columns-repeated="5"/>
        </table:table-row>
        <table:table-row table:style-name="ro1">
          <table:table-cell table:style-name="ce2" office:value-type="float" office:value="64.15" calcext:value-type="float">
            <text:p>64.15</text:p>
          </table:table-cell>
          <table:table-cell table:number-columns-repeated="2" table:style-name="ce2" office:value-type="float" office:value="0.34" calcext:value-type="float">
            <text:p>0.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59.03" calcext:value-type="float">
            <text:p>359.03</text:p>
          </table:table-cell>
          <table:table-cell table:style-name="ce2"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table:style-name="ce2" office:value-type="float" office:value="11.32" calcext:value-type="float">
            <text:p>11.3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>
          <table:table-cell table:style-name="ce2" table:number-columns-repeated="7"/>
          <table:table-cell table:number-columns-repeated="5"/>
        </table:table-row>
        <table:table-row table:style-name="ro1">
          <table:table-cell table:style-name="ce2" office:value-type="string" calcext:value-type="string">
            <text:p>Inner for parallel (4 th, static schedm ch_sz 4):</text:p>
          </table:table-cell>
          <table:table-cell table:style-name="ce2" table:number-columns-repeated="6"/>
          <table:table-cell table:number-columns-repeated="5"/>
        </table:table-row>
        <table:table-row table:style-name="ro1">
          <table:table-cell table:style-name="ce2" table:number-columns-repeated="7"/>
          <table:table-cell table:number-columns-repeated="5"/>
        </table:table-row>
        <table:table-row table:style-name="ro1">
          <table:table-cell table:style-name="ce2" office:value-type="float" office:value="54.35" calcext:value-type="float">
            <text:p>54.35</text:p>
          </table:table-cell>
          <table:table-cell table:number-columns-repeated="2" table:style-name="ce2" office:value-type="float" office:value="0.25" calcext:value-type="float">
            <text:p>0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59.49" calcext:value-type="float">
            <text:p>259.49</text:p>
          </table:table-cell>
          <table:table-cell table:style-name="ce2"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table:style-name="ce2" office:value-type="float" office:value="10.87" calcext:value-type="float">
            <text:p>10.87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>
          <table:table-cell table:style-name="ce2" table:number-columns-repeated="7"/>
          <table:table-cell table:number-columns-repeated="5"/>
        </table:table-row>
        <table:table-row table:style-name="ro1">
          <table:table-cell table:style-name="ce2" office:value-type="string" calcext:value-type="string">
            <text:p>Inner for parallel (4 th, static schedm ch_sz 8):</text:p>
          </table:table-cell>
          <table:table-cell table:style-name="ce2" table:number-columns-repeated="6"/>
          <table:table-cell table:number-columns-repeated="5"/>
        </table:table-row>
        <table:table-row table:style-name="ro1">
          <table:table-cell table:style-name="ce2" table:number-columns-repeated="7"/>
          <table:table-cell table:number-columns-repeated="5"/>
        </table:table-row>
        <table:table-row table:style-name="ro1">
          <table:table-cell table:style-name="ce2" office:value-type="float" office:value="61.54" calcext:value-type="float">
            <text:p>61.54</text:p>
          </table:table-cell>
          <table:table-cell table:number-columns-repeated="2" table:style-name="ce2" office:value-type="float" office:value="0.24" calcext:value-type="float">
            <text:p>0.2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table:style-name="ce2" office:value-type="float" office:value="10.26" calcext:value-type="float">
            <text:p>10.26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580" calcext:value-type="float">
            <text:p>580</text:p>
          </table:table-cell>
          <table:table-cell table:number-columns-repeated="2" table:style-name="ce2" office:value-type="float" office:value="0.07" calcext:value-type="float">
            <text:p>0.07</text:p>
          </table:table-cell>
          <table:table-cell table:style-name="ce2"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>
          <table:table-cell table:style-name="ce2" table:number-columns-repeated="7"/>
          <table:table-cell table:number-columns-repeated="5"/>
        </table:table-row>
        <table:table-row table:style-name="ro1">
          <table:table-cell table:style-name="ce2" office:value-type="string" calcext:value-type="string">
            <text:p>Inner for parallel (4 th, static schedm ch_sz 1, unroll 4):</text:p>
          </table:table-cell>
          <table:table-cell table:style-name="ce2" table:number-columns-repeated="6"/>
          <table:table-cell table:number-columns-repeated="5"/>
        </table:table-row>
        <table:table-row table:style-name="ro1">
          <table:table-cell table:style-name="ce2" table:number-columns-repeated="7"/>
          <table:table-cell table:number-columns-repeated="5"/>
        </table:table-row>
        <table:table-row table:style-name="ro1">
          <table:table-cell table:style-name="ce2" office:value-type="float" office:value="62.3" calcext:value-type="float">
            <text:p>62.3</text:p>
          </table:table-cell>
          <table:table-cell table:number-columns-repeated="2" table:style-name="ce2" office:value-type="float" office:value="0.38" calcext:value-type="float">
            <text:p>0.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18.9" calcext:value-type="float">
            <text:p>418.9</text:p>
          </table:table-cell>
          <table:table-cell table:style-name="ce2"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table:style-name="ce2" office:value-type="float" office:value="11.48" calcext:value-type="float">
            <text:p>11.48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319" calcext:value-type="float">
            <text:p>319</text:p>
          </table:table-cell>
          <table:table-cell table:number-columns-repeated="2" table:style-name="ce2" office:value-type="float" office:value="0.22" calcext:value-type="float">
            <text:p>0.22</text:p>
          </table:table-cell>
          <table:table-cell table:style-name="ce2"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>
          <table:table-cell table:style-name="ce2" table:number-columns-repeated="7"/>
          <table:table-cell table:number-columns-repeated="5"/>
        </table:table-row>
        <table:table-row table:style-name="ro1">
          <table:table-cell table:style-name="ce2" office:value-type="string" calcext:value-type="string">
            <text:p>Inner for parallel (8 th, static schedm ch_sz 1):</text:p>
          </table:table-cell>
          <table:table-cell table:style-name="ce2" table:number-columns-repeated="6"/>
          <table:table-cell table:number-columns-repeated="5"/>
        </table:table-row>
        <table:table-row table:style-name="ro1">
          <table:table-cell table:style-name="ce2" table:number-columns-repeated="7"/>
          <table:table-cell table:number-columns-repeated="5"/>
        </table:table-row>
        <table:table-row table:style-name="ro1">
          <table:table-cell table:style-name="ce2" office:value-type="float" office:value="68.75" calcext:value-type="float">
            <text:p>68.75</text:p>
          </table:table-cell>
          <table:table-cell table:number-columns-repeated="2" table:style-name="ce2" office:value-type="float" office:value="0.88" calcext:value-type="float">
            <text:p>0.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80.01" calcext:value-type="float">
            <text:p>880.01</text:p>
          </table:table-cell>
          <table:table-cell table:style-name="ce2" office:value-type="float" office:value="899.81" calcext:value-type="float">
            <text:p>899.81</text:p>
          </table:table-cell>
          <table:table-cell table:style-name="ce2"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table:style-name="ce2" office:value-type="float" office:value="6.25" calcext:value-type="float">
            <text:p>6.25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RayMarching::calculateWeights(Particle_t*,</text:p>
          </table:table-cell>
          <table:table-cell table:number-columns-repeated="5"/>
        </table:table-row>
        <table:table-row table:style-name="ro1">
          <table:table-cell table:style-name="ce2" table:number-columns-repeated="7"/>
          <table:table-cell table:number-columns-repeated="5"/>
        </table:table-row>
        <table:table-row table:style-name="ro1">
          <table:table-cell table:style-name="ce2" office:value-type="string" calcext:value-type="string">
            <text:p>Inner for parallel (4 th, static schedm ch_sz 1, critical section):</text:p>
          </table:table-cell>
          <table:table-cell table:style-name="ce2" table:number-columns-repeated="6"/>
          <table:table-cell table:number-columns-repeated="5"/>
        </table:table-row>
        <table:table-row table:style-name="ro1">
          <table:table-cell table:style-name="ce2" table:number-columns-repeated="7"/>
          <table:table-cell table:number-columns-repeated="5"/>
        </table:table-row>
        <table:table-row table:style-name="ro1">
          <table:table-cell table:style-name="ce2" office:value-type="float" office:value="63.24" calcext:value-type="float">
            <text:p>63.24</text:p>
          </table:table-cell>
          <table:table-cell table:number-columns-repeated="2" table:style-name="ce2" office:value-type="float" office:value="0.43" calcext:value-type="float">
            <text:p>0.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0.01" calcext:value-type="float">
            <text:p>430.01</text:p>
          </table:table-cell>
          <table:table-cell table:style-name="ce2" office:value-type="float" office:value="468.8" calcext:value-type="float">
            <text:p>468.8</text:p>
          </table:table-cell>
          <table:table-cell table:style-name="ce2"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table:style-name="ce2" office:value-type="float" office:value="10.29" calcext:value-type="float">
            <text:p>10.2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53" calcext:value-type="float">
            <text:p>853</text:p>
          </table:table-cell>
          <table:table-cell table:number-columns-repeated="2" table:style-name="ce2" office:value-type="float" office:value="0.08" calcext:value-type="float">
            <text:p>0.08</text:p>
          </table:table-cell>
          <table:table-cell table:style-name="ce2"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ith bigger chunk size, too much lag and no improvem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nermost loop schedule dynamic has no sense, n° of iterations is fixed (N_RAYS_DS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nermost loop schedule dynamic and guided presents segfaul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uter for parallel (4 th, static schedm ch_sz 1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0.21" calcext:value-type="float">
            <text:p>70.21</text:p>
          </table:table-cell>
          <table:table-cell table:number-columns-repeated="2" office:value-type="float" office:value="1.32" calcext:value-type="float">
            <text:p>1.32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2"/>
          <table:table-cell office:value-type="float" office:value="0.006490806966667" calcext:value-type="float">
            <text:p>0.006490806966667</text:p>
          </table:table-cell>
          <table:table-cell table:number-columns-repeated="2"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1.44" calcext:value-type="float">
            <text:p>1.44</text:p>
          </table:table-cell>
          <table:table-cell office:value-type="float" office:value="0.12" calcext:value-type="float">
            <text:p>0.12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2"/>
          <table:table-cell office:value-type="float" office:value="0.005936140961765" calcext:value-type="float">
            <text:p>0.005936140961765</text:p>
          </table:table-cell>
          <table:table-cell/>
          <table:table-cell table:formula="of:=AVERAGE([.J46:.J48])" office:value-type="float" office:value="0.00652270466568633" calcext:value-type="float">
            <text:p>0.006522704665686</text:p>
          </table:table-cell>
        </table:table-row>
        <table:table-row table:style-name="ro1">
          <table:table-cell table:number-columns-repeated="9"/>
          <table:table-cell office:value-type="float" office:value="0.007141166068627" calcext:value-type="float">
            <text:p>0.007141166068627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uter for parallel (4 th, static schedm ch_sz 4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6.76" calcext:value-type="float">
            <text:p>76.76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.94" calcext:value-type="float">
            <text:p>1.94</text:p>
          </table:table-cell>
          <table:table-cell office:value-type="float" office:value="0.09" calcext:value-type="float">
            <text:p>0.09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Outer for parallel (4 th, static schedm ch_sz 8):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Outer for parallel (4 th, static sched ch_sz n_particles/n_threads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3.33" calcext:value-type="float">
            <text:p>73.33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.14" calcext:value-type="float">
            <text:p>1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_GLOBAL__sub_I__ZN14ParticleFilter9wayToSortE10Particle_tS0_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Outer for parallel (4 th, dynamic sched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1.08" calcext:value-type="float">
            <text:p>71.08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.88" calcext:value-type="float">
            <text:p>1.88</text:p>
          </table:table-cell>
          <table:table-cell office:value-type="float" office:value="0.16" calcext:value-type="float">
            <text:p>0.16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Outer for parallel (4 th, guided sched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0.82" calcext:value-type="float">
            <text:p>80.82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2.11" calcext:value-type="float">
            <text:p>2.11</text:p>
          </table:table-cell>
          <table:table-cell office:value-type="float" office:value="0.13" calcext:value-type="float">
            <text:p>0.13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Outer for parallel (8 th, static schedm ch_sz 1):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Outer for parallel (4 th, static sched ch_sz 1, collapse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3.27" calcext:value-type="float">
            <text:p>73.27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.69" calcext:value-type="float">
            <text:p>1.69</text:p>
          </table:table-cell>
          <table:table-cell office:value-type="float" office:value="0.1" calcext:value-type="float">
            <text:p>0.1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Outer for parallel (4 th, dynamic sched, collapse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2.31" calcext:value-type="float">
            <text:p>2.31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0.09" calcext:value-type="float">
            <text:p>0.09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Outer for parallel (4 th, guided sched, collapse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3.42" calcext:value-type="float">
            <text:p>73.42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.6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1.75" calcext:value-type="float">
            <text:p>1.75</text:p>
          </table:table-cell>
          <table:table-cell office:value-type="float" office:value="0.12" calcext:value-type="float">
            <text:p>0.12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Outer for parallel (4 th, static sched ch_sz n_particles/n_threads, collapse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6.11" calcext:value-type="float">
            <text:p>66.11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0.09" calcext:value-type="float">
            <text:p>0.09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 table:number-rows-repeated="62">
          <table:table-cell table:number-columns-repeated="12"/>
        </table:table-row>
        <table:table-row table:style-name="ro1">
          <table:table-cell office:value-type="string" calcext:value-type="string">
            <text:p>Outer for parallel (4 th, static sched ch_sz 4, collapse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0.68" calcext:value-type="float">
            <text:p>70.6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52" calcext:value-type="float">
            <text:p>1.52</text:p>
          </table:table-cell>
          <table:table-cell office:value-type="float" office:value="0.17" calcext:value-type="float">
            <text:p>0.17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uter for parallel (4 th, static sched ch_sz 8, collapse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1.61" calcext:value-type="float">
            <text:p>71.61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.25" calcext:value-type="float">
            <text:p>1.25</text:p>
          </table:table-cell>
          <table:table-cell office:value-type="float" office:value="0.09" calcext:value-type="float">
            <text:p>0.09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uter for parallel (8 th, static sched ch_sz 1, collapse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4.39" calcext:value-type="float">
            <text:p>74.39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.34" calcext:value-type="float">
            <text:p>1.34</text:p>
          </table:table-cell>
          <table:table-cell office:value-type="float" office:value="0.12" calcext:value-type="float">
            <text:p>0.12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uter for parallel (4 th, static schedm ch_sz 1, firstprivate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2.73" calcext:value-type="float">
            <text:p>72.73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1.4" calcext:value-type="float">
            <text:p>1.4</text:p>
          </table:table-cell>
          <table:table-cell office:value-type="float" office:value="0.12" calcext:value-type="float">
            <text:p>0.12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uter for parallel (4 th, static schedm ch_sz 1, firstprivate, collapse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2.32" calcext:value-type="float">
            <text:p>72.32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.37" calcext:value-type="float">
            <text:p>1.37</text:p>
          </table:table-cell>
          <table:table-cell office:value-type="float" office:value="0.09" calcext:value-type="float">
            <text:p>0.09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uter for parallel (8 th, static schedm ch_sz 1, firstprivate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4.02" calcext:value-type="float">
            <text:p>74.02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.63" calcext:value-type="float">
            <text:p>1.63</text:p>
          </table:table-cell>
          <table:table-cell office:value-type="float" office:value="0.12" calcext:value-type="float">
            <text:p>0.12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uter for parallel (8 th, static schedm ch_sz 1, firstprivate, collapse)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4.16" calcext:value-type="float">
            <text:p>74.16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_GLOBAL__sub_I__ZN11RayMarching4initEbb</text:p>
          </table:table-cell>
          <table:table-cell table:number-columns-repeated="5"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.74" calcext:value-type="float">
            <text:p>1.74</text:p>
          </table:table-cell>
          <table:table-cell office:value-type="float" office:value="0.19" calcext:value-type="float">
            <text:p>0.19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3113" calcext:value-type="float">
            <text:p>0.002531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164" calcext:value-type="float">
            <text:p>0.002701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3072" calcext:value-type="float">
            <text:p>0.002430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304" calcext:value-type="float">
            <text:p>0.002603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1238" calcext:value-type="float">
            <text:p>0.002512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91" calcext:value-type="float">
            <text:p>0.00268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549" calcext:value-type="float">
            <text:p>0.002685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7854" calcext:value-type="float">
            <text:p>0.002478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4209" calcext:value-type="float">
            <text:p>0.003842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6975" calcext:value-type="float">
            <text:p>0.003169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518" calcext:value-type="float">
            <text:p>0.002805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9504" calcext:value-type="float">
            <text:p>0.002595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5354" calcext:value-type="float">
            <text:p>0.002953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621" calcext:value-type="float">
            <text:p>0.00296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2364" calcext:value-type="float">
            <text:p>0.003023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4344" calcext:value-type="float">
            <text:p>0.003643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0129" calcext:value-type="float">
            <text:p>0.003001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1844" calcext:value-type="float">
            <text:p>0.002818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6633" calcext:value-type="float">
            <text:p>0.004866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8066" calcext:value-type="float">
            <text:p>0.003780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134" calcext:value-type="float">
            <text:p>0.00281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944" calcext:value-type="float">
            <text:p>0.002869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959" calcext:value-type="float">
            <text:p>0.002779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34" calcext:value-type="float">
            <text:p>0.00286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4137" calcext:value-type="float">
            <text:p>0.003141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2388" calcext:value-type="float">
            <text:p>0.002923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676" calcext:value-type="float">
            <text:p>0.00261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684" calcext:value-type="float">
            <text:p>0.002606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4411" calcext:value-type="float">
            <text:p>0.003044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207" calcext:value-type="float">
            <text:p>0.002912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842" calcext:value-type="float">
            <text:p>0.002878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7413" calcext:value-type="float">
            <text:p>0.003274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928" calcext:value-type="float">
            <text:p>0.00299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001" calcext:value-type="float">
            <text:p>0.002860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207" calcext:value-type="float">
            <text:p>0.002902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1951" calcext:value-type="float">
            <text:p>0.004619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3104" calcext:value-type="float">
            <text:p>0.003131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097" calcext:value-type="float">
            <text:p>0.002850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352" calcext:value-type="float">
            <text:p>0.002793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066" calcext:value-type="float">
            <text:p>0.002860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8854" calcext:value-type="float">
            <text:p>0.002988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987" calcext:value-type="float">
            <text:p>0.002869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1855" calcext:value-type="float">
            <text:p>0.002818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9065" calcext:value-type="float">
            <text:p>0.003090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4287" calcext:value-type="float">
            <text:p>0.003342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163" calcext:value-type="float">
            <text:p>0.002881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367" calcext:value-type="float">
            <text:p>0.002853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328" calcext:value-type="float">
            <text:p>0.002603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8428" calcext:value-type="float">
            <text:p>0.002884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616" calcext:value-type="float">
            <text:p>0.002906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9953" calcext:value-type="float">
            <text:p>0.003099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338" calcext:value-type="float">
            <text:p>0.002773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2296" calcext:value-type="float">
            <text:p>0.002622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383" calcext:value-type="float">
            <text:p>0.002883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758" calcext:value-type="float">
            <text:p>0.002677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6977" calcext:value-type="float">
            <text:p>0.004069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0276" calcext:value-type="float">
            <text:p>0.0050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344" calcext:value-type="float">
            <text:p>0.003043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0119" calcext:value-type="float">
            <text:p>0.004301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4596" calcext:value-type="float">
            <text:p>0.004845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7636" calcext:value-type="float">
            <text:p>0.003476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1473" calcext:value-type="float">
            <text:p>0.003014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298" calcext:value-type="float">
            <text:p>0.002692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311" calcext:value-type="float">
            <text:p>0.002743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4478" calcext:value-type="float">
            <text:p>0.003744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023" calcext:value-type="float">
            <text:p>0.002880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271" calcext:value-type="float">
            <text:p>0.002882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578" calcext:value-type="float">
            <text:p>0.002665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8524" calcext:value-type="float">
            <text:p>0.002885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449" calcext:value-type="float">
            <text:p>0.002804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996" calcext:value-type="float">
            <text:p>0.002789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8492" calcext:value-type="float">
            <text:p>0.004584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9082" calcext:value-type="float">
            <text:p>0.002790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4811" calcext:value-type="float">
            <text:p>0.002948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1972" calcext:value-type="float">
            <text:p>0.003119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039" calcext:value-type="float">
            <text:p>0.002630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8328" calcext:value-type="float">
            <text:p>0.003183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1228" calcext:value-type="float">
            <text:p>0.004012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799" calcext:value-type="float">
            <text:p>0.002797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599" calcext:value-type="float">
            <text:p>0.00255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7975" calcext:value-type="float">
            <text:p>0.002979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3214" calcext:value-type="float">
            <text:p>0.003232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075" calcext:value-type="float">
            <text:p>0.002630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434" calcext:value-type="float">
            <text:p>0.002704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9753" calcext:value-type="float">
            <text:p>0.004997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3392" calcext:value-type="float">
            <text:p>0.004433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787" calcext:value-type="float">
            <text:p>0.002917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2759" calcext:value-type="float">
            <text:p>0.002727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0251" calcext:value-type="float">
            <text:p>0.004202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6412" calcext:value-type="float">
            <text:p>0.002964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732" calcext:value-type="float">
            <text:p>0.002787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9049" calcext:value-type="float">
            <text:p>0.003590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0594" calcext:value-type="float">
            <text:p>0.002905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3069" calcext:value-type="float">
            <text:p>0.003230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4" calcext:value-type="float">
            <text:p>0.0026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939" calcext:value-type="float">
            <text:p>0.002749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126" calcext:value-type="float">
            <text:p>0.00291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8209" calcext:value-type="float">
            <text:p>0.003082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0878" calcext:value-type="float">
            <text:p>0.005408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232" calcext:value-type="float">
            <text:p>0.002792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48674" calcext:value-type="float">
            <text:p>0.005486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5976" calcext:value-type="float">
            <text:p>0.003059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578" calcext:value-type="float">
            <text:p>0.002825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352" calcext:value-type="float">
            <text:p>0.002913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1936" calcext:value-type="float">
            <text:p>0.002719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117" calcext:value-type="float">
            <text:p>0.002801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09" calcext:value-type="float">
            <text:p>0.00289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46" calcext:value-type="float">
            <text:p>0.00285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2813" calcext:value-type="float">
            <text:p>0.003228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1276" calcext:value-type="float">
            <text:p>0.00371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23" calcext:value-type="float">
            <text:p>0.00279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6858" calcext:value-type="float">
            <text:p>0.002768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0518" calcext:value-type="float">
            <text:p>0.00505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1777" calcext:value-type="float">
            <text:p>0.004517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6652" calcext:value-type="float">
            <text:p>0.002766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242" calcext:value-type="float">
            <text:p>0.002802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0213" calcext:value-type="float">
            <text:p>0.002902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5594" calcext:value-type="float">
            <text:p>0.002955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2742" calcext:value-type="float">
            <text:p>0.002927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558" calcext:value-type="float">
            <text:p>0.002665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7273" calcext:value-type="float">
            <text:p>0.004472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4857" calcext:value-type="float">
            <text:p>0.003948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736" calcext:value-type="float">
            <text:p>0.002877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928" calcext:value-type="float">
            <text:p>0.002759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2787" calcext:value-type="float">
            <text:p>0.002927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3535" calcext:value-type="float">
            <text:p>0.004435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81" calcext:value-type="float">
            <text:p>0.00263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753" calcext:value-type="float">
            <text:p>0.002717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47667" calcext:value-type="float">
            <text:p>0.005476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608" calcext:value-type="float">
            <text:p>0.002906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762" calcext:value-type="float">
            <text:p>0.002717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278" calcext:value-type="float">
            <text:p>0.002642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6025" calcext:value-type="float">
            <text:p>0.003060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221" calcext:value-type="float">
            <text:p>0.002802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672" calcext:value-type="float">
            <text:p>0.002716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3901" calcext:value-type="float">
            <text:p>0.002839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3094" calcext:value-type="float">
            <text:p>0.004130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7604" calcext:value-type="float">
            <text:p>0.003176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954" calcext:value-type="float">
            <text:p>0.002829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7508" calcext:value-type="float">
            <text:p>0.002575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784" calcext:value-type="float">
            <text:p>0.00457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023" calcext:value-type="float">
            <text:p>0.002820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6019" calcext:value-type="float">
            <text:p>0.002960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1762" calcext:value-type="float">
            <text:p>0.002817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68638" calcext:value-type="float">
            <text:p>0.004686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9437" calcext:value-type="float">
            <text:p>0.002994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541" calcext:value-type="float">
            <text:p>0.002615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9043" calcext:value-type="float">
            <text:p>0.004390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3328" calcext:value-type="float">
            <text:p>0.002933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5799" calcext:value-type="float">
            <text:p>0.002957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649" calcext:value-type="float">
            <text:p>0.002806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623" calcext:value-type="float">
            <text:p>0.002636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477" calcext:value-type="float">
            <text:p>0.00314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5279" calcext:value-type="float">
            <text:p>0.003052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4674" calcext:value-type="float">
            <text:p>0.003446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446" calcext:value-type="float">
            <text:p>0.002714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4224" calcext:value-type="float">
            <text:p>0.004942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924" calcext:value-type="float">
            <text:p>0.002889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4297" calcext:value-type="float">
            <text:p>0.004242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535" calcext:value-type="float">
            <text:p>0.002865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6297" calcext:value-type="float">
            <text:p>0.003062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193" calcext:value-type="float">
            <text:p>0.003041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0483" calcext:value-type="float">
            <text:p>0.004404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3627" calcext:value-type="float">
            <text:p>0.003036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4486" calcext:value-type="float">
            <text:p>0.002944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501" calcext:value-type="float">
            <text:p>0.00315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276" calcext:value-type="float">
            <text:p>0.00284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7717" calcext:value-type="float">
            <text:p>0.004277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8104" calcext:value-type="float">
            <text:p>0.002981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8696" calcext:value-type="float">
            <text:p>0.003386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8858" calcext:value-type="float">
            <text:p>0.003288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9271" calcext:value-type="float">
            <text:p>0.002992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7948" calcext:value-type="float">
            <text:p>0.003279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6012" calcext:value-type="float">
            <text:p>0.003660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651" calcext:value-type="float">
            <text:p>0.002856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022" calcext:value-type="float">
            <text:p>0.002600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4182" calcext:value-type="float">
            <text:p>0.003841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067" calcext:value-type="float">
            <text:p>0.002910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224" calcext:value-type="float">
            <text:p>0.002862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4969" calcext:value-type="float">
            <text:p>0.003449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396" calcext:value-type="float">
            <text:p>0.00293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1422" calcext:value-type="float">
            <text:p>0.003014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135" calcext:value-type="float">
            <text:p>0.002671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639" calcext:value-type="float">
            <text:p>0.002896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4971" calcext:value-type="float">
            <text:p>0.002849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779" calcext:value-type="float">
            <text:p>0.002897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847" calcext:value-type="float">
            <text:p>0.002638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077" calcext:value-type="float">
            <text:p>0.002660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1998" calcext:value-type="float">
            <text:p>0.002919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4695" calcext:value-type="float">
            <text:p>0.002946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234" calcext:value-type="float">
            <text:p>0.002642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795" calcext:value-type="float">
            <text:p>0.002797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5906" calcext:value-type="float">
            <text:p>0.003559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2575" calcext:value-type="float">
            <text:p>0.003225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4045" calcext:value-type="float">
            <text:p>0.003540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762" calcext:value-type="float">
            <text:p>0.002847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5368" calcext:value-type="float">
            <text:p>0.003653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2158" calcext:value-type="float">
            <text:p>0.003021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912" calcext:value-type="float">
            <text:p>0.002899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326" calcext:value-type="float">
            <text:p>0.00623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10607" calcext:value-type="float">
            <text:p>0.005106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327" calcext:value-type="float">
            <text:p>0.002893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6596" calcext:value-type="float">
            <text:p>0.002765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7541" calcext:value-type="float">
            <text:p>0.006175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6123" calcext:value-type="float">
            <text:p>0.002861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26" calcext:value-type="float">
            <text:p>0.00285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5138" calcext:value-type="float">
            <text:p>0.002651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525" calcext:value-type="float">
            <text:p>0.002785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5851" calcext:value-type="float">
            <text:p>0.002858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785" calcext:value-type="float">
            <text:p>0.002897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88" calcext:value-type="float">
            <text:p>0.00261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683" calcext:value-type="float">
            <text:p>0.003046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6513" calcext:value-type="float">
            <text:p>0.004765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208" calcext:value-type="float">
            <text:p>0.002752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5059" calcext:value-type="float">
            <text:p>0.002950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629" calcext:value-type="float">
            <text:p>0.002806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2914" calcext:value-type="float">
            <text:p>0.003329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8" calcext:value-type="float">
            <text:p>0.0028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9201" calcext:value-type="float">
            <text:p>0.004392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9992" calcext:value-type="float">
            <text:p>0.002999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3476" calcext:value-type="float">
            <text:p>0.002734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2565" calcext:value-type="float">
            <text:p>0.003625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953" calcext:value-type="float">
            <text:p>0.002679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195" calcext:value-type="float">
            <text:p>0.002631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8584" calcext:value-type="float">
            <text:p>0.002885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214" calcext:value-type="float">
            <text:p>0.00402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042" calcext:value-type="float">
            <text:p>0.002780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8644" calcext:value-type="float">
            <text:p>0.002986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061" calcext:value-type="float">
            <text:p>0.00340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612" calcext:value-type="float">
            <text:p>0.003046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8239" calcext:value-type="float">
            <text:p>0.003882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928" calcext:value-type="float">
            <text:p>0.00299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8841" calcext:value-type="float">
            <text:p>0.002888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881" calcext:value-type="float">
            <text:p>0.002898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936" calcext:value-type="float">
            <text:p>0.00309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6885" calcext:value-type="float">
            <text:p>0.003168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0567" calcext:value-type="float">
            <text:p>0.002805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7341" calcext:value-type="float">
            <text:p>0.002973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269" calcext:value-type="float">
            <text:p>0.002602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3602" calcext:value-type="float">
            <text:p>0.002936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3112" calcext:value-type="float">
            <text:p>0.002831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4884" calcext:value-type="float">
            <text:p>0.002948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049" calcext:value-type="float">
            <text:p>0.002640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275" calcext:value-type="float">
            <text:p>0.002732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017" calcext:value-type="float">
            <text:p>0.00290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931" calcext:value-type="float">
            <text:p>0.002919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5718" calcext:value-type="float">
            <text:p>0.002657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221" calcext:value-type="float">
            <text:p>0.002662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5137" calcext:value-type="float">
            <text:p>0.003151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779" calcext:value-type="float">
            <text:p>0.002887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646" calcext:value-type="float">
            <text:p>0.002906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667" calcext:value-type="float">
            <text:p>0.00306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6522" calcext:value-type="float">
            <text:p>0.002765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781" calcext:value-type="float">
            <text:p>0.002877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4704" calcext:value-type="float">
            <text:p>0.002947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0675" calcext:value-type="float">
            <text:p>0.004506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69183" calcext:value-type="float">
            <text:p>0.007691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582" calcext:value-type="float">
            <text:p>0.002875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04" calcext:value-type="float">
            <text:p>0.00266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736" calcext:value-type="float">
            <text:p>0.002827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8492" calcext:value-type="float">
            <text:p>0.003884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732" calcext:value-type="float">
            <text:p>0.002887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269" calcext:value-type="float">
            <text:p>0.002792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042" calcext:value-type="float">
            <text:p>0.002610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0411" calcext:value-type="float">
            <text:p>0.003004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467" calcext:value-type="float">
            <text:p>0.002904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683" calcext:value-type="float">
            <text:p>0.002686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201" calcext:value-type="float">
            <text:p>0.002712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68731" calcext:value-type="float">
            <text:p>0.004687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532" calcext:value-type="float">
            <text:p>0.002745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6116" calcext:value-type="float">
            <text:p>0.004061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26" calcext:value-type="float">
            <text:p>0.0029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4667" calcext:value-type="float">
            <text:p>0.002846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538" calcext:value-type="float">
            <text:p>0.002895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716" calcext:value-type="float">
            <text:p>0.002747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21" calcext:value-type="float">
            <text:p>0.00273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962" calcext:value-type="float">
            <text:p>0.00299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1314" calcext:value-type="float">
            <text:p>0.004713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66" calcext:value-type="float">
            <text:p>0.00285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214" calcext:value-type="float">
            <text:p>0.002612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0835" calcext:value-type="float">
            <text:p>0.002908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809" calcext:value-type="float">
            <text:p>0.00488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687" calcext:value-type="float">
            <text:p>0.002876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8166" calcext:value-type="float">
            <text:p>0.002581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2969" calcext:value-type="float">
            <text:p>0.002829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7218" calcext:value-type="float">
            <text:p>0.003872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337" calcext:value-type="float">
            <text:p>0.002743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616" calcext:value-type="float">
            <text:p>0.00276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3121" calcext:value-type="float">
            <text:p>0.004831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396" calcext:value-type="float">
            <text:p>0.002803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4297" calcext:value-type="float">
            <text:p>0.002942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3913" calcext:value-type="float">
            <text:p>0.003239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6461" calcext:value-type="float">
            <text:p>0.002764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087" calcext:value-type="float">
            <text:p>0.002890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4882" calcext:value-type="float">
            <text:p>0.003148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4233" calcext:value-type="float">
            <text:p>0.004042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36113" calcext:value-type="float">
            <text:p>0.004361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5244" calcext:value-type="float">
            <text:p>0.005852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673" calcext:value-type="float">
            <text:p>0.002706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88" calcext:value-type="float">
            <text:p>0.00268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7104" calcext:value-type="float">
            <text:p>0.004071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3766" calcext:value-type="float">
            <text:p>0.002937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603" calcext:value-type="float">
            <text:p>0.002636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6017" calcext:value-type="float">
            <text:p>0.002760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5623" calcext:value-type="float">
            <text:p>0.004556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7579" calcext:value-type="float">
            <text:p>0.004275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387" calcext:value-type="float">
            <text:p>0.002823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3671" calcext:value-type="float">
            <text:p>0.002836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1953" calcext:value-type="float">
            <text:p>0.003119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0979" calcext:value-type="float">
            <text:p>0.004809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528" calcext:value-type="float">
            <text:p>0.002775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5273" calcext:value-type="float">
            <text:p>0.004552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0209" calcext:value-type="float">
            <text:p>0.002902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939" calcext:value-type="float">
            <text:p>0.00419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564" calcext:value-type="float">
            <text:p>0.002605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2938" calcext:value-type="float">
            <text:p>0.002729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5002" calcext:value-type="float">
            <text:p>0.003050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5561" calcext:value-type="float">
            <text:p>0.004955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167" calcext:value-type="float">
            <text:p>0.002861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081" calcext:value-type="float">
            <text:p>0.002740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6605" calcext:value-type="float">
            <text:p>0.002866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572" calcext:value-type="float">
            <text:p>0.002845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2778" calcext:value-type="float">
            <text:p>0.002927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613" calcext:value-type="float">
            <text:p>0.002716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7003" calcext:value-type="float">
            <text:p>0.002970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1544" calcext:value-type="float">
            <text:p>0.003215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218" calcext:value-type="float">
            <text:p>0.002902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5953" calcext:value-type="float">
            <text:p>0.003059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65762" calcext:value-type="float">
            <text:p>0.004657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579" calcext:value-type="float">
            <text:p>0.002915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962" calcext:value-type="float">
            <text:p>0.002789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086" calcext:value-type="float">
            <text:p>0.002730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5843" calcext:value-type="float">
            <text:p>0.002758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129" calcext:value-type="float">
            <text:p>0.002911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3988" calcext:value-type="float">
            <text:p>0.002939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286" calcext:value-type="float">
            <text:p>0.002712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87064" calcext:value-type="float">
            <text:p>0.009870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1995" calcext:value-type="float">
            <text:p>0.003019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2474" calcext:value-type="float">
            <text:p>0.003524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888" calcext:value-type="float">
            <text:p>0.002668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8" calcext:value-type="float">
            <text:p>0.003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5472" calcext:value-type="float">
            <text:p>0.002554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2637" calcext:value-type="float">
            <text:p>0.004426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5526" calcext:value-type="float">
            <text:p>0.003055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9656" calcext:value-type="float">
            <text:p>0.002896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5698" calcext:value-type="float">
            <text:p>0.002956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4855" calcext:value-type="float">
            <text:p>0.003248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4982" calcext:value-type="float">
            <text:p>0.004549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1156" calcext:value-type="float">
            <text:p>0.002711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247" calcext:value-type="float">
            <text:p>0.002742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719" calcext:value-type="float">
            <text:p>0.002677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953" calcext:value-type="float">
            <text:p>0.002849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0645" calcext:value-type="float">
            <text:p>0.002806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074" calcext:value-type="float">
            <text:p>0.002900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926" calcext:value-type="float">
            <text:p>0.002649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5965" calcext:value-type="float">
            <text:p>0.002559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0155" calcext:value-type="float">
            <text:p>0.002901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651" calcext:value-type="float">
            <text:p>0.002906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931" calcext:value-type="float">
            <text:p>0.002829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649" calcext:value-type="float">
            <text:p>0.002796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8319" calcext:value-type="float">
            <text:p>0.002883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399" calcext:value-type="float">
            <text:p>0.002873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7902" calcext:value-type="float">
            <text:p>0.003479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694" calcext:value-type="float">
            <text:p>0.002896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076" calcext:value-type="float">
            <text:p>0.00280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617" calcext:value-type="float">
            <text:p>0.00386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089" calcext:value-type="float">
            <text:p>0.002790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553" calcext:value-type="float">
            <text:p>0.002795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3676" calcext:value-type="float">
            <text:p>0.00453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9152" calcext:value-type="float">
            <text:p>0.005191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807" calcext:value-type="float">
            <text:p>0.002618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563" calcext:value-type="float">
            <text:p>0.002615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6306" calcext:value-type="float">
            <text:p>0.002863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758" calcext:value-type="float">
            <text:p>0.002877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91" calcext:value-type="float">
            <text:p>0.00261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872" calcext:value-type="float">
            <text:p>0.002648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5458" calcext:value-type="float">
            <text:p>0.004254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3837" calcext:value-type="float">
            <text:p>0.002838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6316" calcext:value-type="float">
            <text:p>0.004463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602" calcext:value-type="float">
            <text:p>0.002666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3131" calcext:value-type="float">
            <text:p>0.004031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94" calcext:value-type="float">
            <text:p>0.00289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058" calcext:value-type="float">
            <text:p>0.00300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418" calcext:value-type="float">
            <text:p>0.002854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9737" calcext:value-type="float">
            <text:p>0.002997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8622" calcext:value-type="float">
            <text:p>0.002986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9082" calcext:value-type="float">
            <text:p>0.004890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42" calcext:value-type="float">
            <text:p>0.00260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0395" calcext:value-type="float">
            <text:p>0.002903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161" calcext:value-type="float">
            <text:p>0.002901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594" calcext:value-type="float">
            <text:p>0.002635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945" calcext:value-type="float">
            <text:p>0.002679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5176" calcext:value-type="float">
            <text:p>0.002951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4848" calcext:value-type="float">
            <text:p>0.003348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3139" calcext:value-type="float">
            <text:p>0.002931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007" calcext:value-type="float">
            <text:p>0.002790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3694" calcext:value-type="float">
            <text:p>0.003636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764" calcext:value-type="float">
            <text:p>0.002677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7088" calcext:value-type="float">
            <text:p>0.002970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6942" calcext:value-type="float">
            <text:p>0.004369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0896" calcext:value-type="float">
            <text:p>0.004408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095" calcext:value-type="float">
            <text:p>0.002700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5644" calcext:value-type="float">
            <text:p>0.004056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6244" calcext:value-type="float">
            <text:p>0.004362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2981" calcext:value-type="float">
            <text:p>0.002929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8849" calcext:value-type="float">
            <text:p>0.002988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61" calcext:value-type="float">
            <text:p>0.00270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2411" calcext:value-type="float">
            <text:p>0.002724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0902" calcext:value-type="float">
            <text:p>0.002809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8985" calcext:value-type="float">
            <text:p>0.003089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474" calcext:value-type="float">
            <text:p>0.002634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818" calcext:value-type="float">
            <text:p>0.002748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1433" calcext:value-type="float">
            <text:p>0.002914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391" calcext:value-type="float">
            <text:p>0.002753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326" calcext:value-type="float">
            <text:p>0.002913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682" calcext:value-type="float">
            <text:p>0.00276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9338" calcext:value-type="float">
            <text:p>0.002893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6068" calcext:value-type="float">
            <text:p>0.002960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5907" calcext:value-type="float">
            <text:p>0.004859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183" calcext:value-type="float">
            <text:p>0.002791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9273" calcext:value-type="float">
            <text:p>0.002992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1001" calcext:value-type="float">
            <text:p>0.003810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743" calcext:value-type="float">
            <text:p>0.002737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572" calcext:value-type="float">
            <text:p>0.002855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9528" calcext:value-type="float">
            <text:p>0.002895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0549" calcext:value-type="float">
            <text:p>0.004705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553" calcext:value-type="float">
            <text:p>0.002845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874" calcext:value-type="float">
            <text:p>0.002748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8791" calcext:value-type="float">
            <text:p>0.002687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042" calcext:value-type="float">
            <text:p>0.002910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5047" calcext:value-type="float">
            <text:p>0.002650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773" calcext:value-type="float">
            <text:p>0.002687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8426" calcext:value-type="float">
            <text:p>0.002784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6575" calcext:value-type="float">
            <text:p>0.003265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4761" calcext:value-type="float">
            <text:p>0.002947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6704" calcext:value-type="float">
            <text:p>0.002767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6431" calcext:value-type="float">
            <text:p>0.002864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6683" calcext:value-type="float">
            <text:p>0.003166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28" calcext:value-type="float">
            <text:p>0.00282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9447" calcext:value-type="float">
            <text:p>0.002994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8571" calcext:value-type="float">
            <text:p>0.002785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5629" calcext:value-type="float">
            <text:p>0.003456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3389" calcext:value-type="float">
            <text:p>0.002933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176" calcext:value-type="float">
            <text:p>0.002891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9173" calcext:value-type="float">
            <text:p>0.002691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4967" calcext:value-type="float">
            <text:p>0.003549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881" calcext:value-type="float">
            <text:p>0.002618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004" calcext:value-type="float">
            <text:p>0.002680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6977" calcext:value-type="float">
            <text:p>0.002569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1635" calcext:value-type="float">
            <text:p>0.003016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716" calcext:value-type="float">
            <text:p>0.002697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4306" calcext:value-type="float">
            <text:p>0.003143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885" calcext:value-type="float">
            <text:p>0.00478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608" calcext:value-type="float">
            <text:p>0.002736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6775" calcext:value-type="float">
            <text:p>0.004967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0091" calcext:value-type="float">
            <text:p>0.004800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8985" calcext:value-type="float">
            <text:p>0.002889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0736" calcext:value-type="float">
            <text:p>0.003007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788" calcext:value-type="float">
            <text:p>0.002747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9616" calcext:value-type="float">
            <text:p>0.004196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5862" calcext:value-type="float">
            <text:p>0.002658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087" calcext:value-type="float">
            <text:p>0.002850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309" calcext:value-type="float">
            <text:p>0.002773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6554" calcext:value-type="float">
            <text:p>0.002565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6806" calcext:value-type="float">
            <text:p>0.002868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705" calcext:value-type="float">
            <text:p>0.002827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493" calcext:value-type="float">
            <text:p>0.002864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024" calcext:value-type="float">
            <text:p>0.002690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6926" calcext:value-type="float">
            <text:p>0.002969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6639" calcext:value-type="float">
            <text:p>0.002766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0617" calcext:value-type="float">
            <text:p>0.005906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1435" calcext:value-type="float">
            <text:p>0.003014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9242" calcext:value-type="float">
            <text:p>0.002792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276" calcext:value-type="float">
            <text:p>0.00279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4241" calcext:value-type="float">
            <text:p>0.004642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509" calcext:value-type="float">
            <text:p>0.002875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9972" calcext:value-type="float">
            <text:p>0.002799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4468" calcext:value-type="float">
            <text:p>0.003844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277" calcext:value-type="float">
            <text:p>0.00285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339" calcext:value-type="float">
            <text:p>0.002643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7607" calcext:value-type="float">
            <text:p>0.002676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2508" calcext:value-type="float">
            <text:p>0.006325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445" calcext:value-type="float">
            <text:p>0.002854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853" calcext:value-type="float">
            <text:p>0.002608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9729" calcext:value-type="float">
            <text:p>0.002897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979" calcext:value-type="float">
            <text:p>0.002849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3347" calcext:value-type="float">
            <text:p>0.002933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633" calcext:value-type="float">
            <text:p>0.002676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9546" calcext:value-type="float">
            <text:p>0.002695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381" calcext:value-type="float">
            <text:p>0.003043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24" calcext:value-type="float">
            <text:p>0.00287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209" calcext:value-type="float">
            <text:p>0.002872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658" calcext:value-type="float">
            <text:p>0.00296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595" calcext:value-type="float">
            <text:p>0.002845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783" calcext:value-type="float">
            <text:p>0.002647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3748" calcext:value-type="float">
            <text:p>0.002837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80289" calcext:value-type="float">
            <text:p>0.007802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0678" calcext:value-type="float">
            <text:p>0.003006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285" calcext:value-type="float">
            <text:p>0.002702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932" calcext:value-type="float">
            <text:p>0.002639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5352" calcext:value-type="float">
            <text:p>0.003053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3274" calcext:value-type="float">
            <text:p>0.003532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497" calcext:value-type="float">
            <text:p>0.002734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6781" calcext:value-type="float">
            <text:p>0.003267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5921" calcext:value-type="float">
            <text:p>0.002759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394" calcext:value-type="float">
            <text:p>0.002863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5365" calcext:value-type="float">
            <text:p>0.002953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963" calcext:value-type="float">
            <text:p>0.002889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685" calcext:value-type="float">
            <text:p>0.00276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2491" calcext:value-type="float">
            <text:p>0.002624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815" calcext:value-type="float">
            <text:p>0.002778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5231" calcext:value-type="float">
            <text:p>0.005852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4239" calcext:value-type="float">
            <text:p>0.003042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988" calcext:value-type="float">
            <text:p>0.002879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034" calcext:value-type="float">
            <text:p>0.002630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197" calcext:value-type="float">
            <text:p>0.002671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486" calcext:value-type="float">
            <text:p>0.00274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3858" calcext:value-type="float">
            <text:p>0.003838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698" calcext:value-type="float">
            <text:p>0.002756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057" calcext:value-type="float">
            <text:p>0.002690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6567" calcext:value-type="float">
            <text:p>0.003365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0451" calcext:value-type="float">
            <text:p>0.004704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979" calcext:value-type="float">
            <text:p>0.002689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44" calcext:value-type="float">
            <text:p>0.00280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5325" calcext:value-type="float">
            <text:p>0.003753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943" calcext:value-type="float">
            <text:p>0.002689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7468" calcext:value-type="float">
            <text:p>0.003274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509" calcext:value-type="float">
            <text:p>0.002865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172" calcext:value-type="float">
            <text:p>0.00411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123" calcext:value-type="float">
            <text:p>0.002781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92" calcext:value-type="float">
            <text:p>0.00264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9301" calcext:value-type="float">
            <text:p>0.002993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1745" calcext:value-type="float">
            <text:p>0.003617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035" calcext:value-type="float">
            <text:p>0.00430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018" calcext:value-type="float">
            <text:p>0.002690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359" calcext:value-type="float">
            <text:p>0.002913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0653" calcext:value-type="float">
            <text:p>0.002706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781" calcext:value-type="float">
            <text:p>0.00407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806" calcext:value-type="float">
            <text:p>0.002618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063" calcext:value-type="float">
            <text:p>0.002710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7108" calcext:value-type="float">
            <text:p>0.003671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5531" calcext:value-type="float">
            <text:p>0.003155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1139" calcext:value-type="float">
            <text:p>0.003811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2774" calcext:value-type="float">
            <text:p>0.002527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36305" calcext:value-type="float">
            <text:p>0.004363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7127" calcext:value-type="float">
            <text:p>0.002971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1304" calcext:value-type="float">
            <text:p>0.003813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718" calcext:value-type="float">
            <text:p>0.002707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8623" calcext:value-type="float">
            <text:p>0.003286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7961" calcext:value-type="float">
            <text:p>0.004779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488" calcext:value-type="float">
            <text:p>0.002804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146" calcext:value-type="float">
            <text:p>0.00281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5995" calcext:value-type="float">
            <text:p>0.003759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332" calcext:value-type="float">
            <text:p>0.00293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359" calcext:value-type="float">
            <text:p>0.002733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978" calcext:value-type="float">
            <text:p>0.002699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9007" calcext:value-type="float">
            <text:p>0.002890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6597" calcext:value-type="float">
            <text:p>0.002565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869" calcext:value-type="float">
            <text:p>0.002908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2141" calcext:value-type="float">
            <text:p>0.002621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304" calcext:value-type="float">
            <text:p>0.0073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5476" calcext:value-type="float">
            <text:p>0.004454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6699" calcext:value-type="float">
            <text:p>0.003666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631" calcext:value-type="float">
            <text:p>0.002606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9371" calcext:value-type="float">
            <text:p>0.003293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7408" calcext:value-type="float">
            <text:p>0.003174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92" calcext:value-type="float">
            <text:p>0.00284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5396" calcext:value-type="float">
            <text:p>0.002953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9597" calcext:value-type="float">
            <text:p>0.002795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7216" calcext:value-type="float">
            <text:p>0.003572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8308" calcext:value-type="float">
            <text:p>0.004983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27" calcext:value-type="float">
            <text:p>0.00277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4788" calcext:value-type="float">
            <text:p>0.002847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667" calcext:value-type="float">
            <text:p>0.002806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8613" calcext:value-type="float">
            <text:p>0.002586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8147" calcext:value-type="float">
            <text:p>0.003481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1725" calcext:value-type="float">
            <text:p>0.002917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9174" calcext:value-type="float">
            <text:p>0.003091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654" calcext:value-type="float">
            <text:p>0.002786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8213" calcext:value-type="float">
            <text:p>0.002582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8525" calcext:value-type="float">
            <text:p>0.003485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3149" calcext:value-type="float">
            <text:p>0.003031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4514" calcext:value-type="float">
            <text:p>0.005045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2656" calcext:value-type="float">
            <text:p>0.004426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6939" calcext:value-type="float">
            <text:p>0.003869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871" calcext:value-type="float">
            <text:p>0.002878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9702" calcext:value-type="float">
            <text:p>0.004097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001" calcext:value-type="float">
            <text:p>0.002690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3072" calcext:value-type="float">
            <text:p>0.002830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1425" calcext:value-type="float">
            <text:p>0.006014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822" calcext:value-type="float">
            <text:p>0.00258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1497" calcext:value-type="float">
            <text:p>0.003014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3718" calcext:value-type="float">
            <text:p>0.003937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7739" calcext:value-type="float">
            <text:p>0.003277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12" calcext:value-type="float">
            <text:p>0.00261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749" calcext:value-type="float">
            <text:p>0.002677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4574" calcext:value-type="float">
            <text:p>0.003745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189" calcext:value-type="float">
            <text:p>0.002711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2552" calcext:value-type="float">
            <text:p>0.003325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8108" calcext:value-type="float">
            <text:p>0.003081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5942" calcext:value-type="float">
            <text:p>0.002659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516" calcext:value-type="float">
            <text:p>0.00385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7608" calcext:value-type="float">
            <text:p>0.003776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738" calcext:value-type="float">
            <text:p>0.002877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1937" calcext:value-type="float">
            <text:p>0.003219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6398" calcext:value-type="float">
            <text:p>0.002763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098" calcext:value-type="float">
            <text:p>0.002840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1277" calcext:value-type="float">
            <text:p>0.00341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9101" calcext:value-type="float">
            <text:p>0.004691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0278" calcext:value-type="float">
            <text:p>0.006102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555" calcext:value-type="float">
            <text:p>0.002615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8802" calcext:value-type="float">
            <text:p>0.002688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928" calcext:value-type="float">
            <text:p>0.002889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335" calcext:value-type="float">
            <text:p>0.002683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3982" calcext:value-type="float">
            <text:p>0.003039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9937" calcext:value-type="float">
            <text:p>0.002799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9271" calcext:value-type="float">
            <text:p>0.003192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4218" calcext:value-type="float">
            <text:p>0.002942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949" calcext:value-type="float">
            <text:p>0.002679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3482" calcext:value-type="float">
            <text:p>0.002834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124" calcext:value-type="float">
            <text:p>0.002661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788" calcext:value-type="float">
            <text:p>0.002827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262" calcext:value-type="float">
            <text:p>0.002752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4262" calcext:value-type="float">
            <text:p>0.002642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9934" calcext:value-type="float">
            <text:p>0.004699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5274" calcext:value-type="float">
            <text:p>0.004952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812" calcext:value-type="float">
            <text:p>0.002688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0933" calcext:value-type="float">
            <text:p>0.002709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8188" calcext:value-type="float">
            <text:p>0.003381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498" calcext:value-type="float">
            <text:p>0.002884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321" calcext:value-type="float">
            <text:p>0.002903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9141" calcext:value-type="float">
            <text:p>0.002891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697" calcext:value-type="float">
            <text:p>0.00476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23" calcext:value-type="float">
            <text:p>0.00268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735" calcext:value-type="float">
            <text:p>0.002777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8799" calcext:value-type="float">
            <text:p>0.002887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716" calcext:value-type="float">
            <text:p>0.002747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6961" calcext:value-type="float">
            <text:p>0.005969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8456" calcext:value-type="float">
            <text:p>0.004584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852" calcext:value-type="float">
            <text:p>0.00298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44" calcext:value-type="float">
            <text:p>0.00291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935" calcext:value-type="float">
            <text:p>0.002699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306" calcext:value-type="float">
            <text:p>0.002633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3928" calcext:value-type="float">
            <text:p>0.002639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1485" calcext:value-type="float">
            <text:p>0.004614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692" calcext:value-type="float">
            <text:p>0.002686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246" calcext:value-type="float">
            <text:p>0.003042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8268" calcext:value-type="float">
            <text:p>0.002782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2642" calcext:value-type="float">
            <text:p>0.003126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838" calcext:value-type="float">
            <text:p>0.002678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546" calcext:value-type="float">
            <text:p>0.002675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488" calcext:value-type="float">
            <text:p>0.00284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979" calcext:value-type="float">
            <text:p>0.002619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582" calcext:value-type="float">
            <text:p>0.002895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921" calcext:value-type="float">
            <text:p>0.002909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2151" calcext:value-type="float">
            <text:p>0.003421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891" calcext:value-type="float">
            <text:p>0.002918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649" calcext:value-type="float">
            <text:p>0.002696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7851" calcext:value-type="float">
            <text:p>0.003978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1294" calcext:value-type="float">
            <text:p>0.003312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668" calcext:value-type="float">
            <text:p>0.003046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778" calcext:value-type="float">
            <text:p>0.002897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5494" calcext:value-type="float">
            <text:p>0.002954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8445" calcext:value-type="float">
            <text:p>0.002784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163" calcext:value-type="float">
            <text:p>0.002711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074" calcext:value-type="float">
            <text:p>0.002850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556" calcext:value-type="float">
            <text:p>0.002645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3184" calcext:value-type="float">
            <text:p>0.002831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251" calcext:value-type="float">
            <text:p>0.00262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8987" calcext:value-type="float">
            <text:p>0.002989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764" calcext:value-type="float">
            <text:p>0.0027576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5078" calcext:value-type="float">
            <text:p>0.002950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913" calcext:value-type="float">
            <text:p>0.002869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082" calcext:value-type="float">
            <text:p>0.002900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5435" calcext:value-type="float">
            <text:p>0.004454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6196" calcext:value-type="float">
            <text:p>0.002861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667" calcext:value-type="float">
            <text:p>0.002886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467" calcext:value-type="float">
            <text:p>0.002634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111" calcext:value-type="float">
            <text:p>0.002841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3767" calcext:value-type="float">
            <text:p>0.002837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9226" calcext:value-type="float">
            <text:p>0.003392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2068" calcext:value-type="float">
            <text:p>0.002620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246" calcext:value-type="float">
            <text:p>0.002612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0781" calcext:value-type="float">
            <text:p>0.002607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34" calcext:value-type="float">
            <text:p>0.00280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734" calcext:value-type="float">
            <text:p>0.002787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341" calcext:value-type="float">
            <text:p>0.00313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1178" calcext:value-type="float">
            <text:p>0.002911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5235" calcext:value-type="float">
            <text:p>0.003052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2" calcext:value-type="float">
            <text:p>0.0027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351" calcext:value-type="float">
            <text:p>0.002883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834" calcext:value-type="float">
            <text:p>0.00318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113" calcext:value-type="float">
            <text:p>0.002901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232" calcext:value-type="float">
            <text:p>0.002702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618" calcext:value-type="float">
            <text:p>0.002886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406" calcext:value-type="float">
            <text:p>0.00284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9392" calcext:value-type="float">
            <text:p>0.002993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944" calcext:value-type="float">
            <text:p>0.002749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8976" calcext:value-type="float">
            <text:p>0.002589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5231" calcext:value-type="float">
            <text:p>0.002552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3016" calcext:value-type="float">
            <text:p>0.002930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713" calcext:value-type="float">
            <text:p>0.002637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5216" calcext:value-type="float">
            <text:p>0.002552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6463" calcext:value-type="float">
            <text:p>0.004264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8272" calcext:value-type="float">
            <text:p>0.003282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055" calcext:value-type="float">
            <text:p>0.002660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5035" calcext:value-type="float">
            <text:p>0.002650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67125" calcext:value-type="float">
            <text:p>0.007671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7523" calcext:value-type="float">
            <text:p>0.002975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4289" calcext:value-type="float">
            <text:p>0.002942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2232" calcext:value-type="float">
            <text:p>0.002922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1535" calcext:value-type="float">
            <text:p>0.004215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635" calcext:value-type="float">
            <text:p>0.002676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4524" calcext:value-type="float">
            <text:p>0.004645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287" calcext:value-type="float">
            <text:p>0.002822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8902" calcext:value-type="float">
            <text:p>0.002689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6247" calcext:value-type="float">
            <text:p>0.002962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423" calcext:value-type="float">
            <text:p>0.002634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071" calcext:value-type="float">
            <text:p>0.002900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9046" calcext:value-type="float">
            <text:p>0.003490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7421" calcext:value-type="float">
            <text:p>0.005374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742" calcext:value-type="float">
            <text:p>0.002647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12" calcext:value-type="float">
            <text:p>0.00263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7303" calcext:value-type="float">
            <text:p>0.003973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535" calcext:value-type="float">
            <text:p>0.002685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133" calcext:value-type="float">
            <text:p>0.002861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906" calcext:value-type="float">
            <text:p>0.002709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1186" calcext:value-type="float">
            <text:p>0.002911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3838" calcext:value-type="float">
            <text:p>0.002838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5755" calcext:value-type="float">
            <text:p>0.002657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381" calcext:value-type="float">
            <text:p>0.002903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8981" calcext:value-type="float">
            <text:p>0.002889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951" calcext:value-type="float">
            <text:p>0.002889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064" calcext:value-type="float">
            <text:p>0.002630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569" calcext:value-type="float">
            <text:p>0.003045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3098" calcext:value-type="float">
            <text:p>0.002830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7529" calcext:value-type="float">
            <text:p>0.002975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903" calcext:value-type="float">
            <text:p>0.002799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1522" calcext:value-type="float">
            <text:p>0.002815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126" calcext:value-type="float">
            <text:p>0.00401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1021" calcext:value-type="float">
            <text:p>0.002810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2926" calcext:value-type="float">
            <text:p>0.002729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5426" calcext:value-type="float">
            <text:p>0.003254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6084" calcext:value-type="float">
            <text:p>0.00460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0532" calcext:value-type="float">
            <text:p>0.003405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7665" calcext:value-type="float">
            <text:p>0.004876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6202" calcext:value-type="float">
            <text:p>0.003362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7241" calcext:value-type="float">
            <text:p>0.003072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838" calcext:value-type="float">
            <text:p>0.002638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8298" calcext:value-type="float">
            <text:p>0.002582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1401" calcext:value-type="float">
            <text:p>0.003114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3542" calcext:value-type="float">
            <text:p>0.002635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1587" calcext:value-type="float">
            <text:p>0.005715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621" calcext:value-type="float">
            <text:p>0.002686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5345" calcext:value-type="float">
            <text:p>0.002653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4528" calcext:value-type="float">
            <text:p>0.002845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579" calcext:value-type="float">
            <text:p>0.002785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5453" calcext:value-type="float">
            <text:p>0.002954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6309" calcext:value-type="float">
            <text:p>0.003063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6924" calcext:value-type="float">
            <text:p>0.002869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34" calcext:value-type="float">
            <text:p>0.0029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2758" calcext:value-type="float">
            <text:p>0.002727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36" calcext:value-type="float">
            <text:p>0.00280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1299" calcext:value-type="float">
            <text:p>0.003012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9586" calcext:value-type="float">
            <text:p>0.002595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3714" calcext:value-type="float">
            <text:p>0.002837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6668" calcext:value-type="float">
            <text:p>0.002766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5991" calcext:value-type="float">
            <text:p>0.004059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31" calcext:value-type="float">
            <text:p>0.00270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24" calcext:value-type="float">
            <text:p>0.00263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555" calcext:value-type="float">
            <text:p>0.002705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895" calcext:value-type="float">
            <text:p>0.00338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9052" calcext:value-type="float">
            <text:p>0.004790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1024" calcext:value-type="float">
            <text:p>0.003010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678" calcext:value-type="float">
            <text:p>0.00326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3457" calcext:value-type="float">
            <text:p>0.002934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9279" calcext:value-type="float">
            <text:p>0.003192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163" calcext:value-type="float">
            <text:p>0.002731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753" calcext:value-type="float">
            <text:p>0.002617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008" calcext:value-type="float">
            <text:p>0.00440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2656" calcext:value-type="float">
            <text:p>0.004026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848" calcext:value-type="float">
            <text:p>0.002748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168" calcext:value-type="float">
            <text:p>0.002661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7537" calcext:value-type="float">
            <text:p>0.002875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6794" calcext:value-type="float">
            <text:p>0.003367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102" calcext:value-type="float">
            <text:p>0.002671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1026" calcext:value-type="float">
            <text:p>0.005110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5491" calcext:value-type="float">
            <text:p>0.003554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1132" calcext:value-type="float">
            <text:p>0.002811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171" calcext:value-type="float">
            <text:p>0.002711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4575" calcext:value-type="float">
            <text:p>0.003945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7591" calcext:value-type="float">
            <text:p>0.002775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32" calcext:value-type="float">
            <text:p>0.00285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918" calcext:value-type="float">
            <text:p>0.002699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909" calcext:value-type="float">
            <text:p>0.002699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325" calcext:value-type="float">
            <text:p>0.00293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812" calcext:value-type="float">
            <text:p>0.002918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9551" calcext:value-type="float">
            <text:p>0.003095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7205" calcext:value-type="float">
            <text:p>0.002572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13352" calcext:value-type="float">
            <text:p>0.006133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1429" calcext:value-type="float">
            <text:p>0.003214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1453" calcext:value-type="float">
            <text:p>0.004914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709" calcext:value-type="float">
            <text:p>0.002827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5723" calcext:value-type="float">
            <text:p>0.002757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443" calcext:value-type="float">
            <text:p>0.002904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85" calcext:value-type="float">
            <text:p>0.00286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063" calcext:value-type="float">
            <text:p>0.002800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9538" calcext:value-type="float">
            <text:p>0.002795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1375" calcext:value-type="float">
            <text:p>0.005013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84" calcext:value-type="float">
            <text:p>0.00277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634" calcext:value-type="float">
            <text:p>0.002696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2899" calcext:value-type="float">
            <text:p>0.002528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112" calcext:value-type="float">
            <text:p>0.002801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134" calcext:value-type="float">
            <text:p>0.002891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166" calcext:value-type="float">
            <text:p>0.002881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4077" calcext:value-type="float">
            <text:p>0.003940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3112" calcext:value-type="float">
            <text:p>0.003231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5802" calcext:value-type="float">
            <text:p>0.005058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6357" calcext:value-type="float">
            <text:p>0.003563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6043" calcext:value-type="float">
            <text:p>0.002860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747" calcext:value-type="float">
            <text:p>0.002897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6496" calcext:value-type="float">
            <text:p>0.003464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3981" calcext:value-type="float">
            <text:p>0.002939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5669" calcext:value-type="float">
            <text:p>0.002856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877" calcext:value-type="float">
            <text:p>0.002858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95" calcext:value-type="float">
            <text:p>0.00271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476" calcext:value-type="float">
            <text:p>0.002604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301" calcext:value-type="float">
            <text:p>0.00293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715" calcext:value-type="float">
            <text:p>0.002737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166" calcext:value-type="float">
            <text:p>0.002881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5938" calcext:value-type="float">
            <text:p>0.002959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864" calcext:value-type="float">
            <text:p>0.00338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8503" calcext:value-type="float">
            <text:p>0.003185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033" calcext:value-type="float">
            <text:p>0.002900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2138" calcext:value-type="float">
            <text:p>0.002621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5857" calcext:value-type="float">
            <text:p>0.002858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536" calcext:value-type="float">
            <text:p>0.002775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178" calcext:value-type="float">
            <text:p>0.002861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278" calcext:value-type="float">
            <text:p>0.002842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735" calcext:value-type="float">
            <text:p>0.00267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8449" calcext:value-type="float">
            <text:p>0.003384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869" calcext:value-type="float">
            <text:p>0.002718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1331" calcext:value-type="float">
            <text:p>0.004413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5556" calcext:value-type="float">
            <text:p>0.003155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3923" calcext:value-type="float">
            <text:p>0.003139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7071" calcext:value-type="float">
            <text:p>0.002570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4102" calcext:value-type="float">
            <text:p>0.004641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5769" calcext:value-type="float">
            <text:p>0.002757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344" calcext:value-type="float">
            <text:p>0.00323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84" calcext:value-type="float">
            <text:p>0.00266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783" calcext:value-type="float">
            <text:p>0.002647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6459" calcext:value-type="float">
            <text:p>0.002964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3364" calcext:value-type="float">
            <text:p>0.003133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1947" calcext:value-type="float">
            <text:p>0.003919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2348" calcext:value-type="float">
            <text:p>0.002723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52788" calcext:value-type="float">
            <text:p>0.007527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906" calcext:value-type="float">
            <text:p>0.002809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049" calcext:value-type="float">
            <text:p>0.00480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896" calcext:value-type="float">
            <text:p>0.00418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5833" calcext:value-type="float">
            <text:p>0.002958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16" calcext:value-type="float">
            <text:p>0.00286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25" calcext:value-type="float">
            <text:p>0.00269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647" calcext:value-type="float">
            <text:p>0.002646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6729" calcext:value-type="float">
            <text:p>0.002967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0532" calcext:value-type="float">
            <text:p>0.003005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442" calcext:value-type="float">
            <text:p>0.002824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599" calcext:value-type="float">
            <text:p>0.002675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051" calcext:value-type="float">
            <text:p>0.00300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945" calcext:value-type="float">
            <text:p>0.002759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513" calcext:value-type="float">
            <text:p>0.002685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224" calcext:value-type="float">
            <text:p>0.002802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9293" calcext:value-type="float">
            <text:p>0.004492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0436" calcext:value-type="float">
            <text:p>0.004304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5258" calcext:value-type="float">
            <text:p>0.003552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687" calcext:value-type="float">
            <text:p>0.002736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2912" calcext:value-type="float">
            <text:p>0.003129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468" calcext:value-type="float">
            <text:p>0.002794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089" calcext:value-type="float">
            <text:p>0.002850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892" calcext:value-type="float">
            <text:p>0.002858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5336" calcext:value-type="float">
            <text:p>0.002853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13" calcext:value-type="float">
            <text:p>0.00278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2303" calcext:value-type="float">
            <text:p>0.002723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836" calcext:value-type="float">
            <text:p>0.002828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9014" calcext:value-type="float">
            <text:p>0.002890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745" calcext:value-type="float">
            <text:p>0.00297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296" calcext:value-type="float">
            <text:p>0.002732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127" calcext:value-type="float">
            <text:p>0.00281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6183" calcext:value-type="float">
            <text:p>0.002861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9542" calcext:value-type="float">
            <text:p>0.004795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9457" calcext:value-type="float">
            <text:p>0.002994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9831" calcext:value-type="float">
            <text:p>0.003298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338" calcext:value-type="float">
            <text:p>0.00323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87" calcext:value-type="float">
            <text:p>0.00282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0145" calcext:value-type="float">
            <text:p>0.003001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2439" calcext:value-type="float">
            <text:p>0.005024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6845" calcext:value-type="float">
            <text:p>0.002868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9885" calcext:value-type="float">
            <text:p>0.004598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224" calcext:value-type="float">
            <text:p>0.002872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891" calcext:value-type="float">
            <text:p>0.002788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1685" calcext:value-type="float">
            <text:p>0.002816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9453" calcext:value-type="float">
            <text:p>0.003494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12" calcext:value-type="float">
            <text:p>0.00291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1908" calcext:value-type="float">
            <text:p>0.003419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5717" calcext:value-type="float">
            <text:p>0.003157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625" calcext:value-type="float">
            <text:p>0.002906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21" calcext:value-type="float">
            <text:p>0.00273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716" calcext:value-type="float">
            <text:p>0.002777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35365" calcext:value-type="float">
            <text:p>0.004353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096" calcext:value-type="float">
            <text:p>0.002750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627" calcext:value-type="float">
            <text:p>0.002876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649" calcext:value-type="float">
            <text:p>0.00316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5572" calcext:value-type="float">
            <text:p>0.002855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6322" calcext:value-type="float">
            <text:p>0.003263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223" calcext:value-type="float">
            <text:p>0.002702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748" calcext:value-type="float">
            <text:p>0.002667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3227" calcext:value-type="float">
            <text:p>0.004132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608" calcext:value-type="float">
            <text:p>0.002746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433" calcext:value-type="float">
            <text:p>0.002674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776" calcext:value-type="float">
            <text:p>0.002807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9204" calcext:value-type="float">
            <text:p>0.003392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489" calcext:value-type="float">
            <text:p>0.003044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49" calcext:value-type="float">
            <text:p>0.00273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176" calcext:value-type="float">
            <text:p>0.002681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2713" calcext:value-type="float">
            <text:p>0.002627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2231" calcext:value-type="float">
            <text:p>0.002722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211" calcext:value-type="float">
            <text:p>0.002612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537" calcext:value-type="float">
            <text:p>0.0027153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947" calcext:value-type="float">
            <text:p>0.00369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3349" calcext:value-type="float">
            <text:p>0.002833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9155" calcext:value-type="float">
            <text:p>0.002591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5723" calcext:value-type="float">
            <text:p>0.004057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9327" calcext:value-type="float">
            <text:p>0.004893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1428" calcext:value-type="float">
            <text:p>0.002814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958" calcext:value-type="float">
            <text:p>0.002639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9763" calcext:value-type="float">
            <text:p>0.004597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0244" calcext:value-type="float">
            <text:p>0.002502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566" calcext:value-type="float">
            <text:p>0.002865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44" calcext:value-type="float">
            <text:p>0.00274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5987" calcext:value-type="float">
            <text:p>0.002559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2659" calcext:value-type="float">
            <text:p>0.003026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0496" calcext:value-type="float">
            <text:p>0.003004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6973" calcext:value-type="float">
            <text:p>0.002569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161" calcext:value-type="float">
            <text:p>0.002661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0817" calcext:value-type="float">
            <text:p>0.002908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6067" calcext:value-type="float">
            <text:p>0.003160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871" calcext:value-type="float">
            <text:p>0.00298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428" calcext:value-type="float">
            <text:p>0.002784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9226" calcext:value-type="float">
            <text:p>0.003392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88" calcext:value-type="float">
            <text:p>0.00261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8333" calcext:value-type="float">
            <text:p>0.002983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809" calcext:value-type="float">
            <text:p>0.00708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7651" calcext:value-type="float">
            <text:p>0.003076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602" calcext:value-type="float">
            <text:p>0.00276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037" calcext:value-type="float">
            <text:p>0.002660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441" calcext:value-type="float">
            <text:p>0.002634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199" calcext:value-type="float">
            <text:p>0.00331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6971" calcext:value-type="float">
            <text:p>0.006069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819" calcext:value-type="float">
            <text:p>0.002828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8999" calcext:value-type="float">
            <text:p>0.002489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7268" calcext:value-type="float">
            <text:p>0.003572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0522" calcext:value-type="float">
            <text:p>0.003205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479" calcext:value-type="float">
            <text:p>0.002614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5306" calcext:value-type="float">
            <text:p>0.002653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23438" calcext:value-type="float">
            <text:p>0.005234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6198" calcext:value-type="float">
            <text:p>0.002761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4649" calcext:value-type="float">
            <text:p>0.003246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7157" calcext:value-type="float">
            <text:p>0.003971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2738" calcext:value-type="float">
            <text:p>0.002527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6371" calcext:value-type="float">
            <text:p>0.004163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472" calcext:value-type="float">
            <text:p>0.002734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8094" calcext:value-type="float">
            <text:p>0.004380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1397" calcext:value-type="float">
            <text:p>0.003713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5402" calcext:value-type="float">
            <text:p>0.002654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7346" calcext:value-type="float">
            <text:p>0.002573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814" calcext:value-type="float">
            <text:p>0.002618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4327" calcext:value-type="float">
            <text:p>0.004243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1207" calcext:value-type="float">
            <text:p>0.003012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666" calcext:value-type="float">
            <text:p>0.002606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6369" calcext:value-type="float">
            <text:p>0.002563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5523" calcext:value-type="float">
            <text:p>0.002655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412" calcext:value-type="float">
            <text:p>0.002744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91" calcext:value-type="float">
            <text:p>0.00267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081" calcext:value-type="float">
            <text:p>0.002690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0496" calcext:value-type="float">
            <text:p>0.003604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979" calcext:value-type="float">
            <text:p>0.002619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2449" calcext:value-type="float">
            <text:p>0.005424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3531" calcext:value-type="float">
            <text:p>0.003335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4355" calcext:value-type="float">
            <text:p>0.003543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7249" calcext:value-type="float">
            <text:p>0.002472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931" calcext:value-type="float">
            <text:p>0.00319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008" calcext:value-type="float">
            <text:p>0.002710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7135" calcext:value-type="float">
            <text:p>0.002471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6418" calcext:value-type="float">
            <text:p>0.002564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7713" calcext:value-type="float">
            <text:p>0.002577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25" calcext:value-type="float">
            <text:p>0.0025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4597" calcext:value-type="float">
            <text:p>0.002445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9029" calcext:value-type="float">
            <text:p>0.002390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5651" calcext:value-type="float">
            <text:p>0.002356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0182" calcext:value-type="float">
            <text:p>0.002401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5015" calcext:value-type="float">
            <text:p>0.002650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0543" calcext:value-type="float">
            <text:p>0.004105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0403" calcext:value-type="float">
            <text:p>0.003104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118" calcext:value-type="float">
            <text:p>0.00241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2979" calcext:value-type="float">
            <text:p>0.002329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9077" calcext:value-type="float">
            <text:p>0.002190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3367" calcext:value-type="float">
            <text:p>0.002233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8026" calcext:value-type="float">
            <text:p>0.002480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1747" calcext:value-type="float">
            <text:p>0.003017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2994" calcext:value-type="float">
            <text:p>0.002529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379" calcext:value-type="float">
            <text:p>0.002603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9271" calcext:value-type="float">
            <text:p>0.002992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2517" calcext:value-type="float">
            <text:p>0.002425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3615" calcext:value-type="float">
            <text:p>0.002536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9436" calcext:value-type="float">
            <text:p>0.002394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5858" calcext:value-type="float">
            <text:p>0.002358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7249" calcext:value-type="float">
            <text:p>0.003172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6422" calcext:value-type="float">
            <text:p>0.002464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4971" calcext:value-type="float">
            <text:p>0.002449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8305" calcext:value-type="float">
            <text:p>0.002183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0991" calcext:value-type="float">
            <text:p>0.003809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915" calcext:value-type="float">
            <text:p>0.002329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552" calcext:value-type="float">
            <text:p>0.00375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3954" calcext:value-type="float">
            <text:p>0.002339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5951" calcext:value-type="float">
            <text:p>0.002159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2256" calcext:value-type="float">
            <text:p>0.002522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0601" calcext:value-type="float">
            <text:p>0.002306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8555" calcext:value-type="float">
            <text:p>0.002485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9816" calcext:value-type="float">
            <text:p>0.002598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7774" calcext:value-type="float">
            <text:p>0.002477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4703" calcext:value-type="float">
            <text:p>0.002247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4789" calcext:value-type="float">
            <text:p>0.002547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9673" calcext:value-type="float">
            <text:p>0.002296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095" calcext:value-type="float">
            <text:p>0.002900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1327" calcext:value-type="float">
            <text:p>0.002413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4777" calcext:value-type="float">
            <text:p>0.002247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5111" calcext:value-type="float">
            <text:p>0.002351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0405" calcext:value-type="float">
            <text:p>0.002204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3101" calcext:value-type="float">
            <text:p>0.002431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5361" calcext:value-type="float">
            <text:p>0.002253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6634" calcext:value-type="float">
            <text:p>0.002366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0476" calcext:value-type="float">
            <text:p>0.002404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8475" calcext:value-type="float">
            <text:p>0.003184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0836" calcext:value-type="float">
            <text:p>0.002308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9953" calcext:value-type="float">
            <text:p>0.002399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3722" calcext:value-type="float">
            <text:p>0.002337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6327" calcext:value-type="float">
            <text:p>0.002263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094" calcext:value-type="float">
            <text:p>0.002630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0706" calcext:value-type="float">
            <text:p>0.002207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8201" calcext:value-type="float">
            <text:p>0.004582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0713" calcext:value-type="float">
            <text:p>0.002207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376" calcext:value-type="float">
            <text:p>0.002163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3073" calcext:value-type="float">
            <text:p>0.002430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9577" calcext:value-type="float">
            <text:p>0.002195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4454" calcext:value-type="float">
            <text:p>0.002544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614" calcext:value-type="float">
            <text:p>0.002856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4179" calcext:value-type="float">
            <text:p>0.002441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3369" calcext:value-type="float">
            <text:p>0.002533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4692" calcext:value-type="float">
            <text:p>0.002446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5691" calcext:value-type="float">
            <text:p>0.002356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0907" calcext:value-type="float">
            <text:p>0.002609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7346" calcext:value-type="float">
            <text:p>0.002373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1268" calcext:value-type="float">
            <text:p>0.002412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7842" calcext:value-type="float">
            <text:p>0.003778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6885" calcext:value-type="float">
            <text:p>0.002568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0381" calcext:value-type="float">
            <text:p>0.003303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2999" calcext:value-type="float">
            <text:p>0.003229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7444" calcext:value-type="float">
            <text:p>0.002274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3942" calcext:value-type="float">
            <text:p>0.002339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8668" calcext:value-type="float">
            <text:p>0.002286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721" calcext:value-type="float">
            <text:p>0.002167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9031" calcext:value-type="float">
            <text:p>0.002490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012" calcext:value-type="float">
            <text:p>0.00240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519" calcext:value-type="float">
            <text:p>0.002915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984" calcext:value-type="float">
            <text:p>0.002619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6531" calcext:value-type="float">
            <text:p>0.002365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4704" calcext:value-type="float">
            <text:p>0.002547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3498" calcext:value-type="float">
            <text:p>0.002334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5842" calcext:value-type="float">
            <text:p>0.004658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6689" calcext:value-type="float">
            <text:p>0.002366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5128" calcext:value-type="float">
            <text:p>0.002351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959" calcext:value-type="float">
            <text:p>0.00239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5646" calcext:value-type="float">
            <text:p>0.004856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8143" calcext:value-type="float">
            <text:p>0.002381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6437" calcext:value-type="float">
            <text:p>0.002364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577" calcext:value-type="float">
            <text:p>0.00215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1752" calcext:value-type="float">
            <text:p>0.002217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9491" calcext:value-type="float">
            <text:p>0.002594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4143" calcext:value-type="float">
            <text:p>0.002441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1481" calcext:value-type="float">
            <text:p>0.002414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3183" calcext:value-type="float">
            <text:p>0.002231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487" calcext:value-type="float">
            <text:p>0.002324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1057" calcext:value-type="float">
            <text:p>0.004010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3649" calcext:value-type="float">
            <text:p>0.002336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5638" calcext:value-type="float">
            <text:p>0.002456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9937" calcext:value-type="float">
            <text:p>0.0022993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9252" calcext:value-type="float">
            <text:p>0.002392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6295" calcext:value-type="float">
            <text:p>0.003562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1682" calcext:value-type="float">
            <text:p>0.002216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6055" calcext:value-type="float">
            <text:p>0.003560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7017" calcext:value-type="float">
            <text:p>0.003770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6477" calcext:value-type="float">
            <text:p>0.002364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8477" calcext:value-type="float">
            <text:p>0.002284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9402" calcext:value-type="float">
            <text:p>0.002394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0472" calcext:value-type="float">
            <text:p>0.002504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5483" calcext:value-type="float">
            <text:p>0.004354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3275" calcext:value-type="float">
            <text:p>0.002332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6919" calcext:value-type="float">
            <text:p>0.002469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7404" calcext:value-type="float">
            <text:p>0.002474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0563" calcext:value-type="float">
            <text:p>0.002405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4817" calcext:value-type="float">
            <text:p>0.002248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1308" calcext:value-type="float">
            <text:p>0.003913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447" calcext:value-type="float">
            <text:p>0.00294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8599" calcext:value-type="float">
            <text:p>0.004085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481" calcext:value-type="float">
            <text:p>0.002634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1899" calcext:value-type="float">
            <text:p>0.003318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4849" calcext:value-type="float">
            <text:p>0.002248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912" calcext:value-type="float">
            <text:p>0.002329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459" calcext:value-type="float">
            <text:p>0.002604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5945" calcext:value-type="float">
            <text:p>0.002559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2106" calcext:value-type="float">
            <text:p>0.002821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8524" calcext:value-type="float">
            <text:p>0.002985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2436" calcext:value-type="float">
            <text:p>0.002924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6646" calcext:value-type="float">
            <text:p>0.002466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0784" calcext:value-type="float">
            <text:p>0.003207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9811" calcext:value-type="float">
            <text:p>0.002398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3891" calcext:value-type="float">
            <text:p>0.002338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2853" calcext:value-type="float">
            <text:p>0.002428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7411" calcext:value-type="float">
            <text:p>0.004174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7358" calcext:value-type="float">
            <text:p>0.002573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653" calcext:value-type="float">
            <text:p>0.002706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388" calcext:value-type="float">
            <text:p>0.00303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6859" calcext:value-type="float">
            <text:p>0.003168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6852" calcext:value-type="float">
            <text:p>0.002468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911" calcext:value-type="float">
            <text:p>0.00369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6235" calcext:value-type="float">
            <text:p>0.005562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7224" calcext:value-type="float">
            <text:p>0.002672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8177" calcext:value-type="float">
            <text:p>0.004081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7567" calcext:value-type="float">
            <text:p>0.003575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2965" calcext:value-type="float">
            <text:p>0.002629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1751" calcext:value-type="float">
            <text:p>0.003017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6145" calcext:value-type="float">
            <text:p>0.004561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3323" calcext:value-type="float">
            <text:p>0.002433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913" calcext:value-type="float">
            <text:p>0.002689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4166" calcext:value-type="float">
            <text:p>0.002841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773" calcext:value-type="float">
            <text:p>0.002747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9014" calcext:value-type="float">
            <text:p>0.002490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2807" calcext:value-type="float">
            <text:p>0.002528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1531" calcext:value-type="float">
            <text:p>0.002615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9648" calcext:value-type="float">
            <text:p>0.002596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949" calcext:value-type="float">
            <text:p>0.002689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0486" calcext:value-type="float">
            <text:p>0.003404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7048" calcext:value-type="float">
            <text:p>0.002570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459" calcext:value-type="float">
            <text:p>0.002824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035" calcext:value-type="float">
            <text:p>0.002640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7455" calcext:value-type="float">
            <text:p>0.004474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5273" calcext:value-type="float">
            <text:p>0.002852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5607" calcext:value-type="float">
            <text:p>0.005456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5897" calcext:value-type="float">
            <text:p>0.002458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074" calcext:value-type="float">
            <text:p>0.002680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6982" calcext:value-type="float">
            <text:p>0.002569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622" calcext:value-type="float">
            <text:p>0.002696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4519" calcext:value-type="float">
            <text:p>0.003845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1606" calcext:value-type="float">
            <text:p>0.002416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521" calcext:value-type="float">
            <text:p>0.00255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7981" calcext:value-type="float">
            <text:p>0.002579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0649" calcext:value-type="float">
            <text:p>0.002406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3469" calcext:value-type="float">
            <text:p>0.002334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57176" calcext:value-type="float">
            <text:p>0.006571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626" calcext:value-type="float">
            <text:p>0.002696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198" calcext:value-type="float">
            <text:p>0.002661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7146" calcext:value-type="float">
            <text:p>0.002971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3091" calcext:value-type="float">
            <text:p>0.002830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1629" calcext:value-type="float">
            <text:p>0.002416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081" calcext:value-type="float">
            <text:p>0.002740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7386" calcext:value-type="float">
            <text:p>0.004473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6551" calcext:value-type="float">
            <text:p>0.002565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526" calcext:value-type="float">
            <text:p>0.002685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4689" calcext:value-type="float">
            <text:p>0.002946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2809" calcext:value-type="float">
            <text:p>0.002528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7454" calcext:value-type="float">
            <text:p>0.002774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4135" calcext:value-type="float">
            <text:p>0.002541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3969" calcext:value-type="float">
            <text:p>0.002439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3353" calcext:value-type="float">
            <text:p>0.002833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8277" calcext:value-type="float">
            <text:p>0.00278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0228" calcext:value-type="float">
            <text:p>0.003002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2174" calcext:value-type="float">
            <text:p>0.002621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3675" calcext:value-type="float">
            <text:p>0.002536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6168" calcext:value-type="float">
            <text:p>0.002961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8901" calcext:value-type="float">
            <text:p>0.002389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617" calcext:value-type="float">
            <text:p>0.002826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1412" calcext:value-type="float">
            <text:p>0.003314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3942" calcext:value-type="float">
            <text:p>0.002539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255" calcext:value-type="float">
            <text:p>0.002752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7629" calcext:value-type="float">
            <text:p>0.002576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6262" calcext:value-type="float">
            <text:p>0.002562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8442" calcext:value-type="float">
            <text:p>0.002584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5525" calcext:value-type="float">
            <text:p>0.004555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2755" calcext:value-type="float">
            <text:p>0.002627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3455" calcext:value-type="float">
            <text:p>0.003434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5866" calcext:value-type="float">
            <text:p>0.002858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112" calcext:value-type="float">
            <text:p>0.002801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4695" calcext:value-type="float">
            <text:p>0.003946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6114" calcext:value-type="float">
            <text:p>0.002461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67862" calcext:value-type="float">
            <text:p>0.005678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9733" calcext:value-type="float">
            <text:p>0.00249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4579" calcext:value-type="float">
            <text:p>0.004145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611" calcext:value-type="float">
            <text:p>0.002606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0026" calcext:value-type="float">
            <text:p>0.002500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5941" calcext:value-type="float">
            <text:p>0.002559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5613" calcext:value-type="float">
            <text:p>0.002556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4263" calcext:value-type="float">
            <text:p>0.004742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2003" calcext:value-type="float">
            <text:p>0.002520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134" calcext:value-type="float">
            <text:p>0.002781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7139" calcext:value-type="float">
            <text:p>0.002471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14" calcext:value-type="float">
            <text:p>0.00271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4979" calcext:value-type="float">
            <text:p>0.003849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3504" calcext:value-type="float">
            <text:p>0.002535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794" calcext:value-type="float">
            <text:p>0.002617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9478" calcext:value-type="float">
            <text:p>0.002494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1907" calcext:value-type="float">
            <text:p>0.003219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9057" calcext:value-type="float">
            <text:p>0.002290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884" calcext:value-type="float">
            <text:p>0.00408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6699" calcext:value-type="float">
            <text:p>0.002566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9643" calcext:value-type="float">
            <text:p>0.002596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579" calcext:value-type="float">
            <text:p>0.002845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9249" calcext:value-type="float">
            <text:p>0.003492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1752" calcext:value-type="float">
            <text:p>0.003317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9727" calcext:value-type="float">
            <text:p>0.002597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8371" calcext:value-type="float">
            <text:p>0.002583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2046" calcext:value-type="float">
            <text:p>0.002420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0039" calcext:value-type="float">
            <text:p>0.002300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9566" calcext:value-type="float">
            <text:p>0.002995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4021" calcext:value-type="float">
            <text:p>0.005940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6871" calcext:value-type="float">
            <text:p>0.002568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0039" calcext:value-type="float">
            <text:p>0.002400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5163" calcext:value-type="float">
            <text:p>0.002551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7861" calcext:value-type="float">
            <text:p>0.002178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22" calcext:value-type="float">
            <text:p>0.00263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2356" calcext:value-type="float">
            <text:p>0.002423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0307" calcext:value-type="float">
            <text:p>0.003503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2088" calcext:value-type="float">
            <text:p>0.004220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9941" calcext:value-type="float">
            <text:p>0.005799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0125" calcext:value-type="float">
            <text:p>0.002401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4798" calcext:value-type="float">
            <text:p>0.002547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2121" calcext:value-type="float">
            <text:p>0.002421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4754" calcext:value-type="float">
            <text:p>0.002247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0215" calcext:value-type="float">
            <text:p>0.002402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23691" calcext:value-type="float">
            <text:p>0.007236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5064" calcext:value-type="float">
            <text:p>0.002450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3939" calcext:value-type="float">
            <text:p>0.002239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9184" calcext:value-type="float">
            <text:p>0.002391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2815" calcext:value-type="float">
            <text:p>0.002628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3574" calcext:value-type="float">
            <text:p>0.002235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0793" calcext:value-type="float">
            <text:p>0.002307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161" calcext:value-type="float">
            <text:p>0.00241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7145" calcext:value-type="float">
            <text:p>0.002271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6019" calcext:value-type="float">
            <text:p>0.002460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2633" calcext:value-type="float">
            <text:p>0.002126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395" calcext:value-type="float">
            <text:p>0.002323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6632" calcext:value-type="float">
            <text:p>0.003966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0462" calcext:value-type="float">
            <text:p>0.002204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9194" calcext:value-type="float">
            <text:p>0.002391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4307" calcext:value-type="float">
            <text:p>0.002443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342" calcext:value-type="float">
            <text:p>0.00233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3641" calcext:value-type="float">
            <text:p>0.002336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2414" calcext:value-type="float">
            <text:p>0.002124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6103" calcext:value-type="float">
            <text:p>0.0022610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3368" calcext:value-type="float">
            <text:p>0.002233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5638" calcext:value-type="float">
            <text:p>0.003356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5362" calcext:value-type="float">
            <text:p>0.002153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464" calcext:value-type="float">
            <text:p>0.0021046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1695" calcext:value-type="float">
            <text:p>0.002416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9712" calcext:value-type="float">
            <text:p>0.002397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142" calcext:value-type="float">
            <text:p>0.002321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7332" calcext:value-type="float">
            <text:p>0.002173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3744" calcext:value-type="float">
            <text:p>0.003237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6691" calcext:value-type="float">
            <text:p>0.002266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554" calcext:value-type="float">
            <text:p>0.002895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5839" calcext:value-type="float">
            <text:p>0.002958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9149" calcext:value-type="float">
            <text:p>0.002191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6313" calcext:value-type="float">
            <text:p>0.003763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023" calcext:value-type="float">
            <text:p>0.002100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44" calcext:value-type="float">
            <text:p>0.00216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3134" calcext:value-type="float">
            <text:p>0.002231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2599" calcext:value-type="float">
            <text:p>0.002725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675" calcext:value-type="float">
            <text:p>0.001886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4956" calcext:value-type="float">
            <text:p>0.002149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608" calcext:value-type="float">
            <text:p>0.00216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733" calcext:value-type="float">
            <text:p>0.00263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38" calcext:value-type="float">
            <text:p>0.00186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37" calcext:value-type="float">
            <text:p>0.001933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3744" calcext:value-type="float">
            <text:p>0.002637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204" calcext:value-type="float">
            <text:p>0.002802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545" calcext:value-type="float">
            <text:p>0.001995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992" calcext:value-type="float">
            <text:p>0.001979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9197" calcext:value-type="float">
            <text:p>0.002191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7851" calcext:value-type="float">
            <text:p>0.002378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973" calcext:value-type="float">
            <text:p>0.001639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247" calcext:value-type="float">
            <text:p>0.002102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676" calcext:value-type="float">
            <text:p>0.0018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176" calcext:value-type="float">
            <text:p>0.00201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36" calcext:value-type="float">
            <text:p>0.00155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833" calcext:value-type="float">
            <text:p>0.00238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0642" calcext:value-type="float">
            <text:p>0.001806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988" calcext:value-type="float">
            <text:p>0.00209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529" calcext:value-type="float">
            <text:p>0.001375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316" calcext:value-type="float">
            <text:p>0.001673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2837" calcext:value-type="float">
            <text:p>0.001928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541" calcext:value-type="float">
            <text:p>0.001705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121" calcext:value-type="float">
            <text:p>0.001711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965" calcext:value-type="float">
            <text:p>0.001709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351" calcext:value-type="float">
            <text:p>0.00173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02" calcext:value-type="float">
            <text:p>0.00151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625" calcext:value-type="float">
            <text:p>0.001486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25" calcext:value-type="float">
            <text:p>0.00162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9304" calcext:value-type="float">
            <text:p>0.001793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581" calcext:value-type="float">
            <text:p>0.001325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007" calcext:value-type="float">
            <text:p>0.001340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128" calcext:value-type="float">
            <text:p>0.001761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2315" calcext:value-type="float">
            <text:p>0.001823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913" calcext:value-type="float">
            <text:p>0.001499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332" calcext:value-type="float">
            <text:p>0.001573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634" calcext:value-type="float">
            <text:p>0.001486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1123" calcext:value-type="float">
            <text:p>0.002211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571" calcext:value-type="float">
            <text:p>0.001605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5162" calcext:value-type="float">
            <text:p>0.001351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561" calcext:value-type="float">
            <text:p>0.001665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512" calcext:value-type="float">
            <text:p>0.00185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5368" calcext:value-type="float">
            <text:p>0.001453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605" calcext:value-type="float">
            <text:p>0.001396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845" calcext:value-type="float">
            <text:p>0.001798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8603" calcext:value-type="float">
            <text:p>0.001986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201" calcext:value-type="float">
            <text:p>0.001522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096" calcext:value-type="float">
            <text:p>0.001620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02" calcext:value-type="float">
            <text:p>0.00180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7109" calcext:value-type="float">
            <text:p>0.001571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0231" calcext:value-type="float">
            <text:p>0.002202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363" calcext:value-type="float">
            <text:p>0.001373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0035" calcext:value-type="float">
            <text:p>0.002000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0955" calcext:value-type="float">
            <text:p>0.001909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112" calcext:value-type="float">
            <text:p>0.001491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962" calcext:value-type="float">
            <text:p>0.001669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871" calcext:value-type="float">
            <text:p>0.002028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6485" calcext:value-type="float">
            <text:p>0.001364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9366" calcext:value-type="float">
            <text:p>0.001293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4947" calcext:value-type="float">
            <text:p>0.001549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507" calcext:value-type="float">
            <text:p>0.001925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013" calcext:value-type="float">
            <text:p>0.00110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199" calcext:value-type="float">
            <text:p>0.001501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145" calcext:value-type="float">
            <text:p>0.001571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958" calcext:value-type="float">
            <text:p>0.001999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5523" calcext:value-type="float">
            <text:p>0.001255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961" calcext:value-type="float">
            <text:p>0.001629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013" calcext:value-type="float">
            <text:p>0.001830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4039" calcext:value-type="float">
            <text:p>0.002040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6825" calcext:value-type="float">
            <text:p>0.001268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8558" calcext:value-type="float">
            <text:p>0.001285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241" calcext:value-type="float">
            <text:p>0.001472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6573" calcext:value-type="float">
            <text:p>0.003265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1663" calcext:value-type="float">
            <text:p>0.001216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696" calcext:value-type="float">
            <text:p>0.001506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4329" calcext:value-type="float">
            <text:p>0.001543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028" calcext:value-type="float">
            <text:p>0.001910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7891" calcext:value-type="float">
            <text:p>0.001778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997" calcext:value-type="float">
            <text:p>0.001529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69" calcext:value-type="float">
            <text:p>0.00148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97" calcext:value-type="float">
            <text:p>0.00210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2757" calcext:value-type="float">
            <text:p>0.001827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3195" calcext:value-type="float">
            <text:p>0.002231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782" calcext:value-type="float">
            <text:p>0.001647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652" calcext:value-type="float">
            <text:p>0.001976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698001" calcext:value-type="float">
            <text:p>0.0006980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6272" calcext:value-type="float">
            <text:p>0.001362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642" calcext:value-type="float">
            <text:p>0.001596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239" calcext:value-type="float">
            <text:p>0.001982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92029" calcext:value-type="float">
            <text:p>0.0008920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494" calcext:value-type="float">
            <text:p>0.001994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813" calcext:value-type="float">
            <text:p>0.001678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289" calcext:value-type="float">
            <text:p>0.001912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19897" calcext:value-type="float">
            <text:p>0.0009198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845" calcext:value-type="float">
            <text:p>0.001468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274" calcext:value-type="float">
            <text:p>0.001762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807" calcext:value-type="float">
            <text:p>0.001888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91983" calcext:value-type="float">
            <text:p>0.0008919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759" calcext:value-type="float">
            <text:p>0.001517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4048" calcext:value-type="float">
            <text:p>0.002040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325" calcext:value-type="float">
            <text:p>0.001823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4614" calcext:value-type="float">
            <text:p>0.001046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983" calcext:value-type="float">
            <text:p>0.001469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24" calcext:value-type="float">
            <text:p>0.0032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29" calcext:value-type="float">
            <text:p>0.00173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7676" calcext:value-type="float">
            <text:p>0.00097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682" calcext:value-type="float">
            <text:p>0.001376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892" calcext:value-type="float">
            <text:p>0.001588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129" calcext:value-type="float">
            <text:p>0.001871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8344" calcext:value-type="float">
            <text:p>0.001083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088" calcext:value-type="float">
            <text:p>0.002610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99" calcext:value-type="float">
            <text:p>0.00157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4633" calcext:value-type="float">
            <text:p>0.001246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3694" calcext:value-type="float">
            <text:p>0.001436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477" calcext:value-type="float">
            <text:p>0.001424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036" calcext:value-type="float">
            <text:p>0.00148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2235" calcext:value-type="float">
            <text:p>0.001122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6611" calcext:value-type="float">
            <text:p>0.003166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779" calcext:value-type="float">
            <text:p>0.001557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541" calcext:value-type="float">
            <text:p>0.001505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75261" calcext:value-type="float">
            <text:p>0.0008752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4412" calcext:value-type="float">
            <text:p>0.001944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912" calcext:value-type="float">
            <text:p>0.001409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0284" calcext:value-type="float">
            <text:p>0.002202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048" calcext:value-type="float">
            <text:p>0.001320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7656" calcext:value-type="float">
            <text:p>0.002976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719" calcext:value-type="float">
            <text:p>0.001517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065" calcext:value-type="float">
            <text:p>0.001600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4081" calcext:value-type="float">
            <text:p>0.001140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7324" calcext:value-type="float">
            <text:p>0.002273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136" calcext:value-type="float">
            <text:p>0.001501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761" calcext:value-type="float">
            <text:p>0.001727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8734" calcext:value-type="float">
            <text:p>0.001087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9308" calcext:value-type="float">
            <text:p>0.002093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184" calcext:value-type="float">
            <text:p>0.001531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595" calcext:value-type="float">
            <text:p>0.001915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732" calcext:value-type="float">
            <text:p>0.001407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8804" calcext:value-type="float">
            <text:p>0.002088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302" calcext:value-type="float">
            <text:p>0.001933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611" calcext:value-type="float">
            <text:p>0.001536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715" calcext:value-type="float">
            <text:p>0.001947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536" calcext:value-type="float">
            <text:p>0.00225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507" calcext:value-type="float">
            <text:p>0.001525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87" calcext:value-type="float">
            <text:p>0.00160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0005" calcext:value-type="float">
            <text:p>0.002000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7894" calcext:value-type="float">
            <text:p>0.002078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876" calcext:value-type="float">
            <text:p>0.001498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846" calcext:value-type="float">
            <text:p>0.001598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206" calcext:value-type="float">
            <text:p>0.001912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9676" calcext:value-type="float">
            <text:p>0.00189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8452" calcext:value-type="float">
            <text:p>0.001184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382" calcext:value-type="float">
            <text:p>0.001603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866" calcext:value-type="float">
            <text:p>0.001988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5033" calcext:value-type="float">
            <text:p>0.002750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4959" calcext:value-type="float">
            <text:p>0.001549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539" calcext:value-type="float">
            <text:p>0.001675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732" calcext:value-type="float">
            <text:p>0.001887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1726" calcext:value-type="float">
            <text:p>0.002017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149" calcext:value-type="float">
            <text:p>0.001561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706" calcext:value-type="float">
            <text:p>0.001577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0844" calcext:value-type="float">
            <text:p>0.003308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3572" calcext:value-type="float">
            <text:p>0.002135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648" calcext:value-type="float">
            <text:p>0.001466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3034" calcext:value-type="float">
            <text:p>0.001330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111" calcext:value-type="float">
            <text:p>0.001891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1751" calcext:value-type="float">
            <text:p>0.001817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0868" calcext:value-type="float">
            <text:p>0.001308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7169" calcext:value-type="float">
            <text:p>0.001271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537" calcext:value-type="float">
            <text:p>0.0017853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9441" calcext:value-type="float">
            <text:p>0.002094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716" calcext:value-type="float">
            <text:p>0.001407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275" calcext:value-type="float">
            <text:p>0.001802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443" calcext:value-type="float">
            <text:p>0.001954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5713" calcext:value-type="float">
            <text:p>0.002357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4432" calcext:value-type="float">
            <text:p>0.001444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6654" calcext:value-type="float">
            <text:p>0.002466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909" calcext:value-type="float">
            <text:p>0.001859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0376" calcext:value-type="float">
            <text:p>0.001903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017" calcext:value-type="float">
            <text:p>0.001650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794" calcext:value-type="float">
            <text:p>0.001827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7596" calcext:value-type="float">
            <text:p>0.001775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6245" calcext:value-type="float">
            <text:p>0.001962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5122" calcext:value-type="float">
            <text:p>0.001451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159" calcext:value-type="float">
            <text:p>0.001621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653" calcext:value-type="float">
            <text:p>0.001686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2438" calcext:value-type="float">
            <text:p>0.001824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465" calcext:value-type="float">
            <text:p>0.001414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173" calcext:value-type="float">
            <text:p>0.001761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883" calcext:value-type="float">
            <text:p>0.001848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7459" calcext:value-type="float">
            <text:p>0.002074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306" calcext:value-type="float">
            <text:p>0.001493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421" calcext:value-type="float">
            <text:p>0.001824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975" calcext:value-type="float">
            <text:p>0.001819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4127" calcext:value-type="float">
            <text:p>0.002841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335" calcext:value-type="float">
            <text:p>0.001613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377" calcext:value-type="float">
            <text:p>0.002753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006" calcext:value-type="float">
            <text:p>0.001960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6882" calcext:value-type="float">
            <text:p>0.002068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366" calcext:value-type="float">
            <text:p>0.001623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083" calcext:value-type="float">
            <text:p>0.001800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0863" calcext:value-type="float">
            <text:p>0.002008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0951" calcext:value-type="float">
            <text:p>0.002109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925" calcext:value-type="float">
            <text:p>0.001689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4748" calcext:value-type="float">
            <text:p>0.002047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855" calcext:value-type="float">
            <text:p>0.001818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3125" calcext:value-type="float">
            <text:p>0.002031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7" calcext:value-type="float">
            <text:p>0.0017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581" calcext:value-type="float">
            <text:p>0.001645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261" calcext:value-type="float">
            <text:p>0.001792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0387" calcext:value-type="float">
            <text:p>0.002103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345" calcext:value-type="float">
            <text:p>0.002713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594" calcext:value-type="float">
            <text:p>0.001815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189" calcext:value-type="float">
            <text:p>0.001711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6945" calcext:value-type="float">
            <text:p>0.002069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248" calcext:value-type="float">
            <text:p>0.001572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1235" calcext:value-type="float">
            <text:p>0.002012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5526" calcext:value-type="float">
            <text:p>0.003555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6725" calcext:value-type="float">
            <text:p>0.001967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017" calcext:value-type="float">
            <text:p>0.002730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643" calcext:value-type="float">
            <text:p>0.001996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892" calcext:value-type="float">
            <text:p>0.001918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6819" calcext:value-type="float">
            <text:p>0.002068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96" calcext:value-type="float">
            <text:p>0.00153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909" calcext:value-type="float">
            <text:p>0.001559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236" calcext:value-type="float">
            <text:p>0.001832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3654" calcext:value-type="float">
            <text:p>0.002036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404" calcext:value-type="float">
            <text:p>0.001604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819" calcext:value-type="float">
            <text:p>0.001698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051" calcext:value-type="float">
            <text:p>0.002060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7678" calcext:value-type="float">
            <text:p>0.001976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342" calcext:value-type="float">
            <text:p>0.001533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366" calcext:value-type="float">
            <text:p>0.002873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104" calcext:value-type="float">
            <text:p>0.002021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4281" calcext:value-type="float">
            <text:p>0.001942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671" calcext:value-type="float">
            <text:p>0.001806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995" calcext:value-type="float">
            <text:p>0.001639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4654" calcext:value-type="float">
            <text:p>0.002346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9298" calcext:value-type="float">
            <text:p>0.002192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735" calcext:value-type="float">
            <text:p>0.001697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294" calcext:value-type="float">
            <text:p>0.001652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496" calcext:value-type="float">
            <text:p>0.002164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0882" calcext:value-type="float">
            <text:p>0.002108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9402" calcext:value-type="float">
            <text:p>0.002994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024" calcext:value-type="float">
            <text:p>0.001640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098" calcext:value-type="float">
            <text:p>0.001750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0371" calcext:value-type="float">
            <text:p>0.002203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932" calcext:value-type="float">
            <text:p>0.001659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825" calcext:value-type="float">
            <text:p>0.001948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225" calcext:value-type="float">
            <text:p>0.001892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9461" calcext:value-type="float">
            <text:p>0.002294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787" calcext:value-type="float">
            <text:p>0.001597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979" calcext:value-type="float">
            <text:p>0.001789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671" calcext:value-type="float">
            <text:p>0.001946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6268" calcext:value-type="float">
            <text:p>0.002262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339" calcext:value-type="float">
            <text:p>0.001523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623" calcext:value-type="float">
            <text:p>0.001906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1835" calcext:value-type="float">
            <text:p>0.003318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488" calcext:value-type="float">
            <text:p>0.00204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679" calcext:value-type="float">
            <text:p>0.00226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156" calcext:value-type="float">
            <text:p>0.001701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413" calcext:value-type="float">
            <text:p>0.001984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0336" calcext:value-type="float">
            <text:p>0.002103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228" calcext:value-type="float">
            <text:p>0.001592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" calcext:value-type="float">
            <text:p>0.001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81" calcext:value-type="float">
            <text:p>0.00174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8606" calcext:value-type="float">
            <text:p>0.002286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244" calcext:value-type="float">
            <text:p>0.001682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437" calcext:value-type="float">
            <text:p>0.001864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7353" calcext:value-type="float">
            <text:p>0.002273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893" calcext:value-type="float">
            <text:p>0.00238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669" calcext:value-type="float">
            <text:p>0.001566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777" calcext:value-type="float">
            <text:p>0.001627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7991" calcext:value-type="float">
            <text:p>0.003479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9532" calcext:value-type="float">
            <text:p>0.001995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794" calcext:value-type="float">
            <text:p>0.001587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669" calcext:value-type="float">
            <text:p>0.001666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039" calcext:value-type="float">
            <text:p>0.001920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4341" calcext:value-type="float">
            <text:p>0.002543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068" calcext:value-type="float">
            <text:p>0.001630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59" calcext:value-type="float">
            <text:p>0.00188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555" calcext:value-type="float">
            <text:p>0.002915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8802" calcext:value-type="float">
            <text:p>0.002388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12" calcext:value-type="float">
            <text:p>0.00158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995" calcext:value-type="float">
            <text:p>0.001639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85" calcext:value-type="float">
            <text:p>0.00162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202" calcext:value-type="float">
            <text:p>0.00212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375" calcext:value-type="float">
            <text:p>0.001523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605" calcext:value-type="float">
            <text:p>0.001796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628" calcext:value-type="float">
            <text:p>0.001906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0414" calcext:value-type="float">
            <text:p>0.002104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295" calcext:value-type="float">
            <text:p>0.001602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766" calcext:value-type="float">
            <text:p>0.001767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886" calcext:value-type="float">
            <text:p>0.001758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9233" calcext:value-type="float">
            <text:p>0.002292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08" calcext:value-type="float">
            <text:p>0.00189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46" calcext:value-type="float">
            <text:p>0.00183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527" calcext:value-type="float">
            <text:p>0.001845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5717" calcext:value-type="float">
            <text:p>0.003357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256" calcext:value-type="float">
            <text:p>0.002102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922" calcext:value-type="float">
            <text:p>0.001959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906" calcext:value-type="float">
            <text:p>0.001709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2597" calcext:value-type="float">
            <text:p>0.002125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203" calcext:value-type="float">
            <text:p>0.001662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044" calcext:value-type="float">
            <text:p>0.001680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229" calcext:value-type="float">
            <text:p>0.001812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6954" calcext:value-type="float">
            <text:p>0.002169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342" calcext:value-type="float">
            <text:p>0.001803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536" calcext:value-type="float">
            <text:p>0.001665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206" calcext:value-type="float">
            <text:p>0.002602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4937" calcext:value-type="float">
            <text:p>0.002249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341" calcext:value-type="float">
            <text:p>0.001653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182" calcext:value-type="float">
            <text:p>0.001831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291" calcext:value-type="float">
            <text:p>0.001962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3708" calcext:value-type="float">
            <text:p>0.002237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615" calcext:value-type="float">
            <text:p>0.001846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042" calcext:value-type="float">
            <text:p>0.001920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672" calcext:value-type="float">
            <text:p>0.001946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0449" calcext:value-type="float">
            <text:p>0.002204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386" calcext:value-type="float">
            <text:p>0.001523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921" calcext:value-type="float">
            <text:p>0.001699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286" calcext:value-type="float">
            <text:p>0.001872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7467" calcext:value-type="float">
            <text:p>0.002274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217" calcext:value-type="float">
            <text:p>0.001852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947" calcext:value-type="float">
            <text:p>0.001799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371" calcext:value-type="float">
            <text:p>0.001793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9353" calcext:value-type="float">
            <text:p>0.002193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617" calcext:value-type="float">
            <text:p>0.001616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804" calcext:value-type="float">
            <text:p>0.001738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369" calcext:value-type="float">
            <text:p>0.001883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7847" calcext:value-type="float">
            <text:p>0.002178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545" calcext:value-type="float">
            <text:p>0.001685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275" calcext:value-type="float">
            <text:p>0.001662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655" calcext:value-type="float">
            <text:p>0.002606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8925" calcext:value-type="float">
            <text:p>0.002189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586" calcext:value-type="float">
            <text:p>0.001695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278" calcext:value-type="float">
            <text:p>0.001752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2461" calcext:value-type="float">
            <text:p>0.002924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3276" calcext:value-type="float">
            <text:p>0.00223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158" calcext:value-type="float">
            <text:p>0.001611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916" calcext:value-type="float">
            <text:p>0.001859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901" calcext:value-type="float">
            <text:p>0.001969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8102" calcext:value-type="float">
            <text:p>0.002681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089" calcext:value-type="float">
            <text:p>0.001670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414" calcext:value-type="float">
            <text:p>0.001804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628" calcext:value-type="float">
            <text:p>0.001896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0477" calcext:value-type="float">
            <text:p>0.002004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66" calcext:value-type="float">
            <text:p>0.00155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998" calcext:value-type="float">
            <text:p>0.001699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0105" calcext:value-type="float">
            <text:p>0.002501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9174" calcext:value-type="float">
            <text:p>0.002091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5228" calcext:value-type="float">
            <text:p>0.002052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099" calcext:value-type="float">
            <text:p>0.001710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0163" calcext:value-type="float">
            <text:p>0.002301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942" calcext:value-type="float">
            <text:p>0.00189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265" calcext:value-type="float">
            <text:p>0.001522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586" calcext:value-type="float">
            <text:p>0.001935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744" calcext:value-type="float">
            <text:p>0.001937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4222" calcext:value-type="float">
            <text:p>0.002142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0082" calcext:value-type="float">
            <text:p>0.001300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533" calcext:value-type="float">
            <text:p>0.001685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748" calcext:value-type="float">
            <text:p>0.001887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5665" calcext:value-type="float">
            <text:p>0.002156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882" calcext:value-type="float">
            <text:p>0.001428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833" calcext:value-type="float">
            <text:p>0.001648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974" calcext:value-type="float">
            <text:p>0.001929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0393" calcext:value-type="float">
            <text:p>0.002103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466" calcext:value-type="float">
            <text:p>0.00204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711" calcext:value-type="float">
            <text:p>0.001897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2301" calcext:value-type="float">
            <text:p>0.002523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3382" calcext:value-type="float">
            <text:p>0.001833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3003" calcext:value-type="float">
            <text:p>0.001430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795" calcext:value-type="float">
            <text:p>0.001807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0196" calcext:value-type="float">
            <text:p>0.003201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521" calcext:value-type="float">
            <text:p>0.00205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287" calcext:value-type="float">
            <text:p>0.001512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9816" calcext:value-type="float">
            <text:p>0.003298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7893" calcext:value-type="float">
            <text:p>0.002278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6344" calcext:value-type="float">
            <text:p>0.002163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097" calcext:value-type="float">
            <text:p>0.001320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435" calcext:value-type="float">
            <text:p>0.001704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288" calcext:value-type="float">
            <text:p>0.001882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5759" calcext:value-type="float">
            <text:p>0.002057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6301" calcext:value-type="float">
            <text:p>0.001263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499" calcext:value-type="float">
            <text:p>0.001914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882" calcext:value-type="float">
            <text:p>0.001748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5569" calcext:value-type="float">
            <text:p>0.001955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7012" calcext:value-type="float">
            <text:p>0.002270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238" calcext:value-type="float">
            <text:p>0.001692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601" calcext:value-type="float">
            <text:p>0.002326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7013" calcext:value-type="float">
            <text:p>0.003470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246" calcext:value-type="float">
            <text:p>0.001512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885" calcext:value-type="float">
            <text:p>0.001608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737" calcext:value-type="float">
            <text:p>0.002073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4728" calcext:value-type="float">
            <text:p>0.003347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169" calcext:value-type="float">
            <text:p>0.001851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302" calcext:value-type="float">
            <text:p>0.001613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3508" calcext:value-type="float">
            <text:p>0.002135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3232" calcext:value-type="float">
            <text:p>0.003432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3735" calcext:value-type="float">
            <text:p>0.001337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536" calcext:value-type="float">
            <text:p>0.001605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1077" calcext:value-type="float">
            <text:p>0.002010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2718" calcext:value-type="float">
            <text:p>0.001827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141" calcext:value-type="float">
            <text:p>0.001941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327" calcext:value-type="float">
            <text:p>0.001593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3507" calcext:value-type="float">
            <text:p>0.002035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8501" calcext:value-type="float">
            <text:p>0.002085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694" calcext:value-type="float">
            <text:p>0.001386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014" calcext:value-type="float">
            <text:p>0.001590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7049" calcext:value-type="float">
            <text:p>0.002570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3915" calcext:value-type="float">
            <text:p>0.002539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964" calcext:value-type="float">
            <text:p>0.001329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473" calcext:value-type="float">
            <text:p>0.001494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462" calcext:value-type="float">
            <text:p>0.002914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131" calcext:value-type="float">
            <text:p>0.00201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439" calcext:value-type="float">
            <text:p>0.001324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1351" calcext:value-type="float">
            <text:p>0.002313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5358" calcext:value-type="float">
            <text:p>0.002453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4062" calcext:value-type="float">
            <text:p>0.002740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9453" calcext:value-type="float">
            <text:p>0.002094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316" calcext:value-type="float">
            <text:p>0.001493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4359" calcext:value-type="float">
            <text:p>0.002343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6598" calcext:value-type="float">
            <text:p>0.003765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07" calcext:value-type="float">
            <text:p>0.00166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028" calcext:value-type="float">
            <text:p>0.001470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7388" calcext:value-type="float">
            <text:p>0.002073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7527" calcext:value-type="float">
            <text:p>0.002175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277" calcext:value-type="float">
            <text:p>0.00140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925" calcext:value-type="float">
            <text:p>0.001619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7344" calcext:value-type="float">
            <text:p>0.002173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7784" calcext:value-type="float">
            <text:p>0.002277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463" calcext:value-type="float">
            <text:p>0.001574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049" calcext:value-type="float">
            <text:p>0.001660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2045" calcext:value-type="float">
            <text:p>0.002120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7006" calcext:value-type="float">
            <text:p>0.002270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497" calcext:value-type="float">
            <text:p>0.001634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269" calcext:value-type="float">
            <text:p>0.001692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179" calcext:value-type="float">
            <text:p>0.002161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8689" calcext:value-type="float">
            <text:p>0.003886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4392" calcext:value-type="float">
            <text:p>0.001443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2713" calcext:value-type="float">
            <text:p>0.002427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387" calcext:value-type="float">
            <text:p>0.001993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2793" calcext:value-type="float">
            <text:p>0.002527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6183" calcext:value-type="float">
            <text:p>0.001361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68" calcext:value-type="float">
            <text:p>0.0012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3703" calcext:value-type="float">
            <text:p>0.0021370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6313" calcext:value-type="float">
            <text:p>0.002363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1298" calcext:value-type="float">
            <text:p>0.001212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971" calcext:value-type="float">
            <text:p>0.001329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204" calcext:value-type="float">
            <text:p>0.00222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101" calcext:value-type="float">
            <text:p>0.00281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41" calcext:value-type="float">
            <text:p>0.00153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7625" calcext:value-type="float">
            <text:p>0.001276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0666" calcext:value-type="float">
            <text:p>0.002206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9004" calcext:value-type="float">
            <text:p>0.002590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3949" calcext:value-type="float">
            <text:p>0.001439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1266" calcext:value-type="float">
            <text:p>0.001012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4956" calcext:value-type="float">
            <text:p>0.002149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1228" calcext:value-type="float">
            <text:p>0.002612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905" calcext:value-type="float">
            <text:p>0.001499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1257" calcext:value-type="float">
            <text:p>0.001112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4157" calcext:value-type="float">
            <text:p>0.002341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1884" calcext:value-type="float">
            <text:p>0.002418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256" calcext:value-type="float">
            <text:p>0.001512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6561" calcext:value-type="float">
            <text:p>0.001165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547" calcext:value-type="float">
            <text:p>0.00215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0462" calcext:value-type="float">
            <text:p>0.004004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828" calcext:value-type="float">
            <text:p>0.001648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5919" calcext:value-type="float">
            <text:p>0.001059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2755" calcext:value-type="float">
            <text:p>0.003027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2114" calcext:value-type="float">
            <text:p>0.004821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714" calcext:value-type="float">
            <text:p>0.001517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012" calcext:value-type="float">
            <text:p>0.001410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915" calcext:value-type="float">
            <text:p>0.001869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5465" calcext:value-type="float">
            <text:p>0.003354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789" calcext:value-type="float">
            <text:p>0.001607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531" calcext:value-type="float">
            <text:p>0.00105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6954" calcext:value-type="float">
            <text:p>0.007669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5287" calcext:value-type="float">
            <text:p>0.003952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378" calcext:value-type="float">
            <text:p>0.00343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33678" calcext:value-type="float">
            <text:p>0.0009336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8985" calcext:value-type="float">
            <text:p>0.002489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2919" calcext:value-type="float">
            <text:p>0.003929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934" calcext:value-type="float">
            <text:p>0.001569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6806" calcext:value-type="float">
            <text:p>0.001168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7781" calcext:value-type="float">
            <text:p>0.003177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2477" calcext:value-type="float">
            <text:p>0.002524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236" calcext:value-type="float">
            <text:p>0.001612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093" calcext:value-type="float">
            <text:p>0.00120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891" calcext:value-type="float">
            <text:p>0.001978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0813" calcext:value-type="float">
            <text:p>0.002308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292" calcext:value-type="float">
            <text:p>0.001382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7091" calcext:value-type="float">
            <text:p>0.001070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339" calcext:value-type="float">
            <text:p>0.001943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1675" calcext:value-type="float">
            <text:p>0.003816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3394" calcext:value-type="float">
            <text:p>0.001333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133" calcext:value-type="float">
            <text:p>0.00121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847" calcext:value-type="float">
            <text:p>0.001988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151" calcext:value-type="float">
            <text:p>0.00241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409" calcext:value-type="float">
            <text:p>0.001344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9795" calcext:value-type="float">
            <text:p>0.001097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387" calcext:value-type="float">
            <text:p>0.001893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1911" calcext:value-type="float">
            <text:p>0.003919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677" calcext:value-type="float">
            <text:p>0.001856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3129" calcext:value-type="float">
            <text:p>0.001231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438" calcext:value-type="float">
            <text:p>0.001874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6046" calcext:value-type="float">
            <text:p>0.002560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814" calcext:value-type="float">
            <text:p>0.001958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3267" calcext:value-type="float">
            <text:p>0.001232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139" calcext:value-type="float">
            <text:p>0.00331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8185" calcext:value-type="float">
            <text:p>0.002381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022" calcext:value-type="float">
            <text:p>0.001710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813" calcext:value-type="float">
            <text:p>0.001498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097" calcext:value-type="float">
            <text:p>0.002680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3076" calcext:value-type="float">
            <text:p>0.002030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493" calcext:value-type="float">
            <text:p>0.001944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7512" calcext:value-type="float">
            <text:p>0.001275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7583" calcext:value-type="float">
            <text:p>0.002175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9672" calcext:value-type="float">
            <text:p>0.002496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7069" calcext:value-type="float">
            <text:p>0.001770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778" calcext:value-type="float">
            <text:p>0.001327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836" calcext:value-type="float">
            <text:p>0.001788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592" calcext:value-type="float">
            <text:p>0.00245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5701" calcext:value-type="float">
            <text:p>0.001457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4878" calcext:value-type="float">
            <text:p>0.001448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856" calcext:value-type="float">
            <text:p>0.001908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3562" calcext:value-type="float">
            <text:p>0.003435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5408" calcext:value-type="float">
            <text:p>0.001454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176" calcext:value-type="float">
            <text:p>0.001981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7441" calcext:value-type="float">
            <text:p>0.001774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2815" calcext:value-type="float">
            <text:p>0.002228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566" calcext:value-type="float">
            <text:p>0.001925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733" calcext:value-type="float">
            <text:p>0.00139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95" calcext:value-type="float">
            <text:p>0.00184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4037" calcext:value-type="float">
            <text:p>0.003440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8383" calcext:value-type="float">
            <text:p>0.003783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804" calcext:value-type="float">
            <text:p>0.001528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207" calcext:value-type="float">
            <text:p>0.001602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5517" calcext:value-type="float">
            <text:p>0.003355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42" calcext:value-type="float">
            <text:p>0.00183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384" calcext:value-type="float">
            <text:p>0.001493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633" calcext:value-type="float">
            <text:p>0.001876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0219" calcext:value-type="float">
            <text:p>0.003302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582" calcext:value-type="float">
            <text:p>0.001835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3885" calcext:value-type="float">
            <text:p>0.002338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291" calcext:value-type="float">
            <text:p>0.001822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049" calcext:value-type="float">
            <text:p>0.00180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131" calcext:value-type="float">
            <text:p>0.002871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4895" calcext:value-type="float">
            <text:p>0.001448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48" calcext:value-type="float">
            <text:p>0.00202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603" calcext:value-type="float">
            <text:p>0.00346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273" calcext:value-type="float">
            <text:p>0.001782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642" calcext:value-type="float">
            <text:p>0.001856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989" calcext:value-type="float">
            <text:p>0.001689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7578" calcext:value-type="float">
            <text:p>0.003475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823" calcext:value-type="float">
            <text:p>0.001688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1021" calcext:value-type="float">
            <text:p>0.001210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862" calcext:value-type="float">
            <text:p>0.001868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428" calcext:value-type="float">
            <text:p>0.00404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465" calcext:value-type="float">
            <text:p>0.001474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005" calcext:value-type="float">
            <text:p>0.001710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76" calcext:value-type="float">
            <text:p>0.00187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5149" calcext:value-type="float">
            <text:p>0.002551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971" calcext:value-type="float">
            <text:p>0.001669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9792" calcext:value-type="float">
            <text:p>0.003697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4191" calcext:value-type="float">
            <text:p>0.002941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1702" calcext:value-type="float">
            <text:p>0.003417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97" calcext:value-type="float">
            <text:p>0.00166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865" calcext:value-type="float">
            <text:p>0.001398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562" calcext:value-type="float">
            <text:p>0.001665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5067" calcext:value-type="float">
            <text:p>0.002650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879" calcext:value-type="float">
            <text:p>0.001608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58" calcext:value-type="float">
            <text:p>0.00146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254" calcext:value-type="float">
            <text:p>0.001922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006" calcext:value-type="float">
            <text:p>0.00280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19" calcext:value-type="float">
            <text:p>0.00191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549" calcext:value-type="float">
            <text:p>0.001645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691" calcext:value-type="float">
            <text:p>0.001696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5037" calcext:value-type="float">
            <text:p>0.002650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478" calcext:value-type="float">
            <text:p>0.001744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6106" calcext:value-type="float">
            <text:p>0.002261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056" calcext:value-type="float">
            <text:p>0.001920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6704" calcext:value-type="float">
            <text:p>0.003467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627" calcext:value-type="float">
            <text:p>0.001526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5029" calcext:value-type="float">
            <text:p>0.001450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235" calcext:value-type="float">
            <text:p>0.001672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854" calcext:value-type="float">
            <text:p>0.00208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621" calcext:value-type="float">
            <text:p>0.001736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865" calcext:value-type="float">
            <text:p>0.001508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775" calcext:value-type="float">
            <text:p>0.001887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8671" calcext:value-type="float">
            <text:p>0.001986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82" calcext:value-type="float">
            <text:p>0.00182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4463" calcext:value-type="float">
            <text:p>0.001544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82" calcext:value-type="float">
            <text:p>0.00175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3964" calcext:value-type="float">
            <text:p>0.001839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3244" calcext:value-type="float">
            <text:p>0.001432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984" calcext:value-type="float">
            <text:p>0.001379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542" calcext:value-type="float">
            <text:p>0.001795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7124" calcext:value-type="float">
            <text:p>0.002271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041" calcext:value-type="float">
            <text:p>0.001840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419" calcext:value-type="float">
            <text:p>0.002104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683" calcext:value-type="float">
            <text:p>0.001756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1203" calcext:value-type="float">
            <text:p>0.002212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0721" calcext:value-type="float">
            <text:p>0.002307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13" calcext:value-type="float">
            <text:p>0.00173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492" calcext:value-type="float">
            <text:p>0.001904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6367" calcext:value-type="float">
            <text:p>0.002063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121" calcext:value-type="float">
            <text:p>0.001951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363" calcext:value-type="float">
            <text:p>0.001633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4366" calcext:value-type="float">
            <text:p>0.002443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9513" calcext:value-type="float">
            <text:p>0.002195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76" calcext:value-type="float">
            <text:p>0.00163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579" calcext:value-type="float">
            <text:p>0.001615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1865" calcext:value-type="float">
            <text:p>0.002018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156" calcext:value-type="float">
            <text:p>0.00381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238" calcext:value-type="float">
            <text:p>0.001682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043" calcext:value-type="float">
            <text:p>0.002100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576" calcext:value-type="float">
            <text:p>0.001835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597" calcext:value-type="float">
            <text:p>0.00205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694" calcext:value-type="float">
            <text:p>0.001646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199" calcext:value-type="float">
            <text:p>0.001631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5045" calcext:value-type="float">
            <text:p>0.002350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4829" calcext:value-type="float">
            <text:p>0.002248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583" calcext:value-type="float">
            <text:p>0.001705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736" calcext:value-type="float">
            <text:p>0.001527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152" calcext:value-type="float">
            <text:p>0.001751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1602" calcext:value-type="float">
            <text:p>0.002416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35" calcext:value-type="float">
            <text:p>0.00150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809" calcext:value-type="float">
            <text:p>0.001528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5938" calcext:value-type="float">
            <text:p>0.002059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3997" calcext:value-type="float">
            <text:p>0.001839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852" calcext:value-type="float">
            <text:p>0.001628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414" calcext:value-type="float">
            <text:p>0.001954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938" calcext:value-type="float">
            <text:p>0.001759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3612" calcext:value-type="float">
            <text:p>0.002736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486" calcext:value-type="float">
            <text:p>0.001524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872" calcext:value-type="float">
            <text:p>0.001878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6076" calcext:value-type="float">
            <text:p>0.003860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57297" calcext:value-type="float">
            <text:p>0.0008572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794" calcext:value-type="float">
            <text:p>0.001487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4" calcext:value-type="float">
            <text:p>0.0015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494" calcext:value-type="float">
            <text:p>0.001964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5031" calcext:value-type="float">
            <text:p>0.001150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405" calcext:value-type="float">
            <text:p>0.001514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067" calcext:value-type="float">
            <text:p>0.001480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542" calcext:value-type="float">
            <text:p>0.002715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5907" calcext:value-type="float">
            <text:p>0.001059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547" calcext:value-type="float">
            <text:p>0.001585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006" calcext:value-type="float">
            <text:p>0.001810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8981" calcext:value-type="float">
            <text:p>0.002089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3999" calcext:value-type="float">
            <text:p>0.000939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557" calcext:value-type="float">
            <text:p>0.001405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339" calcext:value-type="float">
            <text:p>0.001743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219" calcext:value-type="float">
            <text:p>0.001922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1318" calcext:value-type="float">
            <text:p>0.001313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69" calcext:value-type="float">
            <text:p>0.00152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315" calcext:value-type="float">
            <text:p>0.001813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013" calcext:value-type="float">
            <text:p>0.001380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92195" calcext:value-type="float">
            <text:p>0.0008921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933" calcext:value-type="float">
            <text:p>0.001469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937" calcext:value-type="float">
            <text:p>0.001829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6774" calcext:value-type="float">
            <text:p>0.001167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43047" calcext:value-type="float">
            <text:p>0.0009430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791" calcext:value-type="float">
            <text:p>0.001567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27" calcext:value-type="float">
            <text:p>0.00197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3873" calcext:value-type="float">
            <text:p>0.001338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5829" calcext:value-type="float">
            <text:p>0.002358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713" calcext:value-type="float">
            <text:p>0.001757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8568" calcext:value-type="float">
            <text:p>0.002085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356" calcext:value-type="float">
            <text:p>0.001843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908" calcext:value-type="float">
            <text:p>0.00309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348" calcext:value-type="float">
            <text:p>0.001853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3216" calcext:value-type="float">
            <text:p>0.002032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938" calcext:value-type="float">
            <text:p>0.001509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4991" calcext:value-type="float">
            <text:p>0.002949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979" calcext:value-type="float">
            <text:p>0.001529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855" calcext:value-type="float">
            <text:p>0.001868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913" calcext:value-type="float">
            <text:p>0.001979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0575" calcext:value-type="float">
            <text:p>0.002105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305" calcext:value-type="float">
            <text:p>0.001623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379" calcext:value-type="float">
            <text:p>0.001923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3753" calcext:value-type="float">
            <text:p>0.002037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6211" calcext:value-type="float">
            <text:p>0.002162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8334" calcext:value-type="float">
            <text:p>0.002683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606" calcext:value-type="float">
            <text:p>0.00256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9518" calcext:value-type="float">
            <text:p>0.002095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8006" calcext:value-type="float">
            <text:p>0.002280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537" calcext:value-type="float">
            <text:p>0.001705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007" calcext:value-type="float">
            <text:p>0.001980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463" calcext:value-type="float">
            <text:p>0.001864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2714" calcext:value-type="float">
            <text:p>0.001727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675" calcext:value-type="float">
            <text:p>0.001606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5991" calcext:value-type="float">
            <text:p>0.003359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316" calcext:value-type="float">
            <text:p>0.002863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2071" calcext:value-type="float">
            <text:p>0.002120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52" calcext:value-type="float">
            <text:p>0.00158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2396" calcext:value-type="float">
            <text:p>0.002223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602" calcext:value-type="float">
            <text:p>0.001946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2782" calcext:value-type="float">
            <text:p>0.002127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435" calcext:value-type="float">
            <text:p>0.001464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663" calcext:value-type="float">
            <text:p>0.001956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301" calcext:value-type="float">
            <text:p>0.001973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623" calcext:value-type="float">
            <text:p>0.00236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958" calcext:value-type="float">
            <text:p>0.001649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3674" calcext:value-type="float">
            <text:p>0.002036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22" calcext:value-type="float">
            <text:p>0.00178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2761" calcext:value-type="float">
            <text:p>0.003127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9767" calcext:value-type="float">
            <text:p>0.002497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5233" calcext:value-type="float">
            <text:p>0.002252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569" calcext:value-type="float">
            <text:p>0.001805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6732" calcext:value-type="float">
            <text:p>0.003267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278" calcext:value-type="float">
            <text:p>0.001822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1419" calcext:value-type="float">
            <text:p>0.003414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988" calcext:value-type="float">
            <text:p>0.001759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6646" calcext:value-type="float">
            <text:p>0.002666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8071" calcext:value-type="float">
            <text:p>0.002480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4" calcext:value-type="float">
            <text:p>0.0019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015" calcext:value-type="float">
            <text:p>0.001980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0011" calcext:value-type="float">
            <text:p>0.003200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787" calcext:value-type="float">
            <text:p>0.001577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932" calcext:value-type="float">
            <text:p>0.001979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517" calcext:value-type="float">
            <text:p>0.002165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6936" calcext:value-type="float">
            <text:p>0.002269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79" calcext:value-type="float">
            <text:p>0.00169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724" calcext:value-type="float">
            <text:p>0.002027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55" calcext:value-type="float">
            <text:p>0.00139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3194" calcext:value-type="float">
            <text:p>0.003231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65" calcext:value-type="float">
            <text:p>0.00164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053" calcext:value-type="float">
            <text:p>0.002800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1372" calcext:value-type="float">
            <text:p>0.002013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9376" calcext:value-type="float">
            <text:p>0.002393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323" calcext:value-type="float">
            <text:p>0.001493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2682" calcext:value-type="float">
            <text:p>0.002426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2843" calcext:value-type="float">
            <text:p>0.001228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2563" calcext:value-type="float">
            <text:p>0.002825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079" calcext:value-type="float">
            <text:p>0.001820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391" calcext:value-type="float">
            <text:p>0.001963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482" calcext:value-type="float">
            <text:p>0.001664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2877" calcext:value-type="float">
            <text:p>0.002328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3124" calcext:value-type="float">
            <text:p>0.003931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1701" calcext:value-type="float">
            <text:p>0.002017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163" calcext:value-type="float">
            <text:p>0.001751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88" calcext:value-type="float">
            <text:p>0.0037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126" calcext:value-type="float">
            <text:p>0.001901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3917" calcext:value-type="float">
            <text:p>0.002039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58" calcext:value-type="float">
            <text:p>0.00216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7878" calcext:value-type="float">
            <text:p>0.003278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061" calcext:value-type="float">
            <text:p>0.001850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6889" calcext:value-type="float">
            <text:p>0.002268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1581" calcext:value-type="float">
            <text:p>0.002815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5452" calcext:value-type="float">
            <text:p>0.003554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586" calcext:value-type="float">
            <text:p>0.001975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799" calcext:value-type="float">
            <text:p>0.001847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3615" calcext:value-type="float">
            <text:p>0.002536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4592" calcext:value-type="float">
            <text:p>0.002645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3999" calcext:value-type="float">
            <text:p>0.002039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805" calcext:value-type="float">
            <text:p>0.001868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686" calcext:value-type="float">
            <text:p>0.001576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5033" calcext:value-type="float">
            <text:p>0.003850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48" calcext:value-type="float">
            <text:p>0.00156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71" calcext:value-type="float">
            <text:p>0.00189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996" calcext:value-type="float">
            <text:p>0.001749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8175" calcext:value-type="float">
            <text:p>0.004081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596" calcext:value-type="float">
            <text:p>0.001835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794" calcext:value-type="float">
            <text:p>0.001927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2104" calcext:value-type="float">
            <text:p>0.002421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981" calcext:value-type="float">
            <text:p>0.00409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037" calcext:value-type="float">
            <text:p>0.001960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382" calcext:value-type="float">
            <text:p>0.002823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087" calcext:value-type="float">
            <text:p>0.001720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4636" calcext:value-type="float">
            <text:p>0.002146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239" calcext:value-type="float">
            <text:p>0.001692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996" calcext:value-type="float">
            <text:p>0.001909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34" calcext:value-type="float">
            <text:p>0.00161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8053" calcext:value-type="float">
            <text:p>0.004180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9761" calcext:value-type="float">
            <text:p>0.003997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881" calcext:value-type="float">
            <text:p>0.001918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395" calcext:value-type="float">
            <text:p>0.00223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7616" calcext:value-type="float">
            <text:p>0.002476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88" calcext:value-type="float">
            <text:p>0.00184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8142" calcext:value-type="float">
            <text:p>0.002281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3601" calcext:value-type="float">
            <text:p>0.002236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5002" calcext:value-type="float">
            <text:p>0.002650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22" calcext:value-type="float">
            <text:p>0.00172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078" calcext:value-type="float">
            <text:p>0.001840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7424" calcext:value-type="float">
            <text:p>0.002274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1104" calcext:value-type="float">
            <text:p>0.002011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051" calcext:value-type="float">
            <text:p>0.001830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962" calcext:value-type="float">
            <text:p>0.002329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8809" calcext:value-type="float">
            <text:p>0.002088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9634" calcext:value-type="float">
            <text:p>0.002496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363" calcext:value-type="float">
            <text:p>0.001953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4752" calcext:value-type="float">
            <text:p>0.001247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304" calcext:value-type="float">
            <text:p>0.002103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7196" calcext:value-type="float">
            <text:p>0.002371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737" calcext:value-type="float">
            <text:p>0.001477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3694" calcext:value-type="float">
            <text:p>0.001236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8129" calcext:value-type="float">
            <text:p>0.002181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9036" calcext:value-type="float">
            <text:p>0.00209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296" calcext:value-type="float">
            <text:p>0.001712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8632" calcext:value-type="float">
            <text:p>0.001286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133" calcext:value-type="float">
            <text:p>0.00121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9047" calcext:value-type="float">
            <text:p>0.002790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246" calcext:value-type="float">
            <text:p>0.001812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7442" calcext:value-type="float">
            <text:p>0.001274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9322" calcext:value-type="float">
            <text:p>0.001193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752" calcext:value-type="float">
            <text:p>0.00197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315" calcext:value-type="float">
            <text:p>0.001853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91" calcext:value-type="float">
            <text:p>0.00161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4979" calcext:value-type="float">
            <text:p>0.001449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1191" calcext:value-type="float">
            <text:p>0.002311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973" calcext:value-type="float">
            <text:p>0.001879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1152" calcext:value-type="float">
            <text:p>0.001111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367" calcext:value-type="float">
            <text:p>0.001313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9917" calcext:value-type="float">
            <text:p>0.002299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456" calcext:value-type="float">
            <text:p>0.001754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5887" calcext:value-type="float">
            <text:p>0.001258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1425" calcext:value-type="float">
            <text:p>0.001014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3034" calcext:value-type="float">
            <text:p>0.002330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1168" calcext:value-type="float">
            <text:p>0.002211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37" calcext:value-type="float">
            <text:p>0.00195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1813" calcext:value-type="float">
            <text:p>0.001218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2467" calcext:value-type="float">
            <text:p>0.002124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683" calcext:value-type="float">
            <text:p>0.001566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091" calcext:value-type="float">
            <text:p>0.001780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6148" calcext:value-type="float">
            <text:p>0.001061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0792" calcext:value-type="float">
            <text:p>0.001607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5682" calcext:value-type="float">
            <text:p>0.001356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72" calcext:value-type="float">
            <text:p>0.00169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7324" calcext:value-type="float">
            <text:p>0.001073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0176" calcext:value-type="float">
            <text:p>0.001601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031" calcext:value-type="float">
            <text:p>0.001690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332" calcext:value-type="float">
            <text:p>0.001563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4048" calcext:value-type="float">
            <text:p>0.001140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8815" calcext:value-type="float">
            <text:p>0.001488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054" calcext:value-type="float">
            <text:p>0.002320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141" calcext:value-type="float">
            <text:p>0.001731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9397" calcext:value-type="float">
            <text:p>0.001093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8866" calcext:value-type="float">
            <text:p>0.001588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455" calcext:value-type="float">
            <text:p>0.001564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481" calcext:value-type="float">
            <text:p>0.001794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7932" calcext:value-type="float">
            <text:p>0.001079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8824" calcext:value-type="float">
            <text:p>0.001788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267" calcext:value-type="float">
            <text:p>0.001752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7" calcext:value-type="float">
            <text:p>0.0016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049" calcext:value-type="float">
            <text:p>0.001380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1141" calcext:value-type="float">
            <text:p>0.001111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2607" calcext:value-type="float">
            <text:p>0.002526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707" calcext:value-type="float">
            <text:p>0.001957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3833" calcext:value-type="float">
            <text:p>0.001238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9014" calcext:value-type="float">
            <text:p>0.001390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413" calcext:value-type="float">
            <text:p>0.001554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406" calcext:value-type="float">
            <text:p>0.001834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8853" calcext:value-type="float">
            <text:p>0.001188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9258" calcext:value-type="float">
            <text:p>0.001792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868" calcext:value-type="float">
            <text:p>0.001638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634" calcext:value-type="float">
            <text:p>0.001996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57" calcext:value-type="float">
            <text:p>0.0012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3649" calcext:value-type="float">
            <text:p>0.001536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275" calcext:value-type="float">
            <text:p>0.001652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127" calcext:value-type="float">
            <text:p>0.002101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697" calcext:value-type="float">
            <text:p>0.001486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7862" calcext:value-type="float">
            <text:p>0.002178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958" calcext:value-type="float">
            <text:p>0.001719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081" calcext:value-type="float">
            <text:p>0.001840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1" calcext:value-type="float">
            <text:p>0.0016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109" calcext:value-type="float">
            <text:p>0.00261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8181" calcext:value-type="float">
            <text:p>0.002281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484" calcext:value-type="float">
            <text:p>0.001804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749" calcext:value-type="float">
            <text:p>0.001787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6406" calcext:value-type="float">
            <text:p>0.002564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6519" calcext:value-type="float">
            <text:p>0.002365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926" calcext:value-type="float">
            <text:p>0.001789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9813" calcext:value-type="float">
            <text:p>0.002098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9814" calcext:value-type="float">
            <text:p>0.003998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175" calcext:value-type="float">
            <text:p>0.001781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14" calcext:value-type="float">
            <text:p>0.00192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84" calcext:value-type="float">
            <text:p>0.00202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9933" calcext:value-type="float">
            <text:p>0.002399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158" calcext:value-type="float">
            <text:p>0.001471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258" calcext:value-type="float">
            <text:p>0.002022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517" calcext:value-type="float">
            <text:p>0.001935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3852" calcext:value-type="float">
            <text:p>0.002238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151" calcext:value-type="float">
            <text:p>0.001551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133" calcext:value-type="float">
            <text:p>0.001761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0634" calcext:value-type="float">
            <text:p>0.002206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1952" calcext:value-type="float">
            <text:p>0.002119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309" calcext:value-type="float">
            <text:p>0.001563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433" calcext:value-type="float">
            <text:p>0.001754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142" calcext:value-type="float">
            <text:p>0.001941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4367" calcext:value-type="float">
            <text:p>0.002143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7104" calcext:value-type="float">
            <text:p>0.003071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761" calcext:value-type="float">
            <text:p>0.002067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462" calcext:value-type="float">
            <text:p>0.001994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5512" calcext:value-type="float">
            <text:p>0.002255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587" calcext:value-type="float">
            <text:p>0.001575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4718" calcext:value-type="float">
            <text:p>0.002047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7953" calcext:value-type="float">
            <text:p>0.003079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872" calcext:value-type="float">
            <text:p>0.00228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771" calcext:value-type="float">
            <text:p>0.001767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933" calcext:value-type="float">
            <text:p>0.001729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9073" calcext:value-type="float">
            <text:p>0.002190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3372" calcext:value-type="float">
            <text:p>0.002333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4647" calcext:value-type="float">
            <text:p>0.003146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832" calcext:value-type="float">
            <text:p>0.001758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9288" calcext:value-type="float">
            <text:p>0.002092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5064" calcext:value-type="float">
            <text:p>0.002350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702" calcext:value-type="float">
            <text:p>0.001757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329" calcext:value-type="float">
            <text:p>0.001743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1975" calcext:value-type="float">
            <text:p>0.002519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4788" calcext:value-type="float">
            <text:p>0.003647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898" calcext:value-type="float">
            <text:p>0.001538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2163" calcext:value-type="float">
            <text:p>0.003921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0812" calcext:value-type="float">
            <text:p>0.003108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3052" calcext:value-type="float">
            <text:p>0.002330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399" calcext:value-type="float">
            <text:p>0.001473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65" calcext:value-type="float">
            <text:p>0.00173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632" calcext:value-type="float">
            <text:p>0.001906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1004" calcext:value-type="float">
            <text:p>0.002310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264" calcext:value-type="float">
            <text:p>0.001612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567" calcext:value-type="float">
            <text:p>0.002025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893" calcext:value-type="float">
            <text:p>0.001878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6459" calcext:value-type="float">
            <text:p>0.002364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931" calcext:value-type="float">
            <text:p>0.001689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404" calcext:value-type="float">
            <text:p>0.001894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2529" calcext:value-type="float">
            <text:p>0.002225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4555" calcext:value-type="float">
            <text:p>0.002445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766" calcext:value-type="float">
            <text:p>0.001647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3702" calcext:value-type="float">
            <text:p>0.002037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227" calcext:value-type="float">
            <text:p>0.001892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6042" calcext:value-type="float">
            <text:p>0.002360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29" calcext:value-type="float">
            <text:p>0.00139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635" calcext:value-type="float">
            <text:p>0.002026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361" calcext:value-type="float">
            <text:p>0.001943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6177" calcext:value-type="float">
            <text:p>0.002261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473" calcext:value-type="float">
            <text:p>0.001574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954" calcext:value-type="float">
            <text:p>0.001739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19" calcext:value-type="float">
            <text:p>0.00196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354" calcext:value-type="float">
            <text:p>0.00213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914" calcext:value-type="float">
            <text:p>0.002779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928" calcext:value-type="float">
            <text:p>0.001739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614" calcext:value-type="float">
            <text:p>0.001906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7762" calcext:value-type="float">
            <text:p>0.002777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8523" calcext:value-type="float">
            <text:p>0.001285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05" calcext:value-type="float">
            <text:p>0.00216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4865" calcext:value-type="float">
            <text:p>0.004648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4897" calcext:value-type="float">
            <text:p>0.004048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194" calcext:value-type="float">
            <text:p>0.001461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864" calcext:value-type="float">
            <text:p>0.001948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84" calcext:value-type="float">
            <text:p>0.00184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1691" calcext:value-type="float">
            <text:p>0.003016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726" calcext:value-type="float">
            <text:p>0.001467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137" calcext:value-type="float">
            <text:p>0.002321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162" calcext:value-type="float">
            <text:p>0.002021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7246" calcext:value-type="float">
            <text:p>0.002072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2371" calcext:value-type="float">
            <text:p>0.001223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06" calcext:value-type="float">
            <text:p>0.00181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711" calcext:value-type="float">
            <text:p>0.001817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3613" calcext:value-type="float">
            <text:p>0.002436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0254" calcext:value-type="float">
            <text:p>0.001202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834" calcext:value-type="float">
            <text:p>0.001818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1198" calcext:value-type="float">
            <text:p>0.002111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2746" calcext:value-type="float">
            <text:p>0.002427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477" calcext:value-type="float">
            <text:p>0.001404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143" calcext:value-type="float">
            <text:p>0.001751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504" calcext:value-type="float">
            <text:p>0.001995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93896" calcext:value-type="float">
            <text:p>0.005938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3325" calcext:value-type="float">
            <text:p>0.001433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3934" calcext:value-type="float">
            <text:p>0.002039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046" calcext:value-type="float">
            <text:p>0.002320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5784" calcext:value-type="float">
            <text:p>0.002557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88" calcext:value-type="float">
            <text:p>0.00146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508" calcext:value-type="float">
            <text:p>0.001765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1717" calcext:value-type="float">
            <text:p>0.002417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7365" calcext:value-type="float">
            <text:p>0.002473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001" calcext:value-type="float">
            <text:p>0.001530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44" calcext:value-type="float">
            <text:p>0.00179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828" calcext:value-type="float">
            <text:p>0.00258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4556" calcext:value-type="float">
            <text:p>0.002545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334" calcext:value-type="float">
            <text:p>0.001413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129" calcext:value-type="float">
            <text:p>0.001681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82" calcext:value-type="float">
            <text:p>0.00274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0163" calcext:value-type="float">
            <text:p>0.002501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158" calcext:value-type="float">
            <text:p>0.001591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8829" calcext:value-type="float">
            <text:p>0.002088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1896" calcext:value-type="float">
            <text:p>0.002218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3321" calcext:value-type="float">
            <text:p>0.002333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49" calcext:value-type="float">
            <text:p>0.00171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427" calcext:value-type="float">
            <text:p>0.001954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641" calcext:value-type="float">
            <text:p>0.00256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7418" calcext:value-type="float">
            <text:p>0.002674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527" calcext:value-type="float">
            <text:p>0.001405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158" calcext:value-type="float">
            <text:p>0.001881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6891" calcext:value-type="float">
            <text:p>0.002368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1688" calcext:value-type="float">
            <text:p>0.002416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676" calcext:value-type="float">
            <text:p>0.00176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628" calcext:value-type="float">
            <text:p>0.001856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0998" calcext:value-type="float">
            <text:p>0.002309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8216" calcext:value-type="float">
            <text:p>0.002282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066" calcext:value-type="float">
            <text:p>0.001670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623" calcext:value-type="float">
            <text:p>0.001956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8602" calcext:value-type="float">
            <text:p>0.003186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455" calcext:value-type="float">
            <text:p>0.00254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575" calcext:value-type="float">
            <text:p>0.001835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611" calcext:value-type="float">
            <text:p>0.001906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8845" calcext:value-type="float">
            <text:p>0.002088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0165" calcext:value-type="float">
            <text:p>0.002301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261" calcext:value-type="float">
            <text:p>0.001692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204" calcext:value-type="float">
            <text:p>0.001832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263" calcext:value-type="float">
            <text:p>0.002062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7755" calcext:value-type="float">
            <text:p>0.002077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126" calcext:value-type="float">
            <text:p>0.001611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094" calcext:value-type="float">
            <text:p>0.001890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8249" calcext:value-type="float">
            <text:p>0.002482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6914" calcext:value-type="float">
            <text:p>0.002169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8" calcext:value-type="float">
            <text:p>0.0016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76" calcext:value-type="float">
            <text:p>0.00187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637" calcext:value-type="float">
            <text:p>0.0019963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4722" calcext:value-type="float">
            <text:p>0.002147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281" calcext:value-type="float">
            <text:p>0.001552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886" calcext:value-type="float">
            <text:p>0.001898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5852" calcext:value-type="float">
            <text:p>0.002058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3755" calcext:value-type="float">
            <text:p>0.002237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97" calcext:value-type="float">
            <text:p>0.00147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4415" calcext:value-type="float">
            <text:p>0.002044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322" calcext:value-type="float">
            <text:p>0.001973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0042" calcext:value-type="float">
            <text:p>0.002000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761" calcext:value-type="float">
            <text:p>0.001837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275" calcext:value-type="float">
            <text:p>0.001912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998" calcext:value-type="float">
            <text:p>0.001929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959" calcext:value-type="float">
            <text:p>0.00199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385" calcext:value-type="float">
            <text:p>0.001553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974" calcext:value-type="float">
            <text:p>0.001969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0774" calcext:value-type="float">
            <text:p>0.002007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6158" calcext:value-type="float">
            <text:p>0.002061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354" calcext:value-type="float">
            <text:p>0.001683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67" calcext:value-type="float">
            <text:p>0.00188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4305" calcext:value-type="float">
            <text:p>0.002043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1169" calcext:value-type="float">
            <text:p>0.002311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21" calcext:value-type="float">
            <text:p>0.00157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3589" calcext:value-type="float">
            <text:p>0.002235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579" calcext:value-type="float">
            <text:p>0.002325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5273" calcext:value-type="float">
            <text:p>0.001852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5242" calcext:value-type="float">
            <text:p>0.001352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418" calcext:value-type="float">
            <text:p>0.001954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798" calcext:value-type="float">
            <text:p>0.002917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5768" calcext:value-type="float">
            <text:p>0.001957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3887" calcext:value-type="float">
            <text:p>0.001438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358" calcext:value-type="float">
            <text:p>0.00353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038" calcext:value-type="float">
            <text:p>0.001940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8802" calcext:value-type="float">
            <text:p>0.001888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066" calcext:value-type="float">
            <text:p>0.001640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083" calcext:value-type="float">
            <text:p>0.001890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905" calcext:value-type="float">
            <text:p>0.001939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2714" calcext:value-type="float">
            <text:p>0.001927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58" calcext:value-type="float">
            <text:p>0.00167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372" calcext:value-type="float">
            <text:p>0.001943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348" calcext:value-type="float">
            <text:p>0.001953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4581" calcext:value-type="float">
            <text:p>0.001945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605" calcext:value-type="float">
            <text:p>0.001746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497" calcext:value-type="float">
            <text:p>0.002164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546" calcext:value-type="float">
            <text:p>0.002025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2269" calcext:value-type="float">
            <text:p>0.001622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85" calcext:value-type="float">
            <text:p>0.00157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957" calcext:value-type="float">
            <text:p>0.001969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804" calcext:value-type="float">
            <text:p>0.001948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2722" calcext:value-type="float">
            <text:p>0.001827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883" calcext:value-type="float">
            <text:p>0.001998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485" calcext:value-type="float">
            <text:p>0.001874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976" calcext:value-type="float">
            <text:p>0.001979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3885" calcext:value-type="float">
            <text:p>0.002038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712" calcext:value-type="float">
            <text:p>0.001717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036" calcext:value-type="float">
            <text:p>0.00183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481" calcext:value-type="float">
            <text:p>0.001974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2275" calcext:value-type="float">
            <text:p>0.003122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232" calcext:value-type="float">
            <text:p>0.001822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674" calcext:value-type="float">
            <text:p>0.001786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552" calcext:value-type="float">
            <text:p>0.001965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6916" calcext:value-type="float">
            <text:p>0.001669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8266" calcext:value-type="float">
            <text:p>0.001282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647" calcext:value-type="float">
            <text:p>0.001996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5844" calcext:value-type="float">
            <text:p>0.003258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1092" calcext:value-type="float">
            <text:p>0.001710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067" calcext:value-type="float">
            <text:p>0.001480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701" calcext:value-type="float">
            <text:p>0.001827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377" calcext:value-type="float">
            <text:p>0.001983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0299" calcext:value-type="float">
            <text:p>0.001702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5782" calcext:value-type="float">
            <text:p>0.001257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188" calcext:value-type="float">
            <text:p>0.002021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9264" calcext:value-type="float">
            <text:p>0.0022926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6415" calcext:value-type="float">
            <text:p>0.001764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44" calcext:value-type="float">
            <text:p>0.00152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592" calcext:value-type="float">
            <text:p>0.001835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0846" calcext:value-type="float">
            <text:p>0.002508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5745" calcext:value-type="float">
            <text:p>0.002557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549" calcext:value-type="float">
            <text:p>0.001595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3055" calcext:value-type="float">
            <text:p>0.002030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912" calcext:value-type="float">
            <text:p>0.001979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0494" calcext:value-type="float">
            <text:p>0.001404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0097" calcext:value-type="float">
            <text:p>0.002300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051" calcext:value-type="float">
            <text:p>0.001870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177" calcext:value-type="float">
            <text:p>0.001941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6295" calcext:value-type="float">
            <text:p>0.001762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609" calcext:value-type="float">
            <text:p>0.001556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4523" calcext:value-type="float">
            <text:p>0.002245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146" calcext:value-type="float">
            <text:p>0.001811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3237" calcext:value-type="float">
            <text:p>0.001932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933" calcext:value-type="float">
            <text:p>0.001659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711" calcext:value-type="float">
            <text:p>0.001957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853" calcext:value-type="float">
            <text:p>0.001678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3117" calcext:value-type="float">
            <text:p>0.001931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264" calcext:value-type="float">
            <text:p>0.001412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854" calcext:value-type="float">
            <text:p>0.001918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431" calcext:value-type="float">
            <text:p>0.001994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7851" calcext:value-type="float">
            <text:p>0.002078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041" calcext:value-type="float">
            <text:p>0.001480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174" calcext:value-type="float">
            <text:p>0.001891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3026" calcext:value-type="float">
            <text:p>0.004130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0125" calcext:value-type="float">
            <text:p>0.001901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4229" calcext:value-type="float">
            <text:p>0.001442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7072" calcext:value-type="float">
            <text:p>0.001770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954" calcext:value-type="float">
            <text:p>0.00219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5477" calcext:value-type="float">
            <text:p>0.001854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1144" calcext:value-type="float">
            <text:p>0.002111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7949" calcext:value-type="float">
            <text:p>0.001779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367" calcext:value-type="float">
            <text:p>0.001863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4439" calcext:value-type="float">
            <text:p>0.001944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6486" calcext:value-type="float">
            <text:p>0.001364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761" calcext:value-type="float">
            <text:p>0.001937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08" calcext:value-type="float">
            <text:p>0.00167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9101" calcext:value-type="float">
            <text:p>0.001991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738" calcext:value-type="float">
            <text:p>0.001807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675" calcext:value-type="float">
            <text:p>0.001896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779" calcext:value-type="float">
            <text:p>0.001817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0965" calcext:value-type="float">
            <text:p>0.001909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4478" calcext:value-type="float">
            <text:p>0.001544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79" calcext:value-type="float">
            <text:p>0.00141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027" calcext:value-type="float">
            <text:p>0.002160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159" calcext:value-type="float">
            <text:p>0.00191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383" calcext:value-type="float">
            <text:p>0.001963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732" calcext:value-type="float">
            <text:p>0.001537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5692" calcext:value-type="float">
            <text:p>0.003256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5986" calcext:value-type="float">
            <text:p>0.001559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065" calcext:value-type="float">
            <text:p>0.001520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727" calcext:value-type="float">
            <text:p>0.001567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299" calcext:value-type="float">
            <text:p>0.001752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1141" calcext:value-type="float">
            <text:p>0.001711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7673" calcext:value-type="float">
            <text:p>0.002376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26" calcext:value-type="float">
            <text:p>0.00146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688" calcext:value-type="float">
            <text:p>0.002866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1521" calcext:value-type="float">
            <text:p>0.001615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4956" calcext:value-type="float">
            <text:p>0.001549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682" calcext:value-type="float">
            <text:p>0.001866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6948" calcext:value-type="float">
            <text:p>0.002969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0266" calcext:value-type="float">
            <text:p>0.001402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977" calcext:value-type="float">
            <text:p>0.001539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032" calcext:value-type="float">
            <text:p>0.001660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129" calcext:value-type="float">
            <text:p>0.002781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3733" calcext:value-type="float">
            <text:p>0.00143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8699" calcext:value-type="float">
            <text:p>0.002286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157" calcext:value-type="float">
            <text:p>0.001661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616" calcext:value-type="float">
            <text:p>0.001936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9008" calcext:value-type="float">
            <text:p>0.001790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499" calcext:value-type="float">
            <text:p>0.001494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838" calcext:value-type="float">
            <text:p>0.001558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743" calcext:value-type="float">
            <text:p>0.001657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0058" calcext:value-type="float">
            <text:p>0.002500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341" calcext:value-type="float">
            <text:p>0.001723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311" calcext:value-type="float">
            <text:p>0.001883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4098" calcext:value-type="float">
            <text:p>0.002240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7688" calcext:value-type="float">
            <text:p>0.001876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489" calcext:value-type="float">
            <text:p>0.001604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617" calcext:value-type="float">
            <text:p>0.001706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4706" calcext:value-type="float">
            <text:p>0.002447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5812" calcext:value-type="float">
            <text:p>0.001858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4728" calcext:value-type="float">
            <text:p>0.001547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644" calcext:value-type="float">
            <text:p>0.001716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991" calcext:value-type="float">
            <text:p>0.001859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4841" calcext:value-type="float">
            <text:p>0.001648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6338" calcext:value-type="float">
            <text:p>0.002563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411" calcext:value-type="float">
            <text:p>0.001524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316" calcext:value-type="float">
            <text:p>0.002063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8239" calcext:value-type="float">
            <text:p>0.001682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86" calcext:value-type="float">
            <text:p>0.00138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52" calcext:value-type="float">
            <text:p>0.00141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284" calcext:value-type="float">
            <text:p>0.002742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8661" calcext:value-type="float">
            <text:p>0.001786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1915" calcext:value-type="float">
            <text:p>0.002319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134" calcext:value-type="float">
            <text:p>0.001691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7273" calcext:value-type="float">
            <text:p>0.001772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0955" calcext:value-type="float">
            <text:p>0.001809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103" calcext:value-type="float">
            <text:p>0.001681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576" calcext:value-type="float">
            <text:p>0.001635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889" calcext:value-type="float">
            <text:p>0.002848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8598" calcext:value-type="float">
            <text:p>0.001485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589" calcext:value-type="float">
            <text:p>0.001595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847" calcext:value-type="float">
            <text:p>0.001628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9" calcext:value-type="float">
            <text:p>0.0017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1482" calcext:value-type="float">
            <text:p>0.001314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908" calcext:value-type="float">
            <text:p>0.001489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824" calcext:value-type="float">
            <text:p>0.001748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305" calcext:value-type="float">
            <text:p>0.001713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3094" calcext:value-type="float">
            <text:p>0.001930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697" calcext:value-type="float">
            <text:p>0.001466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004" calcext:value-type="float">
            <text:p>0.001590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931" calcext:value-type="float">
            <text:p>0.001849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9289" calcext:value-type="float">
            <text:p>0.001592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16" calcext:value-type="float">
            <text:p>0.00150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009" calcext:value-type="float">
            <text:p>0.001570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973" calcext:value-type="float">
            <text:p>0.001829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6452" calcext:value-type="float">
            <text:p>0.001464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121" calcext:value-type="float">
            <text:p>0.001631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5706" calcext:value-type="float">
            <text:p>0.001457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662" calcext:value-type="float">
            <text:p>0.001746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6076" calcext:value-type="float">
            <text:p>0.001360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585" calcext:value-type="float">
            <text:p>0.001605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521" calcext:value-type="float">
            <text:p>0.001625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597" calcext:value-type="float">
            <text:p>0.001745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6952" calcext:value-type="float">
            <text:p>0.001469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208" calcext:value-type="float">
            <text:p>0.001652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774" calcext:value-type="float">
            <text:p>0.001697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5464" calcext:value-type="float">
            <text:p>0.0021546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0493" calcext:value-type="float">
            <text:p>0.002304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063" calcext:value-type="float">
            <text:p>0.001680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025" calcext:value-type="float">
            <text:p>0.001670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368" calcext:value-type="float">
            <text:p>0.001953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7434" calcext:value-type="float">
            <text:p>0.001774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7566" calcext:value-type="float">
            <text:p>0.002575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067" calcext:value-type="float">
            <text:p>0.001610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7526" calcext:value-type="float">
            <text:p>0.002075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9295" calcext:value-type="float">
            <text:p>0.001792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662" calcext:value-type="float">
            <text:p>0.001976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796" calcext:value-type="float">
            <text:p>0.001477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144" calcext:value-type="float">
            <text:p>0.001931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3653" calcext:value-type="float">
            <text:p>0.001836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284" calcext:value-type="float">
            <text:p>0.002612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0707" calcext:value-type="float">
            <text:p>0.001307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114" calcext:value-type="float">
            <text:p>0.001721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6233" calcext:value-type="float">
            <text:p>0.002462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199" calcext:value-type="float">
            <text:p>0.001781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512" calcext:value-type="float">
            <text:p>0.001395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107" calcext:value-type="float">
            <text:p>0.001951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2211" calcext:value-type="float">
            <text:p>0.003222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0129" calcext:value-type="float">
            <text:p>0.002201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333" calcext:value-type="float">
            <text:p>0.001513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0378" calcext:value-type="float">
            <text:p>0.003003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753" calcext:value-type="float">
            <text:p>0.00177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12" calcext:value-type="float">
            <text:p>0.00181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872" calcext:value-type="float">
            <text:p>0.001498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518" calcext:value-type="float">
            <text:p>0.001865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2069" calcext:value-type="float">
            <text:p>0.001820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308" calcext:value-type="float">
            <text:p>0.001903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418" calcext:value-type="float">
            <text:p>0.001484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139" calcext:value-type="float">
            <text:p>0.001851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4256" calcext:value-type="float">
            <text:p>0.001842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965" calcext:value-type="float">
            <text:p>0.001769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1288" calcext:value-type="float">
            <text:p>0.001212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7756" calcext:value-type="float">
            <text:p>0.001777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6847" calcext:value-type="float">
            <text:p>0.002968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023" calcext:value-type="float">
            <text:p>0.001940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195" calcext:value-type="float">
            <text:p>0.001401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5882" calcext:value-type="float">
            <text:p>0.002258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0681" calcext:value-type="float">
            <text:p>0.001806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268" calcext:value-type="float">
            <text:p>0.001802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411" calcext:value-type="float">
            <text:p>0.001484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8731" calcext:value-type="float">
            <text:p>0.002087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4049" calcext:value-type="float">
            <text:p>0.001940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413" calcext:value-type="float">
            <text:p>0.001944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9317" calcext:value-type="float">
            <text:p>0.001193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595" calcext:value-type="float">
            <text:p>0.001795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4112" calcext:value-type="float">
            <text:p>0.001841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69" calcext:value-type="float">
            <text:p>0.00190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33" calcext:value-type="float">
            <text:p>0.0013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256" calcext:value-type="float">
            <text:p>0.001882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6104" calcext:value-type="float">
            <text:p>0.001861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884" calcext:value-type="float">
            <text:p>0.001868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684" calcext:value-type="float">
            <text:p>0.001416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419" calcext:value-type="float">
            <text:p>0.001814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2066" calcext:value-type="float">
            <text:p>0.004520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973" calcext:value-type="float">
            <text:p>0.001769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646" calcext:value-type="float">
            <text:p>0.001706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897" calcext:value-type="float">
            <text:p>0.001818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3189" calcext:value-type="float">
            <text:p>0.001931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611" calcext:value-type="float">
            <text:p>0.001866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5063" calcext:value-type="float">
            <text:p>0.001350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122" calcext:value-type="float">
            <text:p>0.001781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9327" calcext:value-type="float">
            <text:p>0.002093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645" calcext:value-type="float">
            <text:p>0.002026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658" calcext:value-type="float">
            <text:p>0.001526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221" calcext:value-type="float">
            <text:p>0.001802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6893" calcext:value-type="float">
            <text:p>0.001768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66" calcext:value-type="float">
            <text:p>0.00193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0765" calcext:value-type="float">
            <text:p>0.001207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842" calcext:value-type="float">
            <text:p>0.001798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5375" calcext:value-type="float">
            <text:p>0.001853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773" calcext:value-type="float">
            <text:p>0.001697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755" calcext:value-type="float">
            <text:p>0.001597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141" calcext:value-type="float">
            <text:p>0.001841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0064" calcext:value-type="float">
            <text:p>0.002000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567" calcext:value-type="float">
            <text:p>0.001835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446" calcext:value-type="float">
            <text:p>0.001554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2092" calcext:value-type="float">
            <text:p>0.002720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1189" calcext:value-type="float">
            <text:p>0.002311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115" calcext:value-type="float">
            <text:p>0.001791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529" calcext:value-type="float">
            <text:p>0.00135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4685" calcext:value-type="float">
            <text:p>0.002146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1147" calcext:value-type="float">
            <text:p>0.002011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635" calcext:value-type="float">
            <text:p>0.002166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602" calcext:value-type="float">
            <text:p>0.001416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169" calcext:value-type="float">
            <text:p>0.001851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4192" calcext:value-type="float">
            <text:p>0.001941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008" calcext:value-type="float">
            <text:p>0.001660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197" calcext:value-type="float">
            <text:p>0.001311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06" calcext:value-type="float">
            <text:p>0.00202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5453" calcext:value-type="float">
            <text:p>0.001954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3878" calcext:value-type="float">
            <text:p>0.003138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124" calcext:value-type="float">
            <text:p>0.001411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3841" calcext:value-type="float">
            <text:p>0.002238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5431" calcext:value-type="float">
            <text:p>0.002354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205" calcext:value-type="float">
            <text:p>0.001962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0072" calcext:value-type="float">
            <text:p>0.001300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006" calcext:value-type="float">
            <text:p>0.001870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5274" calcext:value-type="float">
            <text:p>0.001752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12" calcext:value-type="float">
            <text:p>0.00174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6171" calcext:value-type="float">
            <text:p>0.001361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1317" calcext:value-type="float">
            <text:p>0.002013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7138" calcext:value-type="float">
            <text:p>0.002271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777" calcext:value-type="float">
            <text:p>0.001977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5989" calcext:value-type="float">
            <text:p>0.001459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862" calcext:value-type="float">
            <text:p>0.001998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4901" calcext:value-type="float">
            <text:p>0.001749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76" calcext:value-type="float">
            <text:p>0.0021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0979" calcext:value-type="float">
            <text:p>0.001209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121" calcext:value-type="float">
            <text:p>0.001811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6484" calcext:value-type="float">
            <text:p>0.001964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498" calcext:value-type="float">
            <text:p>0.001994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277" calcext:value-type="float">
            <text:p>0.00167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546" calcext:value-type="float">
            <text:p>0.002775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5765" calcext:value-type="float">
            <text:p>0.001757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1134" calcext:value-type="float">
            <text:p>0.002311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712" calcext:value-type="float">
            <text:p>0.001317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562" calcext:value-type="float">
            <text:p>0.001955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7072" calcext:value-type="float">
            <text:p>0.001870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8841" calcext:value-type="float">
            <text:p>0.002088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222" calcext:value-type="float">
            <text:p>0.001382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699" calcext:value-type="float">
            <text:p>0.001816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8977" calcext:value-type="float">
            <text:p>0.001689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928" calcext:value-type="float">
            <text:p>0.002069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8691" calcext:value-type="float">
            <text:p>0.001286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239" calcext:value-type="float">
            <text:p>0.001802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3582" calcext:value-type="float">
            <text:p>0.002035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758" calcext:value-type="float">
            <text:p>0.001897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36" calcext:value-type="float">
            <text:p>0.00137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371" calcext:value-type="float">
            <text:p>0.001753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9147" calcext:value-type="float">
            <text:p>0.001691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9" calcext:value-type="float">
            <text:p>0.0019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57559" calcext:value-type="float">
            <text:p>0.0009575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811" calcext:value-type="float">
            <text:p>0.00228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755" calcext:value-type="float">
            <text:p>0.00197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023" calcext:value-type="float">
            <text:p>0.001860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53915" calcext:value-type="float">
            <text:p>0.0009539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753" calcext:value-type="float">
            <text:p>0.001627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6228" calcext:value-type="float">
            <text:p>0.001962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2661" calcext:value-type="float">
            <text:p>0.002126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8437" calcext:value-type="float">
            <text:p>0.001184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445" calcext:value-type="float">
            <text:p>0.001784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5277" calcext:value-type="float">
            <text:p>0.00195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296" calcext:value-type="float">
            <text:p>0.001982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73801" calcext:value-type="float">
            <text:p>0.0009738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56" calcext:value-type="float">
            <text:p>0.00167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69" calcext:value-type="float">
            <text:p>0.0019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746" calcext:value-type="float">
            <text:p>0.00217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991" calcext:value-type="float">
            <text:p>0.00229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6935" calcext:value-type="float">
            <text:p>0.003769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6521" calcext:value-type="float">
            <text:p>0.001865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683" calcext:value-type="float">
            <text:p>0.001926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34" calcext:value-type="float">
            <text:p>0.0012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346" calcext:value-type="float">
            <text:p>0.001733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6367" calcext:value-type="float">
            <text:p>0.001463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964" calcext:value-type="float">
            <text:p>0.001899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732" calcext:value-type="float">
            <text:p>0.001347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144" calcext:value-type="float">
            <text:p>0.001661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7753" calcext:value-type="float">
            <text:p>0.001677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055" calcext:value-type="float">
            <text:p>0.001840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0082" calcext:value-type="float">
            <text:p>0.001300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397" calcext:value-type="float">
            <text:p>0.001643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5896" calcext:value-type="float">
            <text:p>0.001558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487" calcext:value-type="float">
            <text:p>0.001574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6171" calcext:value-type="float">
            <text:p>0.001361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754" calcext:value-type="float">
            <text:p>0.001717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9974" calcext:value-type="float">
            <text:p>0.002099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258" calcext:value-type="float">
            <text:p>0.001472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269" calcext:value-type="float">
            <text:p>0.001532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743" calcext:value-type="float">
            <text:p>0.001617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3663" calcext:value-type="float">
            <text:p>0.001636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1612" calcext:value-type="float">
            <text:p>0.002216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3412" calcext:value-type="float">
            <text:p>0.001334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973" calcext:value-type="float">
            <text:p>0.001479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6572" calcext:value-type="float">
            <text:p>0.002665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8889" calcext:value-type="float">
            <text:p>0.002388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123" calcext:value-type="float">
            <text:p>0.001311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682" calcext:value-type="float">
            <text:p>0.001686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5998" calcext:value-type="float">
            <text:p>0.001559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034" calcext:value-type="float">
            <text:p>0.001660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205" calcext:value-type="float">
            <text:p>0.001472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329" calcext:value-type="float">
            <text:p>0.001853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2824" calcext:value-type="float">
            <text:p>0.001628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614" calcext:value-type="float">
            <text:p>0.001426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2948" calcext:value-type="float">
            <text:p>0.002229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373" calcext:value-type="float">
            <text:p>0.001583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0793" calcext:value-type="float">
            <text:p>0.001707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783" calcext:value-type="float">
            <text:p>0.001597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317" calcext:value-type="float">
            <text:p>0.001483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096" calcext:value-type="float">
            <text:p>0.001620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3341" calcext:value-type="float">
            <text:p>0.002933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804" calcext:value-type="float">
            <text:p>0.001378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545" calcext:value-type="float">
            <text:p>0.001395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191" calcext:value-type="float">
            <text:p>0.001581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6585" calcext:value-type="float">
            <text:p>0.001765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436" calcext:value-type="float">
            <text:p>0.001554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111" calcext:value-type="float">
            <text:p>0.001411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382" calcext:value-type="float">
            <text:p>0.001643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7698" calcext:value-type="float">
            <text:p>0.001776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4686" calcext:value-type="float">
            <text:p>0.001546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717" calcext:value-type="float">
            <text:p>0.001497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387" calcext:value-type="float">
            <text:p>0.001513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029" calcext:value-type="float">
            <text:p>0.00180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894" calcext:value-type="float">
            <text:p>0.001858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0618" calcext:value-type="float">
            <text:p>0.004406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312" calcext:value-type="float">
            <text:p>0.001663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7044" calcext:value-type="float">
            <text:p>0.003170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777" calcext:value-type="float">
            <text:p>0.001637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864" calcext:value-type="float">
            <text:p>0.001688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45" calcext:value-type="float">
            <text:p>0.00163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7216" calcext:value-type="float">
            <text:p>0.001572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5164" calcext:value-type="float">
            <text:p>0.002951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979" calcext:value-type="float">
            <text:p>0.001509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109" calcext:value-type="float">
            <text:p>0.001601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4099" calcext:value-type="float">
            <text:p>0.001640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632" calcext:value-type="float">
            <text:p>0.001726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886" calcext:value-type="float">
            <text:p>0.001518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482" calcext:value-type="float">
            <text:p>0.001604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8818" calcext:value-type="float">
            <text:p>0.001788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795" calcext:value-type="float">
            <text:p>0.001747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6972" calcext:value-type="float">
            <text:p>0.001369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6433" calcext:value-type="float">
            <text:p>0.003464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2028" calcext:value-type="float">
            <text:p>0.001820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073" calcext:value-type="float">
            <text:p>0.001670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18" calcext:value-type="float">
            <text:p>0.00150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661" calcext:value-type="float">
            <text:p>0.001686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1488" calcext:value-type="float">
            <text:p>0.001614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549" calcext:value-type="float">
            <text:p>0.001645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4122" calcext:value-type="float">
            <text:p>0.001441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889" calcext:value-type="float">
            <text:p>0.001568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9348" calcext:value-type="float">
            <text:p>0.001893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829" calcext:value-type="float">
            <text:p>0.001528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205" calcext:value-type="float">
            <text:p>0.001532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858" calcext:value-type="float">
            <text:p>0.001508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5479" calcext:value-type="float">
            <text:p>0.001754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555" calcext:value-type="float">
            <text:p>0.001675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804" calcext:value-type="float">
            <text:p>0.001768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348" calcext:value-type="float">
            <text:p>0.001703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575" calcext:value-type="float">
            <text:p>0.00195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038" calcext:value-type="float">
            <text:p>0.001520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779" calcext:value-type="float">
            <text:p>0.001737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857" calcext:value-type="float">
            <text:p>0.001678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6765" calcext:value-type="float">
            <text:p>0.001667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7048" calcext:value-type="float">
            <text:p>0.001770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246" calcext:value-type="float">
            <text:p>0.001622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51" calcext:value-type="float">
            <text:p>0.00171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377" calcext:value-type="float">
            <text:p>0.00193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026" calcext:value-type="float">
            <text:p>0.001800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767" calcext:value-type="float">
            <text:p>0.001647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677" calcext:value-type="float">
            <text:p>0.001576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5722" calcext:value-type="float">
            <text:p>0.001857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915" calcext:value-type="float">
            <text:p>0.001479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972" calcext:value-type="float">
            <text:p>0.001659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378" calcext:value-type="float">
            <text:p>0.001703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0595" calcext:value-type="float">
            <text:p>0.002605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974" calcext:value-type="float">
            <text:p>0.001519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699" calcext:value-type="float">
            <text:p>0.001816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301" calcext:value-type="float">
            <text:p>0.001603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0324" calcext:value-type="float">
            <text:p>0.001703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687" calcext:value-type="float">
            <text:p>0.001476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9053" calcext:value-type="float">
            <text:p>0.005390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513" calcext:value-type="float">
            <text:p>0.001655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5293" calcext:value-type="float">
            <text:p>0.002652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068" calcext:value-type="float">
            <text:p>0.001640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962" calcext:value-type="float">
            <text:p>0.001809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907" calcext:value-type="float">
            <text:p>0.001629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7947" calcext:value-type="float">
            <text:p>0.001979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9605" calcext:value-type="float">
            <text:p>0.002196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726" calcext:value-type="float">
            <text:p>0.001697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501" calcext:value-type="float">
            <text:p>0.001585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0483" calcext:value-type="float">
            <text:p>0.002004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574" calcext:value-type="float">
            <text:p>0.001585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684" calcext:value-type="float">
            <text:p>0.001756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46" calcext:value-type="float">
            <text:p>0.00170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9641" calcext:value-type="float">
            <text:p>0.001996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868" calcext:value-type="float">
            <text:p>0.001748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492" calcext:value-type="float">
            <text:p>0.001864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7204" calcext:value-type="float">
            <text:p>0.002372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9966" calcext:value-type="float">
            <text:p>0.001899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722" calcext:value-type="float">
            <text:p>0.001617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446" calcext:value-type="float">
            <text:p>0.001724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051" calcext:value-type="float">
            <text:p>0.002690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8036" calcext:value-type="float">
            <text:p>0.00228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737" calcext:value-type="float">
            <text:p>0.00177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829" calcext:value-type="float">
            <text:p>0.001858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618" calcext:value-type="float">
            <text:p>0.001986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7994" calcext:value-type="float">
            <text:p>0.001879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176" calcext:value-type="float">
            <text:p>0.001681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213" calcext:value-type="float">
            <text:p>0.001732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4657" calcext:value-type="float">
            <text:p>0.002046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6687" calcext:value-type="float">
            <text:p>0.001966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346" calcext:value-type="float">
            <text:p>0.001693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03" calcext:value-type="float">
            <text:p>0.00191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3256" calcext:value-type="float">
            <text:p>0.002032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9689" calcext:value-type="float">
            <text:p>0.001896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506" calcext:value-type="float">
            <text:p>0.001795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071" calcext:value-type="float">
            <text:p>0.001900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365" calcext:value-type="float">
            <text:p>0.002913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6475" calcext:value-type="float">
            <text:p>0.002164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806" calcext:value-type="float">
            <text:p>0.001828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453" calcext:value-type="float">
            <text:p>0.001724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683" calcext:value-type="float">
            <text:p>0.001906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5509" calcext:value-type="float">
            <text:p>0.001955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166" calcext:value-type="float">
            <text:p>0.001841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054" calcext:value-type="float">
            <text:p>0.001690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724" calcext:value-type="float">
            <text:p>0.001907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0223" calcext:value-type="float">
            <text:p>0.001802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831" calcext:value-type="float">
            <text:p>0.001658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353" calcext:value-type="float">
            <text:p>0.001643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242" calcext:value-type="float">
            <text:p>0.001862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8957" calcext:value-type="float">
            <text:p>0.001789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202" calcext:value-type="float">
            <text:p>0.001592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692" calcext:value-type="float">
            <text:p>0.001886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1449" calcext:value-type="float">
            <text:p>0.002014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2695" calcext:value-type="float">
            <text:p>0.002026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4789" calcext:value-type="float">
            <text:p>0.001547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8213" calcext:value-type="float">
            <text:p>0.002282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3707" calcext:value-type="float">
            <text:p>0.002137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6178" calcext:value-type="float">
            <text:p>0.002261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6928" calcext:value-type="float">
            <text:p>0.001369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749" calcext:value-type="float">
            <text:p>0.001637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25" calcext:value-type="float">
            <text:p>0.00199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1157" calcext:value-type="float">
            <text:p>0.001911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753" calcext:value-type="float">
            <text:p>0.001477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279" calcext:value-type="float">
            <text:p>0.001732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177" calcext:value-type="float">
            <text:p>0.002321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9354" calcext:value-type="float">
            <text:p>0.003893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226" calcext:value-type="float">
            <text:p>0.001632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876" calcext:value-type="float">
            <text:p>0.001898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346" calcext:value-type="float">
            <text:p>0.001983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308" calcext:value-type="float">
            <text:p>0.00223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031" calcext:value-type="float">
            <text:p>0.001630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177" calcext:value-type="float">
            <text:p>0.001811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1027" calcext:value-type="float">
            <text:p>0.002210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3604" calcext:value-type="float">
            <text:p>0.001936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212" calcext:value-type="float">
            <text:p>0.001612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656" calcext:value-type="float">
            <text:p>0.001676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2274" calcext:value-type="float">
            <text:p>0.002122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0983" calcext:value-type="float">
            <text:p>0.001909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7056" calcext:value-type="float">
            <text:p>0.002070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347" calcext:value-type="float">
            <text:p>0.001643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6159" calcext:value-type="float">
            <text:p>0.002261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8601" calcext:value-type="float">
            <text:p>0.001686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692" calcext:value-type="float">
            <text:p>0.001796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512" calcext:value-type="float">
            <text:p>0.001665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423" calcext:value-type="float">
            <text:p>0.001924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8206" calcext:value-type="float">
            <text:p>0.001882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875" calcext:value-type="float">
            <text:p>0.001868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396" calcext:value-type="float">
            <text:p>0.001893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2446" calcext:value-type="float">
            <text:p>0.002124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7619" calcext:value-type="float">
            <text:p>0.002776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626" calcext:value-type="float">
            <text:p>0.001706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7421" calcext:value-type="float">
            <text:p>0.005574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996" calcext:value-type="float">
            <text:p>0.001859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2966" calcext:value-type="float">
            <text:p>0.001829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388" calcext:value-type="float">
            <text:p>0.001843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536" calcext:value-type="float">
            <text:p>0.001895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473" calcext:value-type="float">
            <text:p>0.001644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3379" calcext:value-type="float">
            <text:p>0.001933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5625" calcext:value-type="float">
            <text:p>0.003456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663" calcext:value-type="float">
            <text:p>0.001836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289" calcext:value-type="float">
            <text:p>0.001312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197" calcext:value-type="float">
            <text:p>0.00181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635" calcext:value-type="float">
            <text:p>0.001326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87" calcext:value-type="float">
            <text:p>0.00181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5572" calcext:value-type="float">
            <text:p>0.001255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6997" calcext:value-type="float">
            <text:p>0.001969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829" calcext:value-type="float">
            <text:p>0.001428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5505" calcext:value-type="float">
            <text:p>0.002255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3897" calcext:value-type="float">
            <text:p>0.001038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1355" calcext:value-type="float">
            <text:p>0.001713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841" calcext:value-type="float">
            <text:p>0.00218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41" calcext:value-type="float">
            <text:p>0.00167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5835" calcext:value-type="float">
            <text:p>0.001158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9626" calcext:value-type="float">
            <text:p>0.002496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004" calcext:value-type="float">
            <text:p>0.002750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055" calcext:value-type="float">
            <text:p>0.001810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0212" calcext:value-type="float">
            <text:p>0.001202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5763" calcext:value-type="float">
            <text:p>0.001857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968" calcext:value-type="float">
            <text:p>0.001719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051" calcext:value-type="float">
            <text:p>0.001660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4218" calcext:value-type="float">
            <text:p>0.001042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0155" calcext:value-type="float">
            <text:p>0.001801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665" calcext:value-type="float">
            <text:p>0.001626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859" calcext:value-type="float">
            <text:p>0.001708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7153" calcext:value-type="float">
            <text:p>0.001071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9307" calcext:value-type="float">
            <text:p>0.001693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181" calcext:value-type="float">
            <text:p>0.001511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054" calcext:value-type="float">
            <text:p>0.002320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7565" calcext:value-type="float">
            <text:p>0.001175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266" calcext:value-type="float">
            <text:p>0.00212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8881" calcext:value-type="float">
            <text:p>0.001288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161" calcext:value-type="float">
            <text:p>0.001691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8886" calcext:value-type="float">
            <text:p>0.001088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4592" calcext:value-type="float">
            <text:p>0.001745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1343" calcext:value-type="float">
            <text:p>0.001013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037" calcext:value-type="float">
            <text:p>0.001680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6478" calcext:value-type="float">
            <text:p>0.001064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1952" calcext:value-type="float">
            <text:p>0.001519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3497" calcext:value-type="float">
            <text:p>0.001034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109" calcext:value-type="float">
            <text:p>0.001661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899" calcext:value-type="float">
            <text:p>0.00128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4536" calcext:value-type="float">
            <text:p>0.001345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5741" calcext:value-type="float">
            <text:p>0.001157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7878" calcext:value-type="float">
            <text:p>0.002278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827" calcext:value-type="float">
            <text:p>0.00118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5197" calcext:value-type="float">
            <text:p>0.001151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4699" calcext:value-type="float">
            <text:p>0.001146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537" calcext:value-type="float">
            <text:p>0.001705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796" calcext:value-type="float">
            <text:p>0.001407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2196" calcext:value-type="float">
            <text:p>0.001521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4135" calcext:value-type="float">
            <text:p>0.001041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84" calcext:value-type="float">
            <text:p>0.00172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8317" calcext:value-type="float">
            <text:p>0.001183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9776" calcext:value-type="float">
            <text:p>0.001297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54498" calcext:value-type="float">
            <text:p>0.0009544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99" calcext:value-type="float">
            <text:p>0.00165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5191" calcext:value-type="float">
            <text:p>0.001451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4062" calcext:value-type="float">
            <text:p>0.001340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2131" calcext:value-type="float">
            <text:p>0.001021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496" calcext:value-type="float">
            <text:p>0.001754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131" calcext:value-type="float">
            <text:p>0.001731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1113" calcext:value-type="float">
            <text:p>0.001411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9088" calcext:value-type="float">
            <text:p>0.001190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561" calcext:value-type="float">
            <text:p>0.002105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387" calcext:value-type="float">
            <text:p>0.001693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3653" calcext:value-type="float">
            <text:p>0.001736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70186" calcext:value-type="float">
            <text:p>0.0008701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511" calcext:value-type="float">
            <text:p>0.001855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3657" calcext:value-type="float">
            <text:p>0.001336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16349" calcext:value-type="float">
            <text:p>0.005163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521" calcext:value-type="float">
            <text:p>0.00105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91" calcext:value-type="float">
            <text:p>0.00175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57" calcext:value-type="float">
            <text:p>0.00149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0809" calcext:value-type="float">
            <text:p>0.001008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82817" calcext:value-type="float">
            <text:p>0.0008828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333" calcext:value-type="float">
            <text:p>0.001723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733" calcext:value-type="float">
            <text:p>0.001737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2865" calcext:value-type="float">
            <text:p>0.001528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0042" calcext:value-type="float">
            <text:p>0.001000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181" calcext:value-type="float">
            <text:p>0.001551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482" calcext:value-type="float">
            <text:p>0.001634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0021" calcext:value-type="float">
            <text:p>0.001200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16118" calcext:value-type="float">
            <text:p>0.0008161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6712" calcext:value-type="float">
            <text:p>0.001367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29" calcext:value-type="float">
            <text:p>0.00184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9227" calcext:value-type="float">
            <text:p>0.001892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1064" calcext:value-type="float">
            <text:p>0.002410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201" calcext:value-type="float">
            <text:p>0.001462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749" calcext:value-type="float">
            <text:p>0.001707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9395" calcext:value-type="float">
            <text:p>0.001393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2697" calcext:value-type="float">
            <text:p>0.000926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318" calcext:value-type="float">
            <text:p>0.001633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934" calcext:value-type="float">
            <text:p>0.001769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9333" calcext:value-type="float">
            <text:p>0.001293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50079" calcext:value-type="float">
            <text:p>0.0008500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46" calcext:value-type="float">
            <text:p>0.00168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488" calcext:value-type="float">
            <text:p>0.001694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5325" calcext:value-type="float">
            <text:p>0.001253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67422" calcext:value-type="float">
            <text:p>0.0008674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405" calcext:value-type="float">
            <text:p>0.001864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27" calcext:value-type="float">
            <text:p>0.00176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6167" calcext:value-type="float">
            <text:p>0.001261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68354" calcext:value-type="float">
            <text:p>0.0008683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011" calcext:value-type="float">
            <text:p>0.001680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402" calcext:value-type="float">
            <text:p>0.001784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3099" calcext:value-type="float">
            <text:p>0.001330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64204" calcext:value-type="float">
            <text:p>0.0007642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707" calcext:value-type="float">
            <text:p>0.001687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9836" calcext:value-type="float">
            <text:p>0.002198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2456" calcext:value-type="float">
            <text:p>0.001824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14226" calcext:value-type="float">
            <text:p>0.0007142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927" calcext:value-type="float">
            <text:p>0.001659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455" calcext:value-type="float">
            <text:p>0.001734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0277" calcext:value-type="float">
            <text:p>0.00140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54947" calcext:value-type="float">
            <text:p>0.0006549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313" calcext:value-type="float">
            <text:p>0.001613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975" calcext:value-type="float">
            <text:p>0.001719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2255" calcext:value-type="float">
            <text:p>0.001622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4854" calcext:value-type="float">
            <text:p>0.0005848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935" calcext:value-type="float">
            <text:p>0.002069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8394" calcext:value-type="float">
            <text:p>0.002583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4192" calcext:value-type="float">
            <text:p>0.002041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43548" calcext:value-type="float">
            <text:p>0.0004435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054" calcext:value-type="float">
            <text:p>0.002100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1697" calcext:value-type="float">
            <text:p>0.002316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6747" calcext:value-type="float">
            <text:p>0.001467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78242" calcext:value-type="float">
            <text:p>0.0005782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546" calcext:value-type="float">
            <text:p>0.001855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856" calcext:value-type="float">
            <text:p>0.001558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1343" calcext:value-type="float">
            <text:p>0.001913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31387" calcext:value-type="float">
            <text:p>0.0006313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701" calcext:value-type="float">
            <text:p>0.001867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7192" calcext:value-type="float">
            <text:p>0.002071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7222" calcext:value-type="float">
            <text:p>0.001672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0572" calcext:value-type="float">
            <text:p>0.000705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674" calcext:value-type="float">
            <text:p>0.001926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4826" calcext:value-type="float">
            <text:p>0.001548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1669" calcext:value-type="float">
            <text:p>0.001516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55116" calcext:value-type="float">
            <text:p>0.0006551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404" calcext:value-type="float">
            <text:p>0.001884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817" calcext:value-type="float">
            <text:p>0.001968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0209" calcext:value-type="float">
            <text:p>0.002202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0001" calcext:value-type="float">
            <text:p>0.0005800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7067" calcext:value-type="float">
            <text:p>0.002070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676" calcext:value-type="float">
            <text:p>0.001636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9536" calcext:value-type="float">
            <text:p>0.001295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49289" calcext:value-type="float">
            <text:p>0.0005492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564" calcext:value-type="float">
            <text:p>0.002065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634" calcext:value-type="float">
            <text:p>0.001886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9159" calcext:value-type="float">
            <text:p>0.001391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62152" calcext:value-type="float">
            <text:p>0.0004621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029" calcext:value-type="float">
            <text:p>0.002060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916" calcext:value-type="float">
            <text:p>0.001579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6116" calcext:value-type="float">
            <text:p>0.003261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62253" calcext:value-type="float">
            <text:p>0.0005622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53" calcext:value-type="float">
            <text:p>0.00271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152" calcext:value-type="float">
            <text:p>0.001671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7223" calcext:value-type="float">
            <text:p>0.002572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01241" calcext:value-type="float">
            <text:p>0.0006012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929" calcext:value-type="float">
            <text:p>0.001969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3648" calcext:value-type="float">
            <text:p>0.001336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4515" calcext:value-type="float">
            <text:p>0.001845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68522" calcext:value-type="float">
            <text:p>0.0005685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045" calcext:value-type="float">
            <text:p>0.002020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093" calcext:value-type="float">
            <text:p>0.00120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25314" calcext:value-type="float">
            <text:p>0.005253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25624" calcext:value-type="float">
            <text:p>0.0005256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3111" calcext:value-type="float">
            <text:p>0.002231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769" calcext:value-type="float">
            <text:p>0.00107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2289" calcext:value-type="float">
            <text:p>0.002022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75824" calcext:value-type="float">
            <text:p>0.0005758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4896" calcext:value-type="float">
            <text:p>0.002248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726" calcext:value-type="float">
            <text:p>0.001417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98" calcext:value-type="float">
            <text:p>0.0018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79387" calcext:value-type="float">
            <text:p>0.0005793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8" calcext:value-type="float">
            <text:p>0.0020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4198" calcext:value-type="float">
            <text:p>0.001041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5254" calcext:value-type="float">
            <text:p>0.001852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10709" calcext:value-type="float">
            <text:p>0.0007107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91" calcext:value-type="float">
            <text:p>0.00206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8859" calcext:value-type="float">
            <text:p>0.001088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8676" calcext:value-type="float">
            <text:p>0.00188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16527" calcext:value-type="float">
            <text:p>0.0005165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416" calcext:value-type="float">
            <text:p>0.002164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08042" calcext:value-type="float">
            <text:p>0.0009080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9311" calcext:value-type="float">
            <text:p>0.002093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9894" calcext:value-type="float">
            <text:p>0.0005898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0867" calcext:value-type="float">
            <text:p>0.002208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99144" calcext:value-type="float">
            <text:p>0.0009991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3266" calcext:value-type="float">
            <text:p>0.003432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99277" calcext:value-type="float">
            <text:p>0.000599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4264" calcext:value-type="float">
            <text:p>0.002242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251" calcext:value-type="float">
            <text:p>0.00112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5988" calcext:value-type="float">
            <text:p>0.002059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2564" calcext:value-type="float">
            <text:p>0.000525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8592" calcext:value-type="float">
            <text:p>0.002085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5253" calcext:value-type="float">
            <text:p>0.001052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0525" calcext:value-type="float">
            <text:p>0.002105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01607" calcext:value-type="float">
            <text:p>0.0009016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773" calcext:value-type="float">
            <text:p>0.001927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2419" calcext:value-type="float">
            <text:p>0.001024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5302" calcext:value-type="float">
            <text:p>0.002353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58955" calcext:value-type="float">
            <text:p>0.0006589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45" calcext:value-type="float">
            <text:p>0.00206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1933" calcext:value-type="float">
            <text:p>0.001119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1242" calcext:value-type="float">
            <text:p>0.002212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102" calcext:value-type="float">
            <text:p>0.00101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203" calcext:value-type="float">
            <text:p>0.001952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19" calcext:value-type="float">
            <text:p>0.0011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6157" calcext:value-type="float">
            <text:p>0.001961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04702" calcext:value-type="float">
            <text:p>0.0006047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5448" calcext:value-type="float">
            <text:p>0.001954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95" calcext:value-type="float">
            <text:p>0.00191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076" calcext:value-type="float">
            <text:p>0.00210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69186" calcext:value-type="float">
            <text:p>0.0008691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127" calcext:value-type="float">
            <text:p>0.001871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9675" calcext:value-type="float">
            <text:p>0.001096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5254" calcext:value-type="float">
            <text:p>0.001952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83458" calcext:value-type="float">
            <text:p>0.0007834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152" calcext:value-type="float">
            <text:p>0.001821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6271" calcext:value-type="float">
            <text:p>0.001162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8197" calcext:value-type="float">
            <text:p>0.004181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28148" calcext:value-type="float">
            <text:p>0.0008281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864" calcext:value-type="float">
            <text:p>0.001748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1841" calcext:value-type="float">
            <text:p>0.001118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7883" calcext:value-type="float">
            <text:p>0.002378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96113" calcext:value-type="float">
            <text:p>0.0006961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4094" calcext:value-type="float">
            <text:p>0.002640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243" calcext:value-type="float">
            <text:p>0.001632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41677" calcext:value-type="float">
            <text:p>0.005416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73971" calcext:value-type="float">
            <text:p>0.0006739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7277" calcext:value-type="float">
            <text:p>0.00177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841" calcext:value-type="float">
            <text:p>0.00118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4911" calcext:value-type="float">
            <text:p>0.002049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02407" calcext:value-type="float">
            <text:p>0.0008024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682" calcext:value-type="float">
            <text:p>0.001746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551" calcext:value-type="float">
            <text:p>0.00215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4983" calcext:value-type="float">
            <text:p>0.002949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67217" calcext:value-type="float">
            <text:p>0.0006672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198" calcext:value-type="float">
            <text:p>0.001701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52" calcext:value-type="float">
            <text:p>0.0012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1702" calcext:value-type="float">
            <text:p>0.002917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91488" calcext:value-type="float">
            <text:p>0.0005914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52" calcext:value-type="float">
            <text:p>0.00168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5825" calcext:value-type="float">
            <text:p>0.001258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40944" calcext:value-type="float">
            <text:p>0.006409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91863" calcext:value-type="float">
            <text:p>0.0007918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466" calcext:value-type="float">
            <text:p>0.003044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252" calcext:value-type="float">
            <text:p>0.001462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6597" calcext:value-type="float">
            <text:p>0.002165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4493" calcext:value-type="float">
            <text:p>0.000844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2983" calcext:value-type="float">
            <text:p>0.001829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9377" calcext:value-type="float">
            <text:p>0.001293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869" calcext:value-type="float">
            <text:p>0.00208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93063" calcext:value-type="float">
            <text:p>0.0007930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7419" calcext:value-type="float">
            <text:p>0.001774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8475" calcext:value-type="float">
            <text:p>0.001184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0847" calcext:value-type="float">
            <text:p>0.002008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47303" calcext:value-type="float">
            <text:p>0.0006473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7568" calcext:value-type="float">
            <text:p>0.001775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306" calcext:value-type="float">
            <text:p>0.001383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4455" calcext:value-type="float">
            <text:p>0.002044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12248" calcext:value-type="float">
            <text:p>0.0007122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4281" calcext:value-type="float">
            <text:p>0.002542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3755" calcext:value-type="float">
            <text:p>0.001237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913" calcext:value-type="float">
            <text:p>0.00199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65233" calcext:value-type="float">
            <text:p>0.0006652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089" calcext:value-type="float">
            <text:p>0.002600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1372" calcext:value-type="float">
            <text:p>0.002213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6251" calcext:value-type="float">
            <text:p>0.002662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39908" calcext:value-type="float">
            <text:p>0.0006399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564" calcext:value-type="float">
            <text:p>0.001885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6812" calcext:value-type="float">
            <text:p>0.001268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2154" calcext:value-type="float">
            <text:p>0.001921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29052" calcext:value-type="float">
            <text:p>0.0005290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521" calcext:value-type="float">
            <text:p>0.001855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4213" calcext:value-type="float">
            <text:p>0.002242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4446" calcext:value-type="float">
            <text:p>0.001944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50111" calcext:value-type="float">
            <text:p>0.0007501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708" calcext:value-type="float">
            <text:p>0.002067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64374" calcext:value-type="float">
            <text:p>0.0008643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3019" calcext:value-type="float">
            <text:p>0.002130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86926" calcext:value-type="float">
            <text:p>0.0007869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37" calcext:value-type="float">
            <text:p>0.0037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0277" calcext:value-type="float">
            <text:p>0.001202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678" calcext:value-type="float">
            <text:p>0.00196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37916" calcext:value-type="float">
            <text:p>0.0005379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042" calcext:value-type="float">
            <text:p>0.001970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59839" calcext:value-type="float">
            <text:p>0.0009598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8195" calcext:value-type="float">
            <text:p>0.001881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45713" calcext:value-type="float">
            <text:p>0.0008457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206" calcext:value-type="float">
            <text:p>0.001912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73178" calcext:value-type="float">
            <text:p>0.0008731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1518" calcext:value-type="float">
            <text:p>0.002015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44992" calcext:value-type="float">
            <text:p>0.0005449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869" calcext:value-type="float">
            <text:p>0.001948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75501" calcext:value-type="float">
            <text:p>0.0005755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3081" calcext:value-type="float">
            <text:p>0.001930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59213" calcext:value-type="float">
            <text:p>0.0005592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715" calcext:value-type="float">
            <text:p>0.001937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9745" calcext:value-type="float">
            <text:p>0.001097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7618" calcext:value-type="float">
            <text:p>0.001976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3414" calcext:value-type="float">
            <text:p>0.000534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3603" calcext:value-type="float">
            <text:p>0.002436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1094" calcext:value-type="float">
            <text:p>0.000710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9651" calcext:value-type="float">
            <text:p>0.001896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79511" calcext:value-type="float">
            <text:p>0.0004795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281" calcext:value-type="float">
            <text:p>0.001872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9026" calcext:value-type="float">
            <text:p>0.000790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5688" calcext:value-type="float">
            <text:p>0.001856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91834" calcext:value-type="float">
            <text:p>0.0004918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667" calcext:value-type="float">
            <text:p>0.001926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97626" calcext:value-type="float">
            <text:p>0.0009976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0152" calcext:value-type="float">
            <text:p>0.002001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8123" calcext:value-type="float">
            <text:p>0.0005881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925" calcext:value-type="float">
            <text:p>0.001839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07662" calcext:value-type="float">
            <text:p>0.0008076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9642" calcext:value-type="float">
            <text:p>0.004196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93282" calcext:value-type="float">
            <text:p>0.0004932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639" calcext:value-type="float">
            <text:p>0.002106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995" calcext:value-type="float">
            <text:p>0.001319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3763" calcext:value-type="float">
            <text:p>0.001937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74658" calcext:value-type="float">
            <text:p>0.0004746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831" calcext:value-type="float">
            <text:p>0.001858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6567" calcext:value-type="float">
            <text:p>0.000865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7135" calcext:value-type="float">
            <text:p>0.002771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27456" calcext:value-type="float">
            <text:p>0.0005274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0623" calcext:value-type="float">
            <text:p>0.002006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0778" calcext:value-type="float">
            <text:p>0.000607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9524" calcext:value-type="float">
            <text:p>0.002095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39926" calcext:value-type="float">
            <text:p>0.0005399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234" calcext:value-type="float">
            <text:p>0.001842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49317" calcext:value-type="float">
            <text:p>0.0006493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4121" calcext:value-type="float">
            <text:p>0.002441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5584" calcext:value-type="float">
            <text:p>0.0005855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8355" calcext:value-type="float">
            <text:p>0.002083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96674" calcext:value-type="float">
            <text:p>0.0006966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2878" calcext:value-type="float">
            <text:p>0.001328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53006" calcext:value-type="float">
            <text:p>0.0005530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581" calcext:value-type="float">
            <text:p>0.001935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05663" calcext:value-type="float">
            <text:p>0.0009056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47347" calcext:value-type="float">
            <text:p>0.0009473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62526" calcext:value-type="float">
            <text:p>0.0008625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826" calcext:value-type="float">
            <text:p>0.001898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5552" calcext:value-type="float">
            <text:p>0.0005855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0023" calcext:value-type="float">
            <text:p>0.001200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61416" calcext:value-type="float">
            <text:p>0.0004614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608" calcext:value-type="float">
            <text:p>0.001996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0409" calcext:value-type="float">
            <text:p>0.001204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0263" calcext:value-type="float">
            <text:p>0.001502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61208" calcext:value-type="float">
            <text:p>0.0005612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402" calcext:value-type="float">
            <text:p>0.001914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94403" calcext:value-type="float">
            <text:p>0.00079440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5709" calcext:value-type="float">
            <text:p>0.001857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18048" calcext:value-type="float">
            <text:p>0.0004180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203" calcext:value-type="float">
            <text:p>0.001942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94263" calcext:value-type="float">
            <text:p>0.0007942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91727" calcext:value-type="float">
            <text:p>0.0009917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90264" calcext:value-type="float">
            <text:p>0.0005902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448" calcext:value-type="float">
            <text:p>0.001904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14653" calcext:value-type="float">
            <text:p>0.0006146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9835" calcext:value-type="float">
            <text:p>0.001098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85276" calcext:value-type="float">
            <text:p>0.000685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985" calcext:value-type="float">
            <text:p>0.001909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13079" calcext:value-type="float">
            <text:p>0.0007130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65948" calcext:value-type="float">
            <text:p>0.0009659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57616" calcext:value-type="float">
            <text:p>0.0008576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494" calcext:value-type="float">
            <text:p>0.001794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02274" calcext:value-type="float">
            <text:p>0.0007022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6765" calcext:value-type="float">
            <text:p>0.001067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2087" calcext:value-type="float">
            <text:p>0.0005820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612" calcext:value-type="float">
            <text:p>0.001736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79523" calcext:value-type="float">
            <text:p>0.0005795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5642" calcext:value-type="float">
            <text:p>0.002056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33872" calcext:value-type="float">
            <text:p>0.0009338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597" calcext:value-type="float">
            <text:p>0.001665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47092" calcext:value-type="float">
            <text:p>0.0006470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62453" calcext:value-type="float">
            <text:p>0.0008624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32391" calcext:value-type="float">
            <text:p>0.0007323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8871" calcext:value-type="float">
            <text:p>0.001288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05051" calcext:value-type="float">
            <text:p>0.0006050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59713" calcext:value-type="float">
            <text:p>0.0009597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46162" calcext:value-type="float">
            <text:p>0.0007461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032" calcext:value-type="float">
            <text:p>0.001470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93034" calcext:value-type="float">
            <text:p>0.0005930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567054" calcext:value-type="float">
            <text:p>0.0005670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36843" calcext:value-type="float">
            <text:p>0.0007368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003" calcext:value-type="float">
            <text:p>0.001310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25613" calcext:value-type="float">
            <text:p>0.0005256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3697" calcext:value-type="float">
            <text:p>0.000736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45656" calcext:value-type="float">
            <text:p>0.0006456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217" calcext:value-type="float">
            <text:p>0.001402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20754" calcext:value-type="float">
            <text:p>0.0005207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11853" calcext:value-type="float">
            <text:p>0.0007118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97599" calcext:value-type="float">
            <text:p>0.0007975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282" calcext:value-type="float">
            <text:p>0.001632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25266" calcext:value-type="float">
            <text:p>0.0006252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543938" calcext:value-type="float">
            <text:p>0.0005439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65733" calcext:value-type="float">
            <text:p>0.000665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914" calcext:value-type="float">
            <text:p>0.001529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30252" calcext:value-type="float">
            <text:p>0.0006302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72047" calcext:value-type="float">
            <text:p>0.0007720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72098" calcext:value-type="float">
            <text:p>0.0007720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3427" calcext:value-type="float">
            <text:p>0.001334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19042" calcext:value-type="float">
            <text:p>0.0006190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28464" calcext:value-type="float">
            <text:p>0.0009284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03988" calcext:value-type="float">
            <text:p>0.0008039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412" calcext:value-type="float">
            <text:p>0.001504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3745" calcext:value-type="float">
            <text:p>0.0005837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0031" calcext:value-type="float">
            <text:p>0.001200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7215" calcext:value-type="float">
            <text:p>0.0005872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419" calcext:value-type="float">
            <text:p>0.001464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99798" calcext:value-type="float">
            <text:p>0.0004997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623215" calcext:value-type="float">
            <text:p>0.0006232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75502" calcext:value-type="float">
            <text:p>0.0006755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124" calcext:value-type="float">
            <text:p>0.001551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9329" calcext:value-type="float">
            <text:p>0.0005893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7887" calcext:value-type="float">
            <text:p>0.001278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11491" calcext:value-type="float">
            <text:p>0.0007114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281" calcext:value-type="float">
            <text:p>0.001612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21777" calcext:value-type="float">
            <text:p>0.0006217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621158" calcext:value-type="float">
            <text:p>0.0006211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17404" calcext:value-type="float">
            <text:p>0.0006174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5137" calcext:value-type="float">
            <text:p>0.001351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00061" calcext:value-type="float">
            <text:p>0.0004000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2354" calcext:value-type="float">
            <text:p>0.001023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30567" calcext:value-type="float">
            <text:p>0.0007305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2491" calcext:value-type="float">
            <text:p>0.002124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57345" calcext:value-type="float">
            <text:p>0.0005573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561369" calcext:value-type="float">
            <text:p>0.0005613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2378" calcext:value-type="float">
            <text:p>0.000723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0686" calcext:value-type="float">
            <text:p>0.002206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03201" calcext:value-type="float">
            <text:p>0.0005032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2623" calcext:value-type="float">
            <text:p>0.001426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77866" calcext:value-type="float">
            <text:p>0.0008778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791" calcext:value-type="float">
            <text:p>0.001607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76263" calcext:value-type="float">
            <text:p>0.0006762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4228" calcext:value-type="float">
            <text:p>0.002242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448" calcext:value-type="float">
            <text:p>0.001394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37" calcext:value-type="float">
            <text:p>0.00132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87615" calcext:value-type="float">
            <text:p>0.0004876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4302" calcext:value-type="float">
            <text:p>0.001043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806" calcext:value-type="float">
            <text:p>0.001418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49" calcext:value-type="float">
            <text:p>0.00152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66382" calcext:value-type="float">
            <text:p>0.0007663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23805" calcext:value-type="float">
            <text:p>0.0008238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668" calcext:value-type="float">
            <text:p>0.001716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685" calcext:value-type="float">
            <text:p>0.001416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37982" calcext:value-type="float">
            <text:p>0.0004379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13181" calcext:value-type="float">
            <text:p>0.0009131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5047" calcext:value-type="float">
            <text:p>0.001250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21" calcext:value-type="float">
            <text:p>0.00158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27891" calcext:value-type="float">
            <text:p>0.0007278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545744" calcext:value-type="float">
            <text:p>0.0005457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90773" calcext:value-type="float">
            <text:p>0.0009907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739" calcext:value-type="float">
            <text:p>0.001787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361217" calcext:value-type="float">
            <text:p>0.0003612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45342" calcext:value-type="float">
            <text:p>0.0008453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38871" calcext:value-type="float">
            <text:p>0.0009388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388" calcext:value-type="float">
            <text:p>0.001493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32908" calcext:value-type="float">
            <text:p>0.0006329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13985" calcext:value-type="float">
            <text:p>0.0009139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73835" calcext:value-type="float">
            <text:p>0.0007738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6739" calcext:value-type="float">
            <text:p>0.001367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77648" calcext:value-type="float">
            <text:p>0.0004776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9147" calcext:value-type="float">
            <text:p>0.000991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3144" calcext:value-type="float">
            <text:p>0.001031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39" calcext:value-type="float">
            <text:p>0.00157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19744" calcext:value-type="float">
            <text:p>0.0006197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0917" calcext:value-type="float">
            <text:p>0.002309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6146" calcext:value-type="float">
            <text:p>0.001361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707" calcext:value-type="float">
            <text:p>0.001787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92975" calcext:value-type="float">
            <text:p>0.0007929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39738" calcext:value-type="float">
            <text:p>0.0008397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5729" calcext:value-type="float">
            <text:p>0.001257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353" calcext:value-type="float">
            <text:p>0.001343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66647" calcext:value-type="float">
            <text:p>0.0006666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563384" calcext:value-type="float">
            <text:p>0.0005633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703" calcext:value-type="float">
            <text:p>0.00127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938" calcext:value-type="float">
            <text:p>0.001399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97702" calcext:value-type="float">
            <text:p>0.0004977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4749" calcext:value-type="float">
            <text:p>0.001047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388" calcext:value-type="float">
            <text:p>0.001853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028" calcext:value-type="float">
            <text:p>0.001470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76919" calcext:value-type="float">
            <text:p>0.0007769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18112" calcext:value-type="float">
            <text:p>0.0007181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571" calcext:value-type="float">
            <text:p>0.001535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542" calcext:value-type="float">
            <text:p>0.001595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60824" calcext:value-type="float">
            <text:p>0.0007608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98803" calcext:value-type="float">
            <text:p>0.0007988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732" calcext:value-type="float">
            <text:p>0.001597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501" calcext:value-type="float">
            <text:p>0.001675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78831" calcext:value-type="float">
            <text:p>0.0006788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82" calcext:value-type="float">
            <text:p>0.0013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4616" calcext:value-type="float">
            <text:p>0.002046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817" calcext:value-type="float">
            <text:p>0.001398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31413" calcext:value-type="float">
            <text:p>0.0008314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584487" calcext:value-type="float">
            <text:p>0.0005844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8983" calcext:value-type="float">
            <text:p>0.001189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985" calcext:value-type="float">
            <text:p>0.001499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73487" calcext:value-type="float">
            <text:p>0.0006734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2732" calcext:value-type="float">
            <text:p>0.001827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811" calcext:value-type="float">
            <text:p>0.001558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5301" calcext:value-type="float">
            <text:p>0.001453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75621" calcext:value-type="float">
            <text:p>0.0006756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16569" calcext:value-type="float">
            <text:p>0.0007165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3889" calcext:value-type="float">
            <text:p>0.001338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795" calcext:value-type="float">
            <text:p>0.001487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67483" calcext:value-type="float">
            <text:p>0.0006674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443578" calcext:value-type="float">
            <text:p>0.0004435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028" calcext:value-type="float">
            <text:p>0.002060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8519" calcext:value-type="float">
            <text:p>0.001285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09272" calcext:value-type="float">
            <text:p>0.0004092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85429" calcext:value-type="float">
            <text:p>0.0007854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1558" calcext:value-type="float">
            <text:p>0.001215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4308" calcext:value-type="float">
            <text:p>0.001443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389" calcext:value-type="float">
            <text:p>0.00383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69706" calcext:value-type="float">
            <text:p>0.0008697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608" calcext:value-type="float">
            <text:p>0.001516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29839" calcext:value-type="float">
            <text:p>0.0008298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17604" calcext:value-type="float">
            <text:p>0.0005176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55393" calcext:value-type="float">
            <text:p>0.0008553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436" calcext:value-type="float">
            <text:p>0.001514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67956" calcext:value-type="float">
            <text:p>0.0008679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87794" calcext:value-type="float">
            <text:p>0.0006877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35807" calcext:value-type="float">
            <text:p>0.0008358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449" calcext:value-type="float">
            <text:p>0.00204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20851" calcext:value-type="float">
            <text:p>0.0006208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67675" calcext:value-type="float">
            <text:p>0.0006676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1204" calcext:value-type="float">
            <text:p>0.000812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9731" calcext:value-type="float">
            <text:p>0.002197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3656" calcext:value-type="float">
            <text:p>0.000536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44542" calcext:value-type="float">
            <text:p>0.0006445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06397" calcext:value-type="float">
            <text:p>0.0008063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738" calcext:value-type="float">
            <text:p>0.001427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76005" calcext:value-type="float">
            <text:p>0.0005760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18218" calcext:value-type="float">
            <text:p>0.0006182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60574" calcext:value-type="float">
            <text:p>0.0007605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945" calcext:value-type="float">
            <text:p>0.001419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57126" calcext:value-type="float">
            <text:p>0.0006571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32856" calcext:value-type="float">
            <text:p>0.0006328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66249" calcext:value-type="float">
            <text:p>0.0007662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3811" calcext:value-type="float">
            <text:p>0.001038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49643" calcext:value-type="float">
            <text:p>0.0006496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91013" calcext:value-type="float">
            <text:p>0.0006910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513711" calcext:value-type="float">
            <text:p>0.0005137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285" calcext:value-type="float">
            <text:p>0.00082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0305" calcext:value-type="float">
            <text:p>0.000403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53697" calcext:value-type="float">
            <text:p>0.0005536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584956" calcext:value-type="float">
            <text:p>0.0005849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7427" calcext:value-type="float">
            <text:p>0.001074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06218" calcext:value-type="float">
            <text:p>0.0006062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7599" calcext:value-type="float">
            <text:p>0.0005875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0785" calcext:value-type="float">
            <text:p>0.001407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2667" calcext:value-type="float">
            <text:p>0.001126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06651" calcext:value-type="float">
            <text:p>0.0008066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55259" calcext:value-type="float">
            <text:p>0.0009552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85145" calcext:value-type="float">
            <text:p>0.0008851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793" calcext:value-type="float">
            <text:p>0.001737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12063" calcext:value-type="float">
            <text:p>0.0006120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18908" calcext:value-type="float">
            <text:p>0.0007189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692134" calcext:value-type="float">
            <text:p>0.0006921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7785" calcext:value-type="float">
            <text:p>0.001177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24206" calcext:value-type="float">
            <text:p>0.0004242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31622" calcext:value-type="float">
            <text:p>0.0007316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48176" calcext:value-type="float">
            <text:p>0.0007481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309" calcext:value-type="float">
            <text:p>0.001323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81755" calcext:value-type="float">
            <text:p>0.0007817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76342" calcext:value-type="float">
            <text:p>0.0007763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73225" calcext:value-type="float">
            <text:p>0.0008732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467" calcext:value-type="float">
            <text:p>0.001324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40154" calcext:value-type="float">
            <text:p>0.0007401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64349" calcext:value-type="float">
            <text:p>0.0009643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98607" calcext:value-type="float">
            <text:p>0.0009986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313" calcext:value-type="float">
            <text:p>0.001533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21269" calcext:value-type="float">
            <text:p>0.0008212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1047" calcext:value-type="float">
            <text:p>0.001110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14488" calcext:value-type="float">
            <text:p>0.0009144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0246" calcext:value-type="float">
            <text:p>0.001302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4512" calcext:value-type="float">
            <text:p>0.001045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58" calcext:value-type="float">
            <text:p>0.00179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486829" calcext:value-type="float">
            <text:p>0.0004868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76" calcext:value-type="float">
            <text:p>0.00184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391852" calcext:value-type="float">
            <text:p>0.0003918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54568" calcext:value-type="float">
            <text:p>0.0008545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65825" calcext:value-type="float">
            <text:p>0.0008658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177" calcext:value-type="float">
            <text:p>0.001421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98944" calcext:value-type="float">
            <text:p>0.0006989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6702" calcext:value-type="float">
            <text:p>0.001167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1039" calcext:value-type="float">
            <text:p>0.001210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791" calcext:value-type="float">
            <text:p>0.001477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4463" calcext:value-type="float">
            <text:p>0.0005844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25052" calcext:value-type="float">
            <text:p>0.0009250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40629" calcext:value-type="float">
            <text:p>0.0009406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5036" calcext:value-type="float">
            <text:p>0.00135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95941" calcext:value-type="float">
            <text:p>0.0005959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5305" calcext:value-type="float">
            <text:p>0.001453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51408" calcext:value-type="float">
            <text:p>0.0009514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9638" calcext:value-type="float">
            <text:p>0.002096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44933" calcext:value-type="float">
            <text:p>0.0004449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173" calcext:value-type="float">
            <text:p>0.001341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17414" calcext:value-type="float">
            <text:p>0.0009174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996" calcext:value-type="float">
            <text:p>0.001629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36316" calcext:value-type="float">
            <text:p>0.0007363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2647" calcext:value-type="float">
            <text:p>0.001226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1519" calcext:value-type="float">
            <text:p>0.001015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608" calcext:value-type="float">
            <text:p>0.001836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04104" calcext:value-type="float">
            <text:p>0.0006041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52716" calcext:value-type="float">
            <text:p>0.0009527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51161" calcext:value-type="float">
            <text:p>0.0008511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113" calcext:value-type="float">
            <text:p>0.001681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43371" calcext:value-type="float">
            <text:p>0.0006433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47645" calcext:value-type="float">
            <text:p>0.0009476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1191" calcext:value-type="float">
            <text:p>0.001011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305" calcext:value-type="float">
            <text:p>0.001933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34898" calcext:value-type="float">
            <text:p>0.0005348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01107" calcext:value-type="float">
            <text:p>0.0008011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6315" calcext:value-type="float">
            <text:p>0.001163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169" calcext:value-type="float">
            <text:p>0.001801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81404" calcext:value-type="float">
            <text:p>0.0006814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1661" calcext:value-type="float">
            <text:p>0.001016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65567" calcext:value-type="float">
            <text:p>0.0009655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1586" calcext:value-type="float">
            <text:p>0.002015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11598" calcext:value-type="float">
            <text:p>0.0006115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75761" calcext:value-type="float">
            <text:p>0.0007757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627943" calcext:value-type="float">
            <text:p>0.0006279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208" calcext:value-type="float">
            <text:p>0.001602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55173" calcext:value-type="float">
            <text:p>0.0004551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55976" calcext:value-type="float">
            <text:p>0.0006559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43481" calcext:value-type="float">
            <text:p>0.0008434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405" calcext:value-type="float">
            <text:p>0.001964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90475" calcext:value-type="float">
            <text:p>0.0005904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74622" calcext:value-type="float">
            <text:p>0.0006746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6051" calcext:value-type="float">
            <text:p>0.001160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678" calcext:value-type="float">
            <text:p>0.001606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40689" calcext:value-type="float">
            <text:p>0.0006406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0512" calcext:value-type="float">
            <text:p>0.000805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88848" calcext:value-type="float">
            <text:p>0.0008888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375" calcext:value-type="float">
            <text:p>0.001653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477634" calcext:value-type="float">
            <text:p>0.0004776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76417" calcext:value-type="float">
            <text:p>0.0005764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605378" calcext:value-type="float">
            <text:p>0.0006053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667" calcext:value-type="float">
            <text:p>0.001636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26503" calcext:value-type="float">
            <text:p>0.0006265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98453" calcext:value-type="float">
            <text:p>0.0009984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696362" calcext:value-type="float">
            <text:p>0.0006963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63" calcext:value-type="float">
            <text:p>0.00196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61866" calcext:value-type="float">
            <text:p>0.0006618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25862" calcext:value-type="float">
            <text:p>0.0008258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31397" calcext:value-type="float">
            <text:p>0.0009313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158" calcext:value-type="float">
            <text:p>0.001371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2984" calcext:value-type="float">
            <text:p>0.0005829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86733" calcext:value-type="float">
            <text:p>0.0009867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38559" calcext:value-type="float">
            <text:p>0.0007385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3096" calcext:value-type="float">
            <text:p>0.002130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94818" calcext:value-type="float">
            <text:p>0.0007948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799" calcext:value-type="float">
            <text:p>0.001317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67664" calcext:value-type="float">
            <text:p>0.0008676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636" calcext:value-type="float">
            <text:p>0.001396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76727" calcext:value-type="float">
            <text:p>0.0006767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7267" calcext:value-type="float">
            <text:p>0.001272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7575" calcext:value-type="float">
            <text:p>0.001475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199" calcext:value-type="float">
            <text:p>0.001561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12195" calcext:value-type="float">
            <text:p>0.0007121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0273" calcext:value-type="float">
            <text:p>0.001102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4223" calcext:value-type="float">
            <text:p>0.001142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706" calcext:value-type="float">
            <text:p>0.00127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99797" calcext:value-type="float">
            <text:p>0.0005997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366" calcext:value-type="float">
            <text:p>0.001313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01995" calcext:value-type="float">
            <text:p>0.0009019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897" calcext:value-type="float">
            <text:p>0.001348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79307" calcext:value-type="float">
            <text:p>0.0007793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989" calcext:value-type="float">
            <text:p>0.001329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528105" calcext:value-type="float">
            <text:p>0.0005281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761" calcext:value-type="float">
            <text:p>0.001647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8456" calcext:value-type="float">
            <text:p>0.001284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7071" calcext:value-type="float">
            <text:p>0.001270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742" calcext:value-type="float">
            <text:p>0.00107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4122" calcext:value-type="float">
            <text:p>0.003341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438" calcext:value-type="float">
            <text:p>0.001574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608" calcext:value-type="float">
            <text:p>0.001536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26397" calcext:value-type="float">
            <text:p>0.0007263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5012" calcext:value-type="float">
            <text:p>0.001050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204" calcext:value-type="float">
            <text:p>0.001382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158" calcext:value-type="float">
            <text:p>0.001311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9364" calcext:value-type="float">
            <text:p>0.001093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299" calcext:value-type="float">
            <text:p>0.001702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8772" calcext:value-type="float">
            <text:p>0.001287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71" calcext:value-type="float">
            <text:p>0.00132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458709" calcext:value-type="float">
            <text:p>0.0004587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5235" calcext:value-type="float">
            <text:p>0.001252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129" calcext:value-type="float">
            <text:p>0.001371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0002" calcext:value-type="float">
            <text:p>0.001200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82721" calcext:value-type="float">
            <text:p>0.0009827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5115" calcext:value-type="float">
            <text:p>0.001151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234" calcext:value-type="float">
            <text:p>0.001402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559" calcext:value-type="float">
            <text:p>0.00135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62046" calcext:value-type="float">
            <text:p>0.0008620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093" calcext:value-type="float">
            <text:p>0.00110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06417" calcext:value-type="float">
            <text:p>0.0005064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0321" calcext:value-type="float">
            <text:p>0.001303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9322" calcext:value-type="float">
            <text:p>0.000993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783" calcext:value-type="float">
            <text:p>0.00107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43612" calcext:value-type="float">
            <text:p>0.0006436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743" calcext:value-type="float">
            <text:p>0.001327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661435" calcext:value-type="float">
            <text:p>0.0006614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3764" calcext:value-type="float">
            <text:p>0.001137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56226" calcext:value-type="float">
            <text:p>0.0007562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77" calcext:value-type="float">
            <text:p>0.00131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31757" calcext:value-type="float">
            <text:p>0.0007317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931" calcext:value-type="float">
            <text:p>0.001809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42508" calcext:value-type="float">
            <text:p>0.0005425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359" calcext:value-type="float">
            <text:p>0.001313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624168" calcext:value-type="float">
            <text:p>0.0006241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7159" calcext:value-type="float">
            <text:p>0.002271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46254" calcext:value-type="float">
            <text:p>0.0005462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817" calcext:value-type="float">
            <text:p>0.001418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500515" calcext:value-type="float">
            <text:p>0.0005005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322" calcext:value-type="float">
            <text:p>0.001903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68499" calcext:value-type="float">
            <text:p>0.0005684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656" calcext:value-type="float">
            <text:p>0.001426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625551" calcext:value-type="float">
            <text:p>0.0006255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622" calcext:value-type="float">
            <text:p>0.001406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7669" calcext:value-type="float">
            <text:p>0.001176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954" calcext:value-type="float">
            <text:p>0.002109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05349" calcext:value-type="float">
            <text:p>0.0009053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696" calcext:value-type="float">
            <text:p>0.001846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2461" calcext:value-type="float">
            <text:p>0.000524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971" calcext:value-type="float">
            <text:p>0.001799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683808" calcext:value-type="float">
            <text:p>0.0006838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883" calcext:value-type="float">
            <text:p>0.00118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369" calcext:value-type="float">
            <text:p>0.000583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5418" calcext:value-type="float">
            <text:p>0.002254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068" calcext:value-type="float">
            <text:p>0.00230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253" calcext:value-type="float">
            <text:p>0.001612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36716" calcext:value-type="float">
            <text:p>0.0006367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9119" calcext:value-type="float">
            <text:p>0.001291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0846" calcext:value-type="float">
            <text:p>0.001208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2958" calcext:value-type="float">
            <text:p>0.001129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12409" calcext:value-type="float">
            <text:p>0.0005124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1568" calcext:value-type="float">
            <text:p>0.001015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3251" calcext:value-type="float">
            <text:p>0.002032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411" calcext:value-type="float">
            <text:p>0.00124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95669" calcext:value-type="float">
            <text:p>0.0006956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431" calcext:value-type="float">
            <text:p>0.00104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93096" calcext:value-type="float">
            <text:p>0.0008930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651" calcext:value-type="float">
            <text:p>0.00136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01408" calcext:value-type="float">
            <text:p>0.0006014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744" calcext:value-type="float">
            <text:p>0.001397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05953" calcext:value-type="float">
            <text:p>0.0008059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3676" calcext:value-type="float">
            <text:p>0.00253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16295" calcext:value-type="float">
            <text:p>0.0006162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4629" calcext:value-type="float">
            <text:p>0.001246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84027" calcext:value-type="float">
            <text:p>0.0007840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529" calcext:value-type="float">
            <text:p>0.001325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05359" calcext:value-type="float">
            <text:p>0.0008053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554" calcext:value-type="float">
            <text:p>0.001425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712789" calcext:value-type="float">
            <text:p>0.0007127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8499" calcext:value-type="float">
            <text:p>0.001184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77775" calcext:value-type="float">
            <text:p>0.0008777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562" calcext:value-type="float">
            <text:p>0.001395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1675" calcext:value-type="float">
            <text:p>0.001016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4792" calcext:value-type="float">
            <text:p>0.001247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795774" calcext:value-type="float">
            <text:p>0.0007957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737" calcext:value-type="float">
            <text:p>0.0016973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1643" calcext:value-type="float">
            <text:p>0.001116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532" calcext:value-type="float">
            <text:p>0.001605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53859" calcext:value-type="float">
            <text:p>0.0008538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369" calcext:value-type="float">
            <text:p>0.001503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1017" calcext:value-type="float">
            <text:p>0.001810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842" calcext:value-type="float">
            <text:p>0.001708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1698" calcext:value-type="float">
            <text:p>0.000916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295" calcext:value-type="float">
            <text:p>0.001552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1544" calcext:value-type="float">
            <text:p>0.002015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252" calcext:value-type="float">
            <text:p>0.001632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53801" calcext:value-type="float">
            <text:p>0.0009538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223" calcext:value-type="float">
            <text:p>0.001632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4984" calcext:value-type="float">
            <text:p>0.001949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624" calcext:value-type="float">
            <text:p>0.001696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6491" calcext:value-type="float">
            <text:p>0.001064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562" calcext:value-type="float">
            <text:p>0.001595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72648" calcext:value-type="float">
            <text:p>0.0009726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505" calcext:value-type="float">
            <text:p>0.001905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80894" calcext:value-type="float">
            <text:p>0.0008808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144" calcext:value-type="float">
            <text:p>0.001581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60662" calcext:value-type="float">
            <text:p>0.0008606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096" calcext:value-type="float">
            <text:p>0.001810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57226" calcext:value-type="float">
            <text:p>0.0008572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194" calcext:value-type="float">
            <text:p>0.001421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3397" calcext:value-type="float">
            <text:p>0.001333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182" calcext:value-type="float">
            <text:p>0.001761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26479" calcext:value-type="float">
            <text:p>0.0009264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505" calcext:value-type="float">
            <text:p>0.001745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5201" calcext:value-type="float">
            <text:p>0.001152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225" calcext:value-type="float">
            <text:p>0.001662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92448" calcext:value-type="float">
            <text:p>0.0008924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982" calcext:value-type="float">
            <text:p>0.001599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95801" calcext:value-type="float">
            <text:p>0.0008958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0432" calcext:value-type="float">
            <text:p>0.001904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7105" calcext:value-type="float">
            <text:p>0.001071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654" calcext:value-type="float">
            <text:p>0.001486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5351" calcext:value-type="float">
            <text:p>0.001053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857" calcext:value-type="float">
            <text:p>0.001538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25681" calcext:value-type="float">
            <text:p>0.0009256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815" calcext:value-type="float">
            <text:p>0.001498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9246" calcext:value-type="float">
            <text:p>0.001792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812" calcext:value-type="float">
            <text:p>0.001508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98556" calcext:value-type="float">
            <text:p>0.0008985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496" calcext:value-type="float">
            <text:p>0.001694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81932" calcext:value-type="float">
            <text:p>0.0009819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5143" calcext:value-type="float">
            <text:p>0.001251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94357" calcext:value-type="float">
            <text:p>0.0008943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57" calcext:value-type="float">
            <text:p>0.00158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861" calcext:value-type="float">
            <text:p>0.00158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105" calcext:value-type="float">
            <text:p>0.001481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12325" calcext:value-type="float">
            <text:p>0.0009123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197" calcext:value-type="float">
            <text:p>0.001461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1011" calcext:value-type="float">
            <text:p>0.001110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35" calcext:value-type="float">
            <text:p>0.00142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91401" calcext:value-type="float">
            <text:p>0.0009914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2246" calcext:value-type="float">
            <text:p>0.002622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4876" calcext:value-type="float">
            <text:p>0.001248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9437" calcext:value-type="float">
            <text:p>0.002394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53454" calcext:value-type="float">
            <text:p>0.0008534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94" calcext:value-type="float">
            <text:p>0.00164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2062" calcext:value-type="float">
            <text:p>0.001920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0067" calcext:value-type="float">
            <text:p>0.001300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3158" calcext:value-type="float">
            <text:p>0.001031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3154" calcext:value-type="float">
            <text:p>0.001731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7567" calcext:value-type="float">
            <text:p>0.001775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6408" calcext:value-type="float">
            <text:p>0.002364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5346" calcext:value-type="float">
            <text:p>0.000853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679" calcext:value-type="float">
            <text:p>0.001466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2857" calcext:value-type="float">
            <text:p>0.002328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288" calcext:value-type="float">
            <text:p>0.001382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3732" calcext:value-type="float">
            <text:p>0.001037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1501" calcext:value-type="float">
            <text:p>0.002515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742" calcext:value-type="float">
            <text:p>0.00237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303" calcext:value-type="float">
            <text:p>0.002023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62347" calcext:value-type="float">
            <text:p>0.0009623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949" calcext:value-type="float">
            <text:p>0.001629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0346" calcext:value-type="float">
            <text:p>0.002603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5087" calcext:value-type="float">
            <text:p>0.002350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47134" calcext:value-type="float">
            <text:p>0.0009471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197" calcext:value-type="float">
            <text:p>0.001581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8111" calcext:value-type="float">
            <text:p>0.002481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7118" calcext:value-type="float">
            <text:p>0.002571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5484" calcext:value-type="float">
            <text:p>0.001054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83" calcext:value-type="float">
            <text:p>0.00142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0038" calcext:value-type="float">
            <text:p>0.002600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4232" calcext:value-type="float">
            <text:p>0.001442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2532" calcext:value-type="float">
            <text:p>0.001025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154" calcext:value-type="float">
            <text:p>0.001891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1743" calcext:value-type="float">
            <text:p>0.002517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0791" calcext:value-type="float">
            <text:p>0.002407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3423" calcext:value-type="float">
            <text:p>0.001034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609" calcext:value-type="float">
            <text:p>0.002746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9548" calcext:value-type="float">
            <text:p>0.002495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49" calcext:value-type="float">
            <text:p>0.00151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13839" calcext:value-type="float">
            <text:p>0.0009138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442" calcext:value-type="float">
            <text:p>0.00174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5387" calcext:value-type="float">
            <text:p>0.002553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722" calcext:value-type="float">
            <text:p>0.001377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02989" calcext:value-type="float">
            <text:p>0.0009029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161" calcext:value-type="float">
            <text:p>0.001411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7554" calcext:value-type="float">
            <text:p>0.002475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111" calcext:value-type="float">
            <text:p>0.001371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0076" calcext:value-type="float">
            <text:p>0.001000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86" calcext:value-type="float">
            <text:p>0.00169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8744" calcext:value-type="float">
            <text:p>0.002487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259" calcext:value-type="float">
            <text:p>0.001522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0338" calcext:value-type="float">
            <text:p>0.001103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588" calcext:value-type="float">
            <text:p>0.001575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1252" calcext:value-type="float">
            <text:p>0.002412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181" calcext:value-type="float">
            <text:p>0.001561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4219" calcext:value-type="float">
            <text:p>0.001042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6405" calcext:value-type="float">
            <text:p>0.003764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1836" calcext:value-type="float">
            <text:p>0.002718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74" calcext:value-type="float">
            <text:p>0.00150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32569" calcext:value-type="float">
            <text:p>0.0008325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132" calcext:value-type="float">
            <text:p>0.001401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2191" calcext:value-type="float">
            <text:p>0.002321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296" calcext:value-type="float">
            <text:p>0.001462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54547" calcext:value-type="float">
            <text:p>0.0008545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1782" calcext:value-type="float">
            <text:p>0.002217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8217" calcext:value-type="float">
            <text:p>0.002382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245" calcext:value-type="float">
            <text:p>0.001342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94535" calcext:value-type="float">
            <text:p>0.0008945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165" calcext:value-type="float">
            <text:p>0.001751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1239" calcext:value-type="float">
            <text:p>0.002412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9997" calcext:value-type="float">
            <text:p>0.001299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7291" calcext:value-type="float">
            <text:p>0.000872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1094" calcext:value-type="float">
            <text:p>0.002510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7574" calcext:value-type="float">
            <text:p>0.003275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909" calcext:value-type="float">
            <text:p>0.001399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83369" calcext:value-type="float">
            <text:p>0.0008833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235" calcext:value-type="float">
            <text:p>0.001562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2081" calcext:value-type="float">
            <text:p>0.002520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5391" calcext:value-type="float">
            <text:p>0.001353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93144" calcext:value-type="float">
            <text:p>0.0009931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918" calcext:value-type="float">
            <text:p>0.001919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5662" calcext:value-type="float">
            <text:p>0.002456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705" calcext:value-type="float">
            <text:p>0.001647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75276" calcext:value-type="float">
            <text:p>0.000875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222" calcext:value-type="float">
            <text:p>0.001692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6733" calcext:value-type="float">
            <text:p>0.00256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152" calcext:value-type="float">
            <text:p>0.001381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1959" calcext:value-type="float">
            <text:p>0.001019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2093" calcext:value-type="float">
            <text:p>0.003320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8889" calcext:value-type="float">
            <text:p>0.002588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618" calcext:value-type="float">
            <text:p>0.001716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2668" calcext:value-type="float">
            <text:p>0.001026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91" calcext:value-type="float">
            <text:p>0.00172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4796" calcext:value-type="float">
            <text:p>0.002347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313" calcext:value-type="float">
            <text:p>0.001403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7961" calcext:value-type="float">
            <text:p>0.001079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3448" calcext:value-type="float">
            <text:p>0.001434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3331" calcext:value-type="float">
            <text:p>0.002933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975" calcext:value-type="float">
            <text:p>0.001429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21153" calcext:value-type="float">
            <text:p>0.0009211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651" calcext:value-type="float">
            <text:p>0.001616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066" calcext:value-type="float">
            <text:p>0.00240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6938" calcext:value-type="float">
            <text:p>0.001269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98156" calcext:value-type="float">
            <text:p>0.0008981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179" calcext:value-type="float">
            <text:p>0.001581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8822" calcext:value-type="float">
            <text:p>0.002688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431" calcext:value-type="float">
            <text:p>0.001314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5069" calcext:value-type="float">
            <text:p>0.001050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944" calcext:value-type="float">
            <text:p>0.001489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7543" calcext:value-type="float">
            <text:p>0.002275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369" calcext:value-type="float">
            <text:p>0.001403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1024" calcext:value-type="float">
            <text:p>0.001010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756" calcext:value-type="float">
            <text:p>0.001557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06198" calcext:value-type="float">
            <text:p>0.005061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3203" calcext:value-type="float">
            <text:p>0.001432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58261" calcext:value-type="float">
            <text:p>0.0009582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825" calcext:value-type="float">
            <text:p>0.001578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2974" calcext:value-type="float">
            <text:p>0.002329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306" calcext:value-type="float">
            <text:p>0.001463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1534" calcext:value-type="float">
            <text:p>0.001115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563" calcext:value-type="float">
            <text:p>0.001695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6759" calcext:value-type="float">
            <text:p>0.002767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455" calcext:value-type="float">
            <text:p>0.002104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268" calcext:value-type="float">
            <text:p>0.001402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1677" calcext:value-type="float">
            <text:p>0.001416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1999" calcext:value-type="float">
            <text:p>0.002219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362" calcext:value-type="float">
            <text:p>0.001343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3323" calcext:value-type="float">
            <text:p>0.001233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05" calcext:value-type="float">
            <text:p>0.00162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9332" calcext:value-type="float">
            <text:p>0.00593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099" calcext:value-type="float">
            <text:p>0.001340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9997" calcext:value-type="float">
            <text:p>0.001299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47" calcext:value-type="float">
            <text:p>0.00163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7337" calcext:value-type="float">
            <text:p>0.002473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885" calcext:value-type="float">
            <text:p>0.001428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635" calcext:value-type="float">
            <text:p>0.00136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8177" calcext:value-type="float">
            <text:p>0.002581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758" calcext:value-type="float">
            <text:p>0.00247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388" calcext:value-type="float">
            <text:p>0.001623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745" calcext:value-type="float">
            <text:p>0.001587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455" calcext:value-type="float">
            <text:p>0.001604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4811" calcext:value-type="float">
            <text:p>0.002548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94" calcext:value-type="float">
            <text:p>0.00156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931" calcext:value-type="float">
            <text:p>0.001729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8807" calcext:value-type="float">
            <text:p>0.002488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9315" calcext:value-type="float">
            <text:p>0.002393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9013" calcext:value-type="float">
            <text:p>0.002490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46" calcext:value-type="float">
            <text:p>0.00158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25" calcext:value-type="float">
            <text:p>0.00206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3535" calcext:value-type="float">
            <text:p>0.002435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18" calcext:value-type="float">
            <text:p>0.00138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626" calcext:value-type="float">
            <text:p>0.001516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171" calcext:value-type="float">
            <text:p>0.001561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5132" calcext:value-type="float">
            <text:p>0.002451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342" calcext:value-type="float">
            <text:p>0.001803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267" calcext:value-type="float">
            <text:p>0.001622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39" calcext:value-type="float">
            <text:p>0.0014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838" calcext:value-type="float">
            <text:p>0.00248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9397" calcext:value-type="float">
            <text:p>0.001293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486" calcext:value-type="float">
            <text:p>0.001664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654" calcext:value-type="float">
            <text:p>0.001716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1949" calcext:value-type="float">
            <text:p>0.002519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3885" calcext:value-type="float">
            <text:p>0.002338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5397" calcext:value-type="float">
            <text:p>0.001353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618" calcext:value-type="float">
            <text:p>0.002826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8784" calcext:value-type="float">
            <text:p>0.002387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906" calcext:value-type="float">
            <text:p>0.001319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345" calcext:value-type="float">
            <text:p>0.001463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788" calcext:value-type="float">
            <text:p>0.001937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5029" calcext:value-type="float">
            <text:p>0.002350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799" calcext:value-type="float">
            <text:p>0.001347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915" calcext:value-type="float">
            <text:p>0.001329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676" calcext:value-type="float">
            <text:p>0.001516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76" calcext:value-type="float">
            <text:p>0.002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5512" calcext:value-type="float">
            <text:p>0.001355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469" calcext:value-type="float">
            <text:p>0.001534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5524" calcext:value-type="float">
            <text:p>0.002055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6601" calcext:value-type="float">
            <text:p>0.002766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517" calcext:value-type="float">
            <text:p>0.001475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547" calcext:value-type="float">
            <text:p>0.001725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298" calcext:value-type="float">
            <text:p>0.001522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517" calcext:value-type="float">
            <text:p>0.00255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0769" calcext:value-type="float">
            <text:p>0.001307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716" calcext:value-type="float">
            <text:p>0.001667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05" calcext:value-type="float">
            <text:p>0.00155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3454" calcext:value-type="float">
            <text:p>0.002434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8273" calcext:value-type="float">
            <text:p>0.002282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374" calcext:value-type="float">
            <text:p>0.001313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706" calcext:value-type="float">
            <text:p>0.001507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7577" calcext:value-type="float">
            <text:p>0.002275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0346" calcext:value-type="float">
            <text:p>0.001303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6594" calcext:value-type="float">
            <text:p>0.001365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4355" calcext:value-type="float">
            <text:p>0.004343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0357" calcext:value-type="float">
            <text:p>0.002803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5386" calcext:value-type="float">
            <text:p>0.005353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379" calcext:value-type="float">
            <text:p>0.001713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941" calcext:value-type="float">
            <text:p>0.001619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0652" calcext:value-type="float">
            <text:p>0.002606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082" calcext:value-type="float">
            <text:p>0.001310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744" calcext:value-type="float">
            <text:p>0.001537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1407" calcext:value-type="float">
            <text:p>0.002514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7676" calcext:value-type="float">
            <text:p>0.00257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994" calcext:value-type="float">
            <text:p>0.001319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378" calcext:value-type="float">
            <text:p>0.001613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254" calcext:value-type="float">
            <text:p>0.001922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5993" calcext:value-type="float">
            <text:p>0.002259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4754" calcext:value-type="float">
            <text:p>0.001547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578" calcext:value-type="float">
            <text:p>0.001505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2738" calcext:value-type="float">
            <text:p>0.002227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2049" calcext:value-type="float">
            <text:p>0.002820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4099" calcext:value-type="float">
            <text:p>0.001440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1039" calcext:value-type="float">
            <text:p>0.001510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184" calcext:value-type="float">
            <text:p>0.001621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0083" calcext:value-type="float">
            <text:p>0.002600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292" calcext:value-type="float">
            <text:p>0.001552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62" calcext:value-type="float">
            <text:p>0.00149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1948" calcext:value-type="float">
            <text:p>0.003419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3668" calcext:value-type="float">
            <text:p>0.002336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484" calcext:value-type="float">
            <text:p>0.001554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145" calcext:value-type="float">
            <text:p>0.00131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2276" calcext:value-type="float">
            <text:p>0.001722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9041" calcext:value-type="float">
            <text:p>0.002390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697" calcext:value-type="float">
            <text:p>0.001376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0628" calcext:value-type="float">
            <text:p>0.001206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626" calcext:value-type="float">
            <text:p>0.001966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1303" calcext:value-type="float">
            <text:p>0.002613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203" calcext:value-type="float">
            <text:p>0.001342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494" calcext:value-type="float">
            <text:p>0.001394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22" calcext:value-type="float">
            <text:p>0.00161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501" calcext:value-type="float">
            <text:p>0.00295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763" calcext:value-type="float">
            <text:p>0.00177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358" calcext:value-type="float">
            <text:p>0.001403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103" calcext:value-type="float">
            <text:p>0.0016010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0477" calcext:value-type="float">
            <text:p>0.003504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649" calcext:value-type="float">
            <text:p>0.001406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035" calcext:value-type="float">
            <text:p>0.001860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047" calcext:value-type="float">
            <text:p>0.001590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5696" calcext:value-type="float">
            <text:p>0.002056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265" calcext:value-type="float">
            <text:p>0.001472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418" calcext:value-type="float">
            <text:p>0.001344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284" calcext:value-type="float">
            <text:p>0.001642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5759" calcext:value-type="float">
            <text:p>0.002057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5331" calcext:value-type="float">
            <text:p>0.001453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0107" calcext:value-type="float">
            <text:p>0.001301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4067" calcext:value-type="float">
            <text:p>0.001440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1955" calcext:value-type="float">
            <text:p>0.002219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9644" calcext:value-type="float">
            <text:p>0.001296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728" calcext:value-type="float">
            <text:p>0.001537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8831" calcext:value-type="float">
            <text:p>0.004388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61" calcext:value-type="float">
            <text:p>0.0021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677" calcext:value-type="float">
            <text:p>0.002166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5582" calcext:value-type="float">
            <text:p>0.001255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869" calcext:value-type="float">
            <text:p>0.001798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3186" calcext:value-type="float">
            <text:p>0.002131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459" calcext:value-type="float">
            <text:p>0.001404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9845" calcext:value-type="float">
            <text:p>0.002198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828" calcext:value-type="float">
            <text:p>0.001678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3447" calcext:value-type="float">
            <text:p>0.002334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3472" calcext:value-type="float">
            <text:p>0.001434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948" calcext:value-type="float">
            <text:p>0.001869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13" calcext:value-type="float">
            <text:p>0.00152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8648" calcext:value-type="float">
            <text:p>0.002386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608" calcext:value-type="float">
            <text:p>0.001386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596" calcext:value-type="float">
            <text:p>0.001325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319" calcext:value-type="float">
            <text:p>0.001553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5285" calcext:value-type="float">
            <text:p>0.002352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298" calcext:value-type="float">
            <text:p>0.001372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6591" calcext:value-type="float">
            <text:p>0.001265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796" calcext:value-type="float">
            <text:p>0.001607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5633" calcext:value-type="float">
            <text:p>0.002356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8831" calcext:value-type="float">
            <text:p>0.001188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201" calcext:value-type="float">
            <text:p>0.001502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442" calcext:value-type="float">
            <text:p>0.001694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0576" calcext:value-type="float">
            <text:p>0.002105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968" calcext:value-type="float">
            <text:p>0.001579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9533" calcext:value-type="float">
            <text:p>0.001795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1431" calcext:value-type="float">
            <text:p>0.001714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8583" calcext:value-type="float">
            <text:p>0.002285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807" calcext:value-type="float">
            <text:p>0.001378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702" calcext:value-type="float">
            <text:p>0.001597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141" calcext:value-type="float">
            <text:p>0.001631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9718" calcext:value-type="float">
            <text:p>0.002097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202" calcext:value-type="float">
            <text:p>0.001612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681" calcext:value-type="float">
            <text:p>0.001586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359" calcext:value-type="float">
            <text:p>0.001683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184" calcext:value-type="float">
            <text:p>0.00201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329" calcext:value-type="float">
            <text:p>0.001583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09" calcext:value-type="float">
            <text:p>0.00150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1477" calcext:value-type="float">
            <text:p>0.003814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3468" calcext:value-type="float">
            <text:p>0.002134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374" calcext:value-type="float">
            <text:p>0.001483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3024" calcext:value-type="float">
            <text:p>0.005030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695" calcext:value-type="float">
            <text:p>0.001756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87" calcext:value-type="float">
            <text:p>0.0021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7805" calcext:value-type="float">
            <text:p>0.002478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8444" calcext:value-type="float">
            <text:p>0.001484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876" calcext:value-type="float">
            <text:p>0.001878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4686" calcext:value-type="float">
            <text:p>0.002146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7786" calcext:value-type="float">
            <text:p>0.001277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5153" calcext:value-type="float">
            <text:p>0.001451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657" calcext:value-type="float">
            <text:p>0.001576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7114" calcext:value-type="float">
            <text:p>0.002171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5913" calcext:value-type="float">
            <text:p>0.001259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222" calcext:value-type="float">
            <text:p>0.001392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3743" calcext:value-type="float">
            <text:p>0.002137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6641" calcext:value-type="float">
            <text:p>0.002366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354" calcext:value-type="float">
            <text:p>0.001423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9308" calcext:value-type="float">
            <text:p>0.001293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624" calcext:value-type="float">
            <text:p>0.001536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9047" calcext:value-type="float">
            <text:p>0.002090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3292" calcext:value-type="float">
            <text:p>0.001932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815" calcext:value-type="float">
            <text:p>0.001348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8632" calcext:value-type="float">
            <text:p>0.002586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9144" calcext:value-type="float">
            <text:p>0.002091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716" calcext:value-type="float">
            <text:p>0.001607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8522" calcext:value-type="float">
            <text:p>0.001285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1099" calcext:value-type="float">
            <text:p>0.001610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0858" calcext:value-type="float">
            <text:p>0.002008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983" calcext:value-type="float">
            <text:p>0.001529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944" calcext:value-type="float">
            <text:p>0.001589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27" calcext:value-type="float">
            <text:p>0.00146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8397" calcext:value-type="float">
            <text:p>0.002283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834" calcext:value-type="float">
            <text:p>0.001668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742" calcext:value-type="float">
            <text:p>0.001687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187" calcext:value-type="float">
            <text:p>0.001651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4128" calcext:value-type="float">
            <text:p>0.002641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7036" calcext:value-type="float">
            <text:p>0.00147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8662" calcext:value-type="float">
            <text:p>0.001786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4253" calcext:value-type="float">
            <text:p>0.001442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47" calcext:value-type="float">
            <text:p>0.0020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0982" calcext:value-type="float">
            <text:p>0.001409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641" calcext:value-type="float">
            <text:p>0.001376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6358" calcext:value-type="float">
            <text:p>0.001563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827" calcext:value-type="float">
            <text:p>0.00208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6388" calcext:value-type="float">
            <text:p>0.001463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33" calcext:value-type="float">
            <text:p>0.00170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504" calcext:value-type="float">
            <text:p>0.001585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0612" calcext:value-type="float">
            <text:p>0.002306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5336" calcext:value-type="float">
            <text:p>0.002453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5771" calcext:value-type="float">
            <text:p>0.001357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9812" calcext:value-type="float">
            <text:p>0.001498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344" calcext:value-type="float">
            <text:p>0.00223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757" calcext:value-type="float">
            <text:p>0.001347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0032" calcext:value-type="float">
            <text:p>0.002000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111" calcext:value-type="float">
            <text:p>0.001581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3514" calcext:value-type="float">
            <text:p>0.002235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7106" calcext:value-type="float">
            <text:p>0.002571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857" calcext:value-type="float">
            <text:p>0.001328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293" calcext:value-type="float">
            <text:p>0.001602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2306" calcext:value-type="float">
            <text:p>0.002323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924" calcext:value-type="float">
            <text:p>0.001389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974" calcext:value-type="float">
            <text:p>0.001329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088" calcext:value-type="float">
            <text:p>0.00150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2732" calcext:value-type="float">
            <text:p>0.002227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891" calcext:value-type="float">
            <text:p>0.00238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2793" calcext:value-type="float">
            <text:p>0.001427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4804" calcext:value-type="float">
            <text:p>0.001548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1163" calcext:value-type="float">
            <text:p>0.002311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5773" calcext:value-type="float">
            <text:p>0.001357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9663" calcext:value-type="float">
            <text:p>0.001596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935" calcext:value-type="float">
            <text:p>0.001639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0955" calcext:value-type="float">
            <text:p>0.003509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311" calcext:value-type="float">
            <text:p>0.001393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626" calcext:value-type="float">
            <text:p>0.001856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629" calcext:value-type="float">
            <text:p>0.001656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2857" calcext:value-type="float">
            <text:p>0.002028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168" calcext:value-type="float">
            <text:p>0.001381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3814" calcext:value-type="float">
            <text:p>0.001438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9663" calcext:value-type="float">
            <text:p>0.003296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4609" calcext:value-type="float">
            <text:p>0.002246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853" calcext:value-type="float">
            <text:p>0.001768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522" calcext:value-type="float">
            <text:p>0.001525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832" calcext:value-type="float">
            <text:p>0.001648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85" calcext:value-type="float">
            <text:p>0.0025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251" calcext:value-type="float">
            <text:p>0.001342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656" calcext:value-type="float">
            <text:p>0.001626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8895" calcext:value-type="float">
            <text:p>0.001688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633" calcext:value-type="float">
            <text:p>0.00226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6419" calcext:value-type="float">
            <text:p>0.002264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259" calcext:value-type="float">
            <text:p>0.001652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35" calcext:value-type="float">
            <text:p>0.00181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6141" calcext:value-type="float">
            <text:p>0.002061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753" calcext:value-type="float">
            <text:p>0.001347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4534" calcext:value-type="float">
            <text:p>0.001645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0984" calcext:value-type="float">
            <text:p>0.002509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6335" calcext:value-type="float">
            <text:p>0.002063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1081" calcext:value-type="float">
            <text:p>0.002310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7228" calcext:value-type="float">
            <text:p>0.001272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9583" calcext:value-type="float">
            <text:p>0.00209583</text:p>
          </table:table-cell>
        </table:table-row>
        <table:table-row table:style-name="ro1">
          <table:table-cell/>
          <table:table-cell table:formula="of:=AVERAGE([.B1:.B1020])" office:value-type="float" office:value="0.00241714712647059" calcext:value-type="float">
            <text:p>0.002417147126471</text:p>
          </table:table-cell>
          <table:table-cell table:number-columns-repeated="2"/>
          <table:table-cell table:formula="of:=AVERAGE([.E1:.E1020])" office:value-type="float" office:value="0.00205929739019608" calcext:value-type="float">
            <text:p>0.002059297390196</text:p>
          </table:table-cell>
          <table:table-cell table:number-columns-repeated="2"/>
          <table:table-cell table:formula="of:=AVERAGE([.H1:.H1020])" office:value-type="float" office:value="0.00204465449215686" calcext:value-type="float">
            <text:p>0.002044654492157</text:p>
          </table:table-cell>
          <table:table-cell table:number-columns-repeated="2"/>
          <table:table-cell table:formula="of:=AVERAGE([.K1:.K1020])" office:value-type="float" office:value="0.0021384336882353" calcext:value-type="float">
            <text:p>0.002138433688235</text:p>
          </table:table-cell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6314" calcext:value-type="float">
            <text:p>0.004563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0448" calcext:value-type="float">
            <text:p>0.003904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0807" calcext:value-type="float">
            <text:p>0.004508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50366" calcext:value-type="float">
            <text:p>0.007503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9378" calcext:value-type="float">
            <text:p>0.004093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6768" calcext:value-type="float">
            <text:p>0.006567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34233" calcext:value-type="float">
            <text:p>0.008342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1595" calcext:value-type="float">
            <text:p>0.008315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1975" calcext:value-type="float">
            <text:p>0.004119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18093" calcext:value-type="float">
            <text:p>0.005180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9926" calcext:value-type="float">
            <text:p>0.004099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9278" calcext:value-type="float">
            <text:p>0.004092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05047" calcext:value-type="float">
            <text:p>0.005050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0277" calcext:value-type="float">
            <text:p>0.0110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354" calcext:value-type="float">
            <text:p>0.00453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8455" calcext:value-type="float">
            <text:p>0.004584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3713" calcext:value-type="float">
            <text:p>0.004237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42027" calcext:value-type="float">
            <text:p>0.008420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02424" calcext:value-type="float">
            <text:p>0.009024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775" calcext:value-type="float">
            <text:p>0.00827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3465" calcext:value-type="float">
            <text:p>0.004034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60995" calcext:value-type="float">
            <text:p>0.006609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6678" calcext:value-type="float">
            <text:p>0.004366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1651" calcext:value-type="float">
            <text:p>0.004016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3969" calcext:value-type="float">
            <text:p>0.0139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7083" calcext:value-type="float">
            <text:p>0.004770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948" calcext:value-type="float">
            <text:p>0.0109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69974" calcext:value-type="float">
            <text:p>0.007699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8922" calcext:value-type="float">
            <text:p>0.00889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5903" calcext:value-type="float">
            <text:p>0.0057590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30909" calcext:value-type="float">
            <text:p>0.007309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589" calcext:value-type="float">
            <text:p>0.00875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1177" calcext:value-type="float">
            <text:p>0.01511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47971" calcext:value-type="float">
            <text:p>0.007479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4818" calcext:value-type="float">
            <text:p>0.004048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2297" calcext:value-type="float">
            <text:p>0.004822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5695" calcext:value-type="float">
            <text:p>0.004756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10708" calcext:value-type="float">
            <text:p>0.007107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3823" calcext:value-type="float">
            <text:p>0.01038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13511" calcext:value-type="float">
            <text:p>0.009135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8737" calcext:value-type="float">
            <text:p>0.005987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00297" calcext:value-type="float">
            <text:p>0.009002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46387" calcext:value-type="float">
            <text:p>0.007463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984" calcext:value-type="float">
            <text:p>0.0119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8612" calcext:value-type="float">
            <text:p>0.005486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38846" calcext:value-type="float">
            <text:p>0.007388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5074" calcext:value-type="float">
            <text:p>0.004150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0874" calcext:value-type="float">
            <text:p>0.008708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3743" calcext:value-type="float">
            <text:p>0.004837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1942" calcext:value-type="float">
            <text:p>0.00719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771" calcext:value-type="float">
            <text:p>0.00477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92864" calcext:value-type="float">
            <text:p>0.008928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6996" calcext:value-type="float">
            <text:p>0.004969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9666" calcext:value-type="float">
            <text:p>0.005296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25135" calcext:value-type="float">
            <text:p>0.005251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05545" calcext:value-type="float">
            <text:p>0.008055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847" calcext:value-type="float">
            <text:p>0.00818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63039" calcext:value-type="float">
            <text:p>0.005630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3402" calcext:value-type="float">
            <text:p>0.004934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0025" calcext:value-type="float">
            <text:p>0.006600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88186" calcext:value-type="float">
            <text:p>0.005881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68533" calcext:value-type="float">
            <text:p>0.009685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0748" calcext:value-type="float">
            <text:p>0.006607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50208" calcext:value-type="float">
            <text:p>0.005502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0291" calcext:value-type="float">
            <text:p>0.004902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48064" calcext:value-type="float">
            <text:p>0.0094806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3501" calcext:value-type="float">
            <text:p>0.004935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1345" calcext:value-type="float">
            <text:p>0.01413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2863" calcext:value-type="float">
            <text:p>0.01128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36718" calcext:value-type="float">
            <text:p>0.006367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2232" calcext:value-type="float">
            <text:p>0.01122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603" calcext:value-type="float">
            <text:p>0.01660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58356" calcext:value-type="float">
            <text:p>0.01583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9766" calcext:value-type="float">
            <text:p>0.007097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4736" calcext:value-type="float">
            <text:p>0.01547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86464" calcext:value-type="float">
            <text:p>0.008864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6121" calcext:value-type="float">
            <text:p>0.004961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07162" calcext:value-type="float">
            <text:p>0.02071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7679" calcext:value-type="float">
            <text:p>0.004776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5969" calcext:value-type="float">
            <text:p>0.004859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1732" calcext:value-type="float">
            <text:p>0.01117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95591" calcext:value-type="float">
            <text:p>0.007955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4683" calcext:value-type="float">
            <text:p>0.005946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0877" calcext:value-type="float">
            <text:p>0.005208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16718" calcext:value-type="float">
            <text:p>0.005167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4382" calcext:value-type="float">
            <text:p>0.007443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8998" calcext:value-type="float">
            <text:p>0.007789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2282" calcext:value-type="float">
            <text:p>0.01122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2668" calcext:value-type="float">
            <text:p>0.005026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59811" calcext:value-type="float">
            <text:p>0.007598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67849" calcext:value-type="float">
            <text:p>0.004678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4036" calcext:value-type="float">
            <text:p>0.00484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8526" calcext:value-type="float">
            <text:p>0.005485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29857" calcext:value-type="float">
            <text:p>0.008298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2546" calcext:value-type="float">
            <text:p>0.01325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5324" calcext:value-type="float">
            <text:p>0.004953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76913" calcext:value-type="float">
            <text:p>0.006769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468" calcext:value-type="float">
            <text:p>0.00534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0365" calcext:value-type="float">
            <text:p>0.007003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86971" calcext:value-type="float">
            <text:p>0.006869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913" calcext:value-type="float">
            <text:p>0.00419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1129" calcext:value-type="float">
            <text:p>0.01111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47138" calcext:value-type="float">
            <text:p>0.008471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9715" calcext:value-type="float">
            <text:p>0.005897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1701" calcext:value-type="float">
            <text:p>0.005817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92293" calcext:value-type="float">
            <text:p>0.006922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8502" calcext:value-type="float">
            <text:p>0.004685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7915" calcext:value-type="float">
            <text:p>0.004979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4909" calcext:value-type="float">
            <text:p>0.004849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82412" calcext:value-type="float">
            <text:p>0.008824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1439" calcext:value-type="float">
            <text:p>0.006614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9334" calcext:value-type="float">
            <text:p>0.004793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5107" calcext:value-type="float">
            <text:p>0.004051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3861" calcext:value-type="float">
            <text:p>0.01238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96994" calcext:value-type="float">
            <text:p>0.006969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142" calcext:value-type="float">
            <text:p>0.00761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4105" calcext:value-type="float">
            <text:p>0.005741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45265" calcext:value-type="float">
            <text:p>0.005452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5432" calcext:value-type="float">
            <text:p>0.003854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1268" calcext:value-type="float">
            <text:p>0.004912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75543" calcext:value-type="float">
            <text:p>0.005755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9558" calcext:value-type="float">
            <text:p>0.005495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3555" calcext:value-type="float">
            <text:p>0.005135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82406" calcext:value-type="float">
            <text:p>0.007824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9883" calcext:value-type="float">
            <text:p>0.008398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1573" calcext:value-type="float">
            <text:p>0.004415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68106" calcext:value-type="float">
            <text:p>0.008681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62989" calcext:value-type="float">
            <text:p>0.008629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9334" calcext:value-type="float">
            <text:p>0.01493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59535" calcext:value-type="float">
            <text:p>0.005595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286" calcext:value-type="float">
            <text:p>0.00392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6746" calcext:value-type="float">
            <text:p>0.003967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8435" calcext:value-type="float">
            <text:p>0.01084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7616" calcext:value-type="float">
            <text:p>0.004976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7997" calcext:value-type="float">
            <text:p>0.005179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44355" calcext:value-type="float">
            <text:p>0.009443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92691" calcext:value-type="float">
            <text:p>0.007926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69601" calcext:value-type="float">
            <text:p>0.008696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9931" calcext:value-type="float">
            <text:p>0.0199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1079" calcext:value-type="float">
            <text:p>0.01510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479" calcext:value-type="float">
            <text:p>0.0114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01099" calcext:value-type="float">
            <text:p>0.02010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933" calcext:value-type="float">
            <text:p>0.00389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3339" calcext:value-type="float">
            <text:p>0.008333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8064" calcext:value-type="float">
            <text:p>0.01480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91801" calcext:value-type="float">
            <text:p>0.007918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8842" calcext:value-type="float">
            <text:p>0.004888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48671" calcext:value-type="float">
            <text:p>0.005486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3334" calcext:value-type="float">
            <text:p>0.008733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26406" calcext:value-type="float">
            <text:p>0.009264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66994" calcext:value-type="float">
            <text:p>0.01669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19012" calcext:value-type="float">
            <text:p>0.02190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25679" calcext:value-type="float">
            <text:p>0.009256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69189" calcext:value-type="float">
            <text:p>0.006691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4963" calcext:value-type="float">
            <text:p>0.008249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7821" calcext:value-type="float">
            <text:p>0.008178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40072" calcext:value-type="float">
            <text:p>0.007400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6358" calcext:value-type="float">
            <text:p>0.01163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2927" calcext:value-type="float">
            <text:p>0.004829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41239" calcext:value-type="float">
            <text:p>0.006412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0297" calcext:value-type="float">
            <text:p>0.01002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8619" calcext:value-type="float">
            <text:p>0.004986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5434" calcext:value-type="float">
            <text:p>0.01054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8338" calcext:value-type="float">
            <text:p>0.007683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294" calcext:value-type="float">
            <text:p>0.0102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15123" calcext:value-type="float">
            <text:p>0.008151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53829" calcext:value-type="float">
            <text:p>0.009538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214" calcext:value-type="float">
            <text:p>0.00682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41268" calcext:value-type="float">
            <text:p>0.006412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1329" calcext:value-type="float">
            <text:p>0.007313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7129" calcext:value-type="float">
            <text:p>0.004871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12573" calcext:value-type="float">
            <text:p>0.006125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5523" calcext:value-type="float">
            <text:p>0.004955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4888" calcext:value-type="float">
            <text:p>0.004048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43" calcext:value-type="float">
            <text:p>0.0040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2383" calcext:value-type="float">
            <text:p>0.008123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0605" calcext:value-type="float">
            <text:p>0.005506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66625" calcext:value-type="float">
            <text:p>0.009666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4425" calcext:value-type="float">
            <text:p>0.007044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8465" calcext:value-type="float">
            <text:p>0.003784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14995" calcext:value-type="float">
            <text:p>0.005149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2296" calcext:value-type="float">
            <text:p>0.006722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53827" calcext:value-type="float">
            <text:p>0.007538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70708" calcext:value-type="float">
            <text:p>0.007707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2933" calcext:value-type="float">
            <text:p>0.005329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86159" calcext:value-type="float">
            <text:p>0.007861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162" calcext:value-type="float">
            <text:p>0.00481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93195" calcext:value-type="float">
            <text:p>0.008931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9954" calcext:value-type="float">
            <text:p>0.005499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71846" calcext:value-type="float">
            <text:p>0.007718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8167" calcext:value-type="float">
            <text:p>0.004981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1847" calcext:value-type="float">
            <text:p>0.004018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083" calcext:value-type="float">
            <text:p>0.00400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63271" calcext:value-type="float">
            <text:p>0.008632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9715" calcext:value-type="float">
            <text:p>0.008297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32432" calcext:value-type="float">
            <text:p>0.007324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6987" calcext:value-type="float">
            <text:p>0.004169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392" calcext:value-type="float">
            <text:p>0.0173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60001" calcext:value-type="float">
            <text:p>0.01600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77246" calcext:value-type="float">
            <text:p>0.009772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9684" calcext:value-type="float">
            <text:p>0.003996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81047" calcext:value-type="float">
            <text:p>0.008810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9295" calcext:value-type="float">
            <text:p>0.006192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9165" calcext:value-type="float">
            <text:p>0.003991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52915" calcext:value-type="float">
            <text:p>0.01529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2026" calcext:value-type="float">
            <text:p>0.01620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8291" calcext:value-type="float">
            <text:p>0.007482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7105" calcext:value-type="float">
            <text:p>0.01071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9048" calcext:value-type="float">
            <text:p>0.004090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9212" calcext:value-type="float">
            <text:p>0.007492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66475" calcext:value-type="float">
            <text:p>0.01664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1403" calcext:value-type="float">
            <text:p>0.01314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3789" calcext:value-type="float">
            <text:p>0.004037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3394" calcext:value-type="float">
            <text:p>0.01433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5621" calcext:value-type="float">
            <text:p>0.005056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4642" calcext:value-type="float">
            <text:p>0.004046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56392" calcext:value-type="float">
            <text:p>0.009563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9726" calcext:value-type="float">
            <text:p>0.005297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4123" calcext:value-type="float">
            <text:p>0.006641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3815" calcext:value-type="float">
            <text:p>0.01038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47" calcext:value-type="float">
            <text:p>0.0065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8527" calcext:value-type="float">
            <text:p>0.01085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74681" calcext:value-type="float">
            <text:p>0.009746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1071" calcext:value-type="float">
            <text:p>0.01210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071" calcext:value-type="float">
            <text:p>0.00810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8326" calcext:value-type="float">
            <text:p>0.01283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4575" calcext:value-type="float">
            <text:p>0.004045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5072" calcext:value-type="float">
            <text:p>0.008150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84029" calcext:value-type="float">
            <text:p>0.009840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7688" calcext:value-type="float">
            <text:p>0.005776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9144" calcext:value-type="float">
            <text:p>0.01391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1338" calcext:value-type="float">
            <text:p>0.01213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25495" calcext:value-type="float">
            <text:p>0.009254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3926" calcext:value-type="float">
            <text:p>0.01239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4706" calcext:value-type="float">
            <text:p>0.01247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7399" calcext:value-type="float">
            <text:p>0.004173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0772" calcext:value-type="float">
            <text:p>0.01307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0208" calcext:value-type="float">
            <text:p>0.01002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5418" calcext:value-type="float">
            <text:p>0.003954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4776" calcext:value-type="float">
            <text:p>0.00847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08203" calcext:value-type="float">
            <text:p>0.005082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7545" calcext:value-type="float">
            <text:p>0.007775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277" calcext:value-type="float">
            <text:p>0.00482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9693" calcext:value-type="float">
            <text:p>0.004196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8013" calcext:value-type="float">
            <text:p>0.005580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829" calcext:value-type="float">
            <text:p>0.00498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41222" calcext:value-type="float">
            <text:p>0.005412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555" calcext:value-type="float">
            <text:p>0.0135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1931" calcext:value-type="float">
            <text:p>0.007619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53003" calcext:value-type="float">
            <text:p>0.005530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53115" calcext:value-type="float">
            <text:p>0.009531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57386" calcext:value-type="float">
            <text:p>0.009573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63061" calcext:value-type="float">
            <text:p>0.007630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976" calcext:value-type="float">
            <text:p>0.00499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9656" calcext:value-type="float">
            <text:p>0.004996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31304" calcext:value-type="float">
            <text:p>0.007313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7746" calcext:value-type="float">
            <text:p>0.005777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6829" calcext:value-type="float">
            <text:p>0.004868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0592" calcext:value-type="float">
            <text:p>0.004705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4187" calcext:value-type="float">
            <text:p>0.003741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3039" calcext:value-type="float">
            <text:p>0.01130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6362" calcext:value-type="float">
            <text:p>0.004863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8122" calcext:value-type="float">
            <text:p>0.003581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0348" calcext:value-type="float">
            <text:p>0.004903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03918" calcext:value-type="float">
            <text:p>0.006039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0182" calcext:value-type="float">
            <text:p>0.005101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8619" calcext:value-type="float">
            <text:p>0.00886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1585" calcext:value-type="float">
            <text:p>0.01115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8605" calcext:value-type="float">
            <text:p>0.003386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8593" calcext:value-type="float">
            <text:p>0.004985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69119" calcext:value-type="float">
            <text:p>0.004691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6733" calcext:value-type="float">
            <text:p>0.00706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1" calcext:value-type="float">
            <text:p>0.004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60627" calcext:value-type="float">
            <text:p>0.004606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3545" calcext:value-type="float">
            <text:p>0.006235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6304" calcext:value-type="float">
            <text:p>0.005263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3186" calcext:value-type="float">
            <text:p>0.005331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9371" calcext:value-type="float">
            <text:p>0.003293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8355" calcext:value-type="float">
            <text:p>0.01783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95427" calcext:value-type="float">
            <text:p>0.005954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2499" calcext:value-type="float">
            <text:p>0.003124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65499" calcext:value-type="float">
            <text:p>0.009654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67353" calcext:value-type="float">
            <text:p>0.004673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1705" calcext:value-type="float">
            <text:p>0.006617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8662" calcext:value-type="float">
            <text:p>0.004886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14011" calcext:value-type="float">
            <text:p>0.007140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62059" calcext:value-type="float">
            <text:p>0.009620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8049" calcext:value-type="float">
            <text:p>0.004380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616" calcext:value-type="float">
            <text:p>0.00486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5904" calcext:value-type="float">
            <text:p>0.008359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4462" calcext:value-type="float">
            <text:p>0.005444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40082" calcext:value-type="float">
            <text:p>0.005400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7175" calcext:value-type="float">
            <text:p>0.004371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5744" calcext:value-type="float">
            <text:p>0.005757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5471" calcext:value-type="float">
            <text:p>0.01054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4245" calcext:value-type="float">
            <text:p>0.004142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52913" calcext:value-type="float">
            <text:p>0.008529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2167" calcext:value-type="float">
            <text:p>0.01021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7466" calcext:value-type="float">
            <text:p>0.005174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7004" calcext:value-type="float">
            <text:p>0.004970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6044" calcext:value-type="float">
            <text:p>0.004860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7897" calcext:value-type="float">
            <text:p>0.008178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95641" calcext:value-type="float">
            <text:p>0.009956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54477" calcext:value-type="float">
            <text:p>0.009544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62427" calcext:value-type="float">
            <text:p>0.009624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28175" calcext:value-type="float">
            <text:p>0.009281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91032" calcext:value-type="float">
            <text:p>0.007910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5335" calcext:value-type="float">
            <text:p>0.005053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5344" calcext:value-type="float">
            <text:p>0.004853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0277" calcext:value-type="float">
            <text:p>0.0070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5808" calcext:value-type="float">
            <text:p>0.004858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1269" calcext:value-type="float">
            <text:p>0.006912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7837" calcext:value-type="float">
            <text:p>0.004778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0881" calcext:value-type="float">
            <text:p>0.005808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8377" calcext:value-type="float">
            <text:p>0.004883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44313" calcext:value-type="float">
            <text:p>0.008443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8222" calcext:value-type="float">
            <text:p>0.006582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6258" calcext:value-type="float">
            <text:p>0.004862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00867" calcext:value-type="float">
            <text:p>0.005008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6818" calcext:value-type="float">
            <text:p>0.01268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45969" calcext:value-type="float">
            <text:p>0.009459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6156" calcext:value-type="float">
            <text:p>0.01161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6622" calcext:value-type="float">
            <text:p>0.004966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0636" calcext:value-type="float">
            <text:p>0.006206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92271" calcext:value-type="float">
            <text:p>0.007922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4586" calcext:value-type="float">
            <text:p>0.004945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60259" calcext:value-type="float">
            <text:p>0.005602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05858" calcext:value-type="float">
            <text:p>0.009058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8026" calcext:value-type="float">
            <text:p>0.007780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84447" calcext:value-type="float">
            <text:p>0.007844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5087" calcext:value-type="float">
            <text:p>0.004850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7041" calcext:value-type="float">
            <text:p>0.01770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04759" calcext:value-type="float">
            <text:p>0.008047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2603" calcext:value-type="float">
            <text:p>0.004926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037" calcext:value-type="float">
            <text:p>0.0120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6586" calcext:value-type="float">
            <text:p>0.01165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78845" calcext:value-type="float">
            <text:p>0.005788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7941" calcext:value-type="float">
            <text:p>0.005379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3568" calcext:value-type="float">
            <text:p>0.004835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4285" calcext:value-type="float">
            <text:p>0.01142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3557" calcext:value-type="float">
            <text:p>0.005135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031" calcext:value-type="float">
            <text:p>0.00520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9022" calcext:value-type="float">
            <text:p>0.004890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0802" calcext:value-type="float">
            <text:p>0.005508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1536" calcext:value-type="float">
            <text:p>0.01015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9745" calcext:value-type="float">
            <text:p>0.004897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8887" calcext:value-type="float">
            <text:p>0.01588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41849" calcext:value-type="float">
            <text:p>0.006418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46372" calcext:value-type="float">
            <text:p>0.006463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9491" calcext:value-type="float">
            <text:p>0.004594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48538" calcext:value-type="float">
            <text:p>0.006485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7425" calcext:value-type="float">
            <text:p>0.0174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1631" calcext:value-type="float">
            <text:p>0.004116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8996" calcext:value-type="float">
            <text:p>0.01389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82463" calcext:value-type="float">
            <text:p>0.005824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8917" calcext:value-type="float">
            <text:p>0.01089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42397" calcext:value-type="float">
            <text:p>0.008423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12326" calcext:value-type="float">
            <text:p>0.007123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1186" calcext:value-type="float">
            <text:p>0.006911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3185" calcext:value-type="float">
            <text:p>0.01031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74182" calcext:value-type="float">
            <text:p>0.005741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5936" calcext:value-type="float">
            <text:p>0.004059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1642" calcext:value-type="float">
            <text:p>0.00916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26228" calcext:value-type="float">
            <text:p>0.02262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5915" calcext:value-type="float">
            <text:p>0.00859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2304" calcext:value-type="float">
            <text:p>0.01223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91579" calcext:value-type="float">
            <text:p>0.007915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3133" calcext:value-type="float">
            <text:p>0.004431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7887" calcext:value-type="float">
            <text:p>0.005178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14307" calcext:value-type="float">
            <text:p>0.009143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5664" calcext:value-type="float">
            <text:p>0.006056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9263" calcext:value-type="float">
            <text:p>0.01192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4635" calcext:value-type="float">
            <text:p>0.01246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2544" calcext:value-type="float">
            <text:p>0.004325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691" calcext:value-type="float">
            <text:p>0.0106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51659" calcext:value-type="float">
            <text:p>0.01516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2681" calcext:value-type="float">
            <text:p>0.004226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13828" calcext:value-type="float">
            <text:p>0.007138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53569" calcext:value-type="float">
            <text:p>0.01535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388" calcext:value-type="float">
            <text:p>0.00503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5107" calcext:value-type="float">
            <text:p>0.005251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02516" calcext:value-type="float">
            <text:p>0.007025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3056" calcext:value-type="float">
            <text:p>0.005130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6072" calcext:value-type="float">
            <text:p>0.01060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367" calcext:value-type="float">
            <text:p>0.0123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7461" calcext:value-type="float">
            <text:p>0.00974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9396" calcext:value-type="float">
            <text:p>0.005093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35516" calcext:value-type="float">
            <text:p>0.02355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70166" calcext:value-type="float">
            <text:p>0.009701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4273" calcext:value-type="float">
            <text:p>0.01042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52773" calcext:value-type="float">
            <text:p>0.01527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6918" calcext:value-type="float">
            <text:p>0.004869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2901" calcext:value-type="float">
            <text:p>0.004829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61617" calcext:value-type="float">
            <text:p>0.01616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3349" calcext:value-type="float">
            <text:p>0.005933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6765" calcext:value-type="float">
            <text:p>0.008167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68055" calcext:value-type="float">
            <text:p>0.02680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5915" calcext:value-type="float">
            <text:p>0.005259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17584" calcext:value-type="float">
            <text:p>0.009175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74246" calcext:value-type="float">
            <text:p>0.01742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9908" calcext:value-type="float">
            <text:p>0.004099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7257" calcext:value-type="float">
            <text:p>0.005472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20319" calcext:value-type="float">
            <text:p>0.02203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4091" calcext:value-type="float">
            <text:p>0.005140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1455" calcext:value-type="float">
            <text:p>0.004914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81751" calcext:value-type="float">
            <text:p>0.02817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5809" calcext:value-type="float">
            <text:p>0.004958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01341" calcext:value-type="float">
            <text:p>0.008013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0845" calcext:value-type="float">
            <text:p>0.0208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4697" calcext:value-type="float">
            <text:p>0.00846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6119" calcext:value-type="float">
            <text:p>0.004861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62323" calcext:value-type="float">
            <text:p>0.02623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5459" calcext:value-type="float">
            <text:p>0.006754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6075" calcext:value-type="float">
            <text:p>0.004860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53336" calcext:value-type="float">
            <text:p>0.01533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037" calcext:value-type="float">
            <text:p>0.00400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0996" calcext:value-type="float">
            <text:p>0.01509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79975" calcext:value-type="float">
            <text:p>0.01799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448" calcext:value-type="float">
            <text:p>0.00814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6749" calcext:value-type="float">
            <text:p>0.006867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70459" calcext:value-type="float">
            <text:p>0.01704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3848" calcext:value-type="float">
            <text:p>0.007738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6392" calcext:value-type="float">
            <text:p>0.003963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57799" calcext:value-type="float">
            <text:p>0.007577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5109" calcext:value-type="float">
            <text:p>0.004751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7627" calcext:value-type="float">
            <text:p>0.004276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14213" calcext:value-type="float">
            <text:p>0.02142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09464" calcext:value-type="float">
            <text:p>0.009094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1727" calcext:value-type="float">
            <text:p>0.006317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90557" calcext:value-type="float">
            <text:p>0.01905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34113" calcext:value-type="float">
            <text:p>0.02341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5789" calcext:value-type="float">
            <text:p>0.01257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75241" calcext:value-type="float">
            <text:p>0.02752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5157" calcext:value-type="float">
            <text:p>0.01451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7798" calcext:value-type="float">
            <text:p>0.004377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90056" calcext:value-type="float">
            <text:p>0.01900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9745" calcext:value-type="float">
            <text:p>0.004897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9719" calcext:value-type="float">
            <text:p>0.008297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02259" calcext:value-type="float">
            <text:p>0.02022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0495" calcext:value-type="float">
            <text:p>0.006904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6672" calcext:value-type="float">
            <text:p>0.004966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77976" calcext:value-type="float">
            <text:p>0.01779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41539" calcext:value-type="float">
            <text:p>0.009415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1223" calcext:value-type="float">
            <text:p>0.007212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29241" calcext:value-type="float">
            <text:p>0.006292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5067" calcext:value-type="float">
            <text:p>0.004950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6282" calcext:value-type="float">
            <text:p>0.006362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08125" calcext:value-type="float">
            <text:p>0.006081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3418" calcext:value-type="float">
            <text:p>0.005034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0878" calcext:value-type="float">
            <text:p>0.006708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35737" calcext:value-type="float">
            <text:p>0.004357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3345" calcext:value-type="float">
            <text:p>0.01033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9012" calcext:value-type="float">
            <text:p>0.004290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50619" calcext:value-type="float">
            <text:p>0.009506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9906" calcext:value-type="float">
            <text:p>0.005299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3685" calcext:value-type="float">
            <text:p>0.005236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9202" calcext:value-type="float">
            <text:p>0.01192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2896" calcext:value-type="float">
            <text:p>0.005528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12584" calcext:value-type="float">
            <text:p>0.009125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7386" calcext:value-type="float">
            <text:p>0.01173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9166" calcext:value-type="float">
            <text:p>0.005191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368" calcext:value-type="float">
            <text:p>0.0103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3803" calcext:value-type="float">
            <text:p>0.01438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9935" calcext:value-type="float">
            <text:p>0.01799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7263" calcext:value-type="float">
            <text:p>0.004172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16225" calcext:value-type="float">
            <text:p>0.006162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5302" calcext:value-type="float">
            <text:p>0.006153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4528" calcext:value-type="float">
            <text:p>0.004445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50399" calcext:value-type="float">
            <text:p>0.005503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356" calcext:value-type="float">
            <text:p>0.0143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2781" calcext:value-type="float">
            <text:p>0.01127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91125" calcext:value-type="float">
            <text:p>0.006911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9718" calcext:value-type="float">
            <text:p>0.01797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2251" calcext:value-type="float">
            <text:p>0.007322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9845" calcext:value-type="float">
            <text:p>0.01198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5734" calcext:value-type="float">
            <text:p>0.007257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7838" calcext:value-type="float">
            <text:p>0.004878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54064" calcext:value-type="float">
            <text:p>0.01540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5471" calcext:value-type="float">
            <text:p>0.01154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1151" calcext:value-type="float">
            <text:p>0.006311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3242" calcext:value-type="float">
            <text:p>0.01432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4097" calcext:value-type="float">
            <text:p>0.01640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1394" calcext:value-type="float">
            <text:p>0.004913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39055" calcext:value-type="float">
            <text:p>0.01390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9665" calcext:value-type="float">
            <text:p>0.008296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3135" calcext:value-type="float">
            <text:p>0.008731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94263" calcext:value-type="float">
            <text:p>0.01942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1843" calcext:value-type="float">
            <text:p>0.01818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7361" calcext:value-type="float">
            <text:p>0.004973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7973" calcext:value-type="float">
            <text:p>0.01479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7945" calcext:value-type="float">
            <text:p>0.0279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7892" calcext:value-type="float">
            <text:p>0.005478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10204" calcext:value-type="float">
            <text:p>0.005102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4004" calcext:value-type="float">
            <text:p>0.01440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27473" calcext:value-type="float">
            <text:p>0.009274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9742" calcext:value-type="float">
            <text:p>0.01297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874" calcext:value-type="float">
            <text:p>0.0148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2663" calcext:value-type="float">
            <text:p>0.005226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502" calcext:value-type="float">
            <text:p>0.0145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7934" calcext:value-type="float">
            <text:p>0.01879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0797" calcext:value-type="float">
            <text:p>0.004907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34917" calcext:value-type="float">
            <text:p>0.01349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1619" calcext:value-type="float">
            <text:p>0.01316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41535" calcext:value-type="float">
            <text:p>0.008415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3384" calcext:value-type="float">
            <text:p>0.01133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82454" calcext:value-type="float">
            <text:p>0.008824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8435" calcext:value-type="float">
            <text:p>0.004984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8144" calcext:value-type="float">
            <text:p>0.01181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8188" calcext:value-type="float">
            <text:p>0.01381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5782" calcext:value-type="float">
            <text:p>0.005557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99376" calcext:value-type="float">
            <text:p>0.009993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9564" calcext:value-type="float">
            <text:p>0.01595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9429" calcext:value-type="float">
            <text:p>0.007294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7836" calcext:value-type="float">
            <text:p>0.01178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09177" calcext:value-type="float">
            <text:p>0.02091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5449" calcext:value-type="float">
            <text:p>0.008254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3828" calcext:value-type="float">
            <text:p>0.01238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281" calcext:value-type="float">
            <text:p>0.00822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0606" calcext:value-type="float">
            <text:p>0.004906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71829" calcext:value-type="float">
            <text:p>0.02718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5053" calcext:value-type="float">
            <text:p>0.005350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4828" calcext:value-type="float">
            <text:p>0.005048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23036" calcext:value-type="float">
            <text:p>0.00723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5664" calcext:value-type="float">
            <text:p>0.01656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7549" calcext:value-type="float">
            <text:p>0.006875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98161" calcext:value-type="float">
            <text:p>0.007981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83823" calcext:value-type="float">
            <text:p>0.009838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68797" calcext:value-type="float">
            <text:p>0.009687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9308" calcext:value-type="float">
            <text:p>0.005393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9188" calcext:value-type="float">
            <text:p>0.004891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647" calcext:value-type="float">
            <text:p>0.00416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9563" calcext:value-type="float">
            <text:p>0.004795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4851" calcext:value-type="float">
            <text:p>0.005548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2058" calcext:value-type="float">
            <text:p>0.004920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0724" calcext:value-type="float">
            <text:p>0.004807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0085" calcext:value-type="float">
            <text:p>0.006100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1426" calcext:value-type="float">
            <text:p>0.008214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41607" calcext:value-type="float">
            <text:p>0.005416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8819" calcext:value-type="float">
            <text:p>0.005788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45652" calcext:value-type="float">
            <text:p>0.008456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64619" calcext:value-type="float">
            <text:p>0.006646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1389" calcext:value-type="float">
            <text:p>0.005413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325" calcext:value-type="float">
            <text:p>0.00413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0024" calcext:value-type="float">
            <text:p>0.01200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984" calcext:value-type="float">
            <text:p>0.00539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05549" calcext:value-type="float">
            <text:p>0.008055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1838" calcext:value-type="float">
            <text:p>0.004918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592" calcext:value-type="float">
            <text:p>0.00445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2759" calcext:value-type="float">
            <text:p>0.004427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379" calcext:value-type="float">
            <text:p>0.00473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6549" calcext:value-type="float">
            <text:p>0.007765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4388" calcext:value-type="float">
            <text:p>0.004043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9614" calcext:value-type="float">
            <text:p>0.004596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1274" calcext:value-type="float">
            <text:p>0.008712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4855" calcext:value-type="float">
            <text:p>0.005948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76548" calcext:value-type="float">
            <text:p>0.01765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5755" calcext:value-type="float">
            <text:p>0.01257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6665" calcext:value-type="float">
            <text:p>0.008266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68636" calcext:value-type="float">
            <text:p>0.006686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9481" calcext:value-type="float">
            <text:p>0.006394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1494" calcext:value-type="float">
            <text:p>0.003914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8151" calcext:value-type="float">
            <text:p>0.004781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2357" calcext:value-type="float">
            <text:p>0.01423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8441" calcext:value-type="float">
            <text:p>0.003984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3336" calcext:value-type="float">
            <text:p>0.004833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9429" calcext:value-type="float">
            <text:p>0.007794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7358" calcext:value-type="float">
            <text:p>0.01173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17214" calcext:value-type="float">
            <text:p>0.008172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04825" calcext:value-type="float">
            <text:p>0.008048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7944" calcext:value-type="float">
            <text:p>0.007479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13429" calcext:value-type="float">
            <text:p>0.008134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94542" calcext:value-type="float">
            <text:p>0.008945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7768" calcext:value-type="float">
            <text:p>0.004377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7725" calcext:value-type="float">
            <text:p>0.004877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5349" calcext:value-type="float">
            <text:p>0.01153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98342" calcext:value-type="float">
            <text:p>0.008983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4855" calcext:value-type="float">
            <text:p>0.004848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6776" calcext:value-type="float">
            <text:p>0.006067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42084" calcext:value-type="float">
            <text:p>0.006420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27194" calcext:value-type="float">
            <text:p>0.008271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6919" calcext:value-type="float">
            <text:p>0.005069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0385" calcext:value-type="float">
            <text:p>0.007703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52357" calcext:value-type="float">
            <text:p>0.007523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7134" calcext:value-type="float">
            <text:p>0.006071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9802" calcext:value-type="float">
            <text:p>0.004998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208" calcext:value-type="float">
            <text:p>0.00482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89215" calcext:value-type="float">
            <text:p>0.007892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3141" calcext:value-type="float">
            <text:p>0.007431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6038" calcext:value-type="float">
            <text:p>0.004560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8057" calcext:value-type="float">
            <text:p>0.006980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8643" calcext:value-type="float">
            <text:p>0.004886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03442" calcext:value-type="float">
            <text:p>0.005034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689" calcext:value-type="float">
            <text:p>0.0086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4263" calcext:value-type="float">
            <text:p>0.008142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57009" calcext:value-type="float">
            <text:p>0.006570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92787" calcext:value-type="float">
            <text:p>0.007927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7805" calcext:value-type="float">
            <text:p>0.006978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3585" calcext:value-type="float">
            <text:p>0.004835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8757" calcext:value-type="float">
            <text:p>0.006287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4794" calcext:value-type="float">
            <text:p>0.006947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7418" calcext:value-type="float">
            <text:p>0.004774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45311" calcext:value-type="float">
            <text:p>0.008453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0313" calcext:value-type="float">
            <text:p>0.004903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1206" calcext:value-type="float">
            <text:p>0.004512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0112" calcext:value-type="float">
            <text:p>0.007601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5448" calcext:value-type="float">
            <text:p>0.004854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1602" calcext:value-type="float">
            <text:p>0.004716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7093" calcext:value-type="float">
            <text:p>0.003870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7357" calcext:value-type="float">
            <text:p>0.006373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59726" calcext:value-type="float">
            <text:p>0.006597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6993" calcext:value-type="float">
            <text:p>0.005769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03242" calcext:value-type="float">
            <text:p>0.008032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7976" calcext:value-type="float">
            <text:p>0.01279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1774" calcext:value-type="float">
            <text:p>0.00717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3618" calcext:value-type="float">
            <text:p>0.004936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7214" calcext:value-type="float">
            <text:p>0.004572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9825" calcext:value-type="float">
            <text:p>0.007298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0738" calcext:value-type="float">
            <text:p>0.004307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094" calcext:value-type="float">
            <text:p>0.00440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8012" calcext:value-type="float">
            <text:p>0.007480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9846" calcext:value-type="float">
            <text:p>0.005998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4702" calcext:value-type="float">
            <text:p>0.00847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1516" calcext:value-type="float">
            <text:p>0.006715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5302" calcext:value-type="float">
            <text:p>0.004553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36589" calcext:value-type="float">
            <text:p>0.007365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2789" calcext:value-type="float">
            <text:p>0.005127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2085" calcext:value-type="float">
            <text:p>0.004920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6565" calcext:value-type="float">
            <text:p>0.004765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3702" calcext:value-type="float">
            <text:p>0.007037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03032" calcext:value-type="float">
            <text:p>0.009030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7471" calcext:value-type="float">
            <text:p>0.004974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30089" calcext:value-type="float">
            <text:p>0.009300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5832" calcext:value-type="float">
            <text:p>0.004958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39198" calcext:value-type="float">
            <text:p>0.007391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24788" calcext:value-type="float">
            <text:p>0.009247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99086" calcext:value-type="float">
            <text:p>0.007990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1796" calcext:value-type="float">
            <text:p>0.01117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5076" calcext:value-type="float">
            <text:p>0.004950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81" calcext:value-type="float">
            <text:p>0.0048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7437" calcext:value-type="float">
            <text:p>0.004874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2708" calcext:value-type="float">
            <text:p>0.006327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5611" calcext:value-type="float">
            <text:p>0.007656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21592" calcext:value-type="float">
            <text:p>0.005215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08" calcext:value-type="float">
            <text:p>0.0083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5748" calcext:value-type="float">
            <text:p>0.006657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01611" calcext:value-type="float">
            <text:p>0.006016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7057" calcext:value-type="float">
            <text:p>0.01570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92149" calcext:value-type="float">
            <text:p>0.007921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9036" calcext:value-type="float">
            <text:p>0.0109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8076" calcext:value-type="float">
            <text:p>0.003980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55239" calcext:value-type="float">
            <text:p>0.008552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6162" calcext:value-type="float">
            <text:p>0.01261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8192" calcext:value-type="float">
            <text:p>0.004781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8079" calcext:value-type="float">
            <text:p>0.01080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53774" calcext:value-type="float">
            <text:p>0.01537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8783" calcext:value-type="float">
            <text:p>0.004187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157" calcext:value-type="float">
            <text:p>0.00421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41484" calcext:value-type="float">
            <text:p>0.007414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9411" calcext:value-type="float">
            <text:p>0.00994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5284" calcext:value-type="float">
            <text:p>0.004352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03095" calcext:value-type="float">
            <text:p>0.005030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4361" calcext:value-type="float">
            <text:p>0.01143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64439" calcext:value-type="float">
            <text:p>0.008644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40093" calcext:value-type="float">
            <text:p>0.009400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2148" calcext:value-type="float">
            <text:p>0.005121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6763" calcext:value-type="float">
            <text:p>0.004967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9248" calcext:value-type="float">
            <text:p>0.01092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9361" calcext:value-type="float">
            <text:p>0.004193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7022" calcext:value-type="float">
            <text:p>0.004670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3646" calcext:value-type="float">
            <text:p>0.01236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7713" calcext:value-type="float">
            <text:p>0.005877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3636" calcext:value-type="float">
            <text:p>0.006936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2636" calcext:value-type="float">
            <text:p>0.004526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41089" calcext:value-type="float">
            <text:p>0.008410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2629" calcext:value-type="float">
            <text:p>0.005326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24003" calcext:value-type="float">
            <text:p>0.005240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5997" calcext:value-type="float">
            <text:p>0.01159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9669" calcext:value-type="float">
            <text:p>0.006596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1924" calcext:value-type="float">
            <text:p>0.01019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2466" calcext:value-type="float">
            <text:p>0.004124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6442" calcext:value-type="float">
            <text:p>0.004664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9738" calcext:value-type="float">
            <text:p>0.01097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6711" calcext:value-type="float">
            <text:p>0.005067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8157" calcext:value-type="float">
            <text:p>0.01081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6404" calcext:value-type="float">
            <text:p>0.01464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3272" calcext:value-type="float">
            <text:p>0.01332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7967" calcext:value-type="float">
            <text:p>0.004879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77383" calcext:value-type="float">
            <text:p>0.008773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797" calcext:value-type="float">
            <text:p>0.00687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47062" calcext:value-type="float">
            <text:p>0.009470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36199" calcext:value-type="float">
            <text:p>0.01361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1939" calcext:value-type="float">
            <text:p>0.005019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2276" calcext:value-type="float">
            <text:p>0.01322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22932" calcext:value-type="float">
            <text:p>0.005229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57273" calcext:value-type="float">
            <text:p>0.007572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5468" calcext:value-type="float">
            <text:p>0.007254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83461" calcext:value-type="float">
            <text:p>0.008834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5576" calcext:value-type="float">
            <text:p>0.004955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8132" calcext:value-type="float">
            <text:p>0.004881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2195" calcext:value-type="float">
            <text:p>0.004921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0739" calcext:value-type="float">
            <text:p>0.005007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8526" calcext:value-type="float">
            <text:p>0.005285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4294" calcext:value-type="float">
            <text:p>0.005342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35" calcext:value-type="float">
            <text:p>0.0050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1222" calcext:value-type="float">
            <text:p>0.005212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25901" calcext:value-type="float">
            <text:p>0.009259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7915" calcext:value-type="float">
            <text:p>0.006979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1497" calcext:value-type="float">
            <text:p>0.01114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94966" calcext:value-type="float">
            <text:p>0.007949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7667" calcext:value-type="float">
            <text:p>0.004876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828" calcext:value-type="float">
            <text:p>0.00478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4526" calcext:value-type="float">
            <text:p>0.003745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9308" calcext:value-type="float">
            <text:p>0.004793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87296" calcext:value-type="float">
            <text:p>0.008872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67531" calcext:value-type="float">
            <text:p>0.007675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2705" calcext:value-type="float">
            <text:p>0.007627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5468" calcext:value-type="float">
            <text:p>0.01254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8322" calcext:value-type="float">
            <text:p>0.003783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3989" calcext:value-type="float">
            <text:p>0.008339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37452" calcext:value-type="float">
            <text:p>0.009374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29934" calcext:value-type="float">
            <text:p>0.007299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2167" calcext:value-type="float">
            <text:p>0.004721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489" calcext:value-type="float">
            <text:p>0.0174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0942" calcext:value-type="float">
            <text:p>0.004409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8112" calcext:value-type="float">
            <text:p>0.008381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4784" calcext:value-type="float">
            <text:p>0.004647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44168" calcext:value-type="float">
            <text:p>0.007441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3798" calcext:value-type="float">
            <text:p>0.005837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2612" calcext:value-type="float">
            <text:p>0.004626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369" calcext:value-type="float">
            <text:p>0.0043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80855" calcext:value-type="float">
            <text:p>0.008808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0764" calcext:value-type="float">
            <text:p>0.0039076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14435" calcext:value-type="float">
            <text:p>0.005144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9937" calcext:value-type="float">
            <text:p>0.004599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9578" calcext:value-type="float">
            <text:p>0.004595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37036" calcext:value-type="float">
            <text:p>0.00837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9063" calcext:value-type="float">
            <text:p>0.004290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8327" calcext:value-type="float">
            <text:p>0.006783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1354" calcext:value-type="float">
            <text:p>0.004213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5981" calcext:value-type="float">
            <text:p>0.004359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1367" calcext:value-type="float">
            <text:p>0.003413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0414" calcext:value-type="float">
            <text:p>0.004204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8986" calcext:value-type="float">
            <text:p>0.006589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2579" calcext:value-type="float">
            <text:p>0.006525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6537" calcext:value-type="float">
            <text:p>0.004065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6495" calcext:value-type="float">
            <text:p>0.004264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8853" calcext:value-type="float">
            <text:p>0.005388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9873" calcext:value-type="float">
            <text:p>0.00798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9642" calcext:value-type="float">
            <text:p>0.006296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18035" calcext:value-type="float">
            <text:p>0.007180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91864" calcext:value-type="float">
            <text:p>0.005918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9861" calcext:value-type="float">
            <text:p>0.004198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7151" calcext:value-type="float">
            <text:p>0.004171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5335" calcext:value-type="float">
            <text:p>0.003953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2233" calcext:value-type="float">
            <text:p>0.003822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54371" calcext:value-type="float">
            <text:p>0.007543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63364" calcext:value-type="float">
            <text:p>0.006633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8231" calcext:value-type="float">
            <text:p>0.006882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22" calcext:value-type="float">
            <text:p>0.0057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38993" calcext:value-type="float">
            <text:p>0.008389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8938" calcext:value-type="float">
            <text:p>0.004389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1511" calcext:value-type="float">
            <text:p>0.008215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9957" calcext:value-type="float">
            <text:p>0.0199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0631" calcext:value-type="float">
            <text:p>0.004106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6255" calcext:value-type="float">
            <text:p>0.004162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1606" calcext:value-type="float">
            <text:p>0.003916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1482" calcext:value-type="float">
            <text:p>0.004814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6701" calcext:value-type="float">
            <text:p>0.005967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6717" calcext:value-type="float">
            <text:p>0.003467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569" calcext:value-type="float">
            <text:p>0.00835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2169" calcext:value-type="float">
            <text:p>0.004121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9096" calcext:value-type="float">
            <text:p>0.00590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9881" calcext:value-type="float">
            <text:p>0.004198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3657" calcext:value-type="float">
            <text:p>0.006836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41475" calcext:value-type="float">
            <text:p>0.008414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5645" calcext:value-type="float">
            <text:p>0.003556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874" calcext:value-type="float">
            <text:p>0.00348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1938" calcext:value-type="float">
            <text:p>0.003319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9058" calcext:value-type="float">
            <text:p>0.003790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7692" calcext:value-type="float">
            <text:p>0.007076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2162" calcext:value-type="float">
            <text:p>0.003621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7996" calcext:value-type="float">
            <text:p>0.004579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6371" calcext:value-type="float">
            <text:p>0.004063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1125" calcext:value-type="float">
            <text:p>0.003911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3998" calcext:value-type="float">
            <text:p>0.01039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682" calcext:value-type="float">
            <text:p>0.0146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5214" calcext:value-type="float">
            <text:p>0.003452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1493" calcext:value-type="float">
            <text:p>0.003514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9428" calcext:value-type="float">
            <text:p>0.006894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27995" calcext:value-type="float">
            <text:p>0.009279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4187" calcext:value-type="float">
            <text:p>0.008341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8426" calcext:value-type="float">
            <text:p>0.01284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80621" calcext:value-type="float">
            <text:p>0.007806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8462" calcext:value-type="float">
            <text:p>0.004184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9868" calcext:value-type="float">
            <text:p>0.003398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0081" calcext:value-type="float">
            <text:p>0.004000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0741" calcext:value-type="float">
            <text:p>0.003807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8831" calcext:value-type="float">
            <text:p>0.003488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6043" calcext:value-type="float">
            <text:p>0.003660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67241" calcext:value-type="float">
            <text:p>0.008672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0504" calcext:value-type="float">
            <text:p>0.005905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6121" calcext:value-type="float">
            <text:p>0.00561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6619" calcext:value-type="float">
            <text:p>0.007666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7731" calcext:value-type="float">
            <text:p>0.005977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23596" calcext:value-type="float">
            <text:p>0.006235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0587" calcext:value-type="float">
            <text:p>0.004005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68915" calcext:value-type="float">
            <text:p>0.005689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9636" calcext:value-type="float">
            <text:p>0.003996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8496" calcext:value-type="float">
            <text:p>0.003684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9571" calcext:value-type="float">
            <text:p>0.006695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3203" calcext:value-type="float">
            <text:p>0.003932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21957" calcext:value-type="float">
            <text:p>0.02219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0821" calcext:value-type="float">
            <text:p>0.008708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49471" calcext:value-type="float">
            <text:p>0.006494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0998" calcext:value-type="float">
            <text:p>0.01409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769" calcext:value-type="float">
            <text:p>0.0107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24232" calcext:value-type="float">
            <text:p>0.005242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6179" calcext:value-type="float">
            <text:p>0.004261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6554" calcext:value-type="float">
            <text:p>0.005365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2937" calcext:value-type="float">
            <text:p>0.01429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1094" calcext:value-type="float">
            <text:p>0.01210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8617" calcext:value-type="float">
            <text:p>0.004586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0964" calcext:value-type="float">
            <text:p>0.01109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498" calcext:value-type="float">
            <text:p>0.00424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19056" calcext:value-type="float">
            <text:p>0.02190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4847" calcext:value-type="float">
            <text:p>0.004448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9976" calcext:value-type="float">
            <text:p>0.004099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90141" calcext:value-type="float">
            <text:p>0.01901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2533" calcext:value-type="float">
            <text:p>0.01225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94956" calcext:value-type="float">
            <text:p>0.007949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10287" calcext:value-type="float">
            <text:p>0.02102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6088" calcext:value-type="float">
            <text:p>0.005360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05894" calcext:value-type="float">
            <text:p>0.009058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30745" calcext:value-type="float">
            <text:p>0.02307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4191" calcext:value-type="float">
            <text:p>0.006541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0572" calcext:value-type="float">
            <text:p>0.004405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24242" calcext:value-type="float">
            <text:p>0.02242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4317" calcext:value-type="float">
            <text:p>0.004343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5909" calcext:value-type="float">
            <text:p>0.004059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3755" calcext:value-type="float">
            <text:p>0.0137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6524" calcext:value-type="float">
            <text:p>0.004965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9685" calcext:value-type="float">
            <text:p>0.006596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00161" calcext:value-type="float">
            <text:p>0.02001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1261" calcext:value-type="float">
            <text:p>0.006812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9024" calcext:value-type="float">
            <text:p>0.004390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33021" calcext:value-type="float">
            <text:p>0.02330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0069" calcext:value-type="float">
            <text:p>0.004500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2478" calcext:value-type="float">
            <text:p>0.004524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38184" calcext:value-type="float">
            <text:p>0.02381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1783" calcext:value-type="float">
            <text:p>0.005217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5901" calcext:value-type="float">
            <text:p>0.006759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25107" calcext:value-type="float">
            <text:p>0.02251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64" calcext:value-type="float">
            <text:p>0.0083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3013" calcext:value-type="float">
            <text:p>0.004930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08311" calcext:value-type="float">
            <text:p>0.02083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8516" calcext:value-type="float">
            <text:p>0.005785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1589" calcext:value-type="float">
            <text:p>0.006515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19406" calcext:value-type="float">
            <text:p>0.02194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0568" calcext:value-type="float">
            <text:p>0.01305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4312" calcext:value-type="float">
            <text:p>0.004843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06989" calcext:value-type="float">
            <text:p>0.02069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0538" calcext:value-type="float">
            <text:p>0.004605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52534" calcext:value-type="float">
            <text:p>0.008525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40652" calcext:value-type="float">
            <text:p>0.02406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6697" calcext:value-type="float">
            <text:p>0.01466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9264" calcext:value-type="float">
            <text:p>0.0046926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13354" calcext:value-type="float">
            <text:p>0.02133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9035" calcext:value-type="float">
            <text:p>0.01190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64479" calcext:value-type="float">
            <text:p>0.009644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2229" calcext:value-type="float">
            <text:p>0.00722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4546" calcext:value-type="float">
            <text:p>0.005845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3857" calcext:value-type="float">
            <text:p>0.01438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48538" calcext:value-type="float">
            <text:p>0.009485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1102" calcext:value-type="float">
            <text:p>0.004011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98643" calcext:value-type="float">
            <text:p>0.007986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89276" calcext:value-type="float">
            <text:p>0.0189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5699" calcext:value-type="float">
            <text:p>0.006856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4488" calcext:value-type="float">
            <text:p>0.003944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37399" calcext:value-type="float">
            <text:p>0.02373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1478" calcext:value-type="float">
            <text:p>0.01014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8951" calcext:value-type="float">
            <text:p>0.004189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1475" calcext:value-type="float">
            <text:p>0.00814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378" calcext:value-type="float">
            <text:p>0.002803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4216" calcext:value-type="float">
            <text:p>0.01242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96914" calcext:value-type="float">
            <text:p>0.01969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2707" calcext:value-type="float">
            <text:p>0.004827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4885" calcext:value-type="float">
            <text:p>0.007648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85014" calcext:value-type="float">
            <text:p>0.01850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7005" calcext:value-type="float">
            <text:p>0.01170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7931" calcext:value-type="float">
            <text:p>0.003979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30253" calcext:value-type="float">
            <text:p>0.01302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0469" calcext:value-type="float">
            <text:p>0.01004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4693" calcext:value-type="float">
            <text:p>0.003946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7557" calcext:value-type="float">
            <text:p>0.01075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99218" calcext:value-type="float">
            <text:p>0.007992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3398" calcext:value-type="float">
            <text:p>0.01033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73117" calcext:value-type="float">
            <text:p>0.01731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4847" calcext:value-type="float">
            <text:p>0.003548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4383" calcext:value-type="float">
            <text:p>0.007043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4971" calcext:value-type="float">
            <text:p>0.01449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1768" calcext:value-type="float">
            <text:p>0.003517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7494" calcext:value-type="float">
            <text:p>0.003974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81512" calcext:value-type="float">
            <text:p>0.01815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8029" calcext:value-type="float">
            <text:p>0.003880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8622" calcext:value-type="float">
            <text:p>0.003886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57075" calcext:value-type="float">
            <text:p>0.007570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6892" calcext:value-type="float">
            <text:p>0.007468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0383" calcext:value-type="float">
            <text:p>0.005203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01848" calcext:value-type="float">
            <text:p>0.02018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3167" calcext:value-type="float">
            <text:p>0.01231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6902" calcext:value-type="float">
            <text:p>0.007269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50348" calcext:value-type="float">
            <text:p>0.005503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065" calcext:value-type="float">
            <text:p>0.00440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8096" calcext:value-type="float">
            <text:p>0.01080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8706" calcext:value-type="float">
            <text:p>0.003987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2967" calcext:value-type="float">
            <text:p>0.007029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5408" calcext:value-type="float">
            <text:p>0.004354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0233" calcext:value-type="float">
            <text:p>0.003902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5616" calcext:value-type="float">
            <text:p>0.007256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6139" calcext:value-type="float">
            <text:p>0.005861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5015" calcext:value-type="float">
            <text:p>0.003950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3397" calcext:value-type="float">
            <text:p>0.006033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1384" calcext:value-type="float">
            <text:p>0.003813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6401" calcext:value-type="float">
            <text:p>0.003964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7571" calcext:value-type="float">
            <text:p>0.003475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1544" calcext:value-type="float">
            <text:p>0.01015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1453" calcext:value-type="float">
            <text:p>0.01014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9088" calcext:value-type="float">
            <text:p>0.008390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393" calcext:value-type="float">
            <text:p>0.0183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74898" calcext:value-type="float">
            <text:p>0.007748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6049" calcext:value-type="float">
            <text:p>0.003260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80045" calcext:value-type="float">
            <text:p>0.008800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9192" calcext:value-type="float">
            <text:p>0.003791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6657" calcext:value-type="float">
            <text:p>0.007766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32343" calcext:value-type="float">
            <text:p>0.0323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3987" calcext:value-type="float">
            <text:p>0.003839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1779" calcext:value-type="float">
            <text:p>0.003317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40921" calcext:value-type="float">
            <text:p>0.02409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71599" calcext:value-type="float">
            <text:p>0.006715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54428" calcext:value-type="float">
            <text:p>0.007544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919" calcext:value-type="float">
            <text:p>0.0119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00939" calcext:value-type="float">
            <text:p>0.008009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2743" calcext:value-type="float">
            <text:p>0.003127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4468" calcext:value-type="float">
            <text:p>0.01044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8626" calcext:value-type="float">
            <text:p>0.003486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7023" calcext:value-type="float">
            <text:p>0.005470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6322" calcext:value-type="float">
            <text:p>0.0263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5087" calcext:value-type="float">
            <text:p>0.003550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3381" calcext:value-type="float">
            <text:p>0.005733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5181" calcext:value-type="float">
            <text:p>0.01951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0788" calcext:value-type="float">
            <text:p>0.01007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11723" calcext:value-type="float">
            <text:p>0.007117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1909" calcext:value-type="float">
            <text:p>0.01619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1065" calcext:value-type="float">
            <text:p>0.01410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2447" calcext:value-type="float">
            <text:p>0.003624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3158" calcext:value-type="float">
            <text:p>0.01731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9352" calcext:value-type="float">
            <text:p>0.003493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2139" calcext:value-type="float">
            <text:p>0.003821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2778" calcext:value-type="float">
            <text:p>0.01227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7819" calcext:value-type="float">
            <text:p>0.003678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4334" calcext:value-type="float">
            <text:p>0.006543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0127" calcext:value-type="float">
            <text:p>0.01101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4592" calcext:value-type="float">
            <text:p>0.00645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6195" calcext:value-type="float">
            <text:p>0.008361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7972" calcext:value-type="float">
            <text:p>0.01179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7757" calcext:value-type="float">
            <text:p>0.005377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647" calcext:value-type="float">
            <text:p>0.00336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61197" calcext:value-type="float">
            <text:p>0.02611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96902" calcext:value-type="float">
            <text:p>0.008969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5939" calcext:value-type="float">
            <text:p>0.003759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28954" calcext:value-type="float">
            <text:p>0.02289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8048" calcext:value-type="float">
            <text:p>0.002880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3632" calcext:value-type="float">
            <text:p>0.003336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58941" calcext:value-type="float">
            <text:p>0.02589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3668" calcext:value-type="float">
            <text:p>0.002536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4741" calcext:value-type="float">
            <text:p>0.004247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6602" calcext:value-type="float">
            <text:p>0.004366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02016" calcext:value-type="float">
            <text:p>0.009020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2372" calcext:value-type="float">
            <text:p>0.003323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9985" calcext:value-type="float">
            <text:p>0.01099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07894" calcext:value-type="float">
            <text:p>0.008078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0142" calcext:value-type="float">
            <text:p>0.003701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52909" calcext:value-type="float">
            <text:p>0.009529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9541" calcext:value-type="float">
            <text:p>0.003195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1843" calcext:value-type="float">
            <text:p>0.002418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90983" calcext:value-type="float">
            <text:p>0.008909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8891" calcext:value-type="float">
            <text:p>0.002288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2897" calcext:value-type="float">
            <text:p>0.005728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368" calcext:value-type="float">
            <text:p>0.00583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51338" calcext:value-type="float">
            <text:p>0.007513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7172" calcext:value-type="float">
            <text:p>0.007671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47925" calcext:value-type="float">
            <text:p>0.009479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75635" calcext:value-type="float">
            <text:p>0.008756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5989" calcext:value-type="float">
            <text:p>0.005159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5392" calcext:value-type="float">
            <text:p>0.01353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30934" calcext:value-type="float">
            <text:p>0.007309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6062" calcext:value-type="float">
            <text:p>0.003060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2904" calcext:value-type="float">
            <text:p>0.01029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9835" calcext:value-type="float">
            <text:p>0.002998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5908" calcext:value-type="float">
            <text:p>0.006159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8926" calcext:value-type="float">
            <text:p>0.01189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6925" calcext:value-type="float">
            <text:p>0.005369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7449" calcext:value-type="float">
            <text:p>0.006074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0391" calcext:value-type="float">
            <text:p>0.007703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284" calcext:value-type="float">
            <text:p>0.0102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2637" calcext:value-type="float">
            <text:p>0.003026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3997" calcext:value-type="float">
            <text:p>0.01239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55474" calcext:value-type="float">
            <text:p>0.01554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4702" calcext:value-type="float">
            <text:p>0.002947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0329" calcext:value-type="float">
            <text:p>0.01303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505" calcext:value-type="float">
            <text:p>0.00295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4093" calcext:value-type="float">
            <text:p>0.005840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7602" calcext:value-type="float">
            <text:p>0.004476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34" calcext:value-type="float">
            <text:p>0.0030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5032" calcext:value-type="float">
            <text:p>0.003850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2374" calcext:value-type="float">
            <text:p>0.004123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6118" calcext:value-type="float">
            <text:p>0.003161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0596" calcext:value-type="float">
            <text:p>0.006905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64088" calcext:value-type="float">
            <text:p>0.005640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115" calcext:value-type="float">
            <text:p>0.00311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801" calcext:value-type="float">
            <text:p>0.00348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186" calcext:value-type="float">
            <text:p>0.0191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7316" calcext:value-type="float">
            <text:p>0.01273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25392" calcext:value-type="float">
            <text:p>0.009253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70514" calcext:value-type="float">
            <text:p>0.009705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8758" calcext:value-type="float">
            <text:p>0.01287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218" calcext:value-type="float">
            <text:p>0.002672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0762" calcext:value-type="float">
            <text:p>0.003607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4726" calcext:value-type="float">
            <text:p>0.002247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643" calcext:value-type="float">
            <text:p>0.002786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85834" calcext:value-type="float">
            <text:p>0.008858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12" calcext:value-type="float">
            <text:p>0.0022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40935" calcext:value-type="float">
            <text:p>0.008409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46756" calcext:value-type="float">
            <text:p>0.008467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2683" calcext:value-type="float">
            <text:p>0.003826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2323" calcext:value-type="float">
            <text:p>0.006023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5567" calcext:value-type="float">
            <text:p>0.01855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89137" calcext:value-type="float">
            <text:p>0.005891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3438" calcext:value-type="float">
            <text:p>0.002334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0802" calcext:value-type="float">
            <text:p>0.01708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7326" calcext:value-type="float">
            <text:p>0.003873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88161" calcext:value-type="float">
            <text:p>0.008881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6623" calcext:value-type="float">
            <text:p>0.01166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00604" calcext:value-type="float">
            <text:p>0.005006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05177" calcext:value-type="float">
            <text:p>0.009051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9366" calcext:value-type="float">
            <text:p>0.01693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2926" calcext:value-type="float">
            <text:p>0.002429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0424" calcext:value-type="float">
            <text:p>0.005504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87391" calcext:value-type="float">
            <text:p>0.008873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511" calcext:value-type="float">
            <text:p>0.00495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3212" calcext:value-type="float">
            <text:p>0.002032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0606" calcext:value-type="float">
            <text:p>0.01106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9996" calcext:value-type="float">
            <text:p>0.002299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4779" calcext:value-type="float">
            <text:p>0.005847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6198" calcext:value-type="float">
            <text:p>0.01961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41445" calcext:value-type="float">
            <text:p>0.006414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552" calcext:value-type="float">
            <text:p>0.001995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7625" calcext:value-type="float">
            <text:p>0.003576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3929" calcext:value-type="float">
            <text:p>0.002639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87503" calcext:value-type="float">
            <text:p>0.008875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8038" calcext:value-type="float">
            <text:p>0.003580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18291" calcext:value-type="float">
            <text:p>0.005182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847" calcext:value-type="float">
            <text:p>0.001868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9688" calcext:value-type="float">
            <text:p>0.007096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31867" calcext:value-type="float">
            <text:p>0.004318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2554" calcext:value-type="float">
            <text:p>0.002125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3753" calcext:value-type="float">
            <text:p>0.007237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5691" calcext:value-type="float">
            <text:p>0.002056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9441" calcext:value-type="float">
            <text:p>0.004794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366" calcext:value-type="float">
            <text:p>0.00333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939" calcext:value-type="float">
            <text:p>0.00249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5707" calcext:value-type="float">
            <text:p>0.004457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6556" calcext:value-type="float">
            <text:p>0.007365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7015" calcext:value-type="float">
            <text:p>0.002770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6248" calcext:value-type="float">
            <text:p>0.002762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8493" calcext:value-type="float">
            <text:p>0.005184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7518" calcext:value-type="float">
            <text:p>0.004575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4352" calcext:value-type="float">
            <text:p>0.003443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92483" calcext:value-type="float">
            <text:p>0.008924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57693" calcext:value-type="float">
            <text:p>0.006576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261" calcext:value-type="float">
            <text:p>0.002612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2224" calcext:value-type="float">
            <text:p>0.003322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0208" calcext:value-type="float">
            <text:p>0.003102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2229" calcext:value-type="float">
            <text:p>0.002622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9623" calcext:value-type="float">
            <text:p>0.008796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77359" calcext:value-type="float">
            <text:p>0.005773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8594" calcext:value-type="float">
            <text:p>0.006285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7442" calcext:value-type="float">
            <text:p>0.003574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3614" calcext:value-type="float">
            <text:p>0.003236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7607" calcext:value-type="float">
            <text:p>0.004776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2893" calcext:value-type="float">
            <text:p>0.008128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43753" calcext:value-type="float">
            <text:p>0.009437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4728" calcext:value-type="float">
            <text:p>0.002347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1447" calcext:value-type="float">
            <text:p>0.01014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3759" calcext:value-type="float">
            <text:p>0.003137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5989" calcext:value-type="float">
            <text:p>0.003059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7567" calcext:value-type="float">
            <text:p>0.002675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3384" calcext:value-type="float">
            <text:p>0.00733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2615" calcext:value-type="float">
            <text:p>0.004026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201" calcext:value-type="float">
            <text:p>0.00272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0121" calcext:value-type="float">
            <text:p>0.003201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1203" calcext:value-type="float">
            <text:p>0.003512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35" calcext:value-type="float">
            <text:p>0.00280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64126" calcext:value-type="float">
            <text:p>0.006641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568" calcext:value-type="float">
            <text:p>0.002795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7045" calcext:value-type="float">
            <text:p>0.002970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2401" calcext:value-type="float">
            <text:p>0.003224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57545" calcext:value-type="float">
            <text:p>0.008575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3045" calcext:value-type="float">
            <text:p>0.003930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10874" calcext:value-type="float">
            <text:p>0.006108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9888" calcext:value-type="float">
            <text:p>0.004598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3203" calcext:value-type="float">
            <text:p>0.0044320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4924" calcext:value-type="float">
            <text:p>0.003149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3869" calcext:value-type="float">
            <text:p>0.004838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5733" calcext:value-type="float">
            <text:p>0.01257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7445" calcext:value-type="float">
            <text:p>0.003274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8153" calcext:value-type="float">
            <text:p>0.003181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1341" calcext:value-type="float">
            <text:p>0.01713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91558" calcext:value-type="float">
            <text:p>0.006915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3545" calcext:value-type="float">
            <text:p>0.007435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5528" calcext:value-type="float">
            <text:p>0.005955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26228" calcext:value-type="float">
            <text:p>0.006262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9153" calcext:value-type="float">
            <text:p>0.003391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7483" calcext:value-type="float">
            <text:p>0.01074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0057" calcext:value-type="float">
            <text:p>0.003200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1728" calcext:value-type="float">
            <text:p>0.004117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4797" calcext:value-type="float">
            <text:p>0.01147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7053" calcext:value-type="float">
            <text:p>0.004470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1257" calcext:value-type="float">
            <text:p>0.003912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92996" calcext:value-type="float">
            <text:p>0.008929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2771" calcext:value-type="float">
            <text:p>0.003127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2772" calcext:value-type="float">
            <text:p>0.01027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0729" calcext:value-type="float">
            <text:p>0.01507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82702" calcext:value-type="float">
            <text:p>0.006827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5359" calcext:value-type="float">
            <text:p>0.003053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7363" calcext:value-type="float">
            <text:p>0.01173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9435" calcext:value-type="float">
            <text:p>0.003194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8498" calcext:value-type="float">
            <text:p>0.005084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4994" calcext:value-type="float">
            <text:p>0.01649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9202" calcext:value-type="float">
            <text:p>0.003392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3312" calcext:value-type="float">
            <text:p>0.01033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83" calcext:value-type="float">
            <text:p>0.015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4557" calcext:value-type="float">
            <text:p>0.004245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8349" calcext:value-type="float">
            <text:p>0.004483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03858" calcext:value-type="float">
            <text:p>0.008038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3936" calcext:value-type="float">
            <text:p>0.00839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5617" calcext:value-type="float">
            <text:p>0.003056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3852" calcext:value-type="float">
            <text:p>0.003138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4679" calcext:value-type="float">
            <text:p>0.003246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6386" calcext:value-type="float">
            <text:p>0.008363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4326" calcext:value-type="float">
            <text:p>0.004043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74729" calcext:value-type="float">
            <text:p>0.006747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0354" calcext:value-type="float">
            <text:p>0.003203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5836" calcext:value-type="float">
            <text:p>0.003258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5079" calcext:value-type="float">
            <text:p>0.003350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0385" calcext:value-type="float">
            <text:p>0.006103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6332" calcext:value-type="float">
            <text:p>0.003863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8666" calcext:value-type="float">
            <text:p>0.003286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66" calcext:value-type="float">
            <text:p>0.0042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2705" calcext:value-type="float">
            <text:p>0.003627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3403" calcext:value-type="float">
            <text:p>0.00634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2928" calcext:value-type="float">
            <text:p>0.006629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5513" calcext:value-type="float">
            <text:p>0.003455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1852" calcext:value-type="float">
            <text:p>0.004018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67676" calcext:value-type="float">
            <text:p>0.00967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704" calcext:value-type="float">
            <text:p>0.002667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9647" calcext:value-type="float">
            <text:p>0.002696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55042" calcext:value-type="float">
            <text:p>0.009550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17" calcext:value-type="float">
            <text:p>0.0067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9643" calcext:value-type="float">
            <text:p>0.003096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658" calcext:value-type="float">
            <text:p>0.0126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3332" calcext:value-type="float">
            <text:p>0.006333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63146" calcext:value-type="float">
            <text:p>0.005631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9102" calcext:value-type="float">
            <text:p>0.008191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6351" calcext:value-type="float">
            <text:p>0.002663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97711" calcext:value-type="float">
            <text:p>0.007977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2762" calcext:value-type="float">
            <text:p>0.003027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42" calcext:value-type="float">
            <text:p>0.00280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5749" calcext:value-type="float">
            <text:p>0.002757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5809" calcext:value-type="float">
            <text:p>0.005458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2558" calcext:value-type="float">
            <text:p>0.007325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5126" calcext:value-type="float">
            <text:p>0.002751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17764" calcext:value-type="float">
            <text:p>0.009177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1856" calcext:value-type="float">
            <text:p>0.003018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0608" calcext:value-type="float">
            <text:p>0.003406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1382" calcext:value-type="float">
            <text:p>0.003513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3739" calcext:value-type="float">
            <text:p>0.007337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03847" calcext:value-type="float">
            <text:p>0.009038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1097" calcext:value-type="float">
            <text:p>0.004010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05" calcext:value-type="float">
            <text:p>0.00280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1812" calcext:value-type="float">
            <text:p>0.003418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7731" calcext:value-type="float">
            <text:p>0.005377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1655" calcext:value-type="float">
            <text:p>0.003216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8897" calcext:value-type="float">
            <text:p>0.00988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2935" calcext:value-type="float">
            <text:p>0.003329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3434" calcext:value-type="float">
            <text:p>0.002834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7729" calcext:value-type="float">
            <text:p>0.003377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736" calcext:value-type="float">
            <text:p>0.00347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1846" calcext:value-type="float">
            <text:p>0.005718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2235" calcext:value-type="float">
            <text:p>0.00522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6311" calcext:value-type="float">
            <text:p>0.002363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36" calcext:value-type="float">
            <text:p>0.0035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41084" calcext:value-type="float">
            <text:p>0.008410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5416" calcext:value-type="float">
            <text:p>0.005854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56734" calcext:value-type="float">
            <text:p>0.007567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7268" calcext:value-type="float">
            <text:p>0.003372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0677" calcext:value-type="float">
            <text:p>0.007306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2353" calcext:value-type="float">
            <text:p>0.005523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3937" calcext:value-type="float">
            <text:p>0.003339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9071" calcext:value-type="float">
            <text:p>0.002490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5839" calcext:value-type="float">
            <text:p>0.004258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9102" calcext:value-type="float">
            <text:p>0.003491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0484" calcext:value-type="float">
            <text:p>0.003204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9076" calcext:value-type="float">
            <text:p>0.004290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4389" calcext:value-type="float">
            <text:p>0.003843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5691" calcext:value-type="float">
            <text:p>0.01056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2599" calcext:value-type="float">
            <text:p>0.01225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92332" calcext:value-type="float">
            <text:p>0.008923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8116" calcext:value-type="float">
            <text:p>0.002481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457" calcext:value-type="float">
            <text:p>0.002794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8611" calcext:value-type="float">
            <text:p>0.003586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89382" calcext:value-type="float">
            <text:p>0.007893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2043" calcext:value-type="float">
            <text:p>0.01420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19086" calcext:value-type="float">
            <text:p>0.009190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6449" calcext:value-type="float">
            <text:p>0.01564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3571" calcext:value-type="float">
            <text:p>0.01335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8355" calcext:value-type="float">
            <text:p>0.003583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7165" calcext:value-type="float">
            <text:p>0.004871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9335" calcext:value-type="float">
            <text:p>0.01093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0301" calcext:value-type="float">
            <text:p>0.00803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996" calcext:value-type="float">
            <text:p>0.00319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7352" calcext:value-type="float">
            <text:p>0.01673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6488" calcext:value-type="float">
            <text:p>0.003364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8957" calcext:value-type="float">
            <text:p>0.006289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6957" calcext:value-type="float">
            <text:p>0.008169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2135" calcext:value-type="float">
            <text:p>0.003621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65053" calcext:value-type="float">
            <text:p>0.005650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9174" calcext:value-type="float">
            <text:p>0.007691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3424" calcext:value-type="float">
            <text:p>0.003434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3741" calcext:value-type="float">
            <text:p>0.007337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7198" calcext:value-type="float">
            <text:p>0.005271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09904" calcext:value-type="float">
            <text:p>0.005099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1333" calcext:value-type="float">
            <text:p>0.003213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96722" calcext:value-type="float">
            <text:p>0.009967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1245" calcext:value-type="float">
            <text:p>0.003412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0327" calcext:value-type="float">
            <text:p>0.006803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0844" calcext:value-type="float">
            <text:p>0.005308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01676" calcext:value-type="float">
            <text:p>0.00801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6317" calcext:value-type="float">
            <text:p>0.004863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019" calcext:value-type="float">
            <text:p>0.00340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6984" calcext:value-type="float">
            <text:p>0.003369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5081" calcext:value-type="float">
            <text:p>0.005950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513" calcext:value-type="float">
            <text:p>0.00535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76255" calcext:value-type="float">
            <text:p>0.005762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8523" calcext:value-type="float">
            <text:p>0.002485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7752" calcext:value-type="float">
            <text:p>0.004577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7322" calcext:value-type="float">
            <text:p>0.005373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9578" calcext:value-type="float">
            <text:p>0.004695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792" calcext:value-type="float">
            <text:p>0.00357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6475" calcext:value-type="float">
            <text:p>0.004564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4873" calcext:value-type="float">
            <text:p>0.001948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9246" calcext:value-type="float">
            <text:p>0.003192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1654" calcext:value-type="float">
            <text:p>0.003716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401" calcext:value-type="float">
            <text:p>0.002324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598" calcext:value-type="float">
            <text:p>0.00725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04057" calcext:value-type="float">
            <text:p>0.006040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1643" calcext:value-type="float">
            <text:p>0.004316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5181" calcext:value-type="float">
            <text:p>0.004151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8595" calcext:value-type="float">
            <text:p>0.004985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3866" calcext:value-type="float">
            <text:p>0.004738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62092" calcext:value-type="float">
            <text:p>0.008620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85788" calcext:value-type="float">
            <text:p>0.009857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3029" calcext:value-type="float">
            <text:p>0.002330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8618" calcext:value-type="float">
            <text:p>0.003686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4386" calcext:value-type="float">
            <text:p>0.003643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679" calcext:value-type="float">
            <text:p>0.00426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6749" calcext:value-type="float">
            <text:p>0.005067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9564" calcext:value-type="float">
            <text:p>0.004095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9945" calcext:value-type="float">
            <text:p>0.005499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9969" calcext:value-type="float">
            <text:p>0.003499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9422" calcext:value-type="float">
            <text:p>0.003794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6631" calcext:value-type="float">
            <text:p>0.005766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5554" calcext:value-type="float">
            <text:p>0.007455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0564" calcext:value-type="float">
            <text:p>0.00605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2759" calcext:value-type="float">
            <text:p>0.01027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5356" calcext:value-type="float">
            <text:p>0.007453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5392" calcext:value-type="float">
            <text:p>0.004053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2005" calcext:value-type="float">
            <text:p>0.002120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2034" calcext:value-type="float">
            <text:p>0.004020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8797" calcext:value-type="float">
            <text:p>0.003587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8276" calcext:value-type="float">
            <text:p>0.00658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0799" calcext:value-type="float">
            <text:p>0.005407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5334" calcext:value-type="float">
            <text:p>0.003153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0617" calcext:value-type="float">
            <text:p>0.01706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9449" calcext:value-type="float">
            <text:p>0.006594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23457" calcext:value-type="float">
            <text:p>0.005234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29206" calcext:value-type="float">
            <text:p>0.02292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7674" calcext:value-type="float">
            <text:p>0.008776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58528" calcext:value-type="float">
            <text:p>0.005585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14544" calcext:value-type="float">
            <text:p>0.02145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1864" calcext:value-type="float">
            <text:p>0.0046186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2586" calcext:value-type="float">
            <text:p>0.003625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2237" calcext:value-type="float">
            <text:p>0.01522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2114" calcext:value-type="float">
            <text:p>0.006021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9039" calcext:value-type="float">
            <text:p>0.003890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7976" calcext:value-type="float">
            <text:p>0.01879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9068" calcext:value-type="float">
            <text:p>0.004690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5097" calcext:value-type="float">
            <text:p>0.003750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17566" calcext:value-type="float">
            <text:p>0.02175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0729" calcext:value-type="float">
            <text:p>0.005707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12474" calcext:value-type="float">
            <text:p>0.005124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8203" calcext:value-type="float">
            <text:p>0.01182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5655" calcext:value-type="float">
            <text:p>0.007356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1792" calcext:value-type="float">
            <text:p>0.01017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7116" calcext:value-type="float">
            <text:p>0.0271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9156" calcext:value-type="float">
            <text:p>0.003991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4908" calcext:value-type="float">
            <text:p>0.01449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8171" calcext:value-type="float">
            <text:p>0.01681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2124" calcext:value-type="float">
            <text:p>0.004821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6715" calcext:value-type="float">
            <text:p>0.01467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048" calcext:value-type="float">
            <text:p>0.0150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0274" calcext:value-type="float">
            <text:p>0.004802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5934" calcext:value-type="float">
            <text:p>0.01059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5054" calcext:value-type="float">
            <text:p>0.01950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704" calcext:value-type="float">
            <text:p>0.00637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92858" calcext:value-type="float">
            <text:p>0.01928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7501" calcext:value-type="float">
            <text:p>0.01875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41393" calcext:value-type="float">
            <text:p>0.006413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95837" calcext:value-type="float">
            <text:p>0.009958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61665" calcext:value-type="float">
            <text:p>0.009616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0605" calcext:value-type="float">
            <text:p>0.0206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9282" calcext:value-type="float">
            <text:p>0.01292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60375" calcext:value-type="float">
            <text:p>0.005603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316" calcext:value-type="float">
            <text:p>0.0183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6883" calcext:value-type="float">
            <text:p>0.01068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687" calcext:value-type="float">
            <text:p>0.0156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08015" calcext:value-type="float">
            <text:p>0.02080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8707" calcext:value-type="float">
            <text:p>0.01487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8205" calcext:value-type="float">
            <text:p>0.01182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2918" calcext:value-type="float">
            <text:p>0.01929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63765" calcext:value-type="float">
            <text:p>0.01637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3369" calcext:value-type="float">
            <text:p>0.006933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7258" calcext:value-type="float">
            <text:p>0.01972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35335" calcext:value-type="float">
            <text:p>0.01353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5082" calcext:value-type="float">
            <text:p>0.004450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9428" calcext:value-type="float">
            <text:p>0.01994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6472" calcext:value-type="float">
            <text:p>0.01164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3574" calcext:value-type="float">
            <text:p>0.005135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50321" calcext:value-type="float">
            <text:p>0.009503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5627" calcext:value-type="float">
            <text:p>0.01456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6254" calcext:value-type="float">
            <text:p>0.003962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5022" calcext:value-type="float">
            <text:p>0.01750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33523" calcext:value-type="float">
            <text:p>0.01335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4227" calcext:value-type="float">
            <text:p>0.003842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06109" calcext:value-type="float">
            <text:p>0.02061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62847" calcext:value-type="float">
            <text:p>0.01628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3898" calcext:value-type="float">
            <text:p>0.005238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3174" calcext:value-type="float">
            <text:p>0.01831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0338" calcext:value-type="float">
            <text:p>0.01203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9016" calcext:value-type="float">
            <text:p>0.005190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312904" calcext:value-type="float">
            <text:p>0.03129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5249" calcext:value-type="float">
            <text:p>0.01052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2252" calcext:value-type="float">
            <text:p>0.006522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7815" calcext:value-type="float">
            <text:p>0.01978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12658" calcext:value-type="float">
            <text:p>0.02126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333" calcext:value-type="float">
            <text:p>0.003043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11312" calcext:value-type="float">
            <text:p>0.02113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74375" calcext:value-type="float">
            <text:p>0.01743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7337" calcext:value-type="float">
            <text:p>0.002873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482" calcext:value-type="float">
            <text:p>0.0144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60632" calcext:value-type="float">
            <text:p>0.01606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0171" calcext:value-type="float">
            <text:p>0.004301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21336" calcext:value-type="float">
            <text:p>0.02213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4805" calcext:value-type="float">
            <text:p>0.01148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5581" calcext:value-type="float">
            <text:p>0.005755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886" calcext:value-type="float">
            <text:p>0.0198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2804" calcext:value-type="float">
            <text:p>0.01028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2352" calcext:value-type="float">
            <text:p>0.002923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2328" calcext:value-type="float">
            <text:p>0.01223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4172" calcext:value-type="float">
            <text:p>0.01241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8168" calcext:value-type="float">
            <text:p>0.002981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40394" calcext:value-type="float">
            <text:p>0.02403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8133" calcext:value-type="float">
            <text:p>0.01181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5918" calcext:value-type="float">
            <text:p>0.01059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9822" calcext:value-type="float">
            <text:p>0.007098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6788" calcext:value-type="float">
            <text:p>0.004167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6291" calcext:value-type="float">
            <text:p>0.003462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992" calcext:value-type="float">
            <text:p>0.002869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2896" calcext:value-type="float">
            <text:p>0.00728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3816" calcext:value-type="float">
            <text:p>0.005738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8039" calcext:value-type="float">
            <text:p>0.01880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6737" calcext:value-type="float">
            <text:p>0.01167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1473" calcext:value-type="float">
            <text:p>0.003214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5835" calcext:value-type="float">
            <text:p>0.01458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94409" calcext:value-type="float">
            <text:p>0.007944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9717" calcext:value-type="float">
            <text:p>0.003897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73351" calcext:value-type="float">
            <text:p>0.02733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03083" calcext:value-type="float">
            <text:p>0.005030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4074" calcext:value-type="float">
            <text:p>0.003140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5643" calcext:value-type="float">
            <text:p>0.003556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1647" calcext:value-type="float">
            <text:p>0.002816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7424" calcext:value-type="float">
            <text:p>0.006274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42509" calcext:value-type="float">
            <text:p>0.02425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1646" calcext:value-type="float">
            <text:p>0.002816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8761" calcext:value-type="float">
            <text:p>0.002987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2713" calcext:value-type="float">
            <text:p>0.0227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70288" calcext:value-type="float">
            <text:p>0.01702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9231" calcext:value-type="float">
            <text:p>0.004792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39989" calcext:value-type="float">
            <text:p>0.02399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8667" calcext:value-type="float">
            <text:p>0.01186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7259" calcext:value-type="float">
            <text:p>0.005572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00642" calcext:value-type="float">
            <text:p>0.02006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799" calcext:value-type="float">
            <text:p>0.00207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4313" calcext:value-type="float">
            <text:p>0.004243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348" calcext:value-type="float">
            <text:p>0.0133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7663" calcext:value-type="float">
            <text:p>0.003976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5928" calcext:value-type="float">
            <text:p>0.005559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5987" calcext:value-type="float">
            <text:p>0.01659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0796" calcext:value-type="float">
            <text:p>0.003607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1181" calcext:value-type="float">
            <text:p>0.003511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9317" calcext:value-type="float">
            <text:p>0.01893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80346" calcext:value-type="float">
            <text:p>0.005803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8099" calcext:value-type="float">
            <text:p>0.002380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08868" calcext:value-type="float">
            <text:p>0.02088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4295" calcext:value-type="float">
            <text:p>0.002542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9221" calcext:value-type="float">
            <text:p>0.003692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9765" calcext:value-type="float">
            <text:p>0.01997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4546" calcext:value-type="float">
            <text:p>0.003945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0161" calcext:value-type="float">
            <text:p>0.004201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4361" calcext:value-type="float">
            <text:p>0.01243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2342" calcext:value-type="float">
            <text:p>0.002223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647" calcext:value-type="float">
            <text:p>0.00476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6748" calcext:value-type="float">
            <text:p>0.006067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63162" calcext:value-type="float">
            <text:p>0.007631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5858" calcext:value-type="float">
            <text:p>0.001858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0039" calcext:value-type="float">
            <text:p>0.01400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4425" calcext:value-type="float">
            <text:p>0.001644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9174" calcext:value-type="float">
            <text:p>0.003791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5051" calcext:value-type="float">
            <text:p>0.01450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904" calcext:value-type="float">
            <text:p>0.00209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2635" calcext:value-type="float">
            <text:p>0.003426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8291" calcext:value-type="float">
            <text:p>0.01182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7545" calcext:value-type="float">
            <text:p>0.002075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5987" calcext:value-type="float">
            <text:p>0.004659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1063" calcext:value-type="float">
            <text:p>0.006910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3493" calcext:value-type="float">
            <text:p>0.002134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811" calcext:value-type="float">
            <text:p>0.002798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63976" calcext:value-type="float">
            <text:p>0.008639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4353" calcext:value-type="float">
            <text:p>0.003643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8474" calcext:value-type="float">
            <text:p>0.005484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38832" calcext:value-type="float">
            <text:p>0.02388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6052" calcext:value-type="float">
            <text:p>0.001660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1997" calcext:value-type="float">
            <text:p>0.01019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6374" calcext:value-type="float">
            <text:p>0.01963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4855" calcext:value-type="float">
            <text:p>0.001948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0045" calcext:value-type="float">
            <text:p>0.004800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52391" calcext:value-type="float">
            <text:p>0.007523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8463" calcext:value-type="float">
            <text:p>0.004184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8302" calcext:value-type="float">
            <text:p>0.003983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2194" calcext:value-type="float">
            <text:p>0.01121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3006" calcext:value-type="float">
            <text:p>0.002430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69827" calcext:value-type="float">
            <text:p>0.005698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005" calcext:value-type="float">
            <text:p>0.00400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23769" calcext:value-type="float">
            <text:p>0.007237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836" calcext:value-type="float">
            <text:p>0.002888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0259" calcext:value-type="float">
            <text:p>0.005402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8251" calcext:value-type="float">
            <text:p>0.002982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8777" calcext:value-type="float">
            <text:p>0.00787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1655" calcext:value-type="float">
            <text:p>0.004116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12396" calcext:value-type="float">
            <text:p>0.006123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2573" calcext:value-type="float">
            <text:p>0.002125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1258" calcext:value-type="float">
            <text:p>0.005112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7138" calcext:value-type="float">
            <text:p>0.01471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20663" calcext:value-type="float">
            <text:p>0.009206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3423" calcext:value-type="float">
            <text:p>0.005834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46986" calcext:value-type="float">
            <text:p>0.006469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5293" calcext:value-type="float">
            <text:p>0.004552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0909" calcext:value-type="float">
            <text:p>0.005909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5524" calcext:value-type="float">
            <text:p>0.004755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9176" calcext:value-type="float">
            <text:p>0.007691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416" calcext:value-type="float">
            <text:p>0.00374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10174" calcext:value-type="float">
            <text:p>0.006101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3568" calcext:value-type="float">
            <text:p>0.004535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1622" calcext:value-type="float">
            <text:p>0.003516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4191" calcext:value-type="float">
            <text:p>0.003241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53151" calcext:value-type="float">
            <text:p>0.008531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728" calcext:value-type="float">
            <text:p>0.002807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7135" calcext:value-type="float">
            <text:p>0.002971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6733" calcext:value-type="float">
            <text:p>0.00676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0036" calcext:value-type="float">
            <text:p>0.004100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01185" calcext:value-type="float">
            <text:p>0.006011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5231" calcext:value-type="float">
            <text:p>0.01652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2736" calcext:value-type="float">
            <text:p>0.01927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05975" calcext:value-type="float">
            <text:p>0.006059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76489" calcext:value-type="float">
            <text:p>0.02764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0389" calcext:value-type="float">
            <text:p>0.003603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4873" calcext:value-type="float">
            <text:p>0.002148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828" calcext:value-type="float">
            <text:p>0.0168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0916" calcext:value-type="float">
            <text:p>0.003609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4141" calcext:value-type="float">
            <text:p>0.002841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8783" calcext:value-type="float">
            <text:p>0.01287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8836" calcext:value-type="float">
            <text:p>0.005088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1878" calcext:value-type="float">
            <text:p>0.004218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7436" calcext:value-type="float">
            <text:p>0.01974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0841" calcext:value-type="float">
            <text:p>0.007208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8524" calcext:value-type="float">
            <text:p>0.002485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62951" calcext:value-type="float">
            <text:p>0.02629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6979" calcext:value-type="float">
            <text:p>0.002569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0864" calcext:value-type="float">
            <text:p>0.002608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5019" calcext:value-type="float">
            <text:p>0.01750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1191" calcext:value-type="float">
            <text:p>0.003011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99278" calcext:value-type="float">
            <text:p>0.009992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8256" calcext:value-type="float">
            <text:p>0.01982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7548" calcext:value-type="float">
            <text:p>0.002975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5922" calcext:value-type="float">
            <text:p>0.00559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4453" calcext:value-type="float">
            <text:p>0.01044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8919" calcext:value-type="float">
            <text:p>0.005089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4862" calcext:value-type="float">
            <text:p>0.00548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69005" calcext:value-type="float">
            <text:p>0.02690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0872" calcext:value-type="float">
            <text:p>0.004608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6959" calcext:value-type="float">
            <text:p>0.003669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1688" calcext:value-type="float">
            <text:p>0.01716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896" calcext:value-type="float">
            <text:p>0.002898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68545" calcext:value-type="float">
            <text:p>0.008685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89956" calcext:value-type="float">
            <text:p>0.009899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3882" calcext:value-type="float">
            <text:p>0.005838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9073" calcext:value-type="float">
            <text:p>0.003990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51167" calcext:value-type="float">
            <text:p>0.009511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0887" calcext:value-type="float">
            <text:p>0.003908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63314" calcext:value-type="float">
            <text:p>0.007633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8574" calcext:value-type="float">
            <text:p>0.01785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3881" calcext:value-type="float">
            <text:p>0.01038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5212" calcext:value-type="float">
            <text:p>0.01152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4036" calcext:value-type="float">
            <text:p>0.00824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0444" calcext:value-type="float">
            <text:p>0.004004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72" calcext:value-type="float">
            <text:p>0.0036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1722" calcext:value-type="float">
            <text:p>0.008217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1908" calcext:value-type="float">
            <text:p>0.003919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0718" calcext:value-type="float">
            <text:p>0.003507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7733" calcext:value-type="float">
            <text:p>0.0107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96" calcext:value-type="float">
            <text:p>0.0066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2674" calcext:value-type="float">
            <text:p>0.003426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6234" calcext:value-type="float">
            <text:p>0.006362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4644" calcext:value-type="float">
            <text:p>0.003946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11117" calcext:value-type="float">
            <text:p>0.005111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0709" calcext:value-type="float">
            <text:p>0.006107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5153" calcext:value-type="float">
            <text:p>0.007451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16234" calcext:value-type="float">
            <text:p>0.008162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41485" calcext:value-type="float">
            <text:p>0.009414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7023" calcext:value-type="float">
            <text:p>0.003870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9293" calcext:value-type="float">
            <text:p>0.004092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357" calcext:value-type="float">
            <text:p>0.00533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0402" calcext:value-type="float">
            <text:p>0.004704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88615" calcext:value-type="float">
            <text:p>0.007886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6008" calcext:value-type="float">
            <text:p>0.005460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6477" calcext:value-type="float">
            <text:p>0.003864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3067" calcext:value-type="float">
            <text:p>0.003730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6373" calcext:value-type="float">
            <text:p>0.003463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6389" calcext:value-type="float">
            <text:p>0.004863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82321" calcext:value-type="float">
            <text:p>0.007823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5612" calcext:value-type="float">
            <text:p>0.01256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9214" calcext:value-type="float">
            <text:p>0.003492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1582" calcext:value-type="float">
            <text:p>0.003715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94408" calcext:value-type="float">
            <text:p>0.007944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4234" calcext:value-type="float">
            <text:p>0.003542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54177" calcext:value-type="float">
            <text:p>0.006541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7497" calcext:value-type="float">
            <text:p>0.01274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902" calcext:value-type="float">
            <text:p>0.00469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4099" calcext:value-type="float">
            <text:p>0.003040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9719" calcext:value-type="float">
            <text:p>0.01097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6034" calcext:value-type="float">
            <text:p>0.003960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63153" calcext:value-type="float">
            <text:p>0.006631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024" calcext:value-type="float">
            <text:p>0.0140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91263" calcext:value-type="float">
            <text:p>0.008912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74839" calcext:value-type="float">
            <text:p>0.009748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0912" calcext:value-type="float">
            <text:p>0.01009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0996" calcext:value-type="float">
            <text:p>0.01309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98904" calcext:value-type="float">
            <text:p>0.007989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173" calcext:value-type="float">
            <text:p>0.0151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7107" calcext:value-type="float">
            <text:p>0.003271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1305" calcext:value-type="float">
            <text:p>0.003113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56059" calcext:value-type="float">
            <text:p>0.009560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3496" calcext:value-type="float">
            <text:p>0.003634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36322" calcext:value-type="float">
            <text:p>0.006363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12355" calcext:value-type="float">
            <text:p>0.009123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6751" calcext:value-type="float">
            <text:p>0.01067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62534" calcext:value-type="float">
            <text:p>0.005625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12961" calcext:value-type="float">
            <text:p>0.009129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6344" calcext:value-type="float">
            <text:p>0.003363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8244" calcext:value-type="float">
            <text:p>0.01082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1286" calcext:value-type="float">
            <text:p>0.004512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3264" calcext:value-type="float">
            <text:p>0.0033326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6038" calcext:value-type="float">
            <text:p>0.003160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3194" calcext:value-type="float">
            <text:p>0.003931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6793" calcext:value-type="float">
            <text:p>0.004267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72353" calcext:value-type="float">
            <text:p>0.006723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4081" calcext:value-type="float">
            <text:p>0.01140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7373" calcext:value-type="float">
            <text:p>0.004973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12837" calcext:value-type="float">
            <text:p>0.006128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45189" calcext:value-type="float">
            <text:p>0.006451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1283" calcext:value-type="float">
            <text:p>0.004112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56057" calcext:value-type="float">
            <text:p>0.006560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6126" calcext:value-type="float">
            <text:p>0.01061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4983" calcext:value-type="float">
            <text:p>0.003549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764" calcext:value-type="float">
            <text:p>0.00327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85" calcext:value-type="float">
            <text:p>0.0060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08" calcext:value-type="float">
            <text:p>0.0039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57063" calcext:value-type="float">
            <text:p>0.007570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43395" calcext:value-type="float">
            <text:p>0.006433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736" calcext:value-type="float">
            <text:p>0.00347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7186" calcext:value-type="float">
            <text:p>0.003171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4223" calcext:value-type="float">
            <text:p>0.01242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3911" calcext:value-type="float">
            <text:p>0.004239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3036" calcext:value-type="float">
            <text:p>0.00303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582" calcext:value-type="float">
            <text:p>0.00475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55071" calcext:value-type="float">
            <text:p>0.008550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65608" calcext:value-type="float">
            <text:p>0.008656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50383" calcext:value-type="float">
            <text:p>0.02503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4612" calcext:value-type="float">
            <text:p>0.007046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74702" calcext:value-type="float">
            <text:p>0.005747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5435" calcext:value-type="float">
            <text:p>0.01854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4556" calcext:value-type="float">
            <text:p>0.003445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905" calcext:value-type="float">
            <text:p>0.00449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94259" calcext:value-type="float">
            <text:p>0.009942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5696" calcext:value-type="float">
            <text:p>0.003856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2604" calcext:value-type="float">
            <text:p>0.003726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1555" calcext:value-type="float">
            <text:p>0.01415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0215" calcext:value-type="float">
            <text:p>0.003902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54175" calcext:value-type="float">
            <text:p>0.006541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4814" calcext:value-type="float">
            <text:p>0.01648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9144" calcext:value-type="float">
            <text:p>0.003291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4514" calcext:value-type="float">
            <text:p>0.01045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782" calcext:value-type="float">
            <text:p>0.0107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8115" calcext:value-type="float">
            <text:p>0.003281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4053" calcext:value-type="float">
            <text:p>0.002840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9323" calcext:value-type="float">
            <text:p>0.01793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0423" calcext:value-type="float">
            <text:p>0.004504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6695" calcext:value-type="float">
            <text:p>0.002866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8221" calcext:value-type="float">
            <text:p>0.003482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9842" calcext:value-type="float">
            <text:p>0.003298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40604" calcext:value-type="float">
            <text:p>0.007406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6847" calcext:value-type="float">
            <text:p>0.006668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3147" calcext:value-type="float">
            <text:p>0.005531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77783" calcext:value-type="float">
            <text:p>0.005777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4226" calcext:value-type="float">
            <text:p>0.003842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3766" calcext:value-type="float">
            <text:p>0.003237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5472" calcext:value-type="float">
            <text:p>0.003154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0989" calcext:value-type="float">
            <text:p>0.003809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9849" calcext:value-type="float">
            <text:p>0.003298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0703" calcext:value-type="float">
            <text:p>0.004707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7529" calcext:value-type="float">
            <text:p>0.003875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8969" calcext:value-type="float">
            <text:p>0.003089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8806" calcext:value-type="float">
            <text:p>0.002888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6221" calcext:value-type="float">
            <text:p>0.007262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7716" calcext:value-type="float">
            <text:p>0.004977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94315" calcext:value-type="float">
            <text:p>0.009943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469" calcext:value-type="float">
            <text:p>0.00474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0691" calcext:value-type="float">
            <text:p>0.006706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25651" calcext:value-type="float">
            <text:p>0.008256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4228" calcext:value-type="float">
            <text:p>0.006942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3043" calcext:value-type="float">
            <text:p>0.003330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35336" calcext:value-type="float">
            <text:p>0.006353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7804" calcext:value-type="float">
            <text:p>0.01078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7959" calcext:value-type="float">
            <text:p>0.003379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4742" calcext:value-type="float">
            <text:p>0.003047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525" calcext:value-type="float">
            <text:p>0.00485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0578" calcext:value-type="float">
            <text:p>0.004905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6429" calcext:value-type="float">
            <text:p>0.003064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4753" calcext:value-type="float">
            <text:p>0.003447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7189" calcext:value-type="float">
            <text:p>0.003471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36945" calcext:value-type="float">
            <text:p>0.01369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2213" calcext:value-type="float">
            <text:p>0.005122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4375" calcext:value-type="float">
            <text:p>0.005243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2727" calcext:value-type="float">
            <text:p>0.004527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2652" calcext:value-type="float">
            <text:p>0.003726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9072" calcext:value-type="float">
            <text:p>0.003290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019" calcext:value-type="float">
            <text:p>0.00360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0316" calcext:value-type="float">
            <text:p>0.003903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8179" calcext:value-type="float">
            <text:p>0.004781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9808" calcext:value-type="float">
            <text:p>0.00598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5071" calcext:value-type="float">
            <text:p>0.004850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304" calcext:value-type="float">
            <text:p>0.00423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09864" calcext:value-type="float">
            <text:p>0.005098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932" calcext:value-type="float">
            <text:p>0.0129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3617" calcext:value-type="float">
            <text:p>0.002836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20074" calcext:value-type="float">
            <text:p>0.007200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7788" calcext:value-type="float">
            <text:p>0.007277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3345" calcext:value-type="float">
            <text:p>0.002833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9239" calcext:value-type="float">
            <text:p>0.003692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5617" calcext:value-type="float">
            <text:p>0.01056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0776" calcext:value-type="float">
            <text:p>0.004507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11411" calcext:value-type="float">
            <text:p>0.008114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67532" calcext:value-type="float">
            <text:p>0.009675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9671" calcext:value-type="float">
            <text:p>0.005996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3432" calcext:value-type="float">
            <text:p>0.00934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6533" calcext:value-type="float">
            <text:p>0.01265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9412" calcext:value-type="float">
            <text:p>0.006294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50317" calcext:value-type="float">
            <text:p>0.006503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0796" calcext:value-type="float">
            <text:p>0.001307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10466" calcext:value-type="float">
            <text:p>0.007104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3245" calcext:value-type="float">
            <text:p>0.003732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9707" calcext:value-type="float">
            <text:p>0.001097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7794" calcext:value-type="float">
            <text:p>0.003777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92685" calcext:value-type="float">
            <text:p>0.005926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4878" calcext:value-type="float">
            <text:p>0.001048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9034" calcext:value-type="float">
            <text:p>0.006790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0147" calcext:value-type="float">
            <text:p>0.003901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66698" calcext:value-type="float">
            <text:p>0.005666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0211" calcext:value-type="float">
            <text:p>0.01002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5866" calcext:value-type="float">
            <text:p>0.003658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951" calcext:value-type="float">
            <text:p>0.001529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0445" calcext:value-type="float">
            <text:p>0.01104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22962" calcext:value-type="float">
            <text:p>0.006229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6745" calcext:value-type="float">
            <text:p>0.005267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7683" calcext:value-type="float">
            <text:p>0.01576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81135" calcext:value-type="float">
            <text:p>0.005811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9458" calcext:value-type="float">
            <text:p>0.001094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1761" calcext:value-type="float">
            <text:p>0.008717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0284" calcext:value-type="float">
            <text:p>0.003702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348" calcext:value-type="float">
            <text:p>0.001633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1936" calcext:value-type="float">
            <text:p>0.01119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4937" calcext:value-type="float">
            <text:p>0.00649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62425" calcext:value-type="float">
            <text:p>0.0009624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4144" calcext:value-type="float">
            <text:p>0.01241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39097" calcext:value-type="float">
            <text:p>0.01390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5432" calcext:value-type="float">
            <text:p>0.004554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7486" calcext:value-type="float">
            <text:p>0.01274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00258" calcext:value-type="float">
            <text:p>0.006002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91982" calcext:value-type="float">
            <text:p>0.0009919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9288" calcext:value-type="float">
            <text:p>0.0192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8269" calcext:value-type="float">
            <text:p>0.01482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3" calcext:value-type="float">
            <text:p>0.01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1787" calcext:value-type="float">
            <text:p>0.01517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79465" calcext:value-type="float">
            <text:p>0.02794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406" calcext:value-type="float">
            <text:p>0.001554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72253" calcext:value-type="float">
            <text:p>0.009722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39634" calcext:value-type="float">
            <text:p>0.009396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486" calcext:value-type="float">
            <text:p>0.002024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1429" calcext:value-type="float">
            <text:p>0.01114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2273" calcext:value-type="float">
            <text:p>0.01422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4537" calcext:value-type="float">
            <text:p>0.004245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90818" calcext:value-type="float">
            <text:p>0.02908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875" calcext:value-type="float">
            <text:p>0.0118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6751" calcext:value-type="float">
            <text:p>0.004767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18824" calcext:value-type="float">
            <text:p>0.02188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36371" calcext:value-type="float">
            <text:p>0.01363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7884" calcext:value-type="float">
            <text:p>0.003178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8917" calcext:value-type="float">
            <text:p>0.01889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79093" calcext:value-type="float">
            <text:p>0.01790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2203" calcext:value-type="float">
            <text:p>0.002822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09634" calcext:value-type="float">
            <text:p>0.02096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201151" calcext:value-type="float">
            <text:p>0.02011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5733" calcext:value-type="float">
            <text:p>0.00245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7534" calcext:value-type="float">
            <text:p>0.01775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80918" calcext:value-type="float">
            <text:p>0.006809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24139" calcext:value-type="float">
            <text:p>0.009241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4345" calcext:value-type="float">
            <text:p>0.01843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8356" calcext:value-type="float">
            <text:p>0.01083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366" calcext:value-type="float">
            <text:p>0.00373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7076" calcext:value-type="float">
            <text:p>0.003570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78482" calcext:value-type="float">
            <text:p>0.01784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3962" calcext:value-type="float">
            <text:p>0.007039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44692" calcext:value-type="float">
            <text:p>0.006446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2749" calcext:value-type="float">
            <text:p>0.01427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9737" calcext:value-type="float">
            <text:p>0.003397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7539" calcext:value-type="float">
            <text:p>0.006075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61345" calcext:value-type="float">
            <text:p>0.009613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2634" calcext:value-type="float">
            <text:p>0.006126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0813" calcext:value-type="float">
            <text:p>0.01008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89935" calcext:value-type="float">
            <text:p>0.01899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4391" calcext:value-type="float">
            <text:p>0.002843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3766" calcext:value-type="float">
            <text:p>0.007437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7073" calcext:value-type="float">
            <text:p>0.003870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8104" calcext:value-type="float">
            <text:p>0.004781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608" calcext:value-type="float">
            <text:p>0.003046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2535" calcext:value-type="float">
            <text:p>0.01025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226357" calcext:value-type="float">
            <text:p>0.02263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9901" calcext:value-type="float">
            <text:p>0.003899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0143" calcext:value-type="float">
            <text:p>0.01201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1127" calcext:value-type="float">
            <text:p>0.003011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5724" calcext:value-type="float">
            <text:p>0.01057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65951" calcext:value-type="float">
            <text:p>0.01659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459" calcext:value-type="float">
            <text:p>0.00524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0523" calcext:value-type="float">
            <text:p>0.005305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33368" calcext:value-type="float">
            <text:p>0.01333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4936" calcext:value-type="float">
            <text:p>0.004649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5596" calcext:value-type="float">
            <text:p>0.003255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79904" calcext:value-type="float">
            <text:p>0.01799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2275" calcext:value-type="float">
            <text:p>0.005022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8686" calcext:value-type="float">
            <text:p>0.01086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8811" calcext:value-type="float">
            <text:p>0.01088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054" calcext:value-type="float">
            <text:p>0.002100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93755" calcext:value-type="float">
            <text:p>0.007937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55851" calcext:value-type="float">
            <text:p>0.01558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7085" calcext:value-type="float">
            <text:p>0.002370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3119" calcext:value-type="float">
            <text:p>0.008731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0088" calcext:value-type="float">
            <text:p>0.004000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057" calcext:value-type="float">
            <text:p>0.00740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9885" calcext:value-type="float">
            <text:p>0.002998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88032" calcext:value-type="float">
            <text:p>0.007880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4504" calcext:value-type="float">
            <text:p>0.002345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0321" calcext:value-type="float">
            <text:p>0.003303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2779" calcext:value-type="float">
            <text:p>0.003727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9571" calcext:value-type="float">
            <text:p>0.006795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5371" calcext:value-type="float">
            <text:p>0.005253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351" calcext:value-type="float">
            <text:p>0.00423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2134" calcext:value-type="float">
            <text:p>0.002621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2231" calcext:value-type="float">
            <text:p>0.008722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13689" calcext:value-type="float">
            <text:p>0.006136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96265" calcext:value-type="float">
            <text:p>0.009962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8643" calcext:value-type="float">
            <text:p>0.003486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30477" calcext:value-type="float">
            <text:p>0.006304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1125" calcext:value-type="float">
            <text:p>0.005211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0865" calcext:value-type="float">
            <text:p>0.003508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2839" calcext:value-type="float">
            <text:p>0.003128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9277" calcext:value-type="float">
            <text:p>0.00379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1123" calcext:value-type="float">
            <text:p>0.003911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6752" calcext:value-type="float">
            <text:p>0.004967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9826" calcext:value-type="float">
            <text:p>0.002298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1333" calcext:value-type="float">
            <text:p>0.005913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2636" calcext:value-type="float">
            <text:p>0.004926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5314" calcext:value-type="float">
            <text:p>0.006253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026" calcext:value-type="float">
            <text:p>0.002910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2296" calcext:value-type="float">
            <text:p>0.003022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0365" calcext:value-type="float">
            <text:p>0.01303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4921" calcext:value-type="float">
            <text:p>0.003349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9483" calcext:value-type="float">
            <text:p>0.004494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0429" calcext:value-type="float">
            <text:p>0.01104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9381" calcext:value-type="float">
            <text:p>0.003593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13399" calcext:value-type="float">
            <text:p>0.006133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1569" calcext:value-type="float">
            <text:p>0.003415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6141" calcext:value-type="float">
            <text:p>0.003761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1712" calcext:value-type="float">
            <text:p>0.003317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16" calcext:value-type="float">
            <text:p>0.00232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7776" calcext:value-type="float">
            <text:p>0.007077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84903" calcext:value-type="float">
            <text:p>0.005849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9199" calcext:value-type="float">
            <text:p>0.003991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51318" calcext:value-type="float">
            <text:p>0.008513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693" calcext:value-type="float">
            <text:p>0.00536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27203" calcext:value-type="float">
            <text:p>0.009272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2725" calcext:value-type="float">
            <text:p>0.002727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615" calcext:value-type="float">
            <text:p>0.0146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478" calcext:value-type="float">
            <text:p>0.002784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9457" calcext:value-type="float">
            <text:p>0.003094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8713" calcext:value-type="float">
            <text:p>0.003587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8739" calcext:value-type="float">
            <text:p>0.003287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2938" calcext:value-type="float">
            <text:p>0.005929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3183" calcext:value-type="float">
            <text:p>0.00431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9" calcext:value-type="float">
            <text:p>0.002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329" calcext:value-type="float">
            <text:p>0.00323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25844" calcext:value-type="float">
            <text:p>0.007258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0557" calcext:value-type="float">
            <text:p>0.007005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2375" calcext:value-type="float">
            <text:p>0.003523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66178" calcext:value-type="float">
            <text:p>0.006661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8907" calcext:value-type="float">
            <text:p>0.002589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6003" calcext:value-type="float">
            <text:p>0.0035600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0529" calcext:value-type="float">
            <text:p>0.003605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2377" calcext:value-type="float">
            <text:p>0.005423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56446" calcext:value-type="float">
            <text:p>0.009564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5596" calcext:value-type="float">
            <text:p>0.003755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2419" calcext:value-type="float">
            <text:p>0.01224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097" calcext:value-type="float">
            <text:p>0.00310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4821" calcext:value-type="float">
            <text:p>0.004448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72451" calcext:value-type="float">
            <text:p>0.01724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578" calcext:value-type="float">
            <text:p>0.00315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812" calcext:value-type="float">
            <text:p>0.00428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2721" calcext:value-type="float">
            <text:p>0.002627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8831" calcext:value-type="float">
            <text:p>0.003888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3223" calcext:value-type="float">
            <text:p>0.003732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6731" calcext:value-type="float">
            <text:p>0.003167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7633" calcext:value-type="float">
            <text:p>0.003676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95035" calcext:value-type="float">
            <text:p>0.005950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6775" calcext:value-type="float">
            <text:p>0.005167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8556" calcext:value-type="float">
            <text:p>0.004485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3699" calcext:value-type="float">
            <text:p>0.003636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5972" calcext:value-type="float">
            <text:p>0.007059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3205" calcext:value-type="float">
            <text:p>0.006832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80937" calcext:value-type="float">
            <text:p>0.006809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7499" calcext:value-type="float">
            <text:p>0.002974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1229" calcext:value-type="float">
            <text:p>0.003712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3532" calcext:value-type="float">
            <text:p>0.004235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54221" calcext:value-type="float">
            <text:p>0.007542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5723" calcext:value-type="float">
            <text:p>0.006057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4918" calcext:value-type="float">
            <text:p>0.00749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5312" calcext:value-type="float">
            <text:p>0.003053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21" calcext:value-type="float">
            <text:p>0.0040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602" calcext:value-type="float">
            <text:p>0.00386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1648" calcext:value-type="float">
            <text:p>0.01316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7178" calcext:value-type="float">
            <text:p>0.006371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51581" calcext:value-type="float">
            <text:p>0.005515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9553" calcext:value-type="float">
            <text:p>0.003495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6614" calcext:value-type="float">
            <text:p>0.003766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8595" calcext:value-type="float">
            <text:p>0.003585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4424" calcext:value-type="float">
            <text:p>0.007444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4195" calcext:value-type="float">
            <text:p>0.008741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98202" calcext:value-type="float">
            <text:p>0.003982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047" calcext:value-type="float">
            <text:p>0.00410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5706" calcext:value-type="float">
            <text:p>0.003457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781" calcext:value-type="float">
            <text:p>0.00337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2774" calcext:value-type="float">
            <text:p>0.006927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83782" calcext:value-type="float">
            <text:p>0.007837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63533" calcext:value-type="float">
            <text:p>0.006635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58468" calcext:value-type="float">
            <text:p>0.007584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48659" calcext:value-type="float">
            <text:p>0.006486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48234" calcext:value-type="float">
            <text:p>0.005482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8035" calcext:value-type="float">
            <text:p>0.003780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6688" calcext:value-type="float">
            <text:p>0.003466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6995" calcext:value-type="float">
            <text:p>0.004069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8591" calcext:value-type="float">
            <text:p>0.003085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2846" calcext:value-type="float">
            <text:p>0.003528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518" calcext:value-type="float">
            <text:p>0.00295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8286" calcext:value-type="float">
            <text:p>0.004982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3914" calcext:value-type="float">
            <text:p>0.003739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43151" calcext:value-type="float">
            <text:p>0.007431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0532" calcext:value-type="float">
            <text:p>0.006605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7826" calcext:value-type="float">
            <text:p>0.003478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53192" calcext:value-type="float">
            <text:p>0.008531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8046" calcext:value-type="float">
            <text:p>0.007480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834" calcext:value-type="float">
            <text:p>0.002758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23266" calcext:value-type="float">
            <text:p>0.005232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4187" calcext:value-type="float">
            <text:p>0.002941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978" calcext:value-type="float">
            <text:p>0.002889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0447" calcext:value-type="float">
            <text:p>0.002804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9283" calcext:value-type="float">
            <text:p>0.007092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7442" calcext:value-type="float">
            <text:p>0.005474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74124" calcext:value-type="float">
            <text:p>0.006741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8301" calcext:value-type="float">
            <text:p>0.006683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9658" calcext:value-type="float">
            <text:p>0.005596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8043" calcext:value-type="float">
            <text:p>0.002680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5578" calcext:value-type="float">
            <text:p>0.002655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2613" calcext:value-type="float">
            <text:p>0.005026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1315" calcext:value-type="float">
            <text:p>0.003813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0408" calcext:value-type="float">
            <text:p>0.002804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7415" calcext:value-type="float">
            <text:p>0.004974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6021" calcext:value-type="float">
            <text:p>0.004760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9618" calcext:value-type="float">
            <text:p>0.003996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236" calcext:value-type="float">
            <text:p>0.002732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63156" calcext:value-type="float">
            <text:p>0.007631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4737" calcext:value-type="float">
            <text:p>0.002747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1045" calcext:value-type="float">
            <text:p>0.002810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94019" calcext:value-type="float">
            <text:p>0.009940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2787" calcext:value-type="float">
            <text:p>0.005027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4273" calcext:value-type="float">
            <text:p>0.004142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7318" calcext:value-type="float">
            <text:p>0.001573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7707" calcext:value-type="float">
            <text:p>0.002177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1764" calcext:value-type="float">
            <text:p>0.0058176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34967" calcext:value-type="float">
            <text:p>0.007349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6547" calcext:value-type="float">
            <text:p>0.002165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927" calcext:value-type="float">
            <text:p>0.002789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59756" calcext:value-type="float">
            <text:p>0.005597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908" calcext:value-type="float">
            <text:p>0.001589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3456" calcext:value-type="float">
            <text:p>0.003434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3763" calcext:value-type="float">
            <text:p>0.001837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7399" calcext:value-type="float">
            <text:p>0.001973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2557" calcext:value-type="float">
            <text:p>0.006125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77191" calcext:value-type="float">
            <text:p>0.0009771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342" calcext:value-type="float">
            <text:p>0.001963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2293" calcext:value-type="float">
            <text:p>0.005922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95515" calcext:value-type="float">
            <text:p>0.005955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1176" calcext:value-type="float">
            <text:p>0.001911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1497" calcext:value-type="float">
            <text:p>0.002714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4123" calcext:value-type="float">
            <text:p>0.001641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5575" calcext:value-type="float">
            <text:p>0.001555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1502" calcext:value-type="float">
            <text:p>0.006115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2318" calcext:value-type="float">
            <text:p>0.001323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1056" calcext:value-type="float">
            <text:p>0.007210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0527" calcext:value-type="float">
            <text:p>0.005105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4376" calcext:value-type="float">
            <text:p>0.003843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2276" calcext:value-type="float">
            <text:p>0.00692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7456" calcext:value-type="float">
            <text:p>0.005974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8111" calcext:value-type="float">
            <text:p>0.003181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009" calcext:value-type="float">
            <text:p>0.001860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2862" calcext:value-type="float">
            <text:p>0.006228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6606" calcext:value-type="float">
            <text:p>0.005366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2725" calcext:value-type="float">
            <text:p>0.002027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5641" calcext:value-type="float">
            <text:p>0.003856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0745" calcext:value-type="float">
            <text:p>0.001507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98733" calcext:value-type="float">
            <text:p>0.00998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3381" calcext:value-type="float">
            <text:p>0.003433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8769" calcext:value-type="float">
            <text:p>0.001687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3058" calcext:value-type="float">
            <text:p>0.002030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347" calcext:value-type="float">
            <text:p>0.0143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5004" calcext:value-type="float">
            <text:p>0.001750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606" calcext:value-type="float">
            <text:p>0.001676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0441" calcext:value-type="float">
            <text:p>0.006504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6935" calcext:value-type="float">
            <text:p>0.003069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044" calcext:value-type="float">
            <text:p>0.002890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372" calcext:value-type="float">
            <text:p>0.00833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292" calcext:value-type="float">
            <text:p>0.00102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3855" calcext:value-type="float">
            <text:p>0.001638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9893" calcext:value-type="float">
            <text:p>0.003398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2852" calcext:value-type="float">
            <text:p>0.001928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355" calcext:value-type="float">
            <text:p>0.001763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6069" calcext:value-type="float">
            <text:p>0.003460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7087" calcext:value-type="float">
            <text:p>0.003170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8201" calcext:value-type="float">
            <text:p>0.004282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6401" calcext:value-type="float">
            <text:p>0.003564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155" calcext:value-type="float">
            <text:p>0.00141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121" calcext:value-type="float">
            <text:p>0.001891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0885" calcext:value-type="float">
            <text:p>0.008208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15295" calcext:value-type="float">
            <text:p>0.005152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7032" calcext:value-type="float">
            <text:p>0.001670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0911" calcext:value-type="float">
            <text:p>0.003309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48709" calcext:value-type="float">
            <text:p>0.0008487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69" calcext:value-type="float">
            <text:p>0.0017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4512" calcext:value-type="float">
            <text:p>0.005145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27276" calcext:value-type="float">
            <text:p>0.00627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301" calcext:value-type="float">
            <text:p>0.00303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1967" calcext:value-type="float">
            <text:p>0.003319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7979" calcext:value-type="float">
            <text:p>0.001279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7408" calcext:value-type="float">
            <text:p>0.003374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4574" calcext:value-type="float">
            <text:p>0.003545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1889" calcext:value-type="float">
            <text:p>0.001718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1347" calcext:value-type="float">
            <text:p>0.004413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54531" calcext:value-type="float">
            <text:p>0.008545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4785" calcext:value-type="float">
            <text:p>0.001247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276" calcext:value-type="float">
            <text:p>0.00162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5791" calcext:value-type="float">
            <text:p>0.003557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7745" calcext:value-type="float">
            <text:p>0.001577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122" calcext:value-type="float">
            <text:p>0.002781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8744" calcext:value-type="float">
            <text:p>0.003487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2688" calcext:value-type="float">
            <text:p>0.004026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9604" calcext:value-type="float">
            <text:p>0.002696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4522" calcext:value-type="float">
            <text:p>0.004645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4981" calcext:value-type="float">
            <text:p>0.00649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0348" calcext:value-type="float">
            <text:p>0.001603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9704" calcext:value-type="float">
            <text:p>0.006297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7285" calcext:value-type="float">
            <text:p>0.002472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0239" calcext:value-type="float">
            <text:p>0.001802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1117" calcext:value-type="float">
            <text:p>0.006711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8461" calcext:value-type="float">
            <text:p>0.001184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034" calcext:value-type="float">
            <text:p>0.001960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6491" calcext:value-type="float">
            <text:p>0.0033649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65299" calcext:value-type="float">
            <text:p>0.0009652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363" calcext:value-type="float">
            <text:p>0.00353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2737" calcext:value-type="float">
            <text:p>0.0025273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6437" calcext:value-type="float">
            <text:p>0.001064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4678" calcext:value-type="float">
            <text:p>0.002546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321" calcext:value-type="float">
            <text:p>0.00323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4511" calcext:value-type="float">
            <text:p>0.001045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063" calcext:value-type="float">
            <text:p>0.001580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9894" calcext:value-type="float">
            <text:p>0.005198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34953" calcext:value-type="float">
            <text:p>0.006349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5132" calcext:value-type="float">
            <text:p>0.008151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5442" calcext:value-type="float">
            <text:p>0.003554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4674" calcext:value-type="float">
            <text:p>0.001346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8222" calcext:value-type="float">
            <text:p>0.001582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4505" calcext:value-type="float">
            <text:p>0.003545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2555" calcext:value-type="float">
            <text:p>0.001425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7333" calcext:value-type="float">
            <text:p>0.003273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5974" calcext:value-type="float">
            <text:p>0.003459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9857" calcext:value-type="float">
            <text:p>0.001398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4491" calcext:value-type="float">
            <text:p>0.002344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45868" calcext:value-type="float">
            <text:p>0.008458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75327" calcext:value-type="float">
            <text:p>0.004753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8323" calcext:value-type="float">
            <text:p>0.002183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1375" calcext:value-type="float">
            <text:p>0.003413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2796" calcext:value-type="float">
            <text:p>0.001127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98532" calcext:value-type="float">
            <text:p>0.009985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2622" calcext:value-type="float">
            <text:p>0.003326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52058" calcext:value-type="float">
            <text:p>0.0009520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1129" calcext:value-type="float">
            <text:p>0.002311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4767" calcext:value-type="float">
            <text:p>0.002947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8799" calcext:value-type="float">
            <text:p>0.002887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5492" calcext:value-type="float">
            <text:p>0.003554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478" calcext:value-type="float">
            <text:p>0.00654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3949" calcext:value-type="float">
            <text:p>0.003039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3754" calcext:value-type="float">
            <text:p>0.002037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86015" calcext:value-type="float">
            <text:p>0.009860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7455" calcext:value-type="float">
            <text:p>0.003374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3378" calcext:value-type="float">
            <text:p>0.002133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6276" calcext:value-type="float">
            <text:p>0.002962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6553" calcext:value-type="float">
            <text:p>0.001565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802" calcext:value-type="float">
            <text:p>0.002108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5856" calcext:value-type="float">
            <text:p>0.003458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7586" calcext:value-type="float">
            <text:p>0.001275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8417" calcext:value-type="float">
            <text:p>0.01184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6967" calcext:value-type="float">
            <text:p>0.003869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0145" calcext:value-type="float">
            <text:p>0.01001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5887" calcext:value-type="float">
            <text:p>0.005958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8435" calcext:value-type="float">
            <text:p>0.003384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6748" calcext:value-type="float">
            <text:p>0.003167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4512" calcext:value-type="float">
            <text:p>0.002145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09574" calcext:value-type="float">
            <text:p>0.008095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7397" calcext:value-type="float">
            <text:p>0.001273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17" calcext:value-type="float">
            <text:p>0.0021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1634" calcext:value-type="float">
            <text:p>0.003616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7179" calcext:value-type="float">
            <text:p>0.001471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635" calcext:value-type="float">
            <text:p>0.002906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3827" calcext:value-type="float">
            <text:p>0.003738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20865" calcext:value-type="float">
            <text:p>0.001208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7947" calcext:value-type="float">
            <text:p>0.004379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8598" calcext:value-type="float">
            <text:p>0.003585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80692" calcext:value-type="float">
            <text:p>0.005806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2494" calcext:value-type="float">
            <text:p>0.001924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3806" calcext:value-type="float">
            <text:p>0.006538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4106" calcext:value-type="float">
            <text:p>0.001841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7189" calcext:value-type="float">
            <text:p>0.002071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1643" calcext:value-type="float">
            <text:p>0.003716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3438" calcext:value-type="float">
            <text:p>0.002534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4265" calcext:value-type="float">
            <text:p>0.004142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2262" calcext:value-type="float">
            <text:p>0.003722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7494" calcext:value-type="float">
            <text:p>0.001574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892" calcext:value-type="float">
            <text:p>0.001878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62824" calcext:value-type="float">
            <text:p>0.009628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11733" calcext:value-type="float">
            <text:p>0.00511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7972" calcext:value-type="float">
            <text:p>0.004979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2076" calcext:value-type="float">
            <text:p>0.005220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1126" calcext:value-type="float">
            <text:p>0.002611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415" calcext:value-type="float">
            <text:p>0.00384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6708" calcext:value-type="float">
            <text:p>0.005767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79208" calcext:value-type="float">
            <text:p>0.005792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1868" calcext:value-type="float">
            <text:p>0.002018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0331" calcext:value-type="float">
            <text:p>0.003603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9796" calcext:value-type="float">
            <text:p>0.002097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103" calcext:value-type="float">
            <text:p>0.00761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916" calcext:value-type="float">
            <text:p>0.00349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3424" calcext:value-type="float">
            <text:p>0.004834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6047" calcext:value-type="float">
            <text:p>0.001860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6056" calcext:value-type="float">
            <text:p>0.005460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393" calcext:value-type="float">
            <text:p>0.00343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2005" calcext:value-type="float">
            <text:p>0.007320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5643" calcext:value-type="float">
            <text:p>0.006356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2027" calcext:value-type="float">
            <text:p>0.003520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1914" calcext:value-type="float">
            <text:p>0.002319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6975" calcext:value-type="float">
            <text:p>0.005569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8075" calcext:value-type="float">
            <text:p>0.001680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9956" calcext:value-type="float">
            <text:p>0.002599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3744" calcext:value-type="float">
            <text:p>0.0030374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8413" calcext:value-type="float">
            <text:p>0.001984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5497" calcext:value-type="float">
            <text:p>0.004554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7498" calcext:value-type="float">
            <text:p>0.003074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3195" calcext:value-type="float">
            <text:p>0.002731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4212" calcext:value-type="float">
            <text:p>0.005742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8323" calcext:value-type="float">
            <text:p>0.003383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2124" calcext:value-type="float">
            <text:p>0.001821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1083" calcext:value-type="float">
            <text:p>0.002310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4428" calcext:value-type="float">
            <text:p>0.006944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4518" calcext:value-type="float">
            <text:p>0.004545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4756" calcext:value-type="float">
            <text:p>0.002447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0362" calcext:value-type="float">
            <text:p>0.003103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011" calcext:value-type="float">
            <text:p>0.00150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8548" calcext:value-type="float">
            <text:p>0.002285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1958" calcext:value-type="float">
            <text:p>0.005319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4087" calcext:value-type="float">
            <text:p>0.001540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90083" calcext:value-type="float">
            <text:p>0.008900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17" calcext:value-type="float">
            <text:p>0.0039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341" calcext:value-type="float">
            <text:p>0.00223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4671" calcext:value-type="float">
            <text:p>0.006046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5803" calcext:value-type="float">
            <text:p>0.0070580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8717" calcext:value-type="float">
            <text:p>0.003587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7019" calcext:value-type="float">
            <text:p>0.002170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6013" calcext:value-type="float">
            <text:p>0.006060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0884" calcext:value-type="float">
            <text:p>0.001708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9983" calcext:value-type="float">
            <text:p>0.001999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1203" calcext:value-type="float">
            <text:p>0.0041120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249" calcext:value-type="float">
            <text:p>0.00162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3566" calcext:value-type="float">
            <text:p>0.002135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7041" calcext:value-type="float">
            <text:p>0.004570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6303" calcext:value-type="float">
            <text:p>0.002063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6705" calcext:value-type="float">
            <text:p>0.003667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28529" calcext:value-type="float">
            <text:p>0.008285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4991" calcext:value-type="float">
            <text:p>0.002649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7845" calcext:value-type="float">
            <text:p>0.001878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8313" calcext:value-type="float">
            <text:p>0.005483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41307" calcext:value-type="float">
            <text:p>0.005413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5776" calcext:value-type="float">
            <text:p>0.001657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0504" calcext:value-type="float">
            <text:p>0.004505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7197" calcext:value-type="float">
            <text:p>0.001971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668" calcext:value-type="float">
            <text:p>0.00166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3413" calcext:value-type="float">
            <text:p>0.004334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2589" calcext:value-type="float">
            <text:p>0.002125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56" calcext:value-type="float">
            <text:p>0.0032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469" calcext:value-type="float">
            <text:p>0.00444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38913" calcext:value-type="float">
            <text:p>0.007389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2606" calcext:value-type="float">
            <text:p>0.006326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2641" calcext:value-type="float">
            <text:p>0.005226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3608" calcext:value-type="float">
            <text:p>0.01436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11" calcext:value-type="float">
            <text:p>0.00181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0206" calcext:value-type="float">
            <text:p>0.007002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11903" calcext:value-type="float">
            <text:p>0.006119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4162" calcext:value-type="float">
            <text:p>0.004041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8325" calcext:value-type="float">
            <text:p>0.004283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5175" calcext:value-type="float">
            <text:p>0.002851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973" calcext:value-type="float">
            <text:p>0.001989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4309" calcext:value-type="float">
            <text:p>0.004343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6619" calcext:value-type="float">
            <text:p>0.001966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6693" calcext:value-type="float">
            <text:p>0.006266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1514" calcext:value-type="float">
            <text:p>0.004315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3658" calcext:value-type="float">
            <text:p>0.001936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8442" calcext:value-type="float">
            <text:p>0.001884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516" calcext:value-type="float">
            <text:p>0.00425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0912" calcext:value-type="float">
            <text:p>0.004809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2078" calcext:value-type="float">
            <text:p>0.006220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7596" calcext:value-type="float">
            <text:p>0.007775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5159" calcext:value-type="float">
            <text:p>0.001951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909" calcext:value-type="float">
            <text:p>0.00209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8585" calcext:value-type="float">
            <text:p>0.004785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4892" calcext:value-type="float">
            <text:p>0.002248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133" calcext:value-type="float">
            <text:p>0.001961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9875" calcext:value-type="float">
            <text:p>0.0045987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5703" calcext:value-type="float">
            <text:p>0.002757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4971" calcext:value-type="float">
            <text:p>0.004349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7009" calcext:value-type="float">
            <text:p>0.004670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6516" calcext:value-type="float">
            <text:p>0.003265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1781" calcext:value-type="float">
            <text:p>0.002117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0354" calcext:value-type="float">
            <text:p>0.006003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286" calcext:value-type="float">
            <text:p>0.00482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2455" calcext:value-type="float">
            <text:p>0.008724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8893" calcext:value-type="float">
            <text:p>0.007288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0113" calcext:value-type="float">
            <text:p>0.001901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0421" calcext:value-type="float">
            <text:p>0.002204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4607" calcext:value-type="float">
            <text:p>0.004646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32307" calcext:value-type="float">
            <text:p>0.004323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1789" calcext:value-type="float">
            <text:p>0.002117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4474" calcext:value-type="float">
            <text:p>0.006144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8512" calcext:value-type="float">
            <text:p>0.002085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0786" calcext:value-type="float">
            <text:p>0.006007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2863" calcext:value-type="float">
            <text:p>0.006228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2907" calcext:value-type="float">
            <text:p>0.01029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9468" calcext:value-type="float">
            <text:p>0.002194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19481" calcext:value-type="float">
            <text:p>0.007194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3967" calcext:value-type="float">
            <text:p>0.002139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4181" calcext:value-type="float">
            <text:p>0.001841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86" calcext:value-type="float">
            <text:p>0.0046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6646" calcext:value-type="float">
            <text:p>0.002066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65" calcext:value-type="float">
            <text:p>0.00196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6993" calcext:value-type="float">
            <text:p>0.004769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2849" calcext:value-type="float">
            <text:p>0.001928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1321" calcext:value-type="float">
            <text:p>0.003513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7807" calcext:value-type="float">
            <text:p>0.004578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1734" calcext:value-type="float">
            <text:p>0.001517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787" calcext:value-type="float">
            <text:p>0.001377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48808" calcext:value-type="float">
            <text:p>0.0094880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0844" calcext:value-type="float">
            <text:p>0.004808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9825" calcext:value-type="float">
            <text:p>0.001298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0839" calcext:value-type="float">
            <text:p>0.004608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2838" calcext:value-type="float">
            <text:p>0.002128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411" calcext:value-type="float">
            <text:p>0.001384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7217" calcext:value-type="float">
            <text:p>0.004772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64846" calcext:value-type="float">
            <text:p>0.009648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9563" calcext:value-type="float">
            <text:p>0.001695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1252" calcext:value-type="float">
            <text:p>0.004712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0544" calcext:value-type="float">
            <text:p>0.004205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762" calcext:value-type="float">
            <text:p>0.00417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4479" calcext:value-type="float">
            <text:p>0.004044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93703" calcext:value-type="float">
            <text:p>0.008937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7881" calcext:value-type="float">
            <text:p>0.001578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63301" calcext:value-type="float">
            <text:p>0.005633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6964" calcext:value-type="float">
            <text:p>0.004269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5438" calcext:value-type="float">
            <text:p>0.001754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1914" calcext:value-type="float">
            <text:p>0.003919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8525" calcext:value-type="float">
            <text:p>0.002085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4207" calcext:value-type="float">
            <text:p>0.003342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3918" calcext:value-type="float">
            <text:p>0.003739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1757" calcext:value-type="float">
            <text:p>0.002417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5139" calcext:value-type="float">
            <text:p>0.01051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0165" calcext:value-type="float">
            <text:p>0.007301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2749" calcext:value-type="float">
            <text:p>0.002027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8973" calcext:value-type="float">
            <text:p>0.001389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6947" calcext:value-type="float">
            <text:p>0.00569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4581" calcext:value-type="float">
            <text:p>0.002345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3824" calcext:value-type="float">
            <text:p>0.001338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0222" calcext:value-type="float">
            <text:p>0.01002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355" calcext:value-type="float">
            <text:p>0.00323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9593" calcext:value-type="float">
            <text:p>0.005295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9221" calcext:value-type="float">
            <text:p>0.01092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4927" calcext:value-type="float">
            <text:p>0.003749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7438" calcext:value-type="float">
            <text:p>0.001174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2476" calcext:value-type="float">
            <text:p>0.003724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5545" calcext:value-type="float">
            <text:p>0.003255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1905" calcext:value-type="float">
            <text:p>0.001119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4982" calcext:value-type="float">
            <text:p>0.003849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8349" calcext:value-type="float">
            <text:p>0.003183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898" calcext:value-type="float">
            <text:p>0.001398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7933" calcext:value-type="float">
            <text:p>0.005579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3147" calcext:value-type="float">
            <text:p>0.00731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7485" calcext:value-type="float">
            <text:p>0.001174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5272" calcext:value-type="float">
            <text:p>0.003952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2469" calcext:value-type="float">
            <text:p>0.003024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898" calcext:value-type="float">
            <text:p>0.00108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1426" calcext:value-type="float">
            <text:p>0.007214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6066" calcext:value-type="float">
            <text:p>0.003060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322" calcext:value-type="float">
            <text:p>0.00183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3876" calcext:value-type="float">
            <text:p>0.004338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7867" calcext:value-type="float">
            <text:p>0.002878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0192" calcext:value-type="float">
            <text:p>0.003001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4615" calcext:value-type="float">
            <text:p>0.004546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51369" calcext:value-type="float">
            <text:p>0.005513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2542" calcext:value-type="float">
            <text:p>0.008725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3612" calcext:value-type="float">
            <text:p>0.0037361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6375" calcext:value-type="float">
            <text:p>0.002763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6342" calcext:value-type="float">
            <text:p>0.001163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9257" calcext:value-type="float">
            <text:p>0.006792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7039" calcext:value-type="float">
            <text:p>0.002870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3562" calcext:value-type="float">
            <text:p>0.001135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3768" calcext:value-type="float">
            <text:p>0.003637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9665" calcext:value-type="float">
            <text:p>0.002896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685" calcext:value-type="float">
            <text:p>0.002636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4287" calcext:value-type="float">
            <text:p>0.007342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3204" calcext:value-type="float">
            <text:p>0.004432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4495" calcext:value-type="float">
            <text:p>0.003444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9841" calcext:value-type="float">
            <text:p>0.004898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70473" calcext:value-type="float">
            <text:p>0.005704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2672" calcext:value-type="float">
            <text:p>0.001326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9495" calcext:value-type="float">
            <text:p>0.006894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6494" calcext:value-type="float">
            <text:p>0.004164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7733" calcext:value-type="float">
            <text:p>0.00117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5825" calcext:value-type="float">
            <text:p>0.003458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8465" calcext:value-type="float">
            <text:p>0.002984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28982" calcext:value-type="float">
            <text:p>0.009289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8821" calcext:value-type="float">
            <text:p>0.004388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9679" calcext:value-type="float">
            <text:p>0.003196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5507" calcext:value-type="float">
            <text:p>0.001155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1692" calcext:value-type="float">
            <text:p>0.004716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54996" calcext:value-type="float">
            <text:p>0.007549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7319" calcext:value-type="float">
            <text:p>0.001373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6322" calcext:value-type="float">
            <text:p>0.01163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53474" calcext:value-type="float">
            <text:p>0.006534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1226" calcext:value-type="float">
            <text:p>0.001812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3042" calcext:value-type="float">
            <text:p>0.004230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5408" calcext:value-type="float">
            <text:p>0.002854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3988" calcext:value-type="float">
            <text:p>0.003039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238" calcext:value-type="float">
            <text:p>0.00662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3099" calcext:value-type="float">
            <text:p>0.002730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3208" calcext:value-type="float">
            <text:p>0.007232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9674" calcext:value-type="float">
            <text:p>0.004396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7175" calcext:value-type="float">
            <text:p>0.002771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381" calcext:value-type="float">
            <text:p>0.00123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5781" calcext:value-type="float">
            <text:p>0.01057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69581" calcext:value-type="float">
            <text:p>0.004695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0555" calcext:value-type="float">
            <text:p>0.001105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7916" calcext:value-type="float">
            <text:p>0.0043791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1344" calcext:value-type="float">
            <text:p>0.002913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395" calcext:value-type="float">
            <text:p>0.002703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7488" calcext:value-type="float">
            <text:p>0.008374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21169" calcext:value-type="float">
            <text:p>0.007211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70263" calcext:value-type="float">
            <text:p>0.001702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0025" calcext:value-type="float">
            <text:p>0.004300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2148" calcext:value-type="float">
            <text:p>0.002721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7635" calcext:value-type="float">
            <text:p>0.003476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07741" calcext:value-type="float">
            <text:p>0.008077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95643" calcext:value-type="float">
            <text:p>0.008956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3472" calcext:value-type="float">
            <text:p>0.001534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86015" calcext:value-type="float">
            <text:p>0.01860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08526" calcext:value-type="float">
            <text:p>0.006085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52428" calcext:value-type="float">
            <text:p>0.001524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7522" calcext:value-type="float">
            <text:p>0.005275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4828" calcext:value-type="float">
            <text:p>0.002948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9082" calcext:value-type="float">
            <text:p>0.001390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3178" calcext:value-type="float">
            <text:p>0.0035317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4723" calcext:value-type="float">
            <text:p>0.003147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0082" calcext:value-type="float">
            <text:p>0.002600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15405" calcext:value-type="float">
            <text:p>0.007154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0775" calcext:value-type="float">
            <text:p>0.003107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5419" calcext:value-type="float">
            <text:p>0.001454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84904" calcext:value-type="float">
            <text:p>0.008849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4018" calcext:value-type="float">
            <text:p>0.003540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0734" calcext:value-type="float">
            <text:p>0.001207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1258" calcext:value-type="float">
            <text:p>0.006912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1051" calcext:value-type="float">
            <text:p>0.004210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985" calcext:value-type="float">
            <text:p>0.001349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715" calcext:value-type="float">
            <text:p>0.00397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62323" calcext:value-type="float">
            <text:p>0.007623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6441" calcext:value-type="float">
            <text:p>0.002964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6067" calcext:value-type="float">
            <text:p>0.006760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5277" calcext:value-type="float">
            <text:p>0.00385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3082" calcext:value-type="float">
            <text:p>0.003830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2872" calcext:value-type="float">
            <text:p>0.004428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69994" calcext:value-type="float">
            <text:p>0.008699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44164" calcext:value-type="float">
            <text:p>0.008441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8437" calcext:value-type="float">
            <text:p>0.0073843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7675" calcext:value-type="float">
            <text:p>0.004976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835" calcext:value-type="float">
            <text:p>0.001348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1179" calcext:value-type="float">
            <text:p>0.004511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6039" calcext:value-type="float">
            <text:p>0.003060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34621" calcext:value-type="float">
            <text:p>0.001346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8663" calcext:value-type="float">
            <text:p>0.007286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3881" calcext:value-type="float">
            <text:p>0.003038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1732" calcext:value-type="float">
            <text:p>0.002017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7624" calcext:value-type="float">
            <text:p>0.004676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3843" calcext:value-type="float">
            <text:p>0.004538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935736" calcext:value-type="float">
            <text:p>0.0009357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7294" calcext:value-type="float">
            <text:p>0.0047729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1542" calcext:value-type="float">
            <text:p>0.00815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391" calcext:value-type="float">
            <text:p>0.00103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15802" calcext:value-type="float">
            <text:p>0.009158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0026" calcext:value-type="float">
            <text:p>0.003200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0019" calcext:value-type="float">
            <text:p>0.001100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697" calcext:value-type="float">
            <text:p>0.007369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8016" calcext:value-type="float">
            <text:p>0.003280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249" calcext:value-type="float">
            <text:p>0.0012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1665" calcext:value-type="float">
            <text:p>0.004716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1018" calcext:value-type="float">
            <text:p>0.003110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7728" calcext:value-type="float">
            <text:p>0.003077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8418" calcext:value-type="float">
            <text:p>0.0062841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77402" calcext:value-type="float">
            <text:p>0.005774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32086" calcext:value-type="float">
            <text:p>0.0008320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91269" calcext:value-type="float">
            <text:p>0.007912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57872" calcext:value-type="float">
            <text:p>0.007578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5418" calcext:value-type="float">
            <text:p>0.001054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0438" calcext:value-type="float">
            <text:p>0.01104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0874" calcext:value-type="float">
            <text:p>0.003608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8583" calcext:value-type="float">
            <text:p>0.003285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239" calcext:value-type="float">
            <text:p>0.00472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1002" calcext:value-type="float">
            <text:p>0.002910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3156" calcext:value-type="float">
            <text:p>0.003831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0932" calcext:value-type="float">
            <text:p>0.006909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9795" calcext:value-type="float">
            <text:p>0.001797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585283" calcext:value-type="float">
            <text:p>0.0005852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3079" calcext:value-type="float">
            <text:p>0.004630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4735" calcext:value-type="float">
            <text:p>0.003847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66347" calcext:value-type="float">
            <text:p>0.0008663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4288" calcext:value-type="float">
            <text:p>0.01242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04466" calcext:value-type="float">
            <text:p>0.005044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692464" calcext:value-type="float">
            <text:p>0.0006924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6158" calcext:value-type="float">
            <text:p>0.004761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39682" calcext:value-type="float">
            <text:p>0.006396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9117" calcext:value-type="float">
            <text:p>0.01191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5898" calcext:value-type="float">
            <text:p>0.006958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92741" calcext:value-type="float">
            <text:p>0.01927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0248" calcext:value-type="float">
            <text:p>0.002102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826" calcext:value-type="float">
            <text:p>0.0128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8981" calcext:value-type="float">
            <text:p>0.001689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7079" calcext:value-type="float">
            <text:p>0.003470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7126" calcext:value-type="float">
            <text:p>0.01071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7945" calcext:value-type="float">
            <text:p>0.001679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0708" calcext:value-type="float">
            <text:p>0.001007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6552" calcext:value-type="float">
            <text:p>0.004565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9922" calcext:value-type="float">
            <text:p>0.001399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0896538" calcext:value-type="float">
            <text:p>0.0008965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0082" calcext:value-type="float">
            <text:p>0.0057008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0274" calcext:value-type="float">
            <text:p>0.001602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196" calcext:value-type="float">
            <text:p>0.00431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431" calcext:value-type="float">
            <text:p>0.00364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0677" calcext:value-type="float">
            <text:p>0.00106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375" calcext:value-type="float">
            <text:p>0.001983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68614" calcext:value-type="float">
            <text:p>0.005686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095" calcext:value-type="float">
            <text:p>0.00240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02044" calcext:value-type="float">
            <text:p>0.001020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5551" calcext:value-type="float">
            <text:p>0.006055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18967" calcext:value-type="float">
            <text:p>0.01189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8733" calcext:value-type="float">
            <text:p>0.0118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1248" calcext:value-type="float">
            <text:p>0.005112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4508" calcext:value-type="float">
            <text:p>0.001445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18697" calcext:value-type="float">
            <text:p>0.001186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4851" calcext:value-type="float">
            <text:p>0.004548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8173" calcext:value-type="float">
            <text:p>0.001581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62109" calcext:value-type="float">
            <text:p>0.001621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7614" calcext:value-type="float">
            <text:p>0.006376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2709" calcext:value-type="float">
            <text:p>0.001427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0518" calcext:value-type="float">
            <text:p>0.0041051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1813" calcext:value-type="float">
            <text:p>0.004618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2938" calcext:value-type="float">
            <text:p>0.003429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6035" calcext:value-type="float">
            <text:p>0.001960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2541" calcext:value-type="float">
            <text:p>0.007325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2944" calcext:value-type="float">
            <text:p>0.004229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6095" calcext:value-type="float">
            <text:p>0.002060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8855" calcext:value-type="float">
            <text:p>0.004588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859525" calcext:value-type="float">
            <text:p>0.0008595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7232" calcext:value-type="float">
            <text:p>0.002172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2132" calcext:value-type="float">
            <text:p>0.004721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298" calcext:value-type="float">
            <text:p>0.00482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1309" calcext:value-type="float">
            <text:p>0.003813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2037" calcext:value-type="float">
            <text:p>0.0046203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8361" calcext:value-type="float">
            <text:p>0.001183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9861" calcext:value-type="float">
            <text:p>0.007798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1433" calcext:value-type="float">
            <text:p>0.007314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9758" calcext:value-type="float">
            <text:p>0.003097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3159" calcext:value-type="float">
            <text:p>0.002131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3109" calcext:value-type="float">
            <text:p>0.006331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0079" calcext:value-type="float">
            <text:p>0.002200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8022" calcext:value-type="float">
            <text:p>0.003080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4833" calcext:value-type="float">
            <text:p>0.004548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2388" calcext:value-type="float">
            <text:p>0.002223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406" calcext:value-type="float">
            <text:p>0.00394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4948" calcext:value-type="float">
            <text:p>0.004649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7232" calcext:value-type="float">
            <text:p>0.003072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3327" calcext:value-type="float">
            <text:p>0.004333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6902" calcext:value-type="float">
            <text:p>0.005569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3403" calcext:value-type="float">
            <text:p>0.001734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4097" calcext:value-type="float">
            <text:p>0.002040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5054" calcext:value-type="float">
            <text:p>0.007250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4914" calcext:value-type="float">
            <text:p>0.004849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4902" calcext:value-type="float">
            <text:p>0.002249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6193" calcext:value-type="float">
            <text:p>0.006961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9142" calcext:value-type="float">
            <text:p>0.001391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8011" calcext:value-type="float">
            <text:p>0.002080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9204" calcext:value-type="float">
            <text:p>0.004792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37127" calcext:value-type="float">
            <text:p>0.004371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6028" calcext:value-type="float">
            <text:p>0.002960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7679" calcext:value-type="float">
            <text:p>0.006876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41871" calcext:value-type="float">
            <text:p>0.01418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1124" calcext:value-type="float">
            <text:p>0.006811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4324" calcext:value-type="float">
            <text:p>0.004643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4579" calcext:value-type="float">
            <text:p>0.002745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9829" calcext:value-type="float">
            <text:p>0.00198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9565" calcext:value-type="float">
            <text:p>0.00895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00676" calcext:value-type="float">
            <text:p>0.00600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08889" calcext:value-type="float">
            <text:p>0.002088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94841" calcext:value-type="float">
            <text:p>0.004948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7898" calcext:value-type="float">
            <text:p>0.002178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0264" calcext:value-type="float">
            <text:p>0.004402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54765" calcext:value-type="float">
            <text:p>0.009547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0168" calcext:value-type="float">
            <text:p>0.003001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0067" calcext:value-type="float">
            <text:p>0.005800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2402" calcext:value-type="float">
            <text:p>0.0048240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1913" calcext:value-type="float">
            <text:p>0.002519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2659" calcext:value-type="float">
            <text:p>0.006626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0399" calcext:value-type="float">
            <text:p>0.007203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24369" calcext:value-type="float">
            <text:p>0.0052436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6764" calcext:value-type="float">
            <text:p>0.002367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3685" calcext:value-type="float">
            <text:p>0.004736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7844" calcext:value-type="float">
            <text:p>0.001778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7071" calcext:value-type="float">
            <text:p>0.002370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5049" calcext:value-type="float">
            <text:p>0.0041504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81712" calcext:value-type="float">
            <text:p>0.001817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3872" calcext:value-type="float">
            <text:p>0.007438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6298" calcext:value-type="float">
            <text:p>0.004662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0511" calcext:value-type="float">
            <text:p>0.001305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4282" calcext:value-type="float">
            <text:p>0.006242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803" calcext:value-type="float">
            <text:p>0.005480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61272" calcext:value-type="float">
            <text:p>0.006612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088" calcext:value-type="float">
            <text:p>0.001890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1361" calcext:value-type="float">
            <text:p>0.006613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3082" calcext:value-type="float">
            <text:p>0.003830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89607" calcext:value-type="float">
            <text:p>0.001896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8806" calcext:value-type="float">
            <text:p>0.005188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16152" calcext:value-type="float">
            <text:p>0.001161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53851" calcext:value-type="float">
            <text:p>0.002538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8401" calcext:value-type="float">
            <text:p>0.004284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0942714" calcext:value-type="float">
            <text:p>0.0009427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0395" calcext:value-type="float">
            <text:p>0.004003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8676" calcext:value-type="float">
            <text:p>0.005086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38289" calcext:value-type="float">
            <text:p>0.004382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95031" calcext:value-type="float">
            <text:p>0.008950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865" calcext:value-type="float">
            <text:p>0.01186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89458" calcext:value-type="float">
            <text:p>0.003894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3255" calcext:value-type="float">
            <text:p>0.001432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9635" calcext:value-type="float">
            <text:p>0.003796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098" calcext:value-type="float">
            <text:p>0.00300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143182" calcext:value-type="float">
            <text:p>0.001431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1753" calcext:value-type="float">
            <text:p>0.003617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2666" calcext:value-type="float">
            <text:p>0.001526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176" calcext:value-type="float">
            <text:p>0.00371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1714" calcext:value-type="float">
            <text:p>0.005717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2229" calcext:value-type="float">
            <text:p>0.001422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4601" calcext:value-type="float">
            <text:p>0.005746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4192" calcext:value-type="float">
            <text:p>0.004141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3519" calcext:value-type="float">
            <text:p>0.001735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8699" calcext:value-type="float">
            <text:p>0.002286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9624" calcext:value-type="float">
            <text:p>0.005796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14277" calcext:value-type="float">
            <text:p>0.006142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838" calcext:value-type="float">
            <text:p>0.002908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5904" calcext:value-type="float">
            <text:p>0.004459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38006" calcext:value-type="float">
            <text:p>0.001380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7764" calcext:value-type="float">
            <text:p>0.002977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168" calcext:value-type="float">
            <text:p>0.00421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234" calcext:value-type="float">
            <text:p>0.00162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6994" calcext:value-type="float">
            <text:p>0.003269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2579" calcext:value-type="float">
            <text:p>0.0042257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53248" calcext:value-type="float">
            <text:p>0.001532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3245" calcext:value-type="float">
            <text:p>0.007232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6296" calcext:value-type="float">
            <text:p>0.01162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4982" calcext:value-type="float">
            <text:p>0.004449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3567" calcext:value-type="float">
            <text:p>0.002835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9783" calcext:value-type="float">
            <text:p>0.003297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3959" calcext:value-type="float">
            <text:p>0.0019395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2138" calcext:value-type="float">
            <text:p>0.003121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2735" calcext:value-type="float">
            <text:p>0.006627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6013" calcext:value-type="float">
            <text:p>0.002260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0817" calcext:value-type="float">
            <text:p>0.003008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3523" calcext:value-type="float">
            <text:p>0.0042352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69471" calcext:value-type="float">
            <text:p>0.001694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7713" calcext:value-type="float">
            <text:p>0.006177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41211" calcext:value-type="float">
            <text:p>0.01412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51643" calcext:value-type="float">
            <text:p>0.004516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601" calcext:value-type="float">
            <text:p>0.003046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3569" calcext:value-type="float">
            <text:p>0.01035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2903" calcext:value-type="float">
            <text:p>0.004229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809" calcext:value-type="float">
            <text:p>0.002788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8055" calcext:value-type="float">
            <text:p>0.01680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2114" calcext:value-type="float">
            <text:p>0.005321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815" calcext:value-type="float">
            <text:p>0.0138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2962" calcext:value-type="float">
            <text:p>0.004629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0715" calcext:value-type="float">
            <text:p>0.002107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148" calcext:value-type="float">
            <text:p>0.00481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1599" calcext:value-type="float">
            <text:p>0.006315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25999" calcext:value-type="float">
            <text:p>0.01259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2967" calcext:value-type="float">
            <text:p>0.007429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6141" calcext:value-type="float">
            <text:p>0.005861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77556" calcext:value-type="float">
            <text:p>0.009775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4635" calcext:value-type="float">
            <text:p>0.003046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59419" calcext:value-type="float">
            <text:p>0.008594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69198" calcext:value-type="float">
            <text:p>0.01691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5135" calcext:value-type="float">
            <text:p>0.003051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0038" calcext:value-type="float">
            <text:p>0.004400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57341" calcext:value-type="float">
            <text:p>0.01573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3572" calcext:value-type="float">
            <text:p>0.004635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293" calcext:value-type="float">
            <text:p>0.00692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8665" calcext:value-type="float">
            <text:p>0.002186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9991" calcext:value-type="float">
            <text:p>0.005099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0426" calcext:value-type="float">
            <text:p>0.004504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11" calcext:value-type="float">
            <text:p>0.00201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0203" calcext:value-type="float">
            <text:p>0.01002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3987" calcext:value-type="float">
            <text:p>0.0047398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1397" calcext:value-type="float">
            <text:p>0.002013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5912" calcext:value-type="float">
            <text:p>0.003059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2237" calcext:value-type="float">
            <text:p>0.0043223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254" calcext:value-type="float">
            <text:p>0.00232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719" calcext:value-type="float">
            <text:p>0.002777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2577" calcext:value-type="float">
            <text:p>0.006725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5167" calcext:value-type="float">
            <text:p>0.002551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0714" calcext:value-type="float">
            <text:p>0.005407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72209" calcext:value-type="float">
            <text:p>0.003722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4836" calcext:value-type="float">
            <text:p>0.002648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3533" calcext:value-type="float">
            <text:p>0.002635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43342" calcext:value-type="float">
            <text:p>0.008433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8785" calcext:value-type="float">
            <text:p>0.002987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066" calcext:value-type="float">
            <text:p>0.002750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2021" calcext:value-type="float">
            <text:p>0.004220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83223" calcext:value-type="float">
            <text:p>0.009832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819" calcext:value-type="float">
            <text:p>0.002738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1969" calcext:value-type="float">
            <text:p>0.004319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2321" calcext:value-type="float">
            <text:p>0.003023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683" calcext:value-type="float">
            <text:p>0.0028868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2721" calcext:value-type="float">
            <text:p>0.004427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6008" calcext:value-type="float">
            <text:p>0.002860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6137" calcext:value-type="float">
            <text:p>0.0059613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5439" calcext:value-type="float">
            <text:p>0.006154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3357" calcext:value-type="float">
            <text:p>0.002933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8422" calcext:value-type="float">
            <text:p>0.002384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6062" calcext:value-type="float">
            <text:p>0.005060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4392" calcext:value-type="float">
            <text:p>0.004843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0191" calcext:value-type="float">
            <text:p>0.005501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12677" calcext:value-type="float">
            <text:p>0.0081267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1293" calcext:value-type="float">
            <text:p>0.00912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9758" calcext:value-type="float">
            <text:p>0.002797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0524" calcext:value-type="float">
            <text:p>0.004705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71308" calcext:value-type="float">
            <text:p>0.003713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5126" calcext:value-type="float">
            <text:p>0.002651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1624" calcext:value-type="float">
            <text:p>0.006916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1801" calcext:value-type="float">
            <text:p>0.003018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0246" calcext:value-type="float">
            <text:p>0.005202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9388" calcext:value-type="float">
            <text:p>0.004893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4072" calcext:value-type="float">
            <text:p>0.004440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14544" calcext:value-type="float">
            <text:p>0.002145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6022" calcext:value-type="float">
            <text:p>0.005160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5339" calcext:value-type="float">
            <text:p>0.00653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8634" calcext:value-type="float">
            <text:p>0.0024863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68234" calcext:value-type="float">
            <text:p>0.01682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6036" calcext:value-type="float">
            <text:p>0.00296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61307" calcext:value-type="float">
            <text:p>0.0026130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8919" calcext:value-type="float">
            <text:p>0.004089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5143" calcext:value-type="float">
            <text:p>0.002951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2223" calcext:value-type="float">
            <text:p>0.005522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7393" calcext:value-type="float">
            <text:p>0.004573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5698" calcext:value-type="float">
            <text:p>0.003156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9942" calcext:value-type="float">
            <text:p>0.006099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91469" calcext:value-type="float">
            <text:p>0.005914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8704" calcext:value-type="float">
            <text:p>0.003187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497" calcext:value-type="float">
            <text:p>0.00224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84066" calcext:value-type="float">
            <text:p>0.008840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5363" calcext:value-type="float">
            <text:p>0.004153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8786" calcext:value-type="float">
            <text:p>0.005587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9841" calcext:value-type="float">
            <text:p>0.007698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38701" calcext:value-type="float">
            <text:p>0.007387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3173" calcext:value-type="float">
            <text:p>0.002731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0633" calcext:value-type="float">
            <text:p>0.0040063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871771" calcext:value-type="float">
            <text:p>0.008717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3244" calcext:value-type="float">
            <text:p>0.003932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4357" calcext:value-type="float">
            <text:p>0.008743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9442" calcext:value-type="float">
            <text:p>0.004294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3766" calcext:value-type="float">
            <text:p>0.004537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16874" calcext:value-type="float">
            <text:p>0.009168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04495" calcext:value-type="float">
            <text:p>0.01044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7303" calcext:value-type="float">
            <text:p>0.01073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0234" calcext:value-type="float">
            <text:p>0.01102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7435" calcext:value-type="float">
            <text:p>0.003274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6266" calcext:value-type="float">
            <text:p>0.003062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7872" calcext:value-type="float">
            <text:p>0.0036787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0215" calcext:value-type="float">
            <text:p>0.003302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2326" calcext:value-type="float">
            <text:p>0.004423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0839" calcext:value-type="float">
            <text:p>0.006608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8475" calcext:value-type="float">
            <text:p>0.003084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8845" calcext:value-type="float">
            <text:p>0.004288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7313" calcext:value-type="float">
            <text:p>0.0043731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6197" calcext:value-type="float">
            <text:p>0.00761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1954" calcext:value-type="float">
            <text:p>0.003319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3638" calcext:value-type="float">
            <text:p>0.006636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78286" calcext:value-type="float">
            <text:p>0.005782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16339" calcext:value-type="float">
            <text:p>0.003163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3105" calcext:value-type="float">
            <text:p>0.004331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9553" calcext:value-type="float">
            <text:p>0.002395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8896" calcext:value-type="float">
            <text:p>0.003288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6825" calcext:value-type="float">
            <text:p>0.0065682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061" calcext:value-type="float">
            <text:p>0.00270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3163" calcext:value-type="float">
            <text:p>0.0034316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6999" calcext:value-type="float">
            <text:p>0.004369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74344" calcext:value-type="float">
            <text:p>0.001743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0877" calcext:value-type="float">
            <text:p>0.003208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434" calcext:value-type="float">
            <text:p>0.00444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80615" calcext:value-type="float">
            <text:p>0.006806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0676" calcext:value-type="float">
            <text:p>0.003306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61366" calcext:value-type="float">
            <text:p>0.008613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42092" calcext:value-type="float">
            <text:p>0.001420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81" calcext:value-type="float">
            <text:p>0.0033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5142" calcext:value-type="float">
            <text:p>0.0050514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46225" calcext:value-type="float">
            <text:p>0.006462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8399" calcext:value-type="float">
            <text:p>0.002983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6183" calcext:value-type="float">
            <text:p>0.0042618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5122" calcext:value-type="float">
            <text:p>0.0021512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0989" calcext:value-type="float">
            <text:p>0.003609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6695" calcext:value-type="float">
            <text:p>0.006066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0417" calcext:value-type="float">
            <text:p>0.002304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7974" calcext:value-type="float">
            <text:p>0.003379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2163" calcext:value-type="float">
            <text:p>0.01221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7175" calcext:value-type="float">
            <text:p>0.004171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76" calcext:value-type="float">
            <text:p>0.0034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6885" calcext:value-type="float">
            <text:p>0.006368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5682" calcext:value-type="float">
            <text:p>0.002156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2682" calcext:value-type="float">
            <text:p>0.003426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7388" calcext:value-type="float">
            <text:p>0.004273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601" calcext:value-type="float">
            <text:p>0.002960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0176" calcext:value-type="float">
            <text:p>0.005001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7174" calcext:value-type="float">
            <text:p>0.006071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0671" calcext:value-type="float">
            <text:p>0.002606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1678" calcext:value-type="float">
            <text:p>0.006116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2554" calcext:value-type="float">
            <text:p>0.005025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5524" calcext:value-type="float">
            <text:p>0.004255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0115" calcext:value-type="float">
            <text:p>0.003401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295" calcext:value-type="float">
            <text:p>0.00632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89675" calcext:value-type="float">
            <text:p>0.005896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5987" calcext:value-type="float">
            <text:p>0.003459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22" calcext:value-type="float">
            <text:p>0.0042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08661" calcext:value-type="float">
            <text:p>0.0090866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1704" calcext:value-type="float">
            <text:p>0.007717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0754" calcext:value-type="float">
            <text:p>0.004307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7245" calcext:value-type="float">
            <text:p>0.002672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64989" calcext:value-type="float">
            <text:p>0.007649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24498" calcext:value-type="float">
            <text:p>0.0092449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2671" calcext:value-type="float">
            <text:p>0.002326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951" calcext:value-type="float">
            <text:p>0.002789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817" calcext:value-type="float">
            <text:p>0.006081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5162" calcext:value-type="float">
            <text:p>0.005351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1916" calcext:value-type="float">
            <text:p>0.002919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0896" calcext:value-type="float">
            <text:p>0.0042089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04097" calcext:value-type="float">
            <text:p>0.002040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797" calcext:value-type="float">
            <text:p>0.002907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88058" calcext:value-type="float">
            <text:p>0.0078805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7538" calcext:value-type="float">
            <text:p>0.002175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914" calcext:value-type="float">
            <text:p>0.002899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8852" calcext:value-type="float">
            <text:p>0.0041885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9533" calcext:value-type="float">
            <text:p>0.002395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0867" calcext:value-type="float">
            <text:p>0.0043086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062" calcext:value-type="float">
            <text:p>0.00870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43431" calcext:value-type="float">
            <text:p>0.003434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836" calcext:value-type="float">
            <text:p>0.002858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6592" calcext:value-type="float">
            <text:p>0.006765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50331" calcext:value-type="float">
            <text:p>0.006503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6146" calcext:value-type="float">
            <text:p>0.0030614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3445" calcext:value-type="float">
            <text:p>0.01034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199272" calcext:value-type="float">
            <text:p>0.001992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1392" calcext:value-type="float">
            <text:p>0.01113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539" calcext:value-type="float">
            <text:p>0.0105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1085" calcext:value-type="float">
            <text:p>0.0021108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9772" calcext:value-type="float">
            <text:p>0.005097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4973" calcext:value-type="float">
            <text:p>0.010497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2962" calcext:value-type="float">
            <text:p>0.004429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971" calcext:value-type="float">
            <text:p>0.002889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72515" calcext:value-type="float">
            <text:p>0.0097251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5779" calcext:value-type="float">
            <text:p>0.004057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9487" calcext:value-type="float">
            <text:p>0.002894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55586" calcext:value-type="float">
            <text:p>0.01555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33172" calcext:value-type="float">
            <text:p>0.004331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90181" calcext:value-type="float">
            <text:p>0.002901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9454" calcext:value-type="float">
            <text:p>0.01294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4093" calcext:value-type="float">
            <text:p>0.002440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70651" calcext:value-type="float">
            <text:p>0.004706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3531" calcext:value-type="float">
            <text:p>0.01235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476" calcext:value-type="float">
            <text:p>0.00284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5849" calcext:value-type="float">
            <text:p>0.0052584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238" calcext:value-type="float">
            <text:p>0.006723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8588" calcext:value-type="float">
            <text:p>0.003085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0219" calcext:value-type="float">
            <text:p>0.003602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46014" calcext:value-type="float">
            <text:p>0.006460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07098" calcext:value-type="float">
            <text:p>0.004070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8575" calcext:value-type="float">
            <text:p>0.003485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55635" calcext:value-type="float">
            <text:p>0.007556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5831" calcext:value-type="float">
            <text:p>0.002958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3494" calcext:value-type="float">
            <text:p>0.003434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911" calcext:value-type="float">
            <text:p>0.0119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3233" calcext:value-type="float">
            <text:p>0.002832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6733" calcext:value-type="float">
            <text:p>0.003567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6389" calcext:value-type="float">
            <text:p>0.0069638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5523" calcext:value-type="float">
            <text:p>0.002755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1633" calcext:value-type="float">
            <text:p>0.005216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4639" calcext:value-type="float">
            <text:p>0.005046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10129" calcext:value-type="float">
            <text:p>0.004101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8058" calcext:value-type="float">
            <text:p>0.0034805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59845" calcext:value-type="float">
            <text:p>0.0095984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47253" calcext:value-type="float">
            <text:p>0.006472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1289" calcext:value-type="float">
            <text:p>0.003612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0301" calcext:value-type="float">
            <text:p>0.01103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1928" calcext:value-type="float">
            <text:p>0.002819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9431" calcext:value-type="float">
            <text:p>0.003394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4305" calcext:value-type="float">
            <text:p>0.004143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4394" calcext:value-type="float">
            <text:p>0.002943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7681" calcext:value-type="float">
            <text:p>0.003676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3229" calcext:value-type="float">
            <text:p>0.0053322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3206" calcext:value-type="float">
            <text:p>0.004932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4341" calcext:value-type="float">
            <text:p>0.003543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60505" calcext:value-type="float">
            <text:p>0.008605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7879" calcext:value-type="float">
            <text:p>0.004878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9268" calcext:value-type="float">
            <text:p>0.003692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71219" calcext:value-type="float">
            <text:p>0.0097121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1309" calcext:value-type="float">
            <text:p>0.002913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8696" calcext:value-type="float">
            <text:p>0.003486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6406" calcext:value-type="float">
            <text:p>0.004064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9054" calcext:value-type="float">
            <text:p>0.002790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7668" calcext:value-type="float">
            <text:p>0.0048766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5192" calcext:value-type="float">
            <text:p>0.004151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50408" calcext:value-type="float">
            <text:p>0.006504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2745" calcext:value-type="float">
            <text:p>0.005527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3261" calcext:value-type="float">
            <text:p>0.0055326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96326" calcext:value-type="float">
            <text:p>0.006963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7156" calcext:value-type="float">
            <text:p>0.003571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3741" calcext:value-type="float">
            <text:p>0.007437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92903" calcext:value-type="float">
            <text:p>0.005929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7915" calcext:value-type="float">
            <text:p>0.003579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9734" calcext:value-type="float">
            <text:p>0.004097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9887" calcext:value-type="float">
            <text:p>0.002498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9608" calcext:value-type="float">
            <text:p>0.003496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6976" calcext:value-type="float">
            <text:p>0.0063697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8362" calcext:value-type="float">
            <text:p>0.003583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95497" calcext:value-type="float">
            <text:p>0.008954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2857" calcext:value-type="float">
            <text:p>0.0042285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41455" calcext:value-type="float">
            <text:p>0.005414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54244" calcext:value-type="float">
            <text:p>0.0075424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33005" calcext:value-type="float">
            <text:p>0.005330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83977" calcext:value-type="float">
            <text:p>0.0068397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5913" calcext:value-type="float">
            <text:p>0.003459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6169" calcext:value-type="float">
            <text:p>0.004061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888" calcext:value-type="float">
            <text:p>0.00228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4287" calcext:value-type="float">
            <text:p>0.003642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0081" calcext:value-type="float">
            <text:p>0.006300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1266" calcext:value-type="float">
            <text:p>0.0023126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1572" calcext:value-type="float">
            <text:p>0.008315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9731" calcext:value-type="float">
            <text:p>0.0043973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4023" calcext:value-type="float">
            <text:p>0.002240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9543" calcext:value-type="float">
            <text:p>0.006295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9043" calcext:value-type="float">
            <text:p>0.005790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1799" calcext:value-type="float">
            <text:p>0.005317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0914" calcext:value-type="float">
            <text:p>0.003509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9641" calcext:value-type="float">
            <text:p>0.0058964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98419" calcext:value-type="float">
            <text:p>0.00984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1387" calcext:value-type="float">
            <text:p>0.005513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9235" calcext:value-type="float">
            <text:p>0.008792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7586" calcext:value-type="float">
            <text:p>0.002675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878" calcext:value-type="float">
            <text:p>0.00288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0805" calcext:value-type="float">
            <text:p>0.0041080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8154" calcext:value-type="float">
            <text:p>0.002781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5614" calcext:value-type="float">
            <text:p>0.0028561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4599" calcext:value-type="float">
            <text:p>0.006459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6103" calcext:value-type="float">
            <text:p>0.002761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5253" calcext:value-type="float">
            <text:p>0.007352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9434" calcext:value-type="float">
            <text:p>0.0040943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48555" calcext:value-type="float">
            <text:p>0.005485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7319" calcext:value-type="float">
            <text:p>0.0048731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9386" calcext:value-type="float">
            <text:p>0.007793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26529" calcext:value-type="float">
            <text:p>0.006265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10308" calcext:value-type="float">
            <text:p>0.01103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9771" calcext:value-type="float">
            <text:p>0.0034977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4712" calcext:value-type="float">
            <text:p>0.002647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5598" calcext:value-type="float">
            <text:p>0.01355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40722" calcext:value-type="float">
            <text:p>0.006407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4882" calcext:value-type="float">
            <text:p>0.002348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3748" calcext:value-type="float">
            <text:p>0.005237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435" calcext:value-type="float">
            <text:p>0.003943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6348" calcext:value-type="float">
            <text:p>0.002463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981293" calcext:value-type="float">
            <text:p>0.009812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43926" calcext:value-type="float">
            <text:p>0.007439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97986" calcext:value-type="float">
            <text:p>0.005979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22079" calcext:value-type="float">
            <text:p>0.01220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2239" calcext:value-type="float">
            <text:p>0.003622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894" calcext:value-type="float">
            <text:p>0.00278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86543" calcext:value-type="float">
            <text:p>0.002865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7204" calcext:value-type="float">
            <text:p>0.004872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8348" calcext:value-type="float">
            <text:p>0.002483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56574" calcext:value-type="float">
            <text:p>0.0045657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0364" calcext:value-type="float">
            <text:p>0.0041036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236" calcext:value-type="float">
            <text:p>0.00282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9308" calcext:value-type="float">
            <text:p>0.0062930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432" calcext:value-type="float">
            <text:p>0.00424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79276" calcext:value-type="float">
            <text:p>0.0067927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7352" calcext:value-type="float">
            <text:p>0.003273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50074" calcext:value-type="float">
            <text:p>0.008500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94371" calcext:value-type="float">
            <text:p>0.005943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02794" calcext:value-type="float">
            <text:p>0.0030279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33964" calcext:value-type="float">
            <text:p>0.013396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6835" calcext:value-type="float">
            <text:p>0.002368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8565" calcext:value-type="float">
            <text:p>0.003385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9951" calcext:value-type="float">
            <text:p>0.004099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31679" calcext:value-type="float">
            <text:p>0.002316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2125" calcext:value-type="float">
            <text:p>0.002321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88774" calcext:value-type="float">
            <text:p>0.0058877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95735" calcext:value-type="float">
            <text:p>0.0069573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30542" calcext:value-type="float">
            <text:p>0.0023054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0593" calcext:value-type="float">
            <text:p>0.006905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15913" calcext:value-type="float">
            <text:p>0.0061591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9691" calcext:value-type="float">
            <text:p>0.002296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6668" calcext:value-type="float">
            <text:p>0.004866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2206" calcext:value-type="float">
            <text:p>0.00222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1336" calcext:value-type="float">
            <text:p>0.002213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8563" calcext:value-type="float">
            <text:p>0.0041856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18193" calcext:value-type="float">
            <text:p>0.0021819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2378" calcext:value-type="float">
            <text:p>0.002237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9166" calcext:value-type="float">
            <text:p>0.005491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6923" calcext:value-type="float">
            <text:p>0.002469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0779" calcext:value-type="float">
            <text:p>0.0066077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6192" calcext:value-type="float">
            <text:p>0.0048619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3109" calcext:value-type="float">
            <text:p>0.002831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0924" calcext:value-type="float">
            <text:p>0.0027092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10328" calcext:value-type="float">
            <text:p>0.0071032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1486" calcext:value-type="float">
            <text:p>0.00714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45497" calcext:value-type="float">
            <text:p>0.002454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8285" calcext:value-type="float">
            <text:p>0.004182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5804" calcext:value-type="float">
            <text:p>0.003058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5138" calcext:value-type="float">
            <text:p>0.005551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2485" calcext:value-type="float">
            <text:p>0.0067248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3227" calcext:value-type="float">
            <text:p>0.002832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8741" calcext:value-type="float">
            <text:p>0.0073874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102021" calcext:value-type="float">
            <text:p>0.010202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3271" calcext:value-type="float">
            <text:p>0.0024327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3848" calcext:value-type="float">
            <text:p>0.0070384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2624" calcext:value-type="float">
            <text:p>0.0052262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24033" calcext:value-type="float">
            <text:p>0.003240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9086" calcext:value-type="float">
            <text:p>0.0034908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6009" calcext:value-type="float">
            <text:p>0.0032600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4816" calcext:value-type="float">
            <text:p>0.00248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66006" calcext:value-type="float">
            <text:p>0.0056600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9754" calcext:value-type="float">
            <text:p>0.006797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296" calcext:value-type="float">
            <text:p>0.00532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3087" calcext:value-type="float">
            <text:p>0.008308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8586" calcext:value-type="float">
            <text:p>0.0040858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8064" calcext:value-type="float">
            <text:p>0.002980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6892" calcext:value-type="float">
            <text:p>0.006368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7151" calcext:value-type="float">
            <text:p>0.005071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20909" calcext:value-type="float">
            <text:p>0.004209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14633" calcext:value-type="float">
            <text:p>0.007146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6706" calcext:value-type="float">
            <text:p>0.0068670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0751" calcext:value-type="float">
            <text:p>0.006075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2533" calcext:value-type="float">
            <text:p>0.00425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536" calcext:value-type="float">
            <text:p>0.004053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0728" calcext:value-type="float">
            <text:p>0.002807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1362" calcext:value-type="float">
            <text:p>0.0035136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3766" calcext:value-type="float">
            <text:p>0.0033376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5973" calcext:value-type="float">
            <text:p>0.002959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7557" calcext:value-type="float">
            <text:p>0.0063755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14826" calcext:value-type="float">
            <text:p>0.006148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9429" calcext:value-type="float">
            <text:p>0.004894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11988" calcext:value-type="float">
            <text:p>0.007119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42614" calcext:value-type="float">
            <text:p>0.0044261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61738" calcext:value-type="float">
            <text:p>0.003617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7627" calcext:value-type="float">
            <text:p>0.0034762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37701" calcext:value-type="float">
            <text:p>0.007377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29028" calcext:value-type="float">
            <text:p>0.006290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45" calcext:value-type="float">
            <text:p>0.00334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39384" calcext:value-type="float">
            <text:p>0.0033938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3212" calcext:value-type="float">
            <text:p>0.003321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0923" calcext:value-type="float">
            <text:p>0.0039092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8453" calcext:value-type="float">
            <text:p>0.0068845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65317" calcext:value-type="float">
            <text:p>0.002653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4454" calcext:value-type="float">
            <text:p>0.0052445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4927" calcext:value-type="float">
            <text:p>0.005749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2256" calcext:value-type="float">
            <text:p>0.004422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7875" calcext:value-type="float">
            <text:p>0.003978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24755" calcext:value-type="float">
            <text:p>0.0062475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7004" calcext:value-type="float">
            <text:p>0.005700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3873" calcext:value-type="float">
            <text:p>0.0034387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0462" calcext:value-type="float">
            <text:p>0.0035046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1909" calcext:value-type="float">
            <text:p>0.002819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8755" calcext:value-type="float">
            <text:p>0.005587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8295" calcext:value-type="float">
            <text:p>0.00658295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34843" calcext:value-type="float">
            <text:p>0.006348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4432" calcext:value-type="float">
            <text:p>0.0035443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8043" calcext:value-type="float">
            <text:p>0.0035804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036" calcext:value-type="float">
            <text:p>0.002703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2191" calcext:value-type="float">
            <text:p>0.0067219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3601" calcext:value-type="float">
            <text:p>0.0077360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5302" calcext:value-type="float">
            <text:p>0.0028530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5281" calcext:value-type="float">
            <text:p>0.0034528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6032" calcext:value-type="float">
            <text:p>0.0051603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71939" calcext:value-type="float">
            <text:p>0.0067193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2343" calcext:value-type="float">
            <text:p>0.0057234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14347" calcext:value-type="float">
            <text:p>0.0051434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9895" calcext:value-type="float">
            <text:p>0.002898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2296" calcext:value-type="float">
            <text:p>0.003522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1593" calcext:value-type="float">
            <text:p>0.00351593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9305" calcext:value-type="float">
            <text:p>0.0030930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54016" calcext:value-type="float">
            <text:p>0.006540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879304" calcext:value-type="float">
            <text:p>0.0087930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177726" calcext:value-type="float">
            <text:p>0.017772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79603" calcext:value-type="float">
            <text:p>0.0077960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6946" calcext:value-type="float">
            <text:p>0.00569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01297" calcext:value-type="float">
            <text:p>0.0030129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7575" calcext:value-type="float">
            <text:p>0.004175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1707" calcext:value-type="float">
            <text:p>0.0057170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5252" calcext:value-type="float">
            <text:p>0.00352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5975" calcext:value-type="float">
            <text:p>0.0035597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63022" calcext:value-type="float">
            <text:p>0.00363022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7955" calcext:value-type="float">
            <text:p>0.002795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84299" calcext:value-type="float">
            <text:p>0.0048429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64039" calcext:value-type="float">
            <text:p>0.0056403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93356" calcext:value-type="float">
            <text:p>0.0079335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3715" calcext:value-type="float">
            <text:p>0.00637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0851" calcext:value-type="float">
            <text:p>0.0046085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36725" calcext:value-type="float">
            <text:p>0.005367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8417" calcext:value-type="float">
            <text:p>0.003841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55526" calcext:value-type="float">
            <text:p>0.0035552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57431" calcext:value-type="float">
            <text:p>0.005743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8909" calcext:value-type="float">
            <text:p>0.002789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90968" calcext:value-type="float">
            <text:p>0.0039096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4721" calcext:value-type="float">
            <text:p>0.002847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01852" calcext:value-type="float">
            <text:p>0.0060185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2981" calcext:value-type="float">
            <text:p>0.003298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714865" calcext:value-type="float">
            <text:p>0.0071486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65896" calcext:value-type="float">
            <text:p>0.0046589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30367" calcext:value-type="float">
            <text:p>0.0043036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31382" calcext:value-type="float">
            <text:p>0.003138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7798" calcext:value-type="float">
            <text:p>0.005779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53346" calcext:value-type="float">
            <text:p>0.0055334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4215" calcext:value-type="float">
            <text:p>0.0049421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5164" calcext:value-type="float">
            <text:p>0.0027516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4869" calcext:value-type="float">
            <text:p>0.0066486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972" calcext:value-type="float">
            <text:p>0.00497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8392" calcext:value-type="float">
            <text:p>0.00678392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27911" calcext:value-type="float">
            <text:p>0.00527911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895" calcext:value-type="float">
            <text:p>0.002889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97384" calcext:value-type="float">
            <text:p>0.00697384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09156" calcext:value-type="float">
            <text:p>0.00409156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88916" calcext:value-type="float">
            <text:p>0.00288916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26188" calcext:value-type="float">
            <text:p>0.0072618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8727" calcext:value-type="float">
            <text:p>0.00678727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8129" calcext:value-type="float">
            <text:p>0.004812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277938" calcext:value-type="float">
            <text:p>0.0027793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81459" calcext:value-type="float">
            <text:p>0.00681459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444089" calcext:value-type="float">
            <text:p>0.0044408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63709" calcext:value-type="float">
            <text:p>0.00663709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4788" calcext:value-type="float">
            <text:p>0.0041478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686933" calcext:value-type="float">
            <text:p>0.0068693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341047" calcext:value-type="float">
            <text:p>0.00341047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414954" calcext:value-type="float">
            <text:p>0.00414954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53753" calcext:value-type="float">
            <text:p>0.00253753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09628" calcext:value-type="float">
            <text:p>0.00509628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670748" calcext:value-type="float">
            <text:p>0.00670748</text:p>
          </table:table-cell>
        </table:table-row>
        <table:table-row table:style-name="ro1">
          <table:table-cell office:value-type="string" calcext:value-type="string">
            <text:p>[pf_node-1]</text:p>
          </table:table-cell>
          <table:table-cell office:value-type="float" office:value="0.00293625" calcext:value-type="float">
            <text:p>0.00293625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706221" calcext:value-type="float">
            <text:p>0.00706221</text:p>
          </table:table-cell>
          <table:table-cell/>
          <table:table-cell office:value-type="string" calcext:value-type="string">
            <text:p>[pf_node-1]</text:p>
          </table:table-cell>
          <table:table-cell office:value-type="float" office:value="0.0054905" calcext:value-type="float">
            <text:p>0.0054905</text:p>
          </table:table-cell>
        </table:table-row>
        <table:table-row table:style-name="ro1">
          <table:table-cell/>
          <table:table-cell table:formula="of:=AVERAGE([.B1:.B1020])" office:value-type="float" office:value="0.00649080696666667" calcext:value-type="float">
            <text:p>0.006490806966667</text:p>
          </table:table-cell>
          <table:table-cell table:number-columns-repeated="2"/>
          <table:table-cell table:formula="of:=AVERAGE([.E1:.E1020])" office:value-type="float" office:value="0.0059361409617647" calcext:value-type="float">
            <text:p>0.005936140961765</text:p>
          </table:table-cell>
          <table:table-cell table:number-columns-repeated="2"/>
          <table:table-cell table:formula="of:=AVERAGE([.H1:.H1020])" office:value-type="float" office:value="0.00714116606862745" calcext:value-type="float">
            <text:p>0.0071411660686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 style:data-style-name="N2" text:time-value="10:39:12.865422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1:26:17.712006335</meta:creation-date>
    <dc:date>2023-10-13T11:24:03.727190243</dc:date>
    <meta:editing-duration>PT4H59M45S</meta:editing-duration>
    <meta:editing-cycles>63</meta:editing-cycles>
    <meta:generator>LibreOffice/6.4.7.2$Linux_X86_64 LibreOffice_project/40$Build-2</meta:generator>
    <meta:document-statistic meta:table-count="3" meta:cell-count="14658" meta:object-count="0"/>
  </office:meta>
</office:document-meta>
</file>